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5791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1.622in"/>
    </style:style>
    <style:style style:name="co14" style:family="table-column">
      <style:table-column-properties fo:break-before="auto" style:column-width="1.6008in"/>
    </style:style>
    <style:style style:name="co15" style:family="table-column">
      <style:table-column-properties fo:break-before="auto" style:column-width="1.611in"/>
    </style:style>
    <style:style style:name="co16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ted States_1918h1n1" table:style-name="ta1">
        <table:shapes>
          <draw:frame draw:z-index="0" draw:style-name="gr1" draw:text-style-name="P1" svg:width="6.2988in" svg:height="3.5429in" svg:x="756.7575in" svg:y="0.0394in">
            <draw:object draw:notify-on-update-of-ranges="'United States_1918h1n1'.A1:'United States_1918h1n1'.A1 'United States_1918h1n1'.B1:'United States_1918h1n1'.SG1 'United States_1918h1n1'.A3:'United States_1918h1n1'.A3 'United States_1918h1n1'.B3:'United States_1918h1n1'.SG3 'United States_1918h1n1'.A4:'United States_1918h1n1'.A4 'United States_1918h1n1'.B4:'United States_1918h1n1'.SG4 'United States_1918h1n1'.A5:'United States_1918h1n1'.A5 'United States_1918h1n1'.B5:'United States_1918h1n1'.SG5 'United States_1918h1n1'.A6:'United States_1918h1n1'.A6 'United States_1918h1n1'.B6:'United States_1918h1n1'.S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5" table:default-cell-style-name="Default"/>
        <table:table-column table:style-name="co7" table:default-cell-style-name="Default"/>
        <table:table-column table:style-name="co5" table:number-columns-repeated="10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7" table:default-cell-style-name="Default"/>
        <table:table-column table:style-name="co5" table:number-columns-repeated="2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13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9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9" table:number-columns-repeated="21" table:default-cell-style-name="Default"/>
        <table:table-column table:style-name="co10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number-columns-repeated="25" table:default-cell-style-name="Default"/>
        <table:table-column table:style-name="co15" table:default-cell-style-name="Default"/>
        <table:table-column table:style-name="co13" table:number-columns-repeated="12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5" table:default-cell-style-name="Default"/>
        <table:table-column table:style-name="co15" table:default-cell-style-name="Default"/>
        <table:table-column table:style-name="co13" table:number-columns-repeated="8" table:default-cell-style-name="Default"/>
        <table:table-column table:style-name="co15" table:default-cell-style-name="Default"/>
        <table:table-column table:style-name="co13" table:number-columns-repeated="10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8" table:default-cell-style-name="Default"/>
        <table:table-column table:style-name="co15" table:default-cell-style-name="Default"/>
        <table:table-column table:style-name="co13" table:number-columns-repeated="10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number-columns-repeated="19" table:default-cell-style-name="Default"/>
        <table:table-column table:style-name="co15" table:default-cell-style-name="Default"/>
        <table:table-column table:style-name="co13" table:number-columns-repeated="5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9" table:default-cell-style-name="Default"/>
        <table:table-column table:style-name="co15" table:number-columns-repeated="2" table:default-cell-style-name="Default"/>
        <table:table-column table:style-name="co13" table:number-columns-repeated="7" table:default-cell-style-name="Default"/>
        <table:table-column table:style-name="co15" table:default-cell-style-name="Default"/>
        <table:table-column table:style-name="co13" table:number-columns-repeated="10" table:default-cell-style-name="Default"/>
        <table:table-column table:style-name="co15" table:default-cell-style-name="Default"/>
        <table:table-column table:style-name="co13" table:number-columns-repeated="16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number-columns-repeated="9" table:default-cell-style-name="Default"/>
        <table:table-column table:style-name="co15" table:default-cell-style-name="Default"/>
        <table:table-column table:style-name="co13" table:number-columns-repeated="3" table:default-cell-style-name="Default"/>
        <table:table-column table:style-name="co15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11" table:default-cell-style-name="Default"/>
        <table:table-column table:style-name="co15" table:default-cell-style-name="Default"/>
        <table:table-column table:style-name="co13" table:number-columns-repeated="6" table:default-cell-style-name="Default"/>
        <table:table-column table:style-name="co15" table:default-cell-style-name="Default"/>
        <table:table-column table:style-name="co13" table:number-columns-repeated="8" table:default-cell-style-name="Default"/>
        <table:table-column table:style-name="co15" table:default-cell-style-name="Default"/>
        <table:table-column table:style-name="co13" table:number-columns-repeated="5" table:default-cell-style-name="Default"/>
        <table:table-column table:style-name="co15" table:default-cell-style-name="Default"/>
        <table:table-column table:style-name="co13" table:number-columns-repeated="4" table:default-cell-style-name="Default"/>
        <table:table-column table:style-name="co15" table:default-cell-style-name="Default"/>
        <table:table-column table:style-name="co13" table:number-columns-repeated="5" table:default-cell-style-name="Default"/>
        <table:table-column table:style-name="co15" table:default-cell-style-name="Default"/>
        <table:table-column table:style-name="co13" table:number-columns-repeated="7" table:default-cell-style-name="Default"/>
        <table:table-column table:style-name="co1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Susceptible</text:p>
          </table:table-cell>
          <table:table-cell office:value-type="float" office:value="331002999" calcext:value-type="float">
            <text:p>331002999</text:p>
          </table:table-cell>
          <table:table-cell office:value-type="float" office:value="331002998.782595" calcext:value-type="float">
            <text:p>331002998.782595</text:p>
          </table:table-cell>
          <table:table-cell office:value-type="float" office:value="331002998.231742" calcext:value-type="float">
            <text:p>331002998.231742</text:p>
          </table:table-cell>
          <table:table-cell office:value-type="float" office:value="331002997.364702" calcext:value-type="float">
            <text:p>331002997.364702</text:p>
          </table:table-cell>
          <table:table-cell office:value-type="float" office:value="331002996.096577" calcext:value-type="float">
            <text:p>331002996.096577</text:p>
          </table:table-cell>
          <table:table-cell office:value-type="float" office:value="331002994.270237" calcext:value-type="float">
            <text:p>331002994.270237</text:p>
          </table:table-cell>
          <table:table-cell office:value-type="float" office:value="331002991.648951" calcext:value-type="float">
            <text:p>331002991.648951</text:p>
          </table:table-cell>
          <table:table-cell office:value-type="float" office:value="331002987.889594" calcext:value-type="float">
            <text:p>331002987.889594</text:p>
          </table:table-cell>
          <table:table-cell office:value-type="float" office:value="331002982.498989" calcext:value-type="float">
            <text:p>331002982.498989</text:p>
          </table:table-cell>
          <table:table-cell office:value-type="float" office:value="331002974.769612" calcext:value-type="float">
            <text:p>331002974.769612</text:p>
          </table:table-cell>
          <table:table-cell office:value-type="float" office:value="331002963.686857" calcext:value-type="float">
            <text:p>331002963.686857</text:p>
          </table:table-cell>
          <table:table-cell office:value-type="float" office:value="331002947.795898" calcext:value-type="float">
            <text:p>331002947.795898</text:p>
          </table:table-cell>
          <table:table-cell office:value-type="float" office:value="331002925.010729" calcext:value-type="float">
            <text:p>331002925.010729</text:p>
          </table:table-cell>
          <table:table-cell office:value-type="float" office:value="331002892.340339" calcext:value-type="float">
            <text:p>331002892.340339</text:p>
          </table:table-cell>
          <table:table-cell office:value-type="float" office:value="331002845.49608" calcext:value-type="float">
            <text:p>331002845.49608</text:p>
          </table:table-cell>
          <table:table-cell office:value-type="float" office:value="331002778.328704" calcext:value-type="float">
            <text:p>331002778.328704</text:p>
          </table:table-cell>
          <table:table-cell office:value-type="float" office:value="331002682.021156" calcext:value-type="float">
            <text:p>331002682.021156</text:p>
          </table:table-cell>
          <table:table-cell office:value-type="float" office:value="331002543.931169" calcext:value-type="float">
            <text:p>331002543.931169</text:p>
          </table:table-cell>
          <table:table-cell office:value-type="float" office:value="331002345.931742" calcext:value-type="float">
            <text:p>331002345.931742</text:p>
          </table:table-cell>
          <table:table-cell office:value-type="float" office:value="331002062.031672" calcext:value-type="float">
            <text:p>331002062.031672</text:p>
          </table:table-cell>
          <table:table-cell office:value-type="float" office:value="331001654.963805" calcext:value-type="float">
            <text:p>331001654.963805</text:p>
          </table:table-cell>
          <table:table-cell office:value-type="float" office:value="331001071.293242" calcext:value-type="float">
            <text:p>331001071.293242</text:p>
          </table:table-cell>
          <table:table-cell office:value-type="float" office:value="331000234.403491" calcext:value-type="float">
            <text:p>331000234.403491</text:p>
          </table:table-cell>
          <table:table-cell office:value-type="float" office:value="330999034.440151" calcext:value-type="float">
            <text:p>330999034.440151</text:p>
          </table:table-cell>
          <table:table-cell office:value-type="float" office:value="330997313.892666" calcext:value-type="float">
            <text:p>330997313.892666</text:p>
          </table:table-cell>
          <table:table-cell office:value-type="float" office:value="330994846.922771" calcext:value-type="float">
            <text:p>330994846.922771</text:p>
          </table:table-cell>
          <table:table-cell office:value-type="float" office:value="330991309.728713" calcext:value-type="float">
            <text:p>330991309.728713</text:p>
          </table:table-cell>
          <table:table-cell office:value-type="float" office:value="330986238.060422" calcext:value-type="float">
            <text:p>330986238.060422</text:p>
          </table:table-cell>
          <table:table-cell office:value-type="float" office:value="330978966.319811" calcext:value-type="float">
            <text:p>330978966.319811</text:p>
          </table:table-cell>
          <table:table-cell office:value-type="float" office:value="330968540.275111" calcext:value-type="float">
            <text:p>330968540.275111</text:p>
          </table:table-cell>
          <table:table-cell office:value-type="float" office:value="330953591.97862" calcext:value-type="float">
            <text:p>330953591.97862</text:p>
          </table:table-cell>
          <table:table-cell office:value-type="float" office:value="330932160.565868" calcext:value-type="float">
            <text:p>330932160.565868</text:p>
          </table:table-cell>
          <table:table-cell office:value-type="float" office:value="330901435.612714" calcext:value-type="float">
            <text:p>330901435.612714</text:p>
          </table:table-cell>
          <table:table-cell office:value-type="float" office:value="330857389.773193" calcext:value-type="float">
            <text:p>330857389.773193</text:p>
          </table:table-cell>
          <table:table-cell office:value-type="float" office:value="330794253.319859" calcext:value-type="float">
            <text:p>330794253.319859</text:p>
          </table:table-cell>
          <table:table-cell office:value-type="float" office:value="330703763.345681" calcext:value-type="float">
            <text:p>330703763.345681</text:p>
          </table:table-cell>
          <table:table-cell office:value-type="float" office:value="330574092.630529" calcext:value-type="float">
            <text:p>330574092.630529</text:p>
          </table:table-cell>
          <table:table-cell office:value-type="float" office:value="330388324.864163" calcext:value-type="float">
            <text:p>330388324.864163</text:p>
          </table:table-cell>
          <table:table-cell office:value-type="float" office:value="330122290.99968" calcext:value-type="float">
            <text:p>330122290.99968</text:p>
          </table:table-cell>
          <table:table-cell office:value-type="float" office:value="329741513.209777" calcext:value-type="float">
            <text:p>329741513.209777</text:p>
          </table:table-cell>
          <table:table-cell office:value-type="float" office:value="329196917.36643" calcext:value-type="float">
            <text:p>329196917.36643</text:p>
          </table:table-cell>
          <table:table-cell office:value-type="float" office:value="328418877.097853" calcext:value-type="float">
            <text:p>328418877.097853</text:p>
          </table:table-cell>
          <table:table-cell office:value-type="float" office:value="327309061.245105" calcext:value-type="float">
            <text:p>327309061.245105</text:p>
          </table:table-cell>
          <table:table-cell office:value-type="float" office:value="325729521.138238" calcext:value-type="float">
            <text:p>325729521.138238</text:p>
          </table:table-cell>
          <table:table-cell office:value-type="float" office:value="323488584.061683" calcext:value-type="float">
            <text:p>323488584.061683</text:p>
          </table:table-cell>
          <table:table-cell office:value-type="float" office:value="320323634.131108" calcext:value-type="float">
            <text:p>320323634.131108</text:p>
          </table:table-cell>
          <table:table-cell office:value-type="float" office:value="315882157.894271" calcext:value-type="float">
            <text:p>315882157.894271</text:p>
          </table:table-cell>
          <table:table-cell office:value-type="float" office:value="309705133.589682" calcext:value-type="float">
            <text:p>309705133.589682</text:p>
          </table:table-cell>
          <table:table-cell office:value-type="float" office:value="301221697.629473" calcext:value-type="float">
            <text:p>301221697.629473</text:p>
          </table:table-cell>
          <table:table-cell office:value-type="float" office:value="289771316.059487" calcext:value-type="float">
            <text:p>289771316.059487</text:p>
          </table:table-cell>
          <table:table-cell office:value-type="float" office:value="274677584.782964" calcext:value-type="float">
            <text:p>274677584.782964</text:p>
          </table:table-cell>
          <table:table-cell office:value-type="float" office:value="255399291.261296" calcext:value-type="float">
            <text:p>255399291.261296</text:p>
          </table:table-cell>
          <table:table-cell office:value-type="float" office:value="231765008.614929" calcext:value-type="float">
            <text:p>231765008.614929</text:p>
          </table:table-cell>
          <table:table-cell office:value-type="float" office:value="204241616.772292" calcext:value-type="float">
            <text:p>204241616.772292</text:p>
          </table:table-cell>
          <table:table-cell office:value-type="float" office:value="174104185.989036" calcext:value-type="float">
            <text:p>174104185.989036</text:p>
          </table:table-cell>
          <table:table-cell office:value-type="float" office:value="143333419.910266" calcext:value-type="float">
            <text:p>143333419.910266</text:p>
          </table:table-cell>
          <table:table-cell office:value-type="float" office:value="114168961.172671" calcext:value-type="float">
            <text:p>114168961.172671</text:p>
          </table:table-cell>
          <table:table-cell office:value-type="float" office:value="88486217.969158" calcext:value-type="float">
            <text:p>88486217.969158</text:p>
          </table:table-cell>
          <table:table-cell office:value-type="float" office:value="67332198.548463" calcext:value-type="float">
            <text:p>67332198.548463</text:p>
          </table:table-cell>
          <table:table-cell office:value-type="float" office:value="50848129.0363722" calcext:value-type="float">
            <text:p>50848129.0363722</text:p>
          </table:table-cell>
          <table:table-cell office:value-type="float" office:value="38523367.4464151" calcext:value-type="float">
            <text:p>38523367.4464151</text:p>
          </table:table-cell>
          <table:table-cell office:value-type="float" office:value="29553091.3708948" calcext:value-type="float">
            <text:p>29553091.3708948</text:p>
          </table:table-cell>
          <table:table-cell office:value-type="float" office:value="23115189.3080993" calcext:value-type="float">
            <text:p>23115189.3080993</text:p>
          </table:table-cell>
          <table:table-cell office:value-type="float" office:value="18512058.3196799" calcext:value-type="float">
            <text:p>18512058.3196799</text:p>
          </table:table-cell>
          <table:table-cell office:value-type="float" office:value="15208914.6412511" calcext:value-type="float">
            <text:p>15208914.6412511</text:p>
          </table:table-cell>
          <table:table-cell office:value-type="float" office:value="12818869.710189" calcext:value-type="float">
            <text:p>12818869.710189</text:p>
          </table:table-cell>
          <table:table-cell office:value-type="float" office:value="11070646.6089357" calcext:value-type="float">
            <text:p>11070646.6089357</text:p>
          </table:table-cell>
          <table:table-cell office:value-type="float" office:value="9776673.26083954" calcext:value-type="float">
            <text:p>9776673.26083954</text:p>
          </table:table-cell>
          <table:table-cell office:value-type="float" office:value="8807594.83721829" calcext:value-type="float">
            <text:p>8807594.83721829</text:p>
          </table:table-cell>
          <table:table-cell office:value-type="float" office:value="8073781.73804627" calcext:value-type="float">
            <text:p>8073781.73804627</text:p>
          </table:table-cell>
          <table:table-cell office:value-type="float" office:value="7512548.06908446" calcext:value-type="float">
            <text:p>7512548.06908446</text:p>
          </table:table-cell>
          <table:table-cell office:value-type="float" office:value="7079523.56166721" calcext:value-type="float">
            <text:p>7079523.56166721</text:p>
          </table:table-cell>
          <table:table-cell office:value-type="float" office:value="6742882.3673856" calcext:value-type="float">
            <text:p>6742882.3673856</text:p>
          </table:table-cell>
          <table:table-cell office:value-type="float" office:value="6479483.66408649" calcext:value-type="float">
            <text:p>6479483.66408649</text:p>
          </table:table-cell>
          <table:table-cell office:value-type="float" office:value="6272276.63890682" calcext:value-type="float">
            <text:p>6272276.63890682</text:p>
          </table:table-cell>
          <table:table-cell office:value-type="float" office:value="6108539.64548501" calcext:value-type="float">
            <text:p>6108539.64548501</text:p>
          </table:table-cell>
          <table:table-cell office:value-type="float" office:value="5978671.61722705" calcext:value-type="float">
            <text:p>5978671.61722705</text:p>
          </table:table-cell>
          <table:table-cell office:value-type="float" office:value="5875351.76679286" calcext:value-type="float">
            <text:p>5875351.76679286</text:p>
          </table:table-cell>
          <table:table-cell office:value-type="float" office:value="5792947.30772639" calcext:value-type="float">
            <text:p>5792947.30772639</text:p>
          </table:table-cell>
          <table:table-cell office:value-type="float" office:value="5727090.14157048" calcext:value-type="float">
            <text:p>5727090.14157048</text:p>
          </table:table-cell>
          <table:table-cell office:value-type="float" office:value="5674370.11810512" calcext:value-type="float">
            <text:p>5674370.11810512</text:p>
          </table:table-cell>
          <table:table-cell office:value-type="float" office:value="5632109.80217432" calcext:value-type="float">
            <text:p>5632109.80217432</text:p>
          </table:table-cell>
          <table:table-cell office:value-type="float" office:value="5598197.01326256" calcext:value-type="float">
            <text:p>5598197.01326256</text:p>
          </table:table-cell>
          <table:table-cell office:value-type="float" office:value="5570958.87824118" calcext:value-type="float">
            <text:p>5570958.87824118</text:p>
          </table:table-cell>
          <table:table-cell office:value-type="float" office:value="5549066.11489589" calcext:value-type="float">
            <text:p>5549066.11489589</text:p>
          </table:table-cell>
          <table:table-cell office:value-type="float" office:value="5531459.61332646" calcext:value-type="float">
            <text:p>5531459.61332646</text:p>
          </table:table-cell>
          <table:table-cell office:value-type="float" office:value="5517293.66228524" calcext:value-type="float">
            <text:p>5517293.66228524</text:p>
          </table:table-cell>
          <table:table-cell office:value-type="float" office:value="5505891.73835422" calcext:value-type="float">
            <text:p>5505891.73835422</text:p>
          </table:table-cell>
          <table:table-cell office:value-type="float" office:value="5496711.87201797" calcext:value-type="float">
            <text:p>5496711.87201797</text:p>
          </table:table-cell>
          <table:table-cell office:value-type="float" office:value="5489319.37921558" calcext:value-type="float">
            <text:p>5489319.37921558</text:p>
          </table:table-cell>
          <table:table-cell office:value-type="float" office:value="5483365.30173815" calcext:value-type="float">
            <text:p>5483365.30173815</text:p>
          </table:table-cell>
          <table:table-cell office:value-type="float" office:value="5478569.30282654" calcext:value-type="float">
            <text:p>5478569.30282654</text:p>
          </table:table-cell>
          <table:table-cell office:value-type="float" office:value="5474706.05938915" calcext:value-type="float">
            <text:p>5474706.05938915</text:p>
          </table:table-cell>
          <table:table-cell office:value-type="float" office:value="5471594.41306209" calcext:value-type="float">
            <text:p>5471594.41306209</text:p>
          </table:table-cell>
          <table:table-cell office:value-type="float" office:value="5469088.7070671" calcext:value-type="float">
            <text:p>5469088.7070671</text:p>
          </table:table-cell>
          <table:table-cell office:value-type="float" office:value="5467071.86188972" calcext:value-type="float">
            <text:p>5467071.86188972</text:p>
          </table:table-cell>
          <table:table-cell office:value-type="float" office:value="5465449.83973109" calcext:value-type="float">
            <text:p>5465449.83973109</text:p>
          </table:table-cell>
          <table:table-cell office:value-type="float" office:value="5464147.22733666" calcext:value-type="float">
            <text:p>5464147.22733666</text:p>
          </table:table-cell>
          <table:table-cell office:value-type="float" office:value="5463103.75689762" calcext:value-type="float">
            <text:p>5463103.75689762</text:p>
          </table:table-cell>
          <table:table-cell office:value-type="float" office:value="5462271.83827683" calcext:value-type="float">
            <text:p>5462271.83827683</text:p>
          </table:table-cell>
          <table:table-cell office:value-type="float" office:value="5461616.36480713" calcext:value-type="float">
            <text:p>5461616.36480713</text:p>
          </table:table-cell>
          <table:table-cell office:value-type="float" office:value="5461121.57843166" calcext:value-type="float">
            <text:p>5461121.57843166</text:p>
          </table:table-cell>
          <table:table-cell office:value-type="float" office:value="5460788.97752436" calcext:value-type="float">
            <text:p>5460788.97752436</text:p>
          </table:table-cell>
          <table:table-cell office:value-type="float" office:value="5460575.20738779" calcext:value-type="float">
            <text:p>5460575.20738779</text:p>
          </table:table-cell>
          <table:table-cell office:value-type="float" office:value="5460427.70226556" calcext:value-type="float">
            <text:p>5460427.70226556</text:p>
          </table:table-cell>
          <table:table-cell office:value-type="float" office:value="5460325.6821407" calcext:value-type="float">
            <text:p>5460325.6821407</text:p>
          </table:table-cell>
          <table:table-cell office:value-type="float" office:value="5460257.40969079" calcext:value-type="float">
            <text:p>5460257.40969079</text:p>
          </table:table-cell>
          <table:table-cell office:value-type="float" office:value="5460213.01497786" calcext:value-type="float">
            <text:p>5460213.01497786</text:p>
          </table:table-cell>
          <table:table-cell office:value-type="float" office:value="5460184.42807641" calcext:value-type="float">
            <text:p>5460184.42807641</text:p>
          </table:table-cell>
          <table:table-cell office:value-type="float" office:value="5460165.77984025" calcext:value-type="float">
            <text:p>5460165.77984025</text:p>
          </table:table-cell>
          <table:table-cell office:value-type="float" office:value="5460153.23731916" calcext:value-type="float">
            <text:p>5460153.23731916</text:p>
          </table:table-cell>
          <table:table-cell office:value-type="float" office:value="5460144.47553914" calcext:value-type="float">
            <text:p>5460144.47553914</text:p>
          </table:table-cell>
          <table:table-cell office:value-type="float" office:value="5460138.13208948" calcext:value-type="float">
            <text:p>5460138.13208948</text:p>
          </table:table-cell>
          <table:table-cell office:value-type="float" office:value="5460133.40686315" calcext:value-type="float">
            <text:p>5460133.40686315</text:p>
          </table:table-cell>
          <table:table-cell office:value-type="float" office:value="5460129.81500723" calcext:value-type="float">
            <text:p>5460129.81500723</text:p>
          </table:table-cell>
          <table:table-cell office:value-type="float" office:value="5460127.04789146" calcext:value-type="float">
            <text:p>5460127.04789146</text:p>
          </table:table-cell>
          <table:table-cell office:value-type="float" office:value="5460124.89812496" calcext:value-type="float">
            <text:p>5460124.89812496</text:p>
          </table:table-cell>
          <table:table-cell office:value-type="float" office:value="5460123.21939429" calcext:value-type="float">
            <text:p>5460123.21939429</text:p>
          </table:table-cell>
          <table:table-cell office:value-type="float" office:value="5460121.90448463" calcext:value-type="float">
            <text:p>5460121.90448463</text:p>
          </table:table-cell>
          <table:table-cell office:value-type="float" office:value="5460120.87270629" calcext:value-type="float">
            <text:p>5460120.87270629</text:p>
          </table:table-cell>
          <table:table-cell office:value-type="float" office:value="5460120.06226017" calcext:value-type="float">
            <text:p>5460120.06226017</text:p>
          </table:table-cell>
          <table:table-cell office:value-type="float" office:value="5460119.4252948" calcext:value-type="float">
            <text:p>5460119.4252948</text:p>
          </table:table-cell>
          <table:table-cell office:value-type="float" office:value="5460118.9245124" calcext:value-type="float">
            <text:p>5460118.9245124</text:p>
          </table:table-cell>
          <table:table-cell office:value-type="float" office:value="5460118.53072731" calcext:value-type="float">
            <text:p>5460118.53072731</text:p>
          </table:table-cell>
          <table:table-cell office:value-type="float" office:value="5460118.22104966" calcext:value-type="float">
            <text:p>5460118.22104966</text:p>
          </table:table-cell>
          <table:table-cell office:value-type="float" office:value="5460117.97750395" calcext:value-type="float">
            <text:p>5460117.97750395</text:p>
          </table:table-cell>
          <table:table-cell office:value-type="float" office:value="5460117.78596372" calcext:value-type="float">
            <text:p>5460117.78596372</text:p>
          </table:table-cell>
          <table:table-cell office:value-type="float" office:value="5460117.63532294" calcext:value-type="float">
            <text:p>5460117.63532294</text:p>
          </table:table-cell>
          <table:table-cell office:value-type="float" office:value="5460117.51684833" calcext:value-type="float">
            <text:p>5460117.51684833</text:p>
          </table:table-cell>
          <table:table-cell office:value-type="float" office:value="5460117.42367172" calcext:value-type="float">
            <text:p>5460117.42367172</text:p>
          </table:table-cell>
          <table:table-cell office:value-type="float" office:value="5460117.35039148" calcext:value-type="float">
            <text:p>5460117.35039148</text:p>
          </table:table-cell>
          <table:table-cell office:value-type="float" office:value="5460117.29275927" calcext:value-type="float">
            <text:p>5460117.29275927</text:p>
          </table:table-cell>
          <table:table-cell office:value-type="float" office:value="5460117.24743382" calcext:value-type="float">
            <text:p>5460117.24743382</text:p>
          </table:table-cell>
          <table:table-cell office:value-type="float" office:value="5460117.21178725" calcext:value-type="float">
            <text:p>5460117.21178725</text:p>
          </table:table-cell>
          <table:table-cell office:value-type="float" office:value="5460117.18375279" calcext:value-type="float">
            <text:p>5460117.18375279</text:p>
          </table:table-cell>
          <table:table-cell office:value-type="float" office:value="5460117.16170495" calcext:value-type="float">
            <text:p>5460117.16170495</text:p>
          </table:table-cell>
          <table:table-cell office:value-type="float" office:value="5460117.14436535" calcext:value-type="float">
            <text:p>5460117.14436535</text:p>
          </table:table-cell>
          <table:table-cell office:value-type="float" office:value="5460117.13072858" calcext:value-type="float">
            <text:p>5460117.13072858</text:p>
          </table:table-cell>
          <table:table-cell office:value-type="float" office:value="5460117.12000391" calcext:value-type="float">
            <text:p>5460117.12000391</text:p>
          </table:table-cell>
          <table:table-cell office:value-type="float" office:value="5460117.11156948" calcext:value-type="float">
            <text:p>5460117.11156948</text:p>
          </table:table-cell>
          <table:table-cell office:value-type="float" office:value="5460117.10493622" calcext:value-type="float">
            <text:p>5460117.10493622</text:p>
          </table:table-cell>
          <table:table-cell office:value-type="float" office:value="5460117.09971948" calcext:value-type="float">
            <text:p>5460117.09971948</text:p>
          </table:table-cell>
          <table:table-cell office:value-type="float" office:value="5460117.09561678" calcext:value-type="float">
            <text:p>5460117.09561678</text:p>
          </table:table-cell>
          <table:table-cell office:value-type="float" office:value="5460117.09239021" calcext:value-type="float">
            <text:p>5460117.09239021</text:p>
          </table:table-cell>
          <table:table-cell office:value-type="float" office:value="5460117.08985267" calcext:value-type="float">
            <text:p>5460117.08985267</text:p>
          </table:table-cell>
          <table:table-cell office:value-type="float" office:value="5460117.08785702" calcext:value-type="float">
            <text:p>5460117.08785702</text:p>
          </table:table-cell>
          <table:table-cell office:value-type="float" office:value="5460117.08628755" calcext:value-type="float">
            <text:p>5460117.08628755</text:p>
          </table:table-cell>
          <table:table-cell office:value-type="float" office:value="5460117.08505323" calcext:value-type="float">
            <text:p>5460117.08505323</text:p>
          </table:table-cell>
          <table:table-cell office:value-type="float" office:value="5460117.08408251" calcext:value-type="float">
            <text:p>5460117.08408251</text:p>
          </table:table-cell>
          <table:table-cell office:value-type="float" office:value="5460117.08331908" calcext:value-type="float">
            <text:p>5460117.08331908</text:p>
          </table:table-cell>
          <table:table-cell office:value-type="float" office:value="5460117.08271868" calcext:value-type="float">
            <text:p>5460117.08271868</text:p>
          </table:table-cell>
          <table:table-cell office:value-type="float" office:value="5460117.0822465" calcext:value-type="float">
            <text:p>5460117.0822465</text:p>
          </table:table-cell>
          <table:table-cell office:value-type="float" office:value="5460117.08187516" calcext:value-type="float">
            <text:p>5460117.08187516</text:p>
          </table:table-cell>
          <table:table-cell office:value-type="float" office:value="5460117.08158311" calcext:value-type="float">
            <text:p>5460117.08158311</text:p>
          </table:table-cell>
          <table:table-cell office:value-type="float" office:value="5460117.08135343" calcext:value-type="float">
            <text:p>5460117.08135343</text:p>
          </table:table-cell>
          <table:table-cell office:value-type="float" office:value="5460117.0811728" calcext:value-type="float">
            <text:p>5460117.0811728</text:p>
          </table:table-cell>
          <table:table-cell office:value-type="float" office:value="5460117.08103074" calcext:value-type="float">
            <text:p>5460117.08103074</text:p>
          </table:table-cell>
          <table:table-cell office:value-type="float" office:value="5460117.08091902" calcext:value-type="float">
            <text:p>5460117.08091902</text:p>
          </table:table-cell>
          <table:table-cell office:value-type="float" office:value="5460117.08083115" calcext:value-type="float">
            <text:p>5460117.08083115</text:p>
          </table:table-cell>
          <table:table-cell office:value-type="float" office:value="5460117.08076206" calcext:value-type="float">
            <text:p>5460117.08076206</text:p>
          </table:table-cell>
          <table:table-cell office:value-type="float" office:value="5460117.08070771" calcext:value-type="float">
            <text:p>5460117.08070771</text:p>
          </table:table-cell>
          <table:table-cell office:value-type="float" office:value="5460117.08066497" calcext:value-type="float">
            <text:p>5460117.08066497</text:p>
          </table:table-cell>
          <table:table-cell office:value-type="float" office:value="5460117.08063136" calcext:value-type="float">
            <text:p>5460117.08063136</text:p>
          </table:table-cell>
          <table:table-cell office:value-type="float" office:value="5460117.08060493" calcext:value-type="float">
            <text:p>5460117.08060493</text:p>
          </table:table-cell>
          <table:table-cell office:value-type="float" office:value="5460117.08058414" calcext:value-type="float">
            <text:p>5460117.08058414</text:p>
          </table:table-cell>
          <table:table-cell office:value-type="float" office:value="5460117.08056779" calcext:value-type="float">
            <text:p>5460117.08056779</text:p>
          </table:table-cell>
          <table:table-cell office:value-type="float" office:value="5460117.08055493" calcext:value-type="float">
            <text:p>5460117.08055493</text:p>
          </table:table-cell>
          <table:table-cell office:value-type="float" office:value="5460117.08054482" calcext:value-type="float">
            <text:p>5460117.08054482</text:p>
          </table:table-cell>
          <table:table-cell office:value-type="float" office:value="5460117.08053686" calcext:value-type="float">
            <text:p>5460117.08053686</text:p>
          </table:table-cell>
          <table:table-cell office:value-type="float" office:value="5460117.08053061" calcext:value-type="float">
            <text:p>5460117.08053061</text:p>
          </table:table-cell>
          <table:table-cell office:value-type="float" office:value="5460117.08052561" calcext:value-type="float">
            <text:p>5460117.08052561</text:p>
          </table:table-cell>
          <table:table-cell office:value-type="float" office:value="5460117.0805208" calcext:value-type="float">
            <text:p>5460117.0805208</text:p>
          </table:table-cell>
          <table:table-cell office:value-type="float" office:value="5460117.08051565" calcext:value-type="float">
            <text:p>5460117.08051565</text:p>
          </table:table-cell>
          <table:table-cell office:value-type="float" office:value="5460117.08051147" calcext:value-type="float">
            <text:p>5460117.08051147</text:p>
          </table:table-cell>
          <table:table-cell office:value-type="float" office:value="5460117.08050818" calcext:value-type="float">
            <text:p>5460117.08050818</text:p>
          </table:table-cell>
          <table:table-cell office:value-type="float" office:value="5460117.08050558" calcext:value-type="float">
            <text:p>5460117.08050558</text:p>
          </table:table-cell>
          <table:table-cell office:value-type="float" office:value="5460117.08050354" calcext:value-type="float">
            <text:p>5460117.08050354</text:p>
          </table:table-cell>
          <table:table-cell office:value-type="float" office:value="5460117.08050192" calcext:value-type="float">
            <text:p>5460117.08050192</text:p>
          </table:table-cell>
          <table:table-cell office:value-type="float" office:value="5460117.08050065" calcext:value-type="float">
            <text:p>5460117.08050065</text:p>
          </table:table-cell>
          <table:table-cell office:value-type="float" office:value="5460117.08049965" calcext:value-type="float">
            <text:p>5460117.08049965</text:p>
          </table:table-cell>
          <table:table-cell office:value-type="float" office:value="5460117.08049886" calcext:value-type="float">
            <text:p>5460117.08049886</text:p>
          </table:table-cell>
          <table:table-cell office:value-type="float" office:value="5460117.08049824" calcext:value-type="float">
            <text:p>5460117.08049824</text:p>
          </table:table-cell>
          <table:table-cell office:value-type="float" office:value="5460117.08049775" calcext:value-type="float">
            <text:p>5460117.08049775</text:p>
          </table:table-cell>
          <table:table-cell office:value-type="float" office:value="5460117.08049736" calcext:value-type="float">
            <text:p>5460117.08049736</text:p>
          </table:table-cell>
          <table:table-cell office:value-type="float" office:value="5460117.08049706" calcext:value-type="float">
            <text:p>5460117.08049706</text:p>
          </table:table-cell>
          <table:table-cell office:value-type="float" office:value="5460117.08049681" calcext:value-type="float">
            <text:p>5460117.08049681</text:p>
          </table:table-cell>
          <table:table-cell office:value-type="float" office:value="5460117.08049662" calcext:value-type="float">
            <text:p>5460117.08049662</text:p>
          </table:table-cell>
          <table:table-cell office:value-type="float" office:value="5460117.08049647" calcext:value-type="float">
            <text:p>5460117.08049647</text:p>
          </table:table-cell>
          <table:table-cell office:value-type="float" office:value="5460117.08049636" calcext:value-type="float">
            <text:p>5460117.08049636</text:p>
          </table:table-cell>
          <table:table-cell office:value-type="float" office:value="5460117.08049626" calcext:value-type="float">
            <text:p>5460117.08049626</text:p>
          </table:table-cell>
          <table:table-cell office:value-type="float" office:value="5460117.08049619" calcext:value-type="float">
            <text:p>5460117.08049619</text:p>
          </table:table-cell>
          <table:table-cell office:value-type="float" office:value="5460117.08049613" calcext:value-type="float">
            <text:p>5460117.08049613</text:p>
          </table:table-cell>
          <table:table-cell office:value-type="float" office:value="5460117.08049609" calcext:value-type="float">
            <text:p>5460117.08049609</text:p>
          </table:table-cell>
          <table:table-cell office:value-type="float" office:value="5460117.08049605" calcext:value-type="float">
            <text:p>5460117.08049605</text:p>
          </table:table-cell>
          <table:table-cell office:value-type="float" office:value="5460117.08049602" calcext:value-type="float">
            <text:p>5460117.08049602</text:p>
          </table:table-cell>
          <table:table-cell office:value-type="float" office:value="5460117.080496" calcext:value-type="float">
            <text:p>5460117.080496</text:p>
          </table:table-cell>
          <table:table-cell office:value-type="float" office:value="5460117.08049598" calcext:value-type="float">
            <text:p>5460117.08049598</text:p>
          </table:table-cell>
          <table:table-cell office:value-type="float" office:value="5460117.08049597" calcext:value-type="float">
            <text:p>5460117.08049597</text:p>
          </table:table-cell>
          <table:table-cell office:value-type="float" office:value="5460117.08049596" calcext:value-type="float">
            <text:p>5460117.08049596</text:p>
          </table:table-cell>
          <table:table-cell office:value-type="float" office:value="5460117.08049595" calcext:value-type="float">
            <text:p>5460117.08049595</text:p>
          </table:table-cell>
          <table:table-cell office:value-type="float" office:value="5460117.08049594" calcext:value-type="float">
            <text:p>5460117.08049594</text:p>
          </table:table-cell>
          <table:table-cell office:value-type="float" office:value="5460117.08049594" calcext:value-type="float">
            <text:p>5460117.08049594</text:p>
          </table:table-cell>
          <table:table-cell office:value-type="float" office:value="5460117.08049593" calcext:value-type="float">
            <text:p>5460117.08049593</text:p>
          </table:table-cell>
          <table:table-cell office:value-type="float" office:value="5460117.08049593" calcext:value-type="float">
            <text:p>5460117.08049593</text:p>
          </table:table-cell>
          <table:table-cell office:value-type="float" office:value="5460117.08049593" calcext:value-type="float">
            <text:p>5460117.08049593</text:p>
          </table:table-cell>
          <table:table-cell office:value-type="float" office:value="5460117.08049592" calcext:value-type="float">
            <text:p>5460117.08049592</text:p>
          </table:table-cell>
          <table:table-cell office:value-type="float" office:value="5460117.08049592" calcext:value-type="float">
            <text:p>5460117.08049592</text:p>
          </table:table-cell>
          <table:table-cell office:value-type="float" office:value="5460117.08049592" calcext:value-type="float">
            <text:p>5460117.08049592</text:p>
          </table:table-cell>
          <table:table-cell office:value-type="float" office:value="5460117.08049592" calcext:value-type="float">
            <text:p>5460117.08049592</text:p>
          </table:table-cell>
          <table:table-cell table:number-columns-repeated="2" office:value-type="float" office:value="5460117.08049592" calcext:value-type="float">
            <text:p>5460117.08049592</text:p>
          </table:table-cell>
          <table:table-cell office:value-type="float" office:value="5460117.08049592" calcext:value-type="float">
            <text:p>5460117.08049592</text:p>
          </table:table-cell>
          <table:table-cell table:number-columns-repeated="288" office:value-type="float" office:value="5460117.08049592" calcext:value-type="float">
            <text:p>5460117.08049592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float" office:value="1" calcext:value-type="float">
            <text:p>1</text:p>
          </table:table-cell>
          <table:table-cell office:value-type="float" office:value="0.773123119146019" calcext:value-type="float">
            <text:p>0.773123119146019</text:p>
          </table:table-cell>
          <table:table-cell office:value-type="float" office:value="0.895226682807448" calcext:value-type="float">
            <text:p>0.895226682807448</text:p>
          </table:table-cell>
          <table:table-cell office:value-type="float" office:value="1.21474908102717" calcext:value-type="float">
            <text:p>1.21474908102717</text:p>
          </table:table-cell>
          <table:table-cell office:value-type="float" office:value="1.71952813439694" calcext:value-type="float">
            <text:p>1.71952813439694</text:p>
          </table:table-cell>
          <table:table-cell office:value-type="float" office:value="2.45835840695338" calcext:value-type="float">
            <text:p>2.45835840695338</text:p>
          </table:table-cell>
          <table:table-cell office:value-type="float" office:value="3.52258692351564" calcext:value-type="float">
            <text:p>3.52258692351564</text:p>
          </table:table-cell>
          <table:table-cell office:value-type="float" office:value="5.05009461105226" calcext:value-type="float">
            <text:p>5.05009461105226</text:p>
          </table:table-cell>
          <table:table-cell office:value-type="float" office:value="7.24081008182137" calcext:value-type="float">
            <text:p>7.24081008182137</text:p>
          </table:table-cell>
          <table:table-cell office:value-type="float" office:value="10.3821194497318" calcext:value-type="float">
            <text:p>10.3821194497318</text:p>
          </table:table-cell>
          <table:table-cell office:value-type="float" office:value="14.8863220439435" calcext:value-type="float">
            <text:p>14.8863220439435</text:p>
          </table:table-cell>
          <table:table-cell office:value-type="float" office:value="21.3446658283788" calcext:value-type="float">
            <text:p>21.3446658283788</text:p>
          </table:table-cell>
          <table:table-cell office:value-type="float" office:value="30.604932164642" calcext:value-type="float">
            <text:p>30.604932164642</text:p>
          </table:table-cell>
          <table:table-cell office:value-type="float" office:value="43.8827155791663" calcext:value-type="float">
            <text:p>43.8827155791663</text:p>
          </table:table-cell>
          <table:table-cell office:value-type="float" office:value="62.9209907011906" calcext:value-type="float">
            <text:p>62.9209907011906</text:p>
          </table:table-cell>
          <table:table-cell office:value-type="float" office:value="90.218910472042" calcext:value-type="float">
            <text:p>90.218910472042</text:p>
          </table:table-cell>
          <table:table-cell office:value-type="float" office:value="129.359865465514" calcext:value-type="float">
            <text:p>129.359865465514</text:p>
          </table:table-cell>
          <table:table-cell office:value-type="float" office:value="185.481868593504" calcext:value-type="float">
            <text:p>185.481868593504</text:p>
          </table:table-cell>
          <table:table-cell office:value-type="float" office:value="265.952005061436" calcext:value-type="float">
            <text:p>265.952005061436</text:p>
          </table:table-cell>
          <table:table-cell office:value-type="float" office:value="381.33347443513" calcext:value-type="float">
            <text:p>381.33347443513</text:p>
          </table:table-cell>
          <table:table-cell office:value-type="float" office:value="546.772149274395" calcext:value-type="float">
            <text:p>546.772149274395</text:p>
          </table:table-cell>
          <table:table-cell office:value-type="float" office:value="783.984619604257" calcext:value-type="float">
            <text:p>783.984619604257</text:p>
          </table:table-cell>
          <table:table-cell office:value-type="float" office:value="1124.10861041365" calcext:value-type="float">
            <text:p>1124.10861041365</text:p>
          </table:table-cell>
          <table:table-cell office:value-type="float" office:value="1611.789770021" calcext:value-type="float">
            <text:p>1611.789770021</text:p>
          </table:table-cell>
          <table:table-cell office:value-type="float" office:value="2311.04094508006" calcext:value-type="float">
            <text:p>2311.04094508006</text:p>
          </table:table-cell>
          <table:table-cell office:value-type="float" office:value="3313.64233141565" calcext:value-type="float">
            <text:p>3313.64233141565</text:p>
          </table:table-cell>
          <table:table-cell office:value-type="float" office:value="4751.18366263512" calcext:value-type="float">
            <text:p>4751.18366263512</text:p>
          </table:table-cell>
          <table:table-cell office:value-type="float" office:value="6812.32605696041" calcext:value-type="float">
            <text:p>6812.32605696041</text:p>
          </table:table-cell>
          <table:table-cell office:value-type="float" office:value="9767.54301884817" calcext:value-type="float">
            <text:p>9767.54301884817</text:p>
          </table:table-cell>
          <table:table-cell office:value-type="float" office:value="14004.5749549329" calcext:value-type="float">
            <text:p>14004.5749549329</text:p>
          </table:table-cell>
          <table:table-cell office:value-type="float" office:value="20079.2239277646" calcext:value-type="float">
            <text:p>20079.2239277646</text:p>
          </table:table-cell>
          <table:table-cell office:value-type="float" office:value="28788.1001017771" calcext:value-type="float">
            <text:p>28788.1001017771</text:p>
          </table:table-cell>
          <table:table-cell office:value-type="float" office:value="41272.7535783797" calcext:value-type="float">
            <text:p>41272.7535783797</text:p>
          </table:table-cell>
          <table:table-cell office:value-type="float" office:value="59168.622887706" calcext:value-type="float">
            <text:p>59168.622887706</text:p>
          </table:table-cell>
          <table:table-cell office:value-type="float" office:value="84817.8642243156" calcext:value-type="float">
            <text:p>84817.8642243156</text:p>
          </table:table-cell>
          <table:table-cell office:value-type="float" office:value="121572.996982989" calcext:value-type="float">
            <text:p>121572.996982989</text:p>
          </table:table-cell>
          <table:table-cell office:value-type="float" office:value="174229.169812735" calcext:value-type="float">
            <text:p>174229.169812735</text:p>
          </table:table-cell>
          <table:table-cell office:value-type="float" office:value="249637.579805543" calcext:value-type="float">
            <text:p>249637.579805543</text:p>
          </table:table-cell>
          <table:table-cell office:value-type="float" office:value="357571.960516145" calcext:value-type="float">
            <text:p>357571.960516145</text:p>
          </table:table-cell>
          <table:table-cell office:value-type="float" office:value="511944.323348686" calcext:value-type="float">
            <text:p>511944.323348686</text:p>
          </table:table-cell>
          <table:table-cell office:value-type="float" office:value="732493.848405477" calcext:value-type="float">
            <text:p>732493.848405477</text:p>
          </table:table-cell>
          <table:table-cell office:value-type="float" office:value="1047098.42969787" calcext:value-type="float">
            <text:p>1047098.42969787</text:p>
          </table:table-cell>
          <table:table-cell office:value-type="float" office:value="1494867.32323414" calcext:value-type="float">
            <text:p>1494867.32323414</text:p>
          </table:table-cell>
          <table:table-cell office:value-type="float" office:value="2130132.73558665" calcext:value-type="float">
            <text:p>2130132.73558665</text:p>
          </table:table-cell>
          <table:table-cell office:value-type="float" office:value="3027300.42026478" calcext:value-type="float">
            <text:p>3027300.42026478</text:p>
          </table:table-cell>
          <table:table-cell office:value-type="float" office:value="4286116.79528763" calcext:value-type="float">
            <text:p>4286116.79528763</text:p>
          </table:table-cell>
          <table:table-cell office:value-type="float" office:value="6036047.55665713" calcext:value-type="float">
            <text:p>6036047.55665713</text:p>
          </table:table-cell>
          <table:table-cell office:value-type="float" office:value="8436835.48863842" calcext:value-type="float">
            <text:p>8436835.48863842</text:p>
          </table:table-cell>
          <table:table-cell office:value-type="float" office:value="11669646.1868365" calcext:value-type="float">
            <text:p>11669646.1868365</text:p>
          </table:table-cell>
          <table:table-cell office:value-type="float" office:value="15909754.9930753" calcext:value-type="float">
            <text:p>15909754.9930753</text:p>
          </table:table-cell>
          <table:table-cell office:value-type="float" office:value="21269348.1013674" calcext:value-type="float">
            <text:p>21269348.1013674</text:p>
          </table:table-cell>
          <table:table-cell office:value-type="float" office:value="27702934.3829988" calcext:value-type="float">
            <text:p>27702934.3829988</text:p>
          </table:table-cell>
          <table:table-cell office:value-type="float" office:value="34887013.428599" calcext:value-type="float">
            <text:p>34887013.428599</text:p>
          </table:table-cell>
          <table:table-cell office:value-type="float" office:value="42125681.1294925" calcext:value-type="float">
            <text:p>42125681.1294925</text:p>
          </table:table-cell>
          <table:table-cell office:value-type="float" office:value="48377367.1149949" calcext:value-type="float">
            <text:p>48377367.1149949</text:p>
          </table:table-cell>
          <table:table-cell office:value-type="float" office:value="52487727.5106388" calcext:value-type="float">
            <text:p>52487727.5106388</text:p>
          </table:table-cell>
          <table:table-cell office:value-type="float" office:value="53593533.6199048" calcext:value-type="float">
            <text:p>53593533.6199048</text:p>
          </table:table-cell>
          <table:table-cell office:value-type="float" office:value="51488561.0510827" calcext:value-type="float">
            <text:p>51488561.0510827</text:p>
          </table:table-cell>
          <table:table-cell office:value-type="float" office:value="46704715.0828948" calcext:value-type="float">
            <text:p>46704715.0828948</text:p>
          </table:table-cell>
          <table:table-cell office:value-type="float" office:value="40256219.2553768" calcext:value-type="float">
            <text:p>40256219.2553768</text:p>
          </table:table-cell>
          <table:table-cell office:value-type="float" office:value="33237174.8093713" calcext:value-type="float">
            <text:p>33237174.8093713</text:p>
          </table:table-cell>
          <table:table-cell office:value-type="float" office:value="26511201.6034411" calcext:value-type="float">
            <text:p>26511201.6034411</text:p>
          </table:table-cell>
          <table:table-cell office:value-type="float" office:value="20594915.6248529" calcext:value-type="float">
            <text:p>20594915.6248529</text:p>
          </table:table-cell>
          <table:table-cell office:value-type="float" office:value="15694011.2200759" calcext:value-type="float">
            <text:p>15694011.2200759</text:p>
          </table:table-cell>
          <table:table-cell office:value-type="float" office:value="11803316.3398518" calcext:value-type="float">
            <text:p>11803316.3398518</text:p>
          </table:table-cell>
          <table:table-cell office:value-type="float" office:value="8805749.92680447" calcext:value-type="float">
            <text:p>8805749.92680447</text:p>
          </table:table-cell>
          <table:table-cell office:value-type="float" office:value="6543405.86985808" calcext:value-type="float">
            <text:p>6543405.86985808</text:p>
          </table:table-cell>
          <table:table-cell office:value-type="float" office:value="4858900.7079223" calcext:value-type="float">
            <text:p>4858900.7079223</text:p>
          </table:table-cell>
          <table:table-cell office:value-type="float" office:value="3614729.6709763" calcext:value-type="float">
            <text:p>3614729.6709763</text:p>
          </table:table-cell>
          <table:table-cell office:value-type="float" office:value="2699289.8821514" calcext:value-type="float">
            <text:p>2699289.8821514</text:p>
          </table:table-cell>
          <table:table-cell office:value-type="float" office:value="2026052.53452799" calcext:value-type="float">
            <text:p>2026052.53452799</text:p>
          </table:table-cell>
          <table:table-cell office:value-type="float" office:value="1529894.14041444" calcext:value-type="float">
            <text:p>1529894.14041444</text:p>
          </table:table-cell>
          <table:table-cell office:value-type="float" office:value="1162745.68582575" calcext:value-type="float">
            <text:p>1162745.68582575</text:p>
          </table:table-cell>
          <table:table-cell office:value-type="float" office:value="889562.201279457" calcext:value-type="float">
            <text:p>889562.201279457</text:p>
          </table:table-cell>
          <table:table-cell office:value-type="float" office:value="684976.335140933" calcext:value-type="float">
            <text:p>684976.335140933</text:p>
          </table:table-cell>
          <table:table-cell office:value-type="float" office:value="530684.443320698" calcext:value-type="float">
            <text:p>530684.443320698</text:p>
          </table:table-cell>
          <table:table-cell office:value-type="float" office:value="413480.579352148" calcext:value-type="float">
            <text:p>413480.579352148</text:p>
          </table:table-cell>
          <table:table-cell office:value-type="float" office:value="323813.643231099" calcext:value-type="float">
            <text:p>323813.643231099</text:p>
          </table:table-cell>
          <table:table-cell office:value-type="float" office:value="254745.39453203" calcext:value-type="float">
            <text:p>254745.39453203</text:p>
          </table:table-cell>
          <table:table-cell office:value-type="float" office:value="201205.647402862" calcext:value-type="float">
            <text:p>201205.647402862</text:p>
          </table:table-cell>
          <table:table-cell office:value-type="float" office:value="159463.051857125" calcext:value-type="float">
            <text:p>159463.051857125</text:p>
          </table:table-cell>
          <table:table-cell office:value-type="float" office:value="126750.035233578" calcext:value-type="float">
            <text:p>126750.035233578</text:p>
          </table:table-cell>
          <table:table-cell office:value-type="float" office:value="100996.964106371" calcext:value-type="float">
            <text:p>100996.964106371</text:p>
          </table:table-cell>
          <table:table-cell office:value-type="float" office:value="80643.269349902" calcext:value-type="float">
            <text:p>80643.269349902</text:p>
          </table:table-cell>
          <table:table-cell office:value-type="float" office:value="64502.6750345216" calcext:value-type="float">
            <text:p>64502.6750345216</text:p>
          </table:table-cell>
          <table:table-cell office:value-type="float" office:value="51666.466174526" calcext:value-type="float">
            <text:p>51666.466174526</text:p>
          </table:table-cell>
          <table:table-cell office:value-type="float" office:value="41433.5608728734" calcext:value-type="float">
            <text:p>41433.5608728734</text:p>
          </table:table-cell>
          <table:table-cell office:value-type="float" office:value="33259.5478049026" calcext:value-type="float">
            <text:p>33259.5478049026</text:p>
          </table:table-cell>
          <table:table-cell office:value-type="float" office:value="26719.2190531204" calcext:value-type="float">
            <text:p>26719.2190531204</text:p>
          </table:table-cell>
          <table:table-cell office:value-type="float" office:value="21478.7726501388" calcext:value-type="float">
            <text:p>21478.7726501388</text:p>
          </table:table-cell>
          <table:table-cell office:value-type="float" office:value="17275.0002458275" calcext:value-type="float">
            <text:p>17275.0002458275</text:p>
          </table:table-cell>
          <table:table-cell office:value-type="float" office:value="13899.5646020026" calcext:value-type="float">
            <text:p>13899.5646020026</text:p>
          </table:table-cell>
          <table:table-cell office:value-type="float" office:value="11187.0205544565" calcext:value-type="float">
            <text:p>11187.0205544565</text:p>
          </table:table-cell>
          <table:table-cell office:value-type="float" office:value="9005.61516963063" calcext:value-type="float">
            <text:p>9005.61516963063</text:p>
          </table:table-cell>
          <table:table-cell office:value-type="float" office:value="7250.17013399784" calcext:value-type="float">
            <text:p>7250.17013399784</text:p>
          </table:table-cell>
          <table:table-cell office:value-type="float" office:value="5836.53810917149" calcext:value-type="float">
            <text:p>5836.53810917149</text:p>
          </table:table-cell>
          <table:table-cell office:value-type="float" office:value="4697.25831012385" calcext:value-type="float">
            <text:p>4697.25831012385</text:p>
          </table:table-cell>
          <table:table-cell office:value-type="float" office:value="3778.12859203995" calcext:value-type="float">
            <text:p>3778.12859203995</text:p>
          </table:table-cell>
          <table:table-cell office:value-type="float" office:value="3035.45421731024" calcext:value-type="float">
            <text:p>3035.45421731024</text:p>
          </table:table-cell>
          <table:table-cell office:value-type="float" office:value="2433.62418402219" calcext:value-type="float">
            <text:p>2433.62418402219</text:p>
          </table:table-cell>
          <table:table-cell office:value-type="float" office:value="1941.82188443977" calcext:value-type="float">
            <text:p>1941.82188443977</text:p>
          </table:table-cell>
          <table:table-cell office:value-type="float" office:value="1526.39169087612" calcext:value-type="float">
            <text:p>1526.39169087612</text:p>
          </table:table-cell>
          <table:table-cell office:value-type="float" office:value="1155.18123784925" calcext:value-type="float">
            <text:p>1155.18123784925</text:p>
          </table:table-cell>
          <table:table-cell office:value-type="float" office:value="845.801452223708" calcext:value-type="float">
            <text:p>845.801452223708</text:p>
          </table:table-cell>
          <table:table-cell office:value-type="float" office:value="612.588264063637" calcext:value-type="float">
            <text:p>612.588264063637</text:p>
          </table:table-cell>
          <table:table-cell office:value-type="float" office:value="439.901238133464" calcext:value-type="float">
            <text:p>439.901238133464</text:p>
          </table:table-cell>
          <table:table-cell office:value-type="float" office:value="312.001289160505" calcext:value-type="float">
            <text:p>312.001289160505</text:p>
          </table:table-cell>
          <table:table-cell office:value-type="float" office:value="218.183179832813" calcext:value-type="float">
            <text:p>218.183179832813</text:p>
          </table:table-cell>
          <table:table-cell office:value-type="float" office:value="150.703338316595" calcext:value-type="float">
            <text:p>150.703338316595</text:p>
          </table:table-cell>
          <table:table-cell office:value-type="float" office:value="103.271607871358" calcext:value-type="float">
            <text:p>103.271607871358</text:p>
          </table:table-cell>
          <table:table-cell office:value-type="float" office:value="70.6030563824068" calcext:value-type="float">
            <text:p>70.6030563824068</text:p>
          </table:table-cell>
          <table:table-cell office:value-type="float" office:value="48.4228832115055" calcext:value-type="float">
            <text:p>48.4228832115055</text:p>
          </table:table-cell>
          <table:table-cell office:value-type="float" office:value="33.4736038696188" calcext:value-type="float">
            <text:p>33.4736038696188</text:p>
          </table:table-cell>
          <table:table-cell office:value-type="float" office:value="23.4042833220364" calcext:value-type="float">
            <text:p>23.4042833220364</text:p>
          </table:table-cell>
          <table:table-cell office:value-type="float" office:value="16.5871327390049" calcext:value-type="float">
            <text:p>16.5871327390049</text:p>
          </table:table-cell>
          <table:table-cell office:value-type="float" office:value="11.9268584091493" calcext:value-type="float">
            <text:p>11.9268584091493</text:p>
          </table:table-cell>
          <table:table-cell office:value-type="float" office:value="8.69947756916064" calcext:value-type="float">
            <text:p>8.69947756916064</text:p>
          </table:table-cell>
          <table:table-cell office:value-type="float" office:value="6.43076448493283" calcext:value-type="float">
            <text:p>6.43076448493283</text:p>
          </table:table-cell>
          <table:table-cell office:value-type="float" office:value="4.81070322577125" calcext:value-type="float">
            <text:p>4.81070322577125</text:p>
          </table:table-cell>
          <table:table-cell office:value-type="float" office:value="3.63584216018156" calcext:value-type="float">
            <text:p>3.63584216018156</text:p>
          </table:table-cell>
          <table:table-cell office:value-type="float" office:value="2.77150186079711" calcext:value-type="float">
            <text:p>2.77150186079711</text:p>
          </table:table-cell>
          <table:table-cell office:value-type="float" office:value="2.1274083148058" calcext:value-type="float">
            <text:p>2.1274083148058</text:p>
          </table:table-cell>
          <table:table-cell office:value-type="float" office:value="1.64212004452321" calcext:value-type="float">
            <text:p>1.64212004452321</text:p>
          </table:table-cell>
          <table:table-cell office:value-type="float" office:value="1.27310205317935" calcext:value-type="float">
            <text:p>1.27310205317935</text:p>
          </table:table-cell>
          <table:table-cell office:value-type="float" office:value="0.990383736549086" calcext:value-type="float">
            <text:p>0.990383736549086</text:p>
          </table:table-cell>
          <table:table-cell office:value-type="float" office:value="0.772478930508854" calcext:value-type="float">
            <text:p>0.772478930508854</text:p>
          </table:table-cell>
          <table:table-cell office:value-type="float" office:value="0.603733063876399" calcext:value-type="float">
            <text:p>0.603733063876399</text:p>
          </table:table-cell>
          <table:table-cell office:value-type="float" office:value="0.472574033115405" calcext:value-type="float">
            <text:p>0.472574033115405</text:p>
          </table:table-cell>
          <table:table-cell office:value-type="float" office:value="0.370339762735718" calcext:value-type="float">
            <text:p>0.370339762735718</text:p>
          </table:table-cell>
          <table:table-cell office:value-type="float" office:value="0.290477912080066" calcext:value-type="float">
            <text:p>0.290477912080066</text:p>
          </table:table-cell>
          <table:table-cell office:value-type="float" office:value="0.22798917489876" calcext:value-type="float">
            <text:p>0.22798917489876</text:p>
          </table:table-cell>
          <table:table-cell office:value-type="float" office:value="0.179032726350014" calcext:value-type="float">
            <text:p>0.179032726350014</text:p>
          </table:table-cell>
          <table:table-cell office:value-type="float" office:value="0.140641613147776" calcext:value-type="float">
            <text:p>0.140641613147776</text:p>
          </table:table-cell>
          <table:table-cell office:value-type="float" office:value="0.11051413514352" calcext:value-type="float">
            <text:p>0.11051413514352</text:p>
          </table:table-cell>
          <table:table-cell office:value-type="float" office:value="0.0868587954654866" calcext:value-type="float">
            <text:p>0.086858795465487</text:p>
          </table:table-cell>
          <table:table-cell office:value-type="float" office:value="0.0682776818816961" calcext:value-type="float">
            <text:p>0.068277681881696</text:p>
          </table:table-cell>
          <table:table-cell office:value-type="float" office:value="0.0536778895145232" calcext:value-type="float">
            <text:p>0.053677889514523</text:p>
          </table:table-cell>
          <table:table-cell office:value-type="float" office:value="0.0422037304708742" calcext:value-type="float">
            <text:p>0.042203730470874</text:p>
          </table:table-cell>
          <table:table-cell office:value-type="float" office:value="0.033184499854834" calcext:value-type="float">
            <text:p>0.033184499854834</text:p>
          </table:table-cell>
          <table:table-cell office:value-type="float" office:value="0.0260940476820825" calcext:value-type="float">
            <text:p>0.026094047682083</text:p>
          </table:table-cell>
          <table:table-cell office:value-type="float" office:value="0.0205193643000942" calcext:value-type="float">
            <text:p>0.020519364300094</text:p>
          </table:table-cell>
          <table:table-cell office:value-type="float" office:value="0.0161360987948643" calcext:value-type="float">
            <text:p>0.016136098794864</text:p>
          </table:table-cell>
          <table:table-cell office:value-type="float" office:value="0.0126894357015492" calcext:value-type="float">
            <text:p>0.012689435701549</text:p>
          </table:table-cell>
          <table:table-cell office:value-type="float" office:value="0.0099791351402265" calcext:value-type="float">
            <text:p>0.009979135140227</text:p>
          </table:table-cell>
          <table:table-cell office:value-type="float" office:value="0.00784781250733848" calcext:value-type="float">
            <text:p>0.007847812507338</text:p>
          </table:table-cell>
          <table:table-cell office:value-type="float" office:value="0.00617174753680283" calcext:value-type="float">
            <text:p>0.006171747536803</text:p>
          </table:table-cell>
          <table:table-cell office:value-type="float" office:value="0.00485367348630115" calcext:value-type="float">
            <text:p>0.004853673486301</text:p>
          </table:table-cell>
          <table:table-cell office:value-type="float" office:value="0.00381711381609301" calcext:value-type="float">
            <text:p>0.003817113816093</text:p>
          </table:table-cell>
          <table:table-cell office:value-type="float" office:value="0.00300193483583189" calcext:value-type="float">
            <text:p>0.003001934835832</text:p>
          </table:table-cell>
          <table:table-cell office:value-type="float" office:value="0.00236085126574689" calcext:value-type="float">
            <text:p>0.002360851265747</text:p>
          </table:table-cell>
          <table:table-cell office:value-type="float" office:value="0.00185667916042877" calcext:value-type="float">
            <text:p>0.001856679160429</text:p>
          </table:table-cell>
          <table:table-cell office:value-type="float" office:value="0.00146017807618457" calcext:value-type="float">
            <text:p>0.001460178076185</text:p>
          </table:table-cell>
          <table:table-cell office:value-type="float" office:value="0.00114835246924875" calcext:value-type="float">
            <text:p>0.001148352469249</text:p>
          </table:table-cell>
          <table:table-cell office:value-type="float" office:value="0.000903119316588855" calcext:value-type="float">
            <text:p>0.000903119316589</text:p>
          </table:table-cell>
          <table:table-cell office:value-type="float" office:value="0.000710256319157032" calcext:value-type="float">
            <text:p>0.000710256319157</text:p>
          </table:table-cell>
          <table:table-cell office:value-type="float" office:value="0.000558580206932177" calcext:value-type="float">
            <text:p>0.000558580206932</text:p>
          </table:table-cell>
          <table:table-cell office:value-type="float" office:value="0.000439294513650363" calcext:value-type="float">
            <text:p>0.00043929451365</text:p>
          </table:table-cell>
          <table:table-cell office:value-type="float" office:value="0.000345482969796017" calcext:value-type="float">
            <text:p>0.000345482969796</text:p>
          </table:table-cell>
          <table:table-cell office:value-type="float" office:value="0.000271704629949549" calcext:value-type="float">
            <text:p>0.00027170462995</text:p>
          </table:table-cell>
          <table:table-cell office:value-type="float" office:value="0.000213682152591014" calcext:value-type="float">
            <text:p>0.000213682152591</text:p>
          </table:table-cell>
          <table:table-cell office:value-type="float" office:value="0.000168049939084283" calcext:value-type="float">
            <text:p>0.000168049939084</text:p>
          </table:table-cell>
          <table:table-cell office:value-type="float" office:value="0.000132163066195968" calcext:value-type="float">
            <text:p>0.000132163066196</text:p>
          </table:table-cell>
          <table:table-cell office:value-type="float" office:value="0.000103939236952724" calcext:value-type="float">
            <text:p>0.000103939236953</text:p>
          </table:table-cell>
          <table:table-cell office:value-type="float" office:value="0.0000817432855721313" calcext:value-type="float">
            <text:p>8.17432855721313E-05</text:p>
          </table:table-cell>
          <table:table-cell office:value-type="float" office:value="0.0000642869093834134" calcext:value-type="float">
            <text:p>6.42869093834134E-05</text:p>
          </table:table-cell>
          <table:table-cell office:value-type="float" office:value="0.0000505583869039547" calcext:value-type="float">
            <text:p>5.05583869039547E-05</text:p>
          </table:table-cell>
          <table:table-cell office:value-type="float" office:value="0.0000397616206596722" calcext:value-type="float">
            <text:p>3.97616206596722E-05</text:p>
          </table:table-cell>
          <table:table-cell office:value-type="float" office:value="0.0000312705188057476" calcext:value-type="float">
            <text:p>3.12705188057476E-05</text:p>
          </table:table-cell>
          <table:table-cell office:value-type="float" office:value="0.0000245927675711502" calcext:value-type="float">
            <text:p>2.45927675711502E-05</text:p>
          </table:table-cell>
          <table:table-cell office:value-type="float" office:value="0.0000193432996794856" calcext:value-type="float">
            <text:p>1.93432996794856E-05</text:p>
          </table:table-cell>
          <table:table-cell office:value-type="float" office:value="0.0000152769872748204" calcext:value-type="float">
            <text:p>1.52769872748204E-05</text:p>
          </table:table-cell>
          <table:table-cell office:value-type="float" office:value="0.0000127979926664182" calcext:value-type="float">
            <text:p>1.27979926664182E-05</text:p>
          </table:table-cell>
          <table:table-cell office:value-type="float" office:value="0.0000115415373648884" calcext:value-type="float">
            <text:p>1.15415373648884E-05</text:p>
          </table:table-cell>
          <table:table-cell office:value-type="float" office:value="0.0000100343896788713" calcext:value-type="float">
            <text:p>1.00343896788713E-05</text:p>
          </table:table-cell>
          <table:table-cell office:value-type="float" office:value="0.00000846361129959462" calcext:value-type="float">
            <text:p>8.46361129959462E-06</text:p>
          </table:table-cell>
          <table:table-cell office:value-type="float" office:value="0.00000699781364859802" calcext:value-type="float">
            <text:p>6.99781364859802E-06</text:p>
          </table:table-cell>
          <table:table-cell office:value-type="float" office:value="0.00000570791755105116" calcext:value-type="float">
            <text:p>5.70791755105116E-06</text:p>
          </table:table-cell>
          <table:table-cell office:value-type="float" office:value="0.00000461254190282437" calcext:value-type="float">
            <text:p>4.61254190282437E-06</text:p>
          </table:table-cell>
          <table:table-cell office:value-type="float" office:value="0.00000370256771158269" calcext:value-type="float">
            <text:p>3.70256771158269E-06</text:p>
          </table:table-cell>
          <table:table-cell office:value-type="float" office:value="0.00000295766895813236" calcext:value-type="float">
            <text:p>2.95766895813236E-06</text:p>
          </table:table-cell>
          <table:table-cell office:value-type="float" office:value="0.00000235551085291884" calcext:value-type="float">
            <text:p>2.35551085291884E-06</text:p>
          </table:table-cell>
          <table:table-cell office:value-type="float" office:value="0.00000187137983760344" calcext:value-type="float">
            <text:p>1.87137983760344E-06</text:p>
          </table:table-cell>
          <table:table-cell office:value-type="float" office:value="0.00000148309854594663" calcext:value-type="float">
            <text:p>1.48309854594663E-06</text:p>
          </table:table-cell>
          <table:table-cell office:value-type="float" office:value="0.00000117417265123752" calcext:value-type="float">
            <text:p>1.17417265123752E-06</text:p>
          </table:table-cell>
          <table:table-cell office:value-type="float" office:value="0.00000092881969029483" calcext:value-type="float">
            <text:p>9.28819690294828E-07</text:p>
          </table:table-cell>
          <table:table-cell office:value-type="float" office:value="0.00000073365972221965" calcext:value-type="float">
            <text:p>7.33659722219647E-07</text:p>
          </table:table-cell>
          <table:table-cell office:value-type="float" office:value="0.00000057950430408297" calcext:value-type="float">
            <text:p>5.79504304082972E-07</text:p>
          </table:table-cell>
          <table:table-cell office:value-type="float" office:value="0.00000045774982397329" calcext:value-type="float">
            <text:p>4.57749823973294E-07</text:p>
          </table:table-cell>
          <table:table-cell office:value-type="float" office:value="0.00000036106011587817" calcext:value-type="float">
            <text:p>3.61060115878166E-07</text:p>
          </table:table-cell>
          <table:table-cell office:value-type="float" office:value="0.00000028476489041146" calcext:value-type="float">
            <text:p>2.8476489041146E-07</text:p>
          </table:table-cell>
          <table:table-cell office:value-type="float" office:value="0.00000022477329824328" calcext:value-type="float">
            <text:p>2.24773298243278E-07</text:p>
          </table:table-cell>
          <table:table-cell office:value-type="float" office:value="0.00000017731366397372" calcext:value-type="float">
            <text:p>1.77313663973717E-07</text:p>
          </table:table-cell>
          <table:table-cell office:value-type="float" office:value="0.00000013980746168755" calcext:value-type="float">
            <text:p>1.39807461687554E-07</text:p>
          </table:table-cell>
          <table:table-cell office:value-type="float" office:value="0.00000011030641747743" calcext:value-type="float">
            <text:p>1.10306417477425E-07</text:p>
          </table:table-cell>
          <table:table-cell office:value-type="float" office:value="0.00000008703892098634" calcext:value-type="float">
            <text:p>8.70389209863367E-08</text:p>
          </table:table-cell>
          <table:table-cell office:value-type="float" office:value="0.00000006864805015975" calcext:value-type="float">
            <text:p>6.86480501597457E-08</text:p>
          </table:table-cell>
          <table:table-cell office:value-type="float" office:value="0.00000005413142756916" calcext:value-type="float">
            <text:p>5.41314275691636E-08</text:p>
          </table:table-cell>
          <table:table-cell office:value-type="float" office:value="0.0000000426715390936" calcext:value-type="float">
            <text:p>4.26715390936026E-08</text:p>
          </table:table-cell>
          <table:table-cell office:value-type="float" office:value="0.00000003365295824429" calcext:value-type="float">
            <text:p>3.3652958244287E-08</text:p>
          </table:table-cell>
          <table:table-cell office:value-type="float" office:value="0.00000002653992264135" calcext:value-type="float">
            <text:p>2.65399226413526E-08</text:p>
          </table:table-cell>
          <table:table-cell office:value-type="float" office:value="0.00000002094883738132" calcext:value-type="float">
            <text:p>2.09488373813216E-08</text:p>
          </table:table-cell>
          <table:table-cell office:value-type="float" office:value="0.00000001652273364862" calcext:value-type="float">
            <text:p>1.65227336486206E-08</text:p>
          </table:table-cell>
          <table:table-cell office:value-type="float" office:value="0.00000001301635347677" calcext:value-type="float">
            <text:p>1.30163534767746E-08</text:p>
          </table:table-cell>
          <table:table-cell office:value-type="float" office:value="0.00000001025804079736" calcext:value-type="float">
            <text:p>1.02580407973621E-08</text:p>
          </table:table-cell>
          <table:table-cell office:value-type="float" office:value="0.00000000810397463823" calcext:value-type="float">
            <text:p>8.10397463822676E-09</text:p>
          </table:table-cell>
          <table:table-cell office:value-type="float" office:value="0.00000000641047590433" calcext:value-type="float">
            <text:p>6.41047590432556E-09</text:p>
          </table:table-cell>
          <table:table-cell office:value-type="float" office:value="0.0000000050691691264" calcext:value-type="float">
            <text:p>5.06916912640454E-09</text:p>
          </table:table-cell>
          <table:table-cell office:value-type="float" office:value="0.00000000398168357899" calcext:value-type="float">
            <text:p>3.98168357898874E-09</text:p>
          </table:table-cell>
          <table:table-cell office:value-type="float" office:value="0.00000000310834819485" calcext:value-type="float">
            <text:p>3.10834819484839E-09</text:p>
          </table:table-cell>
          <table:table-cell office:value-type="float" office:value="0.00000000240416716436" calcext:value-type="float">
            <text:p>2.40416716436153E-09</text:p>
          </table:table-cell>
          <table:table-cell office:value-type="float" office:value="0.00000000184956108281" calcext:value-type="float">
            <text:p>1.84956108281105E-09</text:p>
          </table:table-cell>
          <table:table-cell office:value-type="float" office:value="0.00000000143912404763" calcext:value-type="float">
            <text:p>1.43912404763456E-09</text:p>
          </table:table-cell>
          <table:table-cell office:value-type="float" office:value="0.00000000113458813239" calcext:value-type="float">
            <text:p>1.13458813239212E-09</text:p>
          </table:table-cell>
          <table:table-cell office:value-type="float" office:value="0.00000000094427645641" calcext:value-type="float">
            <text:p>9.44276456412959E-10</text:p>
          </table:table-cell>
          <table:table-cell office:value-type="float" office:value="0.00000000079188534722" calcext:value-type="float">
            <text:p>7.91885347224618E-10</text:p>
          </table:table-cell>
          <table:table-cell office:value-type="float" office:value="0.0000000006568801723" calcext:value-type="float">
            <text:p>6.56880172304528E-10</text:p>
          </table:table-cell>
          <table:table-cell office:value-type="float" office:value="0.00000000053617627926" calcext:value-type="float">
            <text:p>5.36176279263027E-10</text:p>
          </table:table-cell>
          <table:table-cell office:value-type="float" office:value="0.00000000042368842944" calcext:value-type="float">
            <text:p>4.23688429437919E-10</text:p>
          </table:table-cell>
          <table:table-cell office:value-type="float" office:value="0.00000000031748086513" calcext:value-type="float">
            <text:p>3.17480865129935E-10</text:p>
          </table:table-cell>
          <table:table-cell office:value-type="float" office:value="0.00000000022404922623" calcext:value-type="float">
            <text:p>2.24049226234754E-10</text:p>
          </table:table-cell>
          <table:table-cell office:value-type="float" office:value="0.00000000014824497266" calcext:value-type="float">
            <text:p>1.48244972661752E-10</text:p>
          </table:table-cell>
          <table:table-cell office:value-type="float" office:value="0.00000000009182172126" calcext:value-type="float">
            <text:p>9.18217212634132E-11</text:p>
          </table:table-cell>
          <table:table-cell office:value-type="float" office:value="0.00000000005799255507" calcext:value-type="float">
            <text:p>5.7992555068168E-11</text:p>
          </table:table-cell>
          <table:table-cell office:value-type="float" office:value="0.00000000004458299931" calcext:value-type="float">
            <text:p>4.45829993054066E-11</text:p>
          </table:table-cell>
          <table:table-cell office:value-type="float" office:value="0.00000000004307315194" calcext:value-type="float">
            <text:p>4.30731519382465E-11</text:p>
          </table:table-cell>
          <table:table-cell office:value-type="float" office:value="0.00000000005140310757" calcext:value-type="float">
            <text:p>5.14031075721447E-11</text:p>
          </table:table-cell>
          <table:table-cell office:value-type="float" office:value="0.00000000005868245746" calcext:value-type="float">
            <text:p>5.86824574628348E-11</text:p>
          </table:table-cell>
          <table:table-cell office:value-type="float" office:value="0.00000000006227792059" calcext:value-type="float">
            <text:p>6.22779205890187E-11</text:p>
          </table:table-cell>
          <table:table-cell office:value-type="float" office:value="0.00000000005960356763" calcext:value-type="float">
            <text:p>5.96035676331111E-11</text:p>
          </table:table-cell>
          <table:table-cell office:value-type="float" office:value="0.00000000004939454421" calcext:value-type="float">
            <text:p>4.93945442078841E-11</text:p>
          </table:table-cell>
          <table:table-cell office:value-type="float" office:value="0.00000000003468976" calcext:value-type="float">
            <text:p>3.46897599961068E-11</text:p>
          </table:table-cell>
          <table:table-cell office:value-type="float" office:value="0.00000000001873227473" calcext:value-type="float">
            <text:p>1.87322747273539E-11</text:p>
          </table:table-cell>
          <table:table-cell office:value-type="float" office:value="0.00000000001011957088" calcext:value-type="float">
            <text:p>1.01195708766235E-11</text:p>
          </table:table-cell>
          <table:table-cell office:value-type="float" office:value="0.00000000000473260505" calcext:value-type="float">
            <text:p>4.73260504900756E-12</text:p>
          </table:table-cell>
          <table:table-cell office:value-type="float" office:value="0.00000000000024683755" calcext:value-type="float">
            <text:p>2.46837545284787E-13</text:p>
          </table:table-cell>
          <table:table-cell office:value-type="float" office:value="-0.00000000000333773163" calcext:value-type="float">
            <text:p>-3.33773163454477E-12</text:p>
          </table:table-cell>
          <table:table-cell office:value-type="float" office:value="-0.00000000000602110249" calcext:value-type="float">
            <text:p>-6.02110249048112E-12</text:p>
          </table:table-cell>
          <table:table-cell office:value-type="float" office:value="-0.00000000000780327502" calcext:value-type="float">
            <text:p>-7.80327502252426E-12</text:p>
          </table:table-cell>
          <table:table-cell office:value-type="float" office:value="-0.00000000000868424923" calcext:value-type="float">
            <text:p>-8.68424923067419E-12</text:p>
          </table:table-cell>
          <table:table-cell office:value-type="float" office:value="-0.00000000000866402511" calcext:value-type="float">
            <text:p>-8.66402511493092E-12</text:p>
          </table:table-cell>
          <table:table-cell office:value-type="float" office:value="-0.00000000000774260268" calcext:value-type="float">
            <text:p>-7.74260267529443E-12</text:p>
          </table:table-cell>
          <table:table-cell office:value-type="float" office:value="-0.00000000000644516163" calcext:value-type="float">
            <text:p>-6.44516163468316E-12</text:p>
          </table:table-cell>
          <table:table-cell office:value-type="float" office:value="-0.00000000000730101253" calcext:value-type="float">
            <text:p>-7.30101253346463E-12</text:p>
          </table:table-cell>
          <table:table-cell office:value-type="float" office:value="-0.00000000000791045046" calcext:value-type="float">
            <text:p>-7.91045045616504E-12</text:p>
          </table:table-cell>
          <table:table-cell office:value-type="float" office:value="-0.0000000000082734754" calcext:value-type="float">
            <text:p>-8.27347540278441E-12</text:p>
          </table:table-cell>
          <table:table-cell office:value-type="float" office:value="-0.00000000000839008737" calcext:value-type="float">
            <text:p>-8.39008737332273E-12</text:p>
          </table:table-cell>
          <table:table-cell office:value-type="float" office:value="-0.00000000000826028637" calcext:value-type="float">
            <text:p>-8.26028636777999E-12</text:p>
          </table:table-cell>
          <table:table-cell office:value-type="float" office:value="-0.00000000000788407239" calcext:value-type="float">
            <text:p>-7.88407238615621E-12</text:p>
          </table:table-cell>
          <table:table-cell office:value-type="float" office:value="-0.00000000000726144543" calcext:value-type="float">
            <text:p>-7.26144542845138E-12</text:p>
          </table:table-cell>
          <table:table-cell office:value-type="float" office:value="-0.00000000000639240549" calcext:value-type="float">
            <text:p>-6.3924054946655E-12</text:p>
          </table:table-cell>
          <table:table-cell office:value-type="float" office:value="-0.00000000000527695258" calcext:value-type="float">
            <text:p>-5.27695258479857E-12</text:p>
          </table:table-cell>
          <table:table-cell office:value-type="float" office:value="-0.00000000000524530788" calcext:value-type="float">
            <text:p>-5.24530788173016E-12</text:p>
          </table:table-cell>
          <table:table-cell office:value-type="float" office:value="-0.00000000000484280358" calcext:value-type="float">
            <text:p>-4.84280358423451E-12</text:p>
          </table:table-cell>
          <table:table-cell office:value-type="float" office:value="-0.00000000000444029929" calcext:value-type="float">
            <text:p>-4.44029928673886E-12</text:p>
          </table:table-cell>
          <table:table-cell office:value-type="float" office:value="-0.00000000000403779499" calcext:value-type="float">
            <text:p>-4.03779498924321E-12</text:p>
          </table:table-cell>
          <table:table-cell office:value-type="float" office:value="-0.00000000000363529069" calcext:value-type="float">
            <text:p>-3.63529069174756E-12</text:p>
          </table:table-cell>
          <table:table-cell office:value-type="float" office:value="-0.00000000000323278639" calcext:value-type="float">
            <text:p>-3.23278639425192E-12</text:p>
          </table:table-cell>
          <table:table-cell office:value-type="float" office:value="-0.0000000000028302821" calcext:value-type="float">
            <text:p>-2.83028209675627E-12</text:p>
          </table:table-cell>
          <table:table-cell office:value-type="float" office:value="-0.0000000000024277778" calcext:value-type="float">
            <text:p>-2.42777779926062E-12</text:p>
          </table:table-cell>
          <table:table-cell office:value-type="float" office:value="-0.0000000000020252735" calcext:value-type="float">
            <text:p>-2.02527350176497E-12</text:p>
          </table:table-cell>
          <table:table-cell office:value-type="float" office:value="-0.0000000000016227692" calcext:value-type="float">
            <text:p>-1.62276920426933E-12</text:p>
          </table:table-cell>
          <table:table-cell office:value-type="float" office:value="-0.0000000000015884254" calcext:value-type="float">
            <text:p>-1.58842539720197E-12</text:p>
          </table:table-cell>
          <table:table-cell office:value-type="float" office:value="-0.0000000000015721468" calcext:value-type="float">
            <text:p>-1.57214680129761E-12</text:p>
          </table:table-cell>
          <table:table-cell office:value-type="float" office:value="-0.00000000000155586821" calcext:value-type="float">
            <text:p>-1.55586820539325E-12</text:p>
          </table:table-cell>
          <table:table-cell office:value-type="float" office:value="-0.00000000000153958961" calcext:value-type="float">
            <text:p>-1.53958960948888E-12</text:p>
          </table:table-cell>
          <table:table-cell office:value-type="float" office:value="-0.00000000000152331101" calcext:value-type="float">
            <text:p>-1.52331101358452E-12</text:p>
          </table:table-cell>
          <table:table-cell office:value-type="float" office:value="-0.00000000000150703242" calcext:value-type="float">
            <text:p>-1.50703241768016E-12</text:p>
          </table:table-cell>
          <table:table-cell office:value-type="float" office:value="-0.00000000000149075382" calcext:value-type="float">
            <text:p>-1.49075382177579E-12</text:p>
          </table:table-cell>
          <table:table-cell office:value-type="float" office:value="-0.00000000000147447523" calcext:value-type="float">
            <text:p>-1.47447522587143E-12</text:p>
          </table:table-cell>
          <table:table-cell office:value-type="float" office:value="-0.00000000000145819663" calcext:value-type="float">
            <text:p>-1.45819662996707E-12</text:p>
          </table:table-cell>
          <table:table-cell office:value-type="float" office:value="-0.00000000000144191803" calcext:value-type="float">
            <text:p>-1.4419180340627E-12</text:p>
          </table:table-cell>
          <table:table-cell office:value-type="float" office:value="-0.00000000000142563944" calcext:value-type="float">
            <text:p>-1.42563943815834E-12</text:p>
          </table:table-cell>
          <table:table-cell office:value-type="float" office:value="-0.00000000000140936084" calcext:value-type="float">
            <text:p>-1.40936084225398E-12</text:p>
          </table:table-cell>
          <table:table-cell office:value-type="float" office:value="-0.00000000000139308225" calcext:value-type="float">
            <text:p>-1.39308224634961E-12</text:p>
          </table:table-cell>
          <table:table-cell office:value-type="float" office:value="-0.00000000000137680365" calcext:value-type="float">
            <text:p>-1.37680365044525E-12</text:p>
          </table:table-cell>
          <table:table-cell office:value-type="float" office:value="-0.00000000000136052505" calcext:value-type="float">
            <text:p>-1.36052505454088E-12</text:p>
          </table:table-cell>
          <table:table-cell office:value-type="float" office:value="-0.00000000000134424646" calcext:value-type="float">
            <text:p>-1.34424645863652E-12</text:p>
          </table:table-cell>
          <table:table-cell office:value-type="float" office:value="-0.00000000000132796786" calcext:value-type="float">
            <text:p>-1.32796786273216E-12</text:p>
          </table:table-cell>
          <table:table-cell office:value-type="float" office:value="-0.00000000000131168927" calcext:value-type="float">
            <text:p>-1.31168926682779E-12</text:p>
          </table:table-cell>
          <table:table-cell office:value-type="float" office:value="-0.00000000000129541067" calcext:value-type="float">
            <text:p>-1.29541067092343E-12</text:p>
          </table:table-cell>
          <table:table-cell office:value-type="float" office:value="-0.00000000000127913208" calcext:value-type="float">
            <text:p>-1.27913207501907E-12</text:p>
          </table:table-cell>
          <table:table-cell office:value-type="float" office:value="-0.00000000000126285348" calcext:value-type="float">
            <text:p>-1.2628534791147E-12</text:p>
          </table:table-cell>
          <table:table-cell office:value-type="float" office:value="-0.00000000000124657488" calcext:value-type="float">
            <text:p>-1.24657488321034E-12</text:p>
          </table:table-cell>
          <table:table-cell office:value-type="float" office:value="-0.00000000000123029629" calcext:value-type="float">
            <text:p>-1.23029628730598E-12</text:p>
          </table:table-cell>
          <table:table-cell office:value-type="float" office:value="-0.00000000000121401769" calcext:value-type="float">
            <text:p>-1.21401769140161E-12</text:p>
          </table:table-cell>
          <table:table-cell office:value-type="float" office:value="-0.0000000000011977391" calcext:value-type="float">
            <text:p>-1.19773909549725E-12</text:p>
          </table:table-cell>
          <table:table-cell office:value-type="float" office:value="-0.0000000000011814605" calcext:value-type="float">
            <text:p>-1.18146049959289E-12</text:p>
          </table:table-cell>
          <table:table-cell office:value-type="float" office:value="-0.0000000000011651819" calcext:value-type="float">
            <text:p>-1.16518190368852E-12</text:p>
          </table:table-cell>
          <table:table-cell office:value-type="float" office:value="-0.00000000000114890331" calcext:value-type="float">
            <text:p>-1.14890330778416E-12</text:p>
          </table:table-cell>
          <table:table-cell office:value-type="float" office:value="-0.00000000000113262471" calcext:value-type="float">
            <text:p>-1.13262471187979E-12</text:p>
          </table:table-cell>
          <table:table-cell office:value-type="float" office:value="-0.00000000000111634612" calcext:value-type="float">
            <text:p>-1.11634611597543E-12</text:p>
          </table:table-cell>
          <table:table-cell office:value-type="float" office:value="-0.00000000000110006752" calcext:value-type="float">
            <text:p>-1.10006752007107E-12</text:p>
          </table:table-cell>
          <table:table-cell office:value-type="float" office:value="-0.00000000000108378892" calcext:value-type="float">
            <text:p>-1.0837889241667E-12</text:p>
          </table:table-cell>
          <table:table-cell office:value-type="float" office:value="-0.00000000000106751033" calcext:value-type="float">
            <text:p>-1.06751032826234E-12</text:p>
          </table:table-cell>
          <table:table-cell office:value-type="float" office:value="-0.00000000000105123173" calcext:value-type="float">
            <text:p>-1.05123173235798E-12</text:p>
          </table:table-cell>
          <table:table-cell office:value-type="float" office:value="-0.00000000000103495314" calcext:value-type="float">
            <text:p>-1.03495313645361E-12</text:p>
          </table:table-cell>
          <table:table-cell office:value-type="float" office:value="-0.00000000000101867454" calcext:value-type="float">
            <text:p>-1.01867454054925E-12</text:p>
          </table:table-cell>
          <table:table-cell office:value-type="float" office:value="-0.00000000000100239594" calcext:value-type="float">
            <text:p>-1.00239594464489E-12</text:p>
          </table:table-cell>
          <table:table-cell office:value-type="float" office:value="-0.00000000000098611735" calcext:value-type="float">
            <text:p>-9.86117348740522E-13</text:p>
          </table:table-cell>
          <table:table-cell office:value-type="float" office:value="-0.00000000000096983875" calcext:value-type="float">
            <text:p>-9.69838752836158E-13</text:p>
          </table:table-cell>
          <table:table-cell office:value-type="float" office:value="-0.00000000000095356016" calcext:value-type="float">
            <text:p>-9.53560156931795E-13</text:p>
          </table:table-cell>
          <table:table-cell office:value-type="float" office:value="-0.00000000000093728156" calcext:value-type="float">
            <text:p>-9.37281561027431E-13</text:p>
          </table:table-cell>
          <table:table-cell office:value-type="float" office:value="-0.00000000000092100297" calcext:value-type="float">
            <text:p>-9.21002965123068E-13</text:p>
          </table:table-cell>
          <table:table-cell office:value-type="float" office:value="-0.00000000000090472437" calcext:value-type="float">
            <text:p>-9.04724369218704E-13</text:p>
          </table:table-cell>
          <table:table-cell office:value-type="float" office:value="-0.00000000000088844577" calcext:value-type="float">
            <text:p>-8.88445773314341E-13</text:p>
          </table:table-cell>
          <table:table-cell office:value-type="float" office:value="-0.00000000000087216718" calcext:value-type="float">
            <text:p>-8.72167177409977E-13</text:p>
          </table:table-cell>
          <table:table-cell office:value-type="float" office:value="-0.00000000000085588858" calcext:value-type="float">
            <text:p>-8.55888581505613E-13</text:p>
          </table:table-cell>
          <table:table-cell office:value-type="float" office:value="-0.00000000000083960999" calcext:value-type="float">
            <text:p>-8.3960998560125E-13</text:p>
          </table:table-cell>
          <table:table-cell office:value-type="float" office:value="-0.00000000000082333139" calcext:value-type="float">
            <text:p>-8.23331389696886E-13</text:p>
          </table:table-cell>
          <table:table-cell office:value-type="float" office:value="-0.00000000000080705279" calcext:value-type="float">
            <text:p>-8.07052793792522E-13</text:p>
          </table:table-cell>
          <table:table-cell office:value-type="float" office:value="-0.0000000000007907742" calcext:value-type="float">
            <text:p>-7.90774197888159E-13</text:p>
          </table:table-cell>
          <table:table-cell office:value-type="float" office:value="-0.0000000000007744956" calcext:value-type="float">
            <text:p>-7.74495601983795E-13</text:p>
          </table:table-cell>
          <table:table-cell office:value-type="float" office:value="-0.00000000000075821701" calcext:value-type="float">
            <text:p>-7.58217006079432E-13</text:p>
          </table:table-cell>
          <table:table-cell office:value-type="float" office:value="-0.00000000000074193841" calcext:value-type="float">
            <text:p>-7.41938410175068E-13</text:p>
          </table:table-cell>
          <table:table-cell office:value-type="float" office:value="-0.00000000000072565981" calcext:value-type="float">
            <text:p>-7.25659814270705E-13</text:p>
          </table:table-cell>
          <table:table-cell office:value-type="float" office:value="-0.00000000000070938122" calcext:value-type="float">
            <text:p>-7.09381218366341E-13</text:p>
          </table:table-cell>
          <table:table-cell office:value-type="float" office:value="-0.00000000000069310262" calcext:value-type="float">
            <text:p>-6.93102622461977E-13</text:p>
          </table:table-cell>
          <table:table-cell office:value-type="float" office:value="-0.00000000000067682403" calcext:value-type="float">
            <text:p>-6.76824026557614E-13</text:p>
          </table:table-cell>
          <table:table-cell office:value-type="float" office:value="-0.00000000000066054543" calcext:value-type="float">
            <text:p>-6.6054543065325E-13</text:p>
          </table:table-cell>
          <table:table-cell office:value-type="float" office:value="-0.00000000000064426683" calcext:value-type="float">
            <text:p>-6.44266834748886E-13</text:p>
          </table:table-cell>
          <table:table-cell office:value-type="float" office:value="-0.00000000000062798824" calcext:value-type="float">
            <text:p>-6.27988238844523E-13</text:p>
          </table:table-cell>
          <table:table-cell office:value-type="float" office:value="-0.00000000000061170964" calcext:value-type="float">
            <text:p>-6.11709642940159E-13</text:p>
          </table:table-cell>
          <table:table-cell office:value-type="float" office:value="-0.00000000000059543105" calcext:value-type="float">
            <text:p>-5.95431047035796E-13</text:p>
          </table:table-cell>
          <table:table-cell office:value-type="float" office:value="-0.00000000000057915245" calcext:value-type="float">
            <text:p>-5.79152451131432E-13</text:p>
          </table:table-cell>
          <table:table-cell office:value-type="float" office:value="-0.00000000000056287386" calcext:value-type="float">
            <text:p>-5.62873855227068E-13</text:p>
          </table:table-cell>
          <table:table-cell office:value-type="float" office:value="-0.00000000000054659526" calcext:value-type="float">
            <text:p>-5.46595259322705E-13</text:p>
          </table:table-cell>
          <table:table-cell office:value-type="float" office:value="-0.00000000000053031666" calcext:value-type="float">
            <text:p>-5.30316663418341E-13</text:p>
          </table:table-cell>
          <table:table-cell office:value-type="float" office:value="-0.00000000000051403807" calcext:value-type="float">
            <text:p>-5.14038067513978E-13</text:p>
          </table:table-cell>
          <table:table-cell office:value-type="float" office:value="-0.00000000000049775947" calcext:value-type="float">
            <text:p>-4.97759471609614E-13</text:p>
          </table:table-cell>
          <table:table-cell office:value-type="float" office:value="-0.00000000000048148088" calcext:value-type="float">
            <text:p>-4.81480875705251E-13</text:p>
          </table:table-cell>
          <table:table-cell office:value-type="float" office:value="-0.00000000000046520228" calcext:value-type="float">
            <text:p>-4.65202279800887E-13</text:p>
          </table:table-cell>
          <table:table-cell office:value-type="float" office:value="-0.00000000000044892368" calcext:value-type="float">
            <text:p>-4.48923683896523E-13</text:p>
          </table:table-cell>
          <table:table-cell office:value-type="float" office:value="-0.00000000000043264509" calcext:value-type="float">
            <text:p>-4.3264508799216E-13</text:p>
          </table:table-cell>
          <table:table-cell office:value-type="float" office:value="-0.00000000000041636649" calcext:value-type="float">
            <text:p>-4.16366492087796E-13</text:p>
          </table:table-cell>
          <table:table-cell office:value-type="float" office:value="-0.0000000000004000879" calcext:value-type="float">
            <text:p>-4.00087896183433E-13</text:p>
          </table:table-cell>
          <table:table-cell office:value-type="float" office:value="-0.0000000000003838093" calcext:value-type="float">
            <text:p>-3.83809300279069E-13</text:p>
          </table:table-cell>
          <table:table-cell office:value-type="float" office:value="-0.0000000000003675307" calcext:value-type="float">
            <text:p>-3.67530704374705E-13</text:p>
          </table:table-cell>
          <table:table-cell office:value-type="float" office:value="-0.00000000000035125211" calcext:value-type="float">
            <text:p>-3.51252108470342E-13</text:p>
          </table:table-cell>
          <table:table-cell office:value-type="float" office:value="-0.00000000000033497351" calcext:value-type="float">
            <text:p>-3.34973512565978E-13</text:p>
          </table:table-cell>
          <table:table-cell office:value-type="float" office:value="-0.00000000000031869492" calcext:value-type="float">
            <text:p>-3.18694916661615E-13</text:p>
          </table:table-cell>
          <table:table-cell office:value-type="float" office:value="-0.00000000000030241632" calcext:value-type="float">
            <text:p>-3.02416320757251E-13</text:p>
          </table:table-cell>
          <table:table-cell office:value-type="float" office:value="-0.00000000000028613772" calcext:value-type="float">
            <text:p>-2.86137724852887E-13</text:p>
          </table:table-cell>
          <table:table-cell office:value-type="float" office:value="-0.00000000000026985913" calcext:value-type="float">
            <text:p>-2.69859128948524E-13</text:p>
          </table:table-cell>
          <table:table-cell office:value-type="float" office:value="-0.00000000000025358053" calcext:value-type="float">
            <text:p>-2.5358053304416E-13</text:p>
          </table:table-cell>
          <table:table-cell office:value-type="float" office:value="-0.00000000000023730194" calcext:value-type="float">
            <text:p>-2.37301937139797E-13</text:p>
          </table:table-cell>
          <table:table-cell office:value-type="float" office:value="-0.00000000000022102334" calcext:value-type="float">
            <text:p>-2.21023341235433E-13</text:p>
          </table:table-cell>
          <table:table-cell office:value-type="float" office:value="-0.00000000000020474475" calcext:value-type="float">
            <text:p>-2.0474474533107E-13</text:p>
          </table:table-cell>
          <table:table-cell office:value-type="float" office:value="-0.00000000000018846615" calcext:value-type="float">
            <text:p>-1.88466149426706E-13</text:p>
          </table:table-cell>
          <table:table-cell office:value-type="float" office:value="-0.00000000000017218755" calcext:value-type="float">
            <text:p>-1.72187553522342E-13</text:p>
          </table:table-cell>
          <table:table-cell office:value-type="float" office:value="-0.00000000000015590896" calcext:value-type="float">
            <text:p>-1.55908957617979E-13</text:p>
          </table:table-cell>
          <table:table-cell office:value-type="float" office:value="-0.00000000000013963036" calcext:value-type="float">
            <text:p>-1.39630361713615E-13</text:p>
          </table:table-cell>
          <table:table-cell office:value-type="float" office:value="-0.00000000000012335177" calcext:value-type="float">
            <text:p>-1.23351765809252E-13</text:p>
          </table:table-cell>
          <table:table-cell office:value-type="float" office:value="-0.00000000000010707317" calcext:value-type="float">
            <text:p>-1.07073169904888E-13</text:p>
          </table:table-cell>
          <table:table-cell office:value-type="float" office:value="-0.00000000000009079457" calcext:value-type="float">
            <text:p>-9.07945740005244E-14</text:p>
          </table:table-cell>
          <table:table-cell office:value-type="float" office:value="-0.00000000000007451598" calcext:value-type="float">
            <text:p>-7.45159780961608E-14</text:p>
          </table:table-cell>
          <table:table-cell office:value-type="float" office:value="-0.00000000000006641045" calcext:value-type="float">
            <text:p>-6.64104517075993E-14</text:p>
          </table:table-cell>
          <table:table-cell office:value-type="float" office:value="-0.00000000000006573324" calcext:value-type="float">
            <text:p>-6.5733239742803E-14</text:p>
          </table:table-cell>
          <table:table-cell office:value-type="float" office:value="-0.00000000000006505603" calcext:value-type="float">
            <text:p>-6.50560277780067E-14</text:p>
          </table:table-cell>
          <table:table-cell office:value-type="float" office:value="-0.00000000000006437882" calcext:value-type="float">
            <text:p>-6.43788158132104E-14</text:p>
          </table:table-cell>
          <table:table-cell office:value-type="float" office:value="-0.0000000000000637016" calcext:value-type="float">
            <text:p>-6.37016038484141E-14</text:p>
          </table:table-cell>
          <table:table-cell office:value-type="float" office:value="-0.00000000000006302439" calcext:value-type="float">
            <text:p>-6.30243918836178E-14</text:p>
          </table:table-cell>
          <table:table-cell office:value-type="float" office:value="-0.00000000000006234718" calcext:value-type="float">
            <text:p>-6.23471799188214E-14</text:p>
          </table:table-cell>
          <table:table-cell office:value-type="float" office:value="-0.00000000000006166997" calcext:value-type="float">
            <text:p>-6.16699679540251E-14</text:p>
          </table:table-cell>
          <table:table-cell office:value-type="float" office:value="-0.00000000000006099276" calcext:value-type="float">
            <text:p>-6.09927559892288E-14</text:p>
          </table:table-cell>
          <table:table-cell office:value-type="float" office:value="-0.00000000000006031554" calcext:value-type="float">
            <text:p>-6.03155440244325E-14</text:p>
          </table:table-cell>
          <table:table-cell office:value-type="float" office:value="-0.00000000000005963833" calcext:value-type="float">
            <text:p>-5.96383320596362E-14</text:p>
          </table:table-cell>
          <table:table-cell office:value-type="float" office:value="-0.00000000000005896112" calcext:value-type="float">
            <text:p>-5.89611200948399E-14</text:p>
          </table:table-cell>
          <table:table-cell office:value-type="float" office:value="-0.00000000000005828391" calcext:value-type="float">
            <text:p>-5.82839081300436E-14</text:p>
          </table:table-cell>
          <table:table-cell office:value-type="float" office:value="-0.0000000000000576067" calcext:value-type="float">
            <text:p>-5.76066961652473E-14</text:p>
          </table:table-cell>
          <table:table-cell office:value-type="float" office:value="-0.00000000000005692948" calcext:value-type="float">
            <text:p>-5.6929484200451E-14</text:p>
          </table:table-cell>
          <table:table-cell office:value-type="float" office:value="-0.00000000000005625227" calcext:value-type="float">
            <text:p>-5.62522722356547E-14</text:p>
          </table:table-cell>
          <table:table-cell office:value-type="float" office:value="-0.00000000000005557506" calcext:value-type="float">
            <text:p>-5.55750602708584E-14</text:p>
          </table:table-cell>
          <table:table-cell office:value-type="float" office:value="-0.00000000000005489785" calcext:value-type="float">
            <text:p>-5.4897848306062E-14</text:p>
          </table:table-cell>
          <table:table-cell office:value-type="float" office:value="-0.00000000000005422064" calcext:value-type="float">
            <text:p>-5.42206363412657E-14</text:p>
          </table:table-cell>
          <table:table-cell office:value-type="float" office:value="-0.00000000000005354342" calcext:value-type="float">
            <text:p>-5.35434243764694E-14</text:p>
          </table:table-cell>
          <table:table-cell office:value-type="float" office:value="-0.00000000000005286621" calcext:value-type="float">
            <text:p>-5.28662124116731E-14</text:p>
          </table:table-cell>
          <table:table-cell office:value-type="float" office:value="-0.000000000000052189" calcext:value-type="float">
            <text:p>-5.21890004468768E-14</text:p>
          </table:table-cell>
          <table:table-cell office:value-type="float" office:value="-0.00000000000005151179" calcext:value-type="float">
            <text:p>-5.15117884820805E-14</text:p>
          </table:table-cell>
          <table:table-cell office:value-type="float" office:value="-0.00000000000005083458" calcext:value-type="float">
            <text:p>-5.08345765172842E-14</text:p>
          </table:table-cell>
          <table:table-cell office:value-type="float" office:value="-0.00000000000005015736" calcext:value-type="float">
            <text:p>-5.01573645524879E-14</text:p>
          </table:table-cell>
          <table:table-cell office:value-type="float" office:value="-0.00000000000004948015" calcext:value-type="float">
            <text:p>-4.94801525876916E-14</text:p>
          </table:table-cell>
          <table:table-cell office:value-type="float" office:value="-0.00000000000004880294" calcext:value-type="float">
            <text:p>-4.88029406228953E-14</text:p>
          </table:table-cell>
          <table:table-cell office:value-type="float" office:value="-0.00000000000004812573" calcext:value-type="float">
            <text:p>-4.8125728658099E-14</text:p>
          </table:table-cell>
          <table:table-cell office:value-type="float" office:value="-0.00000000000004744852" calcext:value-type="float">
            <text:p>-4.74485166933027E-14</text:p>
          </table:table-cell>
          <table:table-cell office:value-type="float" office:value="-0.0000000000000467713" calcext:value-type="float">
            <text:p>-4.67713047285064E-14</text:p>
          </table:table-cell>
          <table:table-cell office:value-type="float" office:value="-0.00000000000004609409" calcext:value-type="float">
            <text:p>-4.609409276371E-14</text:p>
          </table:table-cell>
          <table:table-cell office:value-type="float" office:value="-0.00000000000004541688" calcext:value-type="float">
            <text:p>-4.54168807989137E-14</text:p>
          </table:table-cell>
          <table:table-cell office:value-type="float" office:value="-0.00000000000004473967" calcext:value-type="float">
            <text:p>-4.47396688341174E-14</text:p>
          </table:table-cell>
          <table:table-cell office:value-type="float" office:value="-0.00000000000004406246" calcext:value-type="float">
            <text:p>-4.40624568693211E-14</text:p>
          </table:table-cell>
          <table:table-cell office:value-type="float" office:value="-0.00000000000004338524" calcext:value-type="float">
            <text:p>-4.33852449045248E-14</text:p>
          </table:table-cell>
          <table:table-cell office:value-type="float" office:value="-0.00000000000004270803" calcext:value-type="float">
            <text:p>-4.27080329397285E-14</text:p>
          </table:table-cell>
          <table:table-cell office:value-type="float" office:value="-0.00000000000004203082" calcext:value-type="float">
            <text:p>-4.20308209749322E-14</text:p>
          </table:table-cell>
          <table:table-cell office:value-type="float" office:value="-0.00000000000004135361" calcext:value-type="float">
            <text:p>-4.13536090101359E-14</text:p>
          </table:table-cell>
          <table:table-cell office:value-type="float" office:value="-0.0000000000000406764" calcext:value-type="float">
            <text:p>-4.06763970453396E-14</text:p>
          </table:table-cell>
          <table:table-cell office:value-type="float" office:value="-0.00000000000003999919" calcext:value-type="float">
            <text:p>-3.99991850805433E-14</text:p>
          </table:table-cell>
          <table:table-cell office:value-type="float" office:value="-0.00000000000003932197" calcext:value-type="float">
            <text:p>-3.9321973115747E-14</text:p>
          </table:table-cell>
          <table:table-cell office:value-type="float" office:value="-0.00000000000003864476" calcext:value-type="float">
            <text:p>-3.86447611509506E-14</text:p>
          </table:table-cell>
          <table:table-cell office:value-type="float" office:value="-0.00000000000003796755" calcext:value-type="float">
            <text:p>-3.79675491861543E-14</text:p>
          </table:table-cell>
          <table:table-cell office:value-type="float" office:value="-0.00000000000003729034" calcext:value-type="float">
            <text:p>-3.7290337221358E-14</text:p>
          </table:table-cell>
          <table:table-cell office:value-type="float" office:value="-0.00000000000003661313" calcext:value-type="float">
            <text:p>-3.66131252565617E-14</text:p>
          </table:table-cell>
          <table:table-cell office:value-type="float" office:value="-0.00000000000003593591" calcext:value-type="float">
            <text:p>-3.59359132917654E-14</text:p>
          </table:table-cell>
          <table:table-cell office:value-type="float" office:value="-0.0000000000000352587" calcext:value-type="float">
            <text:p>-3.52587013269691E-14</text:p>
          </table:table-cell>
          <table:table-cell office:value-type="float" office:value="-0.00000000000003458149" calcext:value-type="float">
            <text:p>-3.45814893621728E-14</text:p>
          </table:table-cell>
          <table:table-cell office:value-type="float" office:value="-0.00000000000003390428" calcext:value-type="float">
            <text:p>-3.39042773973765E-14</text:p>
          </table:table-cell>
          <table:table-cell office:value-type="float" office:value="-0.00000000000003322707" calcext:value-type="float">
            <text:p>-3.32270654325802E-14</text:p>
          </table:table-cell>
          <table:table-cell office:value-type="float" office:value="-0.00000000000003254985" calcext:value-type="float">
            <text:p>-3.25498534677839E-14</text:p>
          </table:table-cell>
          <table:table-cell office:value-type="float" office:value="-0.00000000000003187264" calcext:value-type="float">
            <text:p>-3.18726415029876E-14</text:p>
          </table:table-cell>
          <table:table-cell office:value-type="float" office:value="-0.00000000000003119543" calcext:value-type="float">
            <text:p>-3.11954295381913E-14</text:p>
          </table:table-cell>
          <table:table-cell office:value-type="float" office:value="-0.00000000000003051822" calcext:value-type="float">
            <text:p>-3.05182175733949E-14</text:p>
          </table:table-cell>
          <table:table-cell office:value-type="float" office:value="-0.00000000000002984101" calcext:value-type="float">
            <text:p>-2.98410056085986E-14</text:p>
          </table:table-cell>
          <table:table-cell office:value-type="float" office:value="-0.00000000000002916379" calcext:value-type="float">
            <text:p>-2.91637936438023E-14</text:p>
          </table:table-cell>
          <table:table-cell office:value-type="float" office:value="-0.00000000000002848658" calcext:value-type="float">
            <text:p>-2.8486581679006E-14</text:p>
          </table:table-cell>
          <table:table-cell office:value-type="float" office:value="-0.00000000000002780937" calcext:value-type="float">
            <text:p>-2.78093697142097E-14</text:p>
          </table:table-cell>
          <table:table-cell office:value-type="float" office:value="-0.00000000000002713216" calcext:value-type="float">
            <text:p>-2.71321577494134E-14</text:p>
          </table:table-cell>
          <table:table-cell office:value-type="float" office:value="-0.00000000000002645495" calcext:value-type="float">
            <text:p>-2.64549457846171E-14</text:p>
          </table:table-cell>
          <table:table-cell office:value-type="float" office:value="-0.00000000000002577773" calcext:value-type="float">
            <text:p>-2.57777338198208E-14</text:p>
          </table:table-cell>
          <table:table-cell office:value-type="float" office:value="-0.00000000000002510052" calcext:value-type="float">
            <text:p>-2.51005218550245E-14</text:p>
          </table:table-cell>
          <table:table-cell office:value-type="float" office:value="-0.00000000000002442331" calcext:value-type="float">
            <text:p>-2.44233098902282E-14</text:p>
          </table:table-cell>
          <table:table-cell office:value-type="float" office:value="-0.0000000000000237461" calcext:value-type="float">
            <text:p>-2.37460979254319E-14</text:p>
          </table:table-cell>
          <table:table-cell office:value-type="float" office:value="-0.00000000000002306889" calcext:value-type="float">
            <text:p>-2.30688859606356E-14</text:p>
          </table:table-cell>
          <table:table-cell office:value-type="float" office:value="-0.00000000000002239167" calcext:value-type="float">
            <text:p>-2.23916739958393E-14</text:p>
          </table:table-cell>
          <table:table-cell office:value-type="float" office:value="-0.00000000000002171446" calcext:value-type="float">
            <text:p>-2.17144620310429E-14</text:p>
          </table:table-cell>
          <table:table-cell office:value-type="float" office:value="-0.00000000000002103725" calcext:value-type="float">
            <text:p>-2.10372500662466E-14</text:p>
          </table:table-cell>
          <table:table-cell office:value-type="float" office:value="-0.00000000000002036004" calcext:value-type="float">
            <text:p>-2.03600381014503E-14</text:p>
          </table:table-cell>
          <table:table-cell office:value-type="float" office:value="-0.00000000000001968283" calcext:value-type="float">
            <text:p>-1.9682826136654E-14</text:p>
          </table:table-cell>
          <table:table-cell office:value-type="float" office:value="-0.00000000000001900561" calcext:value-type="float">
            <text:p>-1.90056141718577E-14</text:p>
          </table:table-cell>
          <table:table-cell office:value-type="float" office:value="-0.0000000000000183284" calcext:value-type="float">
            <text:p>-1.83284022070614E-14</text:p>
          </table:table-cell>
          <table:table-cell office:value-type="float" office:value="-0.00000000000001765119" calcext:value-type="float">
            <text:p>-1.76511902422651E-14</text:p>
          </table:table-cell>
          <table:table-cell office:value-type="float" office:value="-0.00000000000001697398" calcext:value-type="float">
            <text:p>-1.69739782774688E-14</text:p>
          </table:table-cell>
          <table:table-cell office:value-type="float" office:value="-0.00000000000001629677" calcext:value-type="float">
            <text:p>-1.62967663126725E-14</text:p>
          </table:table-cell>
          <table:table-cell office:value-type="float" office:value="-0.00000000000001561955" calcext:value-type="float">
            <text:p>-1.56195543478762E-14</text:p>
          </table:table-cell>
          <table:table-cell office:value-type="float" office:value="-0.00000000000001494234" calcext:value-type="float">
            <text:p>-1.49423423830799E-14</text:p>
          </table:table-cell>
          <table:table-cell office:value-type="float" office:value="-0.00000000000001426513" calcext:value-type="float">
            <text:p>-1.42651304182836E-14</text:p>
          </table:table-cell>
          <table:table-cell office:value-type="float" office:value="-0.00000000000001358792" calcext:value-type="float">
            <text:p>-1.35879184534872E-14</text:p>
          </table:table-cell>
          <table:table-cell office:value-type="float" office:value="-0.00000000000001291071" calcext:value-type="float">
            <text:p>-1.29107064886909E-14</text:p>
          </table:table-cell>
          <table:table-cell office:value-type="float" office:value="-0.00000000000001223349" calcext:value-type="float">
            <text:p>-1.22334945238946E-14</text:p>
          </table:table-cell>
          <table:table-cell office:value-type="float" office:value="-0.00000000000001155628" calcext:value-type="float">
            <text:p>-1.15562825590983E-14</text:p>
          </table:table-cell>
          <table:table-cell office:value-type="float" office:value="-0.00000000000001087907" calcext:value-type="float">
            <text:p>-1.0879070594302E-14</text:p>
          </table:table-cell>
          <table:table-cell office:value-type="float" office:value="-0.00000000000001020186" calcext:value-type="float">
            <text:p>-1.02018586295057E-14</text:p>
          </table:table-cell>
          <table:table-cell office:value-type="float" office:value="-9.52464666470939E-015" calcext:value-type="float">
            <text:p>-9.52464666470939E-15</text:p>
          </table:table-cell>
          <table:table-cell office:value-type="float" office:value="-8.84743469991309E-015" calcext:value-type="float">
            <text:p>-8.84743469991309E-15</text:p>
          </table:table-cell>
          <table:table-cell office:value-type="float" office:value="-8.17022273511678E-015" calcext:value-type="float">
            <text:p>-8.17022273511678E-15</text:p>
          </table:table-cell>
          <table:table-cell office:value-type="float" office:value="-7.49301077032047E-015" calcext:value-type="float">
            <text:p>-7.49301077032047E-15</text:p>
          </table:table-cell>
          <table:table-cell office:value-type="float" office:value="-6.81579880552416E-015" calcext:value-type="float">
            <text:p>-6.81579880552416E-15</text:p>
          </table:table-cell>
          <table:table-cell office:value-type="float" office:value="-6.13858684072785E-015" calcext:value-type="float">
            <text:p>-6.13858684072785E-15</text:p>
          </table:table-cell>
          <table:table-cell office:value-type="float" office:value="-5.46137487593155E-015" calcext:value-type="float">
            <text:p>-5.46137487593155E-15</text:p>
          </table:table-cell>
          <table:table-cell office:value-type="float" office:value="-4.78416291113524E-015" calcext:value-type="float">
            <text:p>-4.78416291113524E-15</text:p>
          </table:table-cell>
          <table:table-cell office:value-type="float" office:value="-4.10695094633893E-015" calcext:value-type="float">
            <text:p>-4.10695094633893E-15</text:p>
          </table:table-cell>
          <table:table-cell office:value-type="float" office:value="-3.42973898154262E-015" calcext:value-type="float">
            <text:p>-3.42973898154262E-15</text:p>
          </table:table-cell>
          <table:table-cell office:value-type="float" office:value="-2.816249799643E-015" calcext:value-type="float">
            <text:p>-2.816249799643E-15</text:p>
          </table:table-cell>
          <table:table-cell office:value-type="float" office:value="-2.81328028067279E-015" calcext:value-type="float">
            <text:p>-2.81328028067279E-15</text:p>
          </table:table-cell>
          <table:table-cell office:value-type="float" office:value="-2.81031076170257E-015" calcext:value-type="float">
            <text:p>-2.81031076170257E-15</text:p>
          </table:table-cell>
          <table:table-cell office:value-type="float" office:value="-2.80734124273236E-015" calcext:value-type="float">
            <text:p>-2.80734124273236E-15</text:p>
          </table:table-cell>
          <table:table-cell office:value-type="float" office:value="-2.80437172376215E-015" calcext:value-type="float">
            <text:p>-2.80437172376215E-15</text:p>
          </table:table-cell>
          <table:table-cell office:value-type="float" office:value="-2.80140220479194E-015" calcext:value-type="float">
            <text:p>-2.80140220479194E-15</text:p>
          </table:table-cell>
          <table:table-cell office:value-type="float" office:value="-2.79843268582173E-015" calcext:value-type="float">
            <text:p>-2.79843268582173E-15</text:p>
          </table:table-cell>
          <table:table-cell office:value-type="float" office:value="-2.79546316685152E-015" calcext:value-type="float">
            <text:p>-2.79546316685152E-15</text:p>
          </table:table-cell>
          <table:table-cell office:value-type="float" office:value="-2.7924936478813E-015" calcext:value-type="float">
            <text:p>-2.7924936478813E-15</text:p>
          </table:table-cell>
          <table:table-cell office:value-type="float" office:value="-2.78952412891109E-015" calcext:value-type="float">
            <text:p>-2.78952412891109E-15</text:p>
          </table:table-cell>
          <table:table-cell office:value-type="float" office:value="-2.78655460994088E-015" calcext:value-type="float">
            <text:p>-2.78655460994088E-15</text:p>
          </table:table-cell>
          <table:table-cell office:value-type="float" office:value="-2.78358509097067E-015" calcext:value-type="float">
            <text:p>-2.78358509097067E-15</text:p>
          </table:table-cell>
          <table:table-cell office:value-type="float" office:value="-2.78061557200046E-015" calcext:value-type="float">
            <text:p>-2.78061557200046E-15</text:p>
          </table:table-cell>
          <table:table-cell office:value-type="float" office:value="-2.77764605303025E-015" calcext:value-type="float">
            <text:p>-2.77764605303025E-15</text:p>
          </table:table-cell>
          <table:table-cell office:value-type="float" office:value="-2.77467653406003E-015" calcext:value-type="float">
            <text:p>-2.77467653406003E-15</text:p>
          </table:table-cell>
          <table:table-cell office:value-type="float" office:value="-2.77170701508982E-015" calcext:value-type="float">
            <text:p>-2.77170701508982E-15</text:p>
          </table:table-cell>
          <table:table-cell office:value-type="float" office:value="-2.76873749611961E-015" calcext:value-type="float">
            <text:p>-2.76873749611961E-15</text:p>
          </table:table-cell>
          <table:table-cell office:value-type="float" office:value="-2.7657679771494E-015" calcext:value-type="float">
            <text:p>-2.7657679771494E-15</text:p>
          </table:table-cell>
          <table:table-cell office:value-type="float" office:value="-2.76279845817919E-015" calcext:value-type="float">
            <text:p>-2.76279845817919E-15</text:p>
          </table:table-cell>
          <table:table-cell office:value-type="float" office:value="-2.75982893920898E-015" calcext:value-type="float">
            <text:p>-2.75982893920898E-15</text:p>
          </table:table-cell>
          <table:table-cell office:value-type="float" office:value="-2.75685942023876E-015" calcext:value-type="float">
            <text:p>-2.75685942023876E-15</text:p>
          </table:table-cell>
          <table:table-cell office:value-type="float" office:value="-2.75388990126855E-015" calcext:value-type="float">
            <text:p>-2.75388990126855E-15</text:p>
          </table:table-cell>
          <table:table-cell office:value-type="float" office:value="-2.75092038229834E-015" calcext:value-type="float">
            <text:p>-2.75092038229834E-15</text:p>
          </table:table-cell>
          <table:table-cell office:value-type="float" office:value="-2.74795086332813E-015" calcext:value-type="float">
            <text:p>-2.74795086332813E-15</text:p>
          </table:table-cell>
          <table:table-cell office:value-type="float" office:value="-2.74498134435792E-015" calcext:value-type="float">
            <text:p>-2.74498134435792E-15</text:p>
          </table:table-cell>
          <table:table-cell office:value-type="float" office:value="-2.74201182538771E-015" calcext:value-type="float">
            <text:p>-2.74201182538771E-15</text:p>
          </table:table-cell>
          <table:table-cell office:value-type="float" office:value="-2.73904230641749E-015" calcext:value-type="float">
            <text:p>-2.73904230641749E-15</text:p>
          </table:table-cell>
          <table:table-cell office:value-type="float" office:value="-2.73607278744728E-015" calcext:value-type="float">
            <text:p>-2.73607278744728E-15</text:p>
          </table:table-cell>
          <table:table-cell office:value-type="float" office:value="-2.73310326847707E-015" calcext:value-type="float">
            <text:p>-2.73310326847707E-15</text:p>
          </table:table-cell>
          <table:table-cell office:value-type="float" office:value="-2.73013374950686E-015" calcext:value-type="float">
            <text:p>-2.73013374950686E-15</text:p>
          </table:table-cell>
          <table:table-cell office:value-type="float" office:value="-2.72716423053665E-015" calcext:value-type="float">
            <text:p>-2.72716423053665E-15</text:p>
          </table:table-cell>
          <table:table-cell office:value-type="float" office:value="-2.72419471156644E-015" calcext:value-type="float">
            <text:p>-2.72419471156644E-15</text:p>
          </table:table-cell>
          <table:table-cell office:value-type="float" office:value="-2.72122519259622E-015" calcext:value-type="float">
            <text:p>-2.72122519259622E-15</text:p>
          </table:table-cell>
          <table:table-cell office:value-type="float" office:value="-2.71825567362601E-015" calcext:value-type="float">
            <text:p>-2.71825567362601E-15</text:p>
          </table:table-cell>
          <table:table-cell office:value-type="float" office:value="-2.7152861546558E-015" calcext:value-type="float">
            <text:p>-2.7152861546558E-15</text:p>
          </table:table-cell>
          <table:table-cell office:value-type="float" office:value="-2.71231663568559E-015" calcext:value-type="float">
            <text:p>-2.71231663568559E-15</text:p>
          </table:table-cell>
          <table:table-cell office:value-type="float" office:value="-2.70934711671538E-015" calcext:value-type="float">
            <text:p>-2.70934711671538E-15</text:p>
          </table:table-cell>
          <table:table-cell office:value-type="float" office:value="-2.70637759774517E-015" calcext:value-type="float">
            <text:p>-2.70637759774517E-15</text:p>
          </table:table-cell>
          <table:table-cell office:value-type="float" office:value="-2.70340807877495E-015" calcext:value-type="float">
            <text:p>-2.70340807877495E-15</text:p>
          </table:table-cell>
          <table:table-cell office:value-type="float" office:value="-2.70043855980474E-015" calcext:value-type="float">
            <text:p>-2.70043855980474E-15</text:p>
          </table:table-cell>
          <table:table-cell office:value-type="float" office:value="-2.69746904083453E-015" calcext:value-type="float">
            <text:p>-2.69746904083453E-15</text:p>
          </table:table-cell>
          <table:table-cell office:value-type="float" office:value="-2.69449952186432E-015" calcext:value-type="float">
            <text:p>-2.69449952186432E-15</text:p>
          </table:table-cell>
          <table:table-cell office:value-type="float" office:value="-2.69153000289411E-015" calcext:value-type="float">
            <text:p>-2.69153000289411E-15</text:p>
          </table:table-cell>
          <table:table-cell office:value-type="float" office:value="-2.6885604839239E-015" calcext:value-type="float">
            <text:p>-2.6885604839239E-15</text:p>
          </table:table-cell>
          <table:table-cell office:value-type="float" office:value="-2.68559096495368E-015" calcext:value-type="float">
            <text:p>-2.68559096495368E-15</text:p>
          </table:table-cell>
          <table:table-cell office:value-type="float" office:value="-2.68262144598347E-015" calcext:value-type="float">
            <text:p>-2.68262144598347E-15</text:p>
          </table:table-cell>
          <table:table-cell office:value-type="float" office:value="-2.67965192701326E-015" calcext:value-type="float">
            <text:p>-2.67965192701326E-15</text:p>
          </table:table-cell>
          <table:table-cell office:value-type="float" office:value="-2.67668240804305E-015" calcext:value-type="float">
            <text:p>-2.67668240804305E-15</text:p>
          </table:table-cell>
          <table:table-cell office:value-type="float" office:value="-2.67371288907284E-015" calcext:value-type="float">
            <text:p>-2.67371288907284E-15</text:p>
          </table:table-cell>
          <table:table-cell office:value-type="float" office:value="-2.67074337010263E-015" calcext:value-type="float">
            <text:p>-2.67074337010263E-15</text:p>
          </table:table-cell>
          <table:table-cell office:value-type="float" office:value="-2.66777385113241E-015" calcext:value-type="float">
            <text:p>-2.66777385113241E-15</text:p>
          </table:table-cell>
        </table:table-row>
        <table:table-row table:style-name="ro1">
          <table:table-cell office:value-type="string" calcext:value-type="string">
            <text:p>Infected</text:p>
          </table:table-cell>
          <table:table-cell office:value-type="float" office:value="0" calcext:value-type="float">
            <text:p>0</text:p>
          </table:table-cell>
          <table:table-cell office:value-type="float" office:value="0.392193452120854" calcext:value-type="float">
            <text:p>0.392193452120854</text:p>
          </table:table-cell>
          <table:table-cell office:value-type="float" office:value="0.688962921517573" calcext:value-type="float">
            <text:p>0.688962921517573</text:p>
          </table:table-cell>
          <table:table-cell office:value-type="float" office:value="1.02874419991895" calcext:value-type="float">
            <text:p>1.02874419991895</text:p>
          </table:table-cell>
          <table:table-cell office:value-type="float" office:value="1.4882569093975" calcext:value-type="float">
            <text:p>1.4882569093975</text:p>
          </table:table-cell>
          <table:table-cell office:value-type="float" office:value="2.13819012044085" calcext:value-type="float">
            <text:p>2.13819012044085</text:p>
          </table:table-cell>
          <table:table-cell office:value-type="float" office:value="3.06720826750365" calcext:value-type="float">
            <text:p>3.06720826750365</text:p>
          </table:table-cell>
          <table:table-cell office:value-type="float" office:value="4.39834459635228" calcext:value-type="float">
            <text:p>4.39834459635228</text:p>
          </table:table-cell>
          <table:table-cell office:value-type="float" office:value="6.30668670949983" calcext:value-type="float">
            <text:p>6.30668670949983</text:p>
          </table:table-cell>
          <table:table-cell office:value-type="float" office:value="9.04285593823059" calcext:value-type="float">
            <text:p>9.04285593823059</text:p>
          </table:table-cell>
          <table:table-cell office:value-type="float" office:value="12.9660664471023" calcext:value-type="float">
            <text:p>12.9660664471023</text:p>
          </table:table-cell>
          <table:table-cell office:value-type="float" office:value="18.5913308997374" calcext:value-type="float">
            <text:p>18.5913308997374</text:p>
          </table:table-cell>
          <table:table-cell office:value-type="float" office:value="26.6570826832652" calcext:value-type="float">
            <text:p>26.6570826832652</text:p>
          </table:table-cell>
          <table:table-cell office:value-type="float" office:value="38.2221161141111" calcext:value-type="float">
            <text:p>38.2221161141111</text:p>
          </table:table-cell>
          <table:table-cell office:value-type="float" office:value="54.8045753649896" calcext:value-type="float">
            <text:p>54.8045753649896</text:p>
          </table:table-cell>
          <table:table-cell office:value-type="float" office:value="78.5812415195635" calcext:value-type="float">
            <text:p>78.5812415195635</text:p>
          </table:table-cell>
          <table:table-cell office:value-type="float" office:value="112.673276569506" calcext:value-type="float">
            <text:p>112.673276569506</text:p>
          </table:table-cell>
          <table:table-cell office:value-type="float" office:value="161.555935305604" calcext:value-type="float">
            <text:p>161.555935305604</text:p>
          </table:table-cell>
          <table:table-cell office:value-type="float" office:value="231.64602319746" calcext:value-type="float">
            <text:p>231.64602319746</text:p>
          </table:table-cell>
          <table:table-cell office:value-type="float" office:value="332.144212005589" calcext:value-type="float">
            <text:p>332.144212005589</text:p>
          </table:table-cell>
          <table:table-cell office:value-type="float" office:value="476.242773871823" calcext:value-type="float">
            <text:p>476.242773871823</text:p>
          </table:table-cell>
          <table:table-cell office:value-type="float" office:value="682.85724818833" calcext:value-type="float">
            <text:p>682.85724818833</text:p>
          </table:table-cell>
          <table:table-cell office:value-type="float" office:value="979.109312497274" calcext:value-type="float">
            <text:p>979.109312497274</text:p>
          </table:table-cell>
          <table:table-cell office:value-type="float" office:value="1403.88668775438" calcext:value-type="float">
            <text:p>1403.88668775438</text:p>
          </table:table-cell>
          <table:table-cell office:value-type="float" office:value="2012.94719408796" calcext:value-type="float">
            <text:p>2012.94719408796</text:p>
          </table:table-cell>
          <table:table-cell office:value-type="float" office:value="2886.23654976614" calcext:value-type="float">
            <text:p>2886.23654976614</text:p>
          </table:table-cell>
          <table:table-cell office:value-type="float" office:value="4138.37969164395" calcext:value-type="float">
            <text:p>4138.37969164395</text:p>
          </table:table-cell>
          <table:table-cell office:value-type="float" office:value="5933.72109050052" calcext:value-type="float">
            <text:p>5933.72109050052</text:p>
          </table:table-cell>
          <table:table-cell office:value-type="float" office:value="8507.8848838563" calcext:value-type="float">
            <text:p>8507.8848838563</text:p>
          </table:table-cell>
          <table:table-cell office:value-type="float" office:value="12198.6777030195" calcext:value-type="float">
            <text:p>12198.6777030195</text:p>
          </table:table-cell>
          <table:table-cell office:value-type="float" office:value="17490.3758743774" calcext:value-type="float">
            <text:p>17490.3758743774</text:p>
          </table:table-cell>
          <table:table-cell office:value-type="float" office:value="25077.1798077071" calcext:value-type="float">
            <text:p>25077.1798077071</text:p>
          </table:table-cell>
          <table:table-cell office:value-type="float" office:value="35954.1020899402" calcext:value-type="float">
            <text:p>35954.1020899402</text:p>
          </table:table-cell>
          <table:table-cell office:value-type="float" office:value="51547.0900742677" calcext:value-type="float">
            <text:p>51547.0900742677</text:p>
          </table:table-cell>
          <table:table-cell office:value-type="float" office:value="73899.1974430218" calcext:value-type="float">
            <text:p>73899.1974430218</text:p>
          </table:table-cell>
          <table:table-cell office:value-type="float" office:value="105936.695571246" calcext:value-type="float">
            <text:p>105936.695571246</text:p>
          </table:table-cell>
          <table:table-cell office:value-type="float" office:value="151848.933186122" calcext:value-type="float">
            <text:p>151848.933186122</text:p>
          </table:table-cell>
          <table:table-cell office:value-type="float" office:value="217629.502754847" calcext:value-type="float">
            <text:p>217629.502754847</text:p>
          </table:table-cell>
          <table:table-cell office:value-type="float" office:value="311845.032905449" calcext:value-type="float">
            <text:p>311845.032905449</text:p>
          </table:table-cell>
          <table:table-cell office:value-type="float" office:value="446722.877362785" calcext:value-type="float">
            <text:p>446722.877362785</text:p>
          </table:table-cell>
          <table:table-cell office:value-type="float" office:value="639680.806861928" calcext:value-type="float">
            <text:p>639680.806861928</text:p>
          </table:table-cell>
          <table:table-cell office:value-type="float" office:value="915459.530361336" calcext:value-type="float">
            <text:p>915459.530361336</text:p>
          </table:table-cell>
          <table:table-cell office:value-type="float" office:value="1309057.17810502" calcext:value-type="float">
            <text:p>1309057.17810502</text:p>
          </table:table-cell>
          <table:table-cell office:value-type="float" office:value="1869688.84502802" calcext:value-type="float">
            <text:p>1869688.84502802</text:p>
          </table:table-cell>
          <table:table-cell office:value-type="float" office:value="2665969.22367134" calcext:value-type="float">
            <text:p>2665969.22367134</text:p>
          </table:table-cell>
          <table:table-cell office:value-type="float" office:value="3792370.03556343" calcext:value-type="float">
            <text:p>3792370.03556343</text:p>
          </table:table-cell>
          <table:table-cell office:value-type="float" office:value="5376599.89872814" calcext:value-type="float">
            <text:p>5376599.89872814</text:p>
          </table:table-cell>
          <table:table-cell office:value-type="float" office:value="7586661.76855007" calcext:value-type="float">
            <text:p>7586661.76855007</text:p>
          </table:table-cell>
          <table:table-cell office:value-type="float" office:value="10634638.8162158" calcext:value-type="float">
            <text:p>10634638.8162158</text:p>
          </table:table-cell>
          <table:table-cell office:value-type="float" office:value="14771458.435834" calcext:value-type="float">
            <text:p>14771458.435834</text:p>
          </table:table-cell>
          <table:table-cell office:value-type="float" office:value="20263210.7314909" calcext:value-type="float">
            <text:p>20263210.7314909</text:p>
          </table:table-cell>
          <table:table-cell office:value-type="float" office:value="27336853.1515195" calcext:value-type="float">
            <text:p>27336853.1515195</text:p>
          </table:table-cell>
          <table:table-cell office:value-type="float" office:value="36086135.7463385" calcext:value-type="float">
            <text:p>36086135.7463385</text:p>
          </table:table-cell>
          <table:table-cell office:value-type="float" office:value="46345005.7230758" calcext:value-type="float">
            <text:p>46345005.7230758</text:p>
          </table:table-cell>
          <table:table-cell office:value-type="float" office:value="57569604.0892875" calcext:value-type="float">
            <text:p>57569604.0892875</text:p>
          </table:table-cell>
          <table:table-cell office:value-type="float" office:value="68806599.3632758" calcext:value-type="float">
            <text:p>68806599.3632758</text:p>
          </table:table-cell>
          <table:table-cell office:value-type="float" office:value="78823666.7349569" calcext:value-type="float">
            <text:p>78823666.7349569</text:p>
          </table:table-cell>
          <table:table-cell office:value-type="float" office:value="86401689.8759146" calcext:value-type="float">
            <text:p>86401689.8759146</text:p>
          </table:table-cell>
          <table:table-cell office:value-type="float" office:value="90672571.7219253" calcext:value-type="float">
            <text:p>90672571.7219253</text:p>
          </table:table-cell>
          <table:table-cell office:value-type="float" office:value="91336462.5366101" calcext:value-type="float">
            <text:p>91336462.5366101</text:p>
          </table:table-cell>
          <table:table-cell office:value-type="float" office:value="88666712.7874664" calcext:value-type="float">
            <text:p>88666712.7874664</text:p>
          </table:table-cell>
          <table:table-cell office:value-type="float" office:value="83340860.8808163" calcext:value-type="float">
            <text:p>83340860.8808163</text:p>
          </table:table-cell>
          <table:table-cell office:value-type="float" office:value="76209754.0076728" calcext:value-type="float">
            <text:p>76209754.0076728</text:p>
          </table:table-cell>
          <table:table-cell office:value-type="float" office:value="68102551.1449287" calcext:value-type="float">
            <text:p>68102551.1449287</text:p>
          </table:table-cell>
          <table:table-cell office:value-type="float" office:value="59709593.3021933" calcext:value-type="float">
            <text:p>59709593.3021933</text:p>
          </table:table-cell>
          <table:table-cell office:value-type="float" office:value="51538820.1004756" calcext:value-type="float">
            <text:p>51538820.1004756</text:p>
          </table:table-cell>
          <table:table-cell office:value-type="float" office:value="43921489.9084239" calcext:value-type="float">
            <text:p>43921489.9084239</text:p>
          </table:table-cell>
          <table:table-cell office:value-type="float" office:value="37042432.0205347" calcext:value-type="float">
            <text:p>37042432.0205347</text:p>
          </table:table-cell>
          <table:table-cell office:value-type="float" office:value="30977361.7052549" calcext:value-type="float">
            <text:p>30977361.7052549</text:p>
          </table:table-cell>
          <table:table-cell office:value-type="float" office:value="25727616.7881061" calcext:value-type="float">
            <text:p>25727616.7881061</text:p>
          </table:table-cell>
          <table:table-cell office:value-type="float" office:value="21248323.7233757" calcext:value-type="float">
            <text:p>21248323.7233757</text:p>
          </table:table-cell>
          <table:table-cell office:value-type="float" office:value="17469276.2753175" calcext:value-type="float">
            <text:p>17469276.2753175</text:p>
          </table:table-cell>
          <table:table-cell office:value-type="float" office:value="14309359.1817021" calcext:value-type="float">
            <text:p>14309359.1817021</text:p>
          </table:table-cell>
          <table:table-cell office:value-type="float" office:value="11685872.3394068" calcext:value-type="float">
            <text:p>11685872.3394068</text:p>
          </table:table-cell>
          <table:table-cell office:value-type="float" office:value="9520114.47095107" calcext:value-type="float">
            <text:p>9520114.47095107</text:p>
          </table:table-cell>
          <table:table-cell office:value-type="float" office:value="7740374.98842617" calcext:value-type="float">
            <text:p>7740374.98842617</text:p>
          </table:table-cell>
          <table:table-cell office:value-type="float" office:value="6283219.45282596" calcext:value-type="float">
            <text:p>6283219.45282596</text:p>
          </table:table-cell>
          <table:table-cell office:value-type="float" office:value="5093710.71189536" calcext:value-type="float">
            <text:p>5093710.71189536</text:p>
          </table:table-cell>
          <table:table-cell office:value-type="float" office:value="4125010.15632614" calcext:value-type="float">
            <text:p>4125010.15632614</text:p>
          </table:table-cell>
          <table:table-cell office:value-type="float" office:value="3337654.4363472" calcext:value-type="float">
            <text:p>3337654.4363472</text:p>
          </table:table-cell>
          <table:table-cell office:value-type="float" office:value="2698696.00734139" calcext:value-type="float">
            <text:p>2698696.00734139</text:p>
          </table:table-cell>
          <table:table-cell office:value-type="float" office:value="2180822.02198987" calcext:value-type="float">
            <text:p>2180822.02198987</text:p>
          </table:table-cell>
          <table:table-cell office:value-type="float" office:value="1761516.77042393" calcext:value-type="float">
            <text:p>1761516.77042393</text:p>
          </table:table-cell>
          <table:table-cell office:value-type="float" office:value="1422300.9914049" calcext:value-type="float">
            <text:p>1422300.9914049</text:p>
          </table:table-cell>
          <table:table-cell office:value-type="float" office:value="1148061.49772689" calcext:value-type="float">
            <text:p>1148061.49772689</text:p>
          </table:table-cell>
          <table:table-cell office:value-type="float" office:value="926472.712199241" calcext:value-type="float">
            <text:p>926472.712199241</text:p>
          </table:table-cell>
          <table:table-cell office:value-type="float" office:value="747505.100940008" calcext:value-type="float">
            <text:p>747505.100940008</text:p>
          </table:table-cell>
          <table:table-cell office:value-type="float" office:value="603012.200609629" calcext:value-type="float">
            <text:p>603012.200609629</text:p>
          </table:table-cell>
          <table:table-cell office:value-type="float" office:value="486386.682129172" calcext:value-type="float">
            <text:p>486386.682129172</text:p>
          </table:table-cell>
          <table:table-cell office:value-type="float" office:value="392275.828569307" calcext:value-type="float">
            <text:p>392275.828569307</text:p>
          </table:table-cell>
          <table:table-cell office:value-type="float" office:value="316347.39517514" calcext:value-type="float">
            <text:p>316347.39517514</text:p>
          </table:table-cell>
          <table:table-cell office:value-type="float" office:value="255097.724586416" calcext:value-type="float">
            <text:p>255097.724586416</text:p>
          </table:table-cell>
          <table:table-cell office:value-type="float" office:value="205695.001771996" calcext:value-type="float">
            <text:p>205695.001771996</text:p>
          </table:table-cell>
          <table:table-cell office:value-type="float" office:value="165851.54789659" calcext:value-type="float">
            <text:p>165851.54789659</text:p>
          </table:table-cell>
          <table:table-cell office:value-type="float" office:value="133719.986216044" calcext:value-type="float">
            <text:p>133719.986216044</text:p>
          </table:table-cell>
          <table:table-cell office:value-type="float" office:value="107808.955979852" calcext:value-type="float">
            <text:p>107808.955979852</text:p>
          </table:table-cell>
          <table:table-cell office:value-type="float" office:value="86914.7829862482" calcext:value-type="float">
            <text:p>86914.7829862482</text:p>
          </table:table-cell>
          <table:table-cell office:value-type="float" office:value="70066.1453086835" calcext:value-type="float">
            <text:p>70066.1453086835</text:p>
          </table:table-cell>
          <table:table-cell office:value-type="float" office:value="56479.2851682351" calcext:value-type="float">
            <text:p>56479.2851682351</text:p>
          </table:table-cell>
          <table:table-cell office:value-type="float" office:value="45521.7313671368" calcext:value-type="float">
            <text:p>45521.7313671368</text:p>
          </table:table-cell>
          <table:table-cell office:value-type="float" office:value="36682.6160879838" calcext:value-type="float">
            <text:p>36682.6160879838</text:p>
          </table:table-cell>
          <table:table-cell office:value-type="float" office:value="29546.964040713" calcext:value-type="float">
            <text:p>29546.964040713</text:p>
          </table:table-cell>
          <table:table-cell office:value-type="float" office:value="23772.9691259408" calcext:value-type="float">
            <text:p>23772.9691259408</text:p>
          </table:table-cell>
          <table:table-cell office:value-type="float" office:value="19088.9481082397" calcext:value-type="float">
            <text:p>19088.9481082397</text:p>
          </table:table-cell>
          <table:table-cell office:value-type="float" office:value="15293.0526752522" calcext:value-type="float">
            <text:p>15293.0526752522</text:p>
          </table:table-cell>
          <table:table-cell office:value-type="float" office:value="12225.2251459701" calcext:value-type="float">
            <text:p>12225.2251459701</text:p>
          </table:table-cell>
          <table:table-cell office:value-type="float" office:value="9752.11834460281" calcext:value-type="float">
            <text:p>9752.11834460281</text:p>
          </table:table-cell>
          <table:table-cell office:value-type="float" office:value="7763.17053264413" calcext:value-type="float">
            <text:p>7763.17053264413</text:p>
          </table:table-cell>
          <table:table-cell office:value-type="float" office:value="6167.55188524896" calcext:value-type="float">
            <text:p>6167.55188524896</text:p>
          </table:table-cell>
          <table:table-cell office:value-type="float" office:value="4890.86230094725" calcext:value-type="float">
            <text:p>4890.86230094725</text:p>
          </table:table-cell>
          <table:table-cell office:value-type="float" office:value="3872.11507554304" calcext:value-type="float">
            <text:p>3872.11507554304</text:p>
          </table:table-cell>
          <table:table-cell office:value-type="float" office:value="3061.29826987532" calcext:value-type="float">
            <text:p>3061.29826987532</text:p>
          </table:table-cell>
          <table:table-cell office:value-type="float" office:value="2417.47707216075" calcext:value-type="float">
            <text:p>2417.47707216075</text:p>
          </table:table-cell>
          <table:table-cell office:value-type="float" office:value="1907.28159521234" calcext:value-type="float">
            <text:p>1907.28159521234</text:p>
          </table:table-cell>
          <table:table-cell office:value-type="float" office:value="1503.64978197928" calcext:value-type="float">
            <text:p>1503.64978197928</text:p>
          </table:table-cell>
          <table:table-cell office:value-type="float" office:value="1184.75290733739" calcext:value-type="float">
            <text:p>1184.75290733739</text:p>
          </table:table-cell>
          <table:table-cell office:value-type="float" office:value="933.070940663152" calcext:value-type="float">
            <text:p>933.070940663152</text:p>
          </table:table-cell>
          <table:table-cell office:value-type="float" office:value="734.602343641627" calcext:value-type="float">
            <text:p>734.602343641627</text:p>
          </table:table-cell>
          <table:table-cell office:value-type="float" office:value="578.197150680112" calcext:value-type="float">
            <text:p>578.197150680112</text:p>
          </table:table-cell>
          <table:table-cell office:value-type="float" office:value="455.001553174578" calcext:value-type="float">
            <text:p>455.001553174578</text:p>
          </table:table-cell>
          <table:table-cell office:value-type="float" office:value="358.000882809286" calcext:value-type="float">
            <text:p>358.000882809286</text:p>
          </table:table-cell>
          <table:table-cell office:value-type="float" office:value="281.647334789106" calcext:value-type="float">
            <text:p>281.647334789106</text:p>
          </table:table-cell>
          <table:table-cell office:value-type="float" office:value="221.559169812806" calcext:value-type="float">
            <text:p>221.559169812806</text:p>
          </table:table-cell>
          <table:table-cell office:value-type="float" office:value="174.279216863065" calcext:value-type="float">
            <text:p>174.279216863065</text:p>
          </table:table-cell>
          <table:table-cell office:value-type="float" office:value="137.081943251145" calcext:value-type="float">
            <text:p>137.081943251145</text:p>
          </table:table-cell>
          <table:table-cell office:value-type="float" office:value="107.819909638375" calcext:value-type="float">
            <text:p>107.819909638375</text:p>
          </table:table-cell>
          <table:table-cell office:value-type="float" office:value="84.8019243282273" calcext:value-type="float">
            <text:p>84.8019243282273</text:p>
          </table:table-cell>
          <table:table-cell office:value-type="float" office:value="66.6965658306853" calcext:value-type="float">
            <text:p>66.6965658306853</text:p>
          </table:table-cell>
          <table:table-cell office:value-type="float" office:value="52.455919703685" calcext:value-type="float">
            <text:p>52.455919703685</text:p>
          </table:table-cell>
          <table:table-cell office:value-type="float" office:value="41.2553705571632" calcext:value-type="float">
            <text:p>41.2553705571632</text:p>
          </table:table-cell>
          <table:table-cell office:value-type="float" office:value="32.4461145122713" calcext:value-type="float">
            <text:p>32.4461145122713</text:p>
          </table:table-cell>
          <table:table-cell office:value-type="float" office:value="25.5177316608507" calcext:value-type="float">
            <text:p>25.5177316608507</text:p>
          </table:table-cell>
          <table:table-cell office:value-type="float" office:value="20.0687033859139" calcext:value-type="float">
            <text:p>20.0687033859139</text:p>
          </table:table-cell>
          <table:table-cell office:value-type="float" office:value="15.7831968457461" calcext:value-type="float">
            <text:p>15.7831968457461</text:p>
          </table:table-cell>
          <table:table-cell office:value-type="float" office:value="12.4127909617559" calcext:value-type="float">
            <text:p>12.4127909617559</text:p>
          </table:table-cell>
          <table:table-cell office:value-type="float" office:value="9.76209494300175" calcext:value-type="float">
            <text:p>9.76209494300175</text:p>
          </table:table-cell>
          <table:table-cell office:value-type="float" office:value="7.67743134582749" calcext:value-type="float">
            <text:p>7.67743134582749</text:p>
          </table:table-cell>
          <table:table-cell office:value-type="float" office:value="6.03793392530497" calcext:value-type="float">
            <text:p>6.03793392530497</text:p>
          </table:table-cell>
          <table:table-cell office:value-type="float" office:value="4.74854325017115" calcext:value-type="float">
            <text:p>4.74854325017115</text:p>
          </table:table-cell>
          <table:table-cell office:value-type="float" office:value="3.73449738687372" calcext:value-type="float">
            <text:p>3.73449738687372</text:p>
          </table:table-cell>
          <table:table-cell office:value-type="float" office:value="2.93699842139343" calcext:value-type="float">
            <text:p>2.93699842139343</text:p>
          </table:table-cell>
          <table:table-cell office:value-type="float" office:value="2.30980389327359" calcext:value-type="float">
            <text:p>2.30980389327359</text:p>
          </table:table-cell>
          <table:table-cell office:value-type="float" office:value="1.81654594852973" calcext:value-type="float">
            <text:p>1.81654594852973</text:p>
          </table:table-cell>
          <table:table-cell office:value-type="float" office:value="1.42862280643109" calcext:value-type="float">
            <text:p>1.42862280643109</text:p>
          </table:table-cell>
          <table:table-cell office:value-type="float" office:value="1.12354042703979" calcext:value-type="float">
            <text:p>1.12354042703979</text:p>
          </table:table-cell>
          <table:table-cell office:value-type="float" office:value="0.883608285870565" calcext:value-type="float">
            <text:p>0.883608285870565</text:p>
          </table:table-cell>
          <table:table-cell office:value-type="float" office:value="0.694913612695684" calcext:value-type="float">
            <text:p>0.694913612695684</text:p>
          </table:table-cell>
          <table:table-cell office:value-type="float" office:value="0.546514681105657" calcext:value-type="float">
            <text:p>0.546514681105657</text:p>
          </table:table-cell>
          <table:table-cell office:value-type="float" office:value="0.42980634870327" calcext:value-type="float">
            <text:p>0.42980634870327</text:p>
          </table:table-cell>
          <table:table-cell office:value-type="float" office:value="0.338021093755629" calcext:value-type="float">
            <text:p>0.338021093755629</text:p>
          </table:table-cell>
          <table:table-cell office:value-type="float" office:value="0.265836597280283" calcext:value-type="float">
            <text:p>0.265836597280283</text:p>
          </table:table-cell>
          <table:table-cell office:value-type="float" office:value="0.209067114480046" calcext:value-type="float">
            <text:p>0.209067114480046</text:p>
          </table:table-cell>
          <table:table-cell office:value-type="float" office:value="0.16442077130982" calcext:value-type="float">
            <text:p>0.16442077130982</text:p>
          </table:table-cell>
          <table:table-cell office:value-type="float" office:value="0.129308665756036" calcext:value-type="float">
            <text:p>0.129308665756036</text:p>
          </table:table-cell>
          <table:table-cell office:value-type="float" office:value="0.101694760273106" calcext:value-type="float">
            <text:p>0.101694760273106</text:p>
          </table:table-cell>
          <table:table-cell office:value-type="float" office:value="0.0799778119594792" calcext:value-type="float">
            <text:p>0.079977811959479</text:p>
          </table:table-cell>
          <table:table-cell office:value-type="float" office:value="0.0628985255585268" calcext:value-type="float">
            <text:p>0.062898525558527</text:p>
          </table:table-cell>
          <table:table-cell office:value-type="float" office:value="0.0494665245126666" calcext:value-type="float">
            <text:p>0.049466524512667</text:p>
          </table:table-cell>
          <table:table-cell office:value-type="float" office:value="0.0389029323720829" calcext:value-type="float">
            <text:p>0.038902932372083</text:p>
          </table:table-cell>
          <table:table-cell office:value-type="float" office:value="0.03059519800442" calcext:value-type="float">
            <text:p>0.03059519800442</text:p>
          </table:table-cell>
          <table:table-cell office:value-type="float" office:value="0.0240615837483374" calcext:value-type="float">
            <text:p>0.024061583748338</text:p>
          </table:table-cell>
          <table:table-cell office:value-type="float" office:value="0.0189232241406268" calcext:value-type="float">
            <text:p>0.018923224140627</text:p>
          </table:table-cell>
          <table:table-cell office:value-type="float" office:value="0.0148821639295574" calcext:value-type="float">
            <text:p>0.014882163929558</text:p>
          </table:table-cell>
          <table:table-cell office:value-type="float" office:value="0.0117040723157139" calcext:value-type="float">
            <text:p>0.011704072315714</text:p>
          </table:table-cell>
          <table:table-cell office:value-type="float" office:value="0.00920466381273951" calcext:value-type="float">
            <text:p>0.00920466381274</text:p>
          </table:table-cell>
          <table:table-cell office:value-type="float" office:value="0.00723900474094572" calcext:value-type="float">
            <text:p>0.007239004740946</text:p>
          </table:table-cell>
          <table:table-cell office:value-type="float" office:value="0.00569311279468705" calcext:value-type="float">
            <text:p>0.005693112794687</text:p>
          </table:table-cell>
          <table:table-cell office:value-type="float" office:value="0.00447734671549197" calcext:value-type="float">
            <text:p>0.004477346715492</text:p>
          </table:table-cell>
          <table:table-cell office:value-type="float" office:value="0.00352120810915417" calcext:value-type="float">
            <text:p>0.003521208109154</text:p>
          </table:table-cell>
          <table:table-cell office:value-type="float" office:value="0.002769253490869" calcext:value-type="float">
            <text:p>0.002769253490869</text:p>
          </table:table-cell>
          <table:table-cell office:value-type="float" office:value="0.00217788649707777" calcext:value-type="float">
            <text:p>0.002177886497078</text:p>
          </table:table-cell>
          <table:table-cell office:value-type="float" office:value="0.00171296171179631" calcext:value-type="float">
            <text:p>0.001712961711796</text:p>
          </table:table-cell>
          <table:table-cell office:value-type="float" office:value="0.0013478805211709" calcext:value-type="float">
            <text:p>0.001347880521171</text:p>
          </table:table-cell>
          <table:table-cell office:value-type="float" office:value="0.0010611804395992" calcext:value-type="float">
            <text:p>0.001061180439599</text:p>
          </table:table-cell>
          <table:table-cell office:value-type="float" office:value="0.0008358049075859" calcext:value-type="float">
            <text:p>0.000835804907586</text:p>
          </table:table-cell>
          <table:table-cell office:value-type="float" office:value="0.000658493255843372" calcext:value-type="float">
            <text:p>0.000658493255843</text:p>
          </table:table-cell>
          <table:table-cell office:value-type="float" office:value="0.000518917616353916" calcext:value-type="float">
            <text:p>0.000518917616354</text:p>
          </table:table-cell>
          <table:table-cell office:value-type="float" office:value="0.000408995366728275" calcext:value-type="float">
            <text:p>0.000408995366728</text:p>
          </table:table-cell>
          <table:table-cell office:value-type="float" office:value="0.000322399314300806" calcext:value-type="float">
            <text:p>0.000322399314301</text:p>
          </table:table-cell>
          <table:table-cell office:value-type="float" office:value="0.000254170266465412" calcext:value-type="float">
            <text:p>0.000254170266465</text:p>
          </table:table-cell>
          <table:table-cell office:value-type="float" office:value="0.000200388362293459" calcext:value-type="float">
            <text:p>0.000200388362293</text:p>
          </table:table-cell>
          <table:table-cell office:value-type="float" office:value="0.000157993027413094" calcext:value-type="float">
            <text:p>0.000157993027413</text:p>
          </table:table-cell>
          <table:table-cell office:value-type="float" office:value="0.000124575080633106" calcext:value-type="float">
            <text:p>0.000124575080633</text:p>
          </table:table-cell>
          <table:table-cell office:value-type="float" office:value="0.0000982272034470685" calcext:value-type="float">
            <text:p>9.82272034470685E-05</text:p>
          </table:table-cell>
          <table:table-cell office:value-type="float" office:value="0.0000774533620465796" calcext:value-type="float">
            <text:p>7.74533620465796E-05</text:p>
          </table:table-cell>
          <table:table-cell office:value-type="float" office:value="0.0000610750569598658" calcext:value-type="float">
            <text:p>6.10750569598658E-05</text:p>
          </table:table-cell>
          <table:table-cell office:value-type="float" office:value="0.0000481599987853404" calcext:value-type="float">
            <text:p>4.81599987853404E-05</text:p>
          </table:table-cell>
          <table:table-cell office:value-type="float" office:value="0.0000379759315670795" calcext:value-type="float">
            <text:p>3.79759315670795E-05</text:p>
          </table:table-cell>
          <table:table-cell office:value-type="float" office:value="0.0000299458156749872" calcext:value-type="float">
            <text:p>2.99458156749872E-05</text:p>
          </table:table-cell>
          <table:table-cell office:value-type="float" office:value="0.0000236136065391787" calcext:value-type="float">
            <text:p>2.36136065391787E-05</text:p>
          </table:table-cell>
          <table:table-cell office:value-type="float" office:value="0.0000186202044765182" calcext:value-type="float">
            <text:p>1.86202044765182E-05</text:p>
          </table:table-cell>
          <table:table-cell office:value-type="float" office:value="0.0000146827552402492" calcext:value-type="float">
            <text:p>1.46827552402492E-05</text:p>
          </table:table-cell>
          <table:table-cell office:value-type="float" office:value="0.0000115787507388526" calcext:value-type="float">
            <text:p>1.15787507388526E-05</text:p>
          </table:table-cell>
          <table:table-cell office:value-type="float" office:value="0.00000913161559626899" calcext:value-type="float">
            <text:p>9.13161559626899E-06</text:p>
          </table:table-cell>
          <table:table-cell office:value-type="float" office:value="0.00000720172865031615" calcext:value-type="float">
            <text:p>7.20172865031615E-06</text:p>
          </table:table-cell>
          <table:table-cell office:value-type="float" office:value="0.00000567981884393739" calcext:value-type="float">
            <text:p>5.67981884393739E-06</text:p>
          </table:table-cell>
          <table:table-cell office:value-type="float" office:value="0.00000447902094459432" calcext:value-type="float">
            <text:p>4.47902094459432E-06</text:p>
          </table:table-cell>
          <table:table-cell office:value-type="float" office:value="0.00000353011250779102" calcext:value-type="float">
            <text:p>3.53011250779102E-06</text:p>
          </table:table-cell>
          <table:table-cell office:value-type="float" office:value="0.00000278208085958865" calcext:value-type="float">
            <text:p>2.78208085958865E-06</text:p>
          </table:table-cell>
          <table:table-cell office:value-type="float" office:value="0.00000219222188331877" calcext:value-type="float">
            <text:p>2.19222188331877E-06</text:p>
          </table:table-cell>
          <table:table-cell office:value-type="float" office:value="0.00000173018384290722" calcext:value-type="float">
            <text:p>1.73018384290722E-06</text:p>
          </table:table-cell>
          <table:table-cell office:value-type="float" office:value="0.00000136578358838984" calcext:value-type="float">
            <text:p>1.36578358838984E-06</text:p>
          </table:table-cell>
          <table:table-cell office:value-type="float" office:value="0.0000010775397685259" calcext:value-type="float">
            <text:p>1.0775397685259E-06</text:p>
          </table:table-cell>
          <table:table-cell office:value-type="float" office:value="0.00000084917887643181" calcext:value-type="float">
            <text:p>8.49178876431814E-07</text:p>
          </table:table-cell>
          <table:table-cell office:value-type="float" office:value="0.00000066969686529996" calcext:value-type="float">
            <text:p>6.69696865299959E-07</text:p>
          </table:table-cell>
          <table:table-cell office:value-type="float" office:value="0.00000052832516559604" calcext:value-type="float">
            <text:p>5.28325165596042E-07</text:p>
          </table:table-cell>
          <table:table-cell office:value-type="float" office:value="0.0000004173137697703" calcext:value-type="float">
            <text:p>4.17313769770302E-07</text:p>
          </table:table-cell>
          <table:table-cell office:value-type="float" office:value="0.00000032986440839431" calcext:value-type="float">
            <text:p>3.29864408394305E-07</text:p>
          </table:table-cell>
          <table:table-cell office:value-type="float" office:value="0.00000026115860122528" calcext:value-type="float">
            <text:p>2.61158601225281E-07</text:p>
          </table:table-cell>
          <table:table-cell office:value-type="float" office:value="0.00000020621899203988" calcext:value-type="float">
            <text:p>2.06218992039879E-07</text:p>
          </table:table-cell>
          <table:table-cell office:value-type="float" office:value="0.00000016224197526889" calcext:value-type="float">
            <text:p>1.6224197526889E-07</text:p>
          </table:table-cell>
          <table:table-cell office:value-type="float" office:value="0.00000012745307442146" calcext:value-type="float">
            <text:p>1.27453074421459E-07</text:p>
          </table:table-cell>
          <table:table-cell office:value-type="float" office:value="0.00000009901934135152" calcext:value-type="float">
            <text:p>9.90193413515186E-08</text:p>
          </table:table-cell>
          <table:table-cell office:value-type="float" office:value="0.00000007818158742498" calcext:value-type="float">
            <text:p>7.81815874249755E-08</text:p>
          </table:table-cell>
          <table:table-cell office:value-type="float" office:value="0.00000006117664385165" calcext:value-type="float">
            <text:p>6.11766438516465E-08</text:p>
          </table:table-cell>
          <table:table-cell office:value-type="float" office:value="0.00000004763588350654" calcext:value-type="float">
            <text:p>4.76358835065426E-08</text:p>
          </table:table-cell>
          <table:table-cell office:value-type="float" office:value="0.00000003743403549997" calcext:value-type="float">
            <text:p>3.74340354999711E-08</text:p>
          </table:table-cell>
          <table:table-cell office:value-type="float" office:value="0.00000002947500533063" calcext:value-type="float">
            <text:p>2.94750053306321E-08</text:p>
          </table:table-cell>
          <table:table-cell office:value-type="float" office:value="0.00000002340132628998" calcext:value-type="float">
            <text:p>2.34013262899827E-08</text:p>
          </table:table-cell>
          <table:table-cell office:value-type="float" office:value="0.00000001867455141893" calcext:value-type="float">
            <text:p>1.86745514189261E-08</text:p>
          </table:table-cell>
          <table:table-cell office:value-type="float" office:value="0.00000001489252575239" calcext:value-type="float">
            <text:p>1.48925257523875E-08</text:p>
          </table:table-cell>
          <table:table-cell office:value-type="float" office:value="0.00000001191158032062" calcext:value-type="float">
            <text:p>1.19115803206206E-08</text:p>
          </table:table-cell>
          <table:table-cell office:value-type="float" office:value="0.00000000946847613402" calcext:value-type="float">
            <text:p>9.46847613401992E-09</text:p>
          </table:table-cell>
          <table:table-cell office:value-type="float" office:value="0.00000000752076282388" calcext:value-type="float">
            <text:p>7.5207628238847E-09</text:p>
          </table:table-cell>
          <table:table-cell office:value-type="float" office:value="0.00000000592866582809" calcext:value-type="float">
            <text:p>5.92866582809149E-09</text:p>
          </table:table-cell>
          <table:table-cell office:value-type="float" office:value="0.00000000466896458073" calcext:value-type="float">
            <text:p>4.66896458073065E-09</text:p>
          </table:table-cell>
          <table:table-cell office:value-type="float" office:value="0.00000000365641257182" calcext:value-type="float">
            <text:p>3.65641257182282E-09</text:p>
          </table:table-cell>
          <table:table-cell office:value-type="float" office:value="0.00000000286937366934" calcext:value-type="float">
            <text:p>2.86937366934145E-09</text:p>
          </table:table-cell>
          <table:table-cell office:value-type="float" office:value="0.0000000022530182058" calcext:value-type="float">
            <text:p>2.2530182057986E-09</text:p>
          </table:table-cell>
          <table:table-cell office:value-type="float" office:value="0.0000000017805273718" calcext:value-type="float">
            <text:p>1.78052737180114E-09</text:p>
          </table:table-cell>
          <table:table-cell office:value-type="float" office:value="0.00000000142064398235" calcext:value-type="float">
            <text:p>1.42064398234751E-09</text:p>
          </table:table-cell>
          <table:table-cell office:value-type="float" office:value="0.00000000114001103492" calcext:value-type="float">
            <text:p>1.14001103492027E-09</text:p>
          </table:table-cell>
          <table:table-cell office:value-type="float" office:value="0.00000000081136230654" calcext:value-type="float">
            <text:p>8.11362306541243E-10</text:p>
          </table:table-cell>
          <table:table-cell office:value-type="float" office:value="0.00000000049567272958" calcext:value-type="float">
            <text:p>4.95672729583862E-10</text:p>
          </table:table-cell>
          <table:table-cell office:value-type="float" office:value="0.00000000022735287888" calcext:value-type="float">
            <text:p>2.27352878875934E-10</text:p>
          </table:table-cell>
          <table:table-cell office:value-type="float" office:value="0.00000000000640275442" calcext:value-type="float">
            <text:p>6.40275441746066E-12</text:p>
          </table:table-cell>
          <table:table-cell office:value-type="float" office:value="-0.00000000016717764379" calcext:value-type="float">
            <text:p>-1.6717764379156E-10</text:p>
          </table:table-cell>
          <table:table-cell office:value-type="float" office:value="-0.00000000029338831575" calcext:value-type="float">
            <text:p>-2.93388315751126E-10</text:p>
          </table:table-cell>
          <table:table-cell office:value-type="float" office:value="-0.00000000037222926146" calcext:value-type="float">
            <text:p>-3.72229261461239E-10</text:p>
          </table:table-cell>
          <table:table-cell office:value-type="float" office:value="-0.00000000040370048092" calcext:value-type="float">
            <text:p>-4.03700480921898E-10</text:p>
          </table:table-cell>
          <table:table-cell office:value-type="float" office:value="-0.00000000038780197413" calcext:value-type="float">
            <text:p>-3.87801974133104E-10</text:p>
          </table:table-cell>
          <table:table-cell office:value-type="float" office:value="-0.00000000035001481395" calcext:value-type="float">
            <text:p>-3.50014813951105E-10</text:p>
          </table:table-cell>
          <table:table-cell office:value-type="float" office:value="-0.00000000041305803034" calcext:value-type="float">
            <text:p>-4.13058030343464E-10</text:p>
          </table:table-cell>
          <table:table-cell office:value-type="float" office:value="-0.00000000046050089852" calcext:value-type="float">
            <text:p>-4.60500898519645E-10</text:p>
          </table:table-cell>
          <table:table-cell office:value-type="float" office:value="-0.00000000049234341848" calcext:value-type="float">
            <text:p>-4.92343418479647E-10</text:p>
          </table:table-cell>
          <table:table-cell office:value-type="float" office:value="-0.00000000050858559022" calcext:value-type="float">
            <text:p>-5.08585590223469E-10</text:p>
          </table:table-cell>
          <table:table-cell office:value-type="float" office:value="-0.00000000050922741375" calcext:value-type="float">
            <text:p>-5.09227413751113E-10</text:p>
          </table:table-cell>
          <table:table-cell office:value-type="float" office:value="-0.00000000049426888906" calcext:value-type="float">
            <text:p>-4.94268889062577E-10</text:p>
          </table:table-cell>
          <table:table-cell office:value-type="float" office:value="-0.00000000046371001616" calcext:value-type="float">
            <text:p>-4.63710016157863E-10</text:p>
          </table:table-cell>
          <table:table-cell office:value-type="float" office:value="-0.00000000041755079504" calcext:value-type="float">
            <text:p>-4.17550795036969E-10</text:p>
          </table:table-cell>
          <table:table-cell office:value-type="float" office:value="-0.0000000003557912257" calcext:value-type="float">
            <text:p>-3.55791225699897E-10</text:p>
          </table:table-cell>
          <table:table-cell office:value-type="float" office:value="-0.00000000039803963866" calcext:value-type="float">
            <text:p>-3.98039638661227E-10</text:p>
          </table:table-cell>
          <table:table-cell office:value-type="float" office:value="-0.000000000368026305" calcext:value-type="float">
            <text:p>-3.68026304995065E-10</text:p>
          </table:table-cell>
          <table:table-cell office:value-type="float" office:value="-0.00000000033801297133" calcext:value-type="float">
            <text:p>-3.38012971328902E-10</text:p>
          </table:table-cell>
          <table:table-cell office:value-type="float" office:value="-0.00000000030799963766" calcext:value-type="float">
            <text:p>-3.0799963766274E-10</text:p>
          </table:table-cell>
          <table:table-cell office:value-type="float" office:value="-0.000000000277986304" calcext:value-type="float">
            <text:p>-2.77986303996577E-10</text:p>
          </table:table-cell>
          <table:table-cell office:value-type="float" office:value="-0.00000000024797297033" calcext:value-type="float">
            <text:p>-2.47972970330415E-10</text:p>
          </table:table-cell>
          <table:table-cell office:value-type="float" office:value="-0.00000000021795963666" calcext:value-type="float">
            <text:p>-2.17959636664252E-10</text:p>
          </table:table-cell>
          <table:table-cell office:value-type="float" office:value="-0.000000000187946303" calcext:value-type="float">
            <text:p>-1.8794630299809E-10</text:p>
          </table:table-cell>
          <table:table-cell office:value-type="float" office:value="-0.00000000015793296933" calcext:value-type="float">
            <text:p>-1.57932969331927E-10</text:p>
          </table:table-cell>
          <table:table-cell office:value-type="float" office:value="-0.00000000012791963567" calcext:value-type="float">
            <text:p>-1.27919635665765E-10</text:p>
          </table:table-cell>
          <table:table-cell office:value-type="float" office:value="-0.00000000012529321173" calcext:value-type="float">
            <text:p>-1.25293211727932E-10</text:p>
          </table:table-cell>
          <table:table-cell office:value-type="float" office:value="-0.0000000001240106319" calcext:value-type="float">
            <text:p>-1.2401063190213E-10</text:p>
          </table:table-cell>
          <table:table-cell office:value-type="float" office:value="-0.00000000012272805208" calcext:value-type="float">
            <text:p>-1.22728052076327E-10</text:p>
          </table:table-cell>
          <table:table-cell office:value-type="float" office:value="-0.00000000012144547225" calcext:value-type="float">
            <text:p>-1.21445472250524E-10</text:p>
          </table:table-cell>
          <table:table-cell office:value-type="float" office:value="-0.00000000012016289242" calcext:value-type="float">
            <text:p>-1.20162892424721E-10</text:p>
          </table:table-cell>
          <table:table-cell office:value-type="float" office:value="-0.0000000001188803126" calcext:value-type="float">
            <text:p>-1.18880312598919E-10</text:p>
          </table:table-cell>
          <table:table-cell office:value-type="float" office:value="-0.00000000011759773277" calcext:value-type="float">
            <text:p>-1.17597732773116E-10</text:p>
          </table:table-cell>
          <table:table-cell office:value-type="float" office:value="-0.00000000011631515295" calcext:value-type="float">
            <text:p>-1.16315152947313E-10</text:p>
          </table:table-cell>
          <table:table-cell office:value-type="float" office:value="-0.00000000011503257312" calcext:value-type="float">
            <text:p>-1.1503257312151E-10</text:p>
          </table:table-cell>
          <table:table-cell office:value-type="float" office:value="-0.0000000001137499933" calcext:value-type="float">
            <text:p>-1.13749993295707E-10</text:p>
          </table:table-cell>
          <table:table-cell office:value-type="float" office:value="-0.00000000011246741347" calcext:value-type="float">
            <text:p>-1.12467413469905E-10</text:p>
          </table:table-cell>
          <table:table-cell office:value-type="float" office:value="-0.00000000011118483364" calcext:value-type="float">
            <text:p>-1.11184833644102E-10</text:p>
          </table:table-cell>
          <table:table-cell office:value-type="float" office:value="-0.00000000010990225382" calcext:value-type="float">
            <text:p>-1.09902253818299E-10</text:p>
          </table:table-cell>
          <table:table-cell office:value-type="float" office:value="-0.00000000010861967399" calcext:value-type="float">
            <text:p>-1.08619673992496E-10</text:p>
          </table:table-cell>
          <table:table-cell office:value-type="float" office:value="-0.00000000010733709417" calcext:value-type="float">
            <text:p>-1.07337094166693E-10</text:p>
          </table:table-cell>
          <table:table-cell office:value-type="float" office:value="-0.00000000010605451434" calcext:value-type="float">
            <text:p>-1.06054514340891E-10</text:p>
          </table:table-cell>
          <table:table-cell office:value-type="float" office:value="-0.00000000010477193452" calcext:value-type="float">
            <text:p>-1.04771934515088E-10</text:p>
          </table:table-cell>
          <table:table-cell office:value-type="float" office:value="-0.00000000010348935469" calcext:value-type="float">
            <text:p>-1.03489354689285E-10</text:p>
          </table:table-cell>
          <table:table-cell office:value-type="float" office:value="-0.00000000010220677486" calcext:value-type="float">
            <text:p>-1.02206774863482E-10</text:p>
          </table:table-cell>
          <table:table-cell office:value-type="float" office:value="-0.00000000010092419504" calcext:value-type="float">
            <text:p>-1.00924195037679E-10</text:p>
          </table:table-cell>
          <table:table-cell office:value-type="float" office:value="-0.00000000009964161521" calcext:value-type="float">
            <text:p>-9.96416152118767E-11</text:p>
          </table:table-cell>
          <table:table-cell office:value-type="float" office:value="-0.00000000009835903539" calcext:value-type="float">
            <text:p>-9.83590353860739E-11</text:p>
          </table:table-cell>
          <table:table-cell office:value-type="float" office:value="-0.00000000009707645556" calcext:value-type="float">
            <text:p>-9.70764555602711E-11</text:p>
          </table:table-cell>
          <table:table-cell office:value-type="float" office:value="-0.00000000009579387573" calcext:value-type="float">
            <text:p>-9.57938757344683E-11</text:p>
          </table:table-cell>
          <table:table-cell office:value-type="float" office:value="-0.00000000009451129591" calcext:value-type="float">
            <text:p>-9.45112959086655E-11</text:p>
          </table:table-cell>
          <table:table-cell office:value-type="float" office:value="-0.00000000009322871608" calcext:value-type="float">
            <text:p>-9.32287160828627E-11</text:p>
          </table:table-cell>
          <table:table-cell office:value-type="float" office:value="-0.00000000009194613626" calcext:value-type="float">
            <text:p>-9.19461362570599E-11</text:p>
          </table:table-cell>
          <table:table-cell office:value-type="float" office:value="-0.00000000009066355643" calcext:value-type="float">
            <text:p>-9.06635564312571E-11</text:p>
          </table:table-cell>
          <table:table-cell office:value-type="float" office:value="-0.00000000008938097661" calcext:value-type="float">
            <text:p>-8.93809766054543E-11</text:p>
          </table:table-cell>
          <table:table-cell office:value-type="float" office:value="-0.00000000008809839678" calcext:value-type="float">
            <text:p>-8.80983967796515E-11</text:p>
          </table:table-cell>
          <table:table-cell office:value-type="float" office:value="-0.00000000008681581695" calcext:value-type="float">
            <text:p>-8.68158169538487E-11</text:p>
          </table:table-cell>
          <table:table-cell office:value-type="float" office:value="-0.00000000008553323713" calcext:value-type="float">
            <text:p>-8.5533237128046E-11</text:p>
          </table:table-cell>
          <table:table-cell office:value-type="float" office:value="-0.0000000000842506573" calcext:value-type="float">
            <text:p>-8.42506573022432E-11</text:p>
          </table:table-cell>
          <table:table-cell office:value-type="float" office:value="-0.00000000008296807748" calcext:value-type="float">
            <text:p>-8.29680774764404E-11</text:p>
          </table:table-cell>
          <table:table-cell office:value-type="float" office:value="-0.00000000008168549765" calcext:value-type="float">
            <text:p>-8.16854976506376E-11</text:p>
          </table:table-cell>
          <table:table-cell office:value-type="float" office:value="-0.00000000008040291782" calcext:value-type="float">
            <text:p>-8.04029178248348E-11</text:p>
          </table:table-cell>
          <table:table-cell office:value-type="float" office:value="-0.000000000079120338" calcext:value-type="float">
            <text:p>-7.9120337999032E-11</text:p>
          </table:table-cell>
          <table:table-cell office:value-type="float" office:value="-0.00000000007783775817" calcext:value-type="float">
            <text:p>-7.78377581732292E-11</text:p>
          </table:table-cell>
          <table:table-cell office:value-type="float" office:value="-0.00000000007655517835" calcext:value-type="float">
            <text:p>-7.65551783474264E-11</text:p>
          </table:table-cell>
          <table:table-cell office:value-type="float" office:value="-0.00000000007527259852" calcext:value-type="float">
            <text:p>-7.52725985216236E-11</text:p>
          </table:table-cell>
          <table:table-cell office:value-type="float" office:value="-0.0000000000739900187" calcext:value-type="float">
            <text:p>-7.39900186958208E-11</text:p>
          </table:table-cell>
          <table:table-cell office:value-type="float" office:value="-0.00000000007270743887" calcext:value-type="float">
            <text:p>-7.2707438870018E-11</text:p>
          </table:table-cell>
          <table:table-cell office:value-type="float" office:value="-0.00000000007142485904" calcext:value-type="float">
            <text:p>-7.14248590442152E-11</text:p>
          </table:table-cell>
          <table:table-cell office:value-type="float" office:value="-0.00000000007014227922" calcext:value-type="float">
            <text:p>-7.01422792184125E-11</text:p>
          </table:table-cell>
          <table:table-cell office:value-type="float" office:value="-0.00000000006885969939" calcext:value-type="float">
            <text:p>-6.88596993926096E-11</text:p>
          </table:table-cell>
          <table:table-cell office:value-type="float" office:value="-0.00000000006757711957" calcext:value-type="float">
            <text:p>-6.75771195668069E-11</text:p>
          </table:table-cell>
          <table:table-cell office:value-type="float" office:value="-0.00000000006629453974" calcext:value-type="float">
            <text:p>-6.62945397410041E-11</text:p>
          </table:table-cell>
          <table:table-cell office:value-type="float" office:value="-0.00000000006501195992" calcext:value-type="float">
            <text:p>-6.50119599152013E-11</text:p>
          </table:table-cell>
          <table:table-cell office:value-type="float" office:value="-0.00000000006372938009" calcext:value-type="float">
            <text:p>-6.37293800893985E-11</text:p>
          </table:table-cell>
          <table:table-cell office:value-type="float" office:value="-0.00000000006244680026" calcext:value-type="float">
            <text:p>-6.24468002635957E-11</text:p>
          </table:table-cell>
          <table:table-cell office:value-type="float" office:value="-0.00000000006116422044" calcext:value-type="float">
            <text:p>-6.11642204377929E-11</text:p>
          </table:table-cell>
          <table:table-cell office:value-type="float" office:value="-0.00000000005988164061" calcext:value-type="float">
            <text:p>-5.98816406119901E-11</text:p>
          </table:table-cell>
          <table:table-cell office:value-type="float" office:value="-0.00000000005859906079" calcext:value-type="float">
            <text:p>-5.85990607861873E-11</text:p>
          </table:table-cell>
          <table:table-cell office:value-type="float" office:value="-0.00000000005731648096" calcext:value-type="float">
            <text:p>-5.73164809603845E-11</text:p>
          </table:table-cell>
          <table:table-cell office:value-type="float" office:value="-0.00000000005603390113" calcext:value-type="float">
            <text:p>-5.60339011345817E-11</text:p>
          </table:table-cell>
          <table:table-cell office:value-type="float" office:value="-0.00000000005475132131" calcext:value-type="float">
            <text:p>-5.47513213087789E-11</text:p>
          </table:table-cell>
          <table:table-cell office:value-type="float" office:value="-0.00000000005346874148" calcext:value-type="float">
            <text:p>-5.34687414829762E-11</text:p>
          </table:table-cell>
          <table:table-cell office:value-type="float" office:value="-0.00000000005218616166" calcext:value-type="float">
            <text:p>-5.21861616571734E-11</text:p>
          </table:table-cell>
          <table:table-cell office:value-type="float" office:value="-0.00000000005090358183" calcext:value-type="float">
            <text:p>-5.09035818313706E-11</text:p>
          </table:table-cell>
          <table:table-cell office:value-type="float" office:value="-0.00000000004962100201" calcext:value-type="float">
            <text:p>-4.96210020055678E-11</text:p>
          </table:table-cell>
          <table:table-cell office:value-type="float" office:value="-0.00000000004833842218" calcext:value-type="float">
            <text:p>-4.8338422179765E-11</text:p>
          </table:table-cell>
          <table:table-cell office:value-type="float" office:value="-0.00000000004705584235" calcext:value-type="float">
            <text:p>-4.70558423539622E-11</text:p>
          </table:table-cell>
          <table:table-cell office:value-type="float" office:value="-0.00000000004577326253" calcext:value-type="float">
            <text:p>-4.57732625281594E-11</text:p>
          </table:table-cell>
          <table:table-cell office:value-type="float" office:value="-0.0000000000444906827" calcext:value-type="float">
            <text:p>-4.44906827023566E-11</text:p>
          </table:table-cell>
          <table:table-cell office:value-type="float" office:value="-0.00000000004320810288" calcext:value-type="float">
            <text:p>-4.32081028765538E-11</text:p>
          </table:table-cell>
          <table:table-cell office:value-type="float" office:value="-0.00000000004192552305" calcext:value-type="float">
            <text:p>-4.1925523050751E-11</text:p>
          </table:table-cell>
          <table:table-cell office:value-type="float" office:value="-0.00000000004064294322" calcext:value-type="float">
            <text:p>-4.06429432249482E-11</text:p>
          </table:table-cell>
          <table:table-cell office:value-type="float" office:value="-0.0000000000393603634" calcext:value-type="float">
            <text:p>-3.93603633991454E-11</text:p>
          </table:table-cell>
          <table:table-cell office:value-type="float" office:value="-0.00000000003807778357" calcext:value-type="float">
            <text:p>-3.80777835733426E-11</text:p>
          </table:table-cell>
          <table:table-cell office:value-type="float" office:value="-0.00000000003679520375" calcext:value-type="float">
            <text:p>-3.67952037475398E-11</text:p>
          </table:table-cell>
          <table:table-cell office:value-type="float" office:value="-0.00000000003551262392" calcext:value-type="float">
            <text:p>-3.55126239217371E-11</text:p>
          </table:table-cell>
          <table:table-cell office:value-type="float" office:value="-0.0000000000342300441" calcext:value-type="float">
            <text:p>-3.42300440959343E-11</text:p>
          </table:table-cell>
          <table:table-cell office:value-type="float" office:value="-0.00000000003294746427" calcext:value-type="float">
            <text:p>-3.29474642701315E-11</text:p>
          </table:table-cell>
          <table:table-cell office:value-type="float" office:value="-0.00000000003166488444" calcext:value-type="float">
            <text:p>-3.16648844443287E-11</text:p>
          </table:table-cell>
          <table:table-cell office:value-type="float" office:value="-0.00000000003038230462" calcext:value-type="float">
            <text:p>-3.03823046185259E-11</text:p>
          </table:table-cell>
          <table:table-cell office:value-type="float" office:value="-0.00000000002909972479" calcext:value-type="float">
            <text:p>-2.90997247927231E-11</text:p>
          </table:table-cell>
          <table:table-cell office:value-type="float" office:value="-0.00000000002781714497" calcext:value-type="float">
            <text:p>-2.78171449669203E-11</text:p>
          </table:table-cell>
          <table:table-cell office:value-type="float" office:value="-0.00000000002653456514" calcext:value-type="float">
            <text:p>-2.65345651411175E-11</text:p>
          </table:table-cell>
          <table:table-cell office:value-type="float" office:value="-0.00000000002525198532" calcext:value-type="float">
            <text:p>-2.52519853153147E-11</text:p>
          </table:table-cell>
          <table:table-cell office:value-type="float" office:value="-0.00000000002396940549" calcext:value-type="float">
            <text:p>-2.39694054895119E-11</text:p>
          </table:table-cell>
          <table:table-cell office:value-type="float" office:value="-0.00000000002268682566" calcext:value-type="float">
            <text:p>-2.26868256637091E-11</text:p>
          </table:table-cell>
          <table:table-cell office:value-type="float" office:value="-0.00000000002140424584" calcext:value-type="float">
            <text:p>-2.14042458379063E-11</text:p>
          </table:table-cell>
          <table:table-cell office:value-type="float" office:value="-0.00000000002012166601" calcext:value-type="float">
            <text:p>-2.01216660121036E-11</text:p>
          </table:table-cell>
          <table:table-cell office:value-type="float" office:value="-0.00000000001883908619" calcext:value-type="float">
            <text:p>-1.88390861863008E-11</text:p>
          </table:table-cell>
          <table:table-cell office:value-type="float" office:value="-0.00000000001755650636" calcext:value-type="float">
            <text:p>-1.7556506360498E-11</text:p>
          </table:table-cell>
          <table:table-cell office:value-type="float" office:value="-0.00000000001627392653" calcext:value-type="float">
            <text:p>-1.62739265346952E-11</text:p>
          </table:table-cell>
          <table:table-cell office:value-type="float" office:value="-0.00000000001499134671" calcext:value-type="float">
            <text:p>-1.49913467088924E-11</text:p>
          </table:table-cell>
          <table:table-cell office:value-type="float" office:value="-0.00000000001370876688" calcext:value-type="float">
            <text:p>-1.37087668830896E-11</text:p>
          </table:table-cell>
          <table:table-cell office:value-type="float" office:value="-0.00000000001242618706" calcext:value-type="float">
            <text:p>-1.24261870572868E-11</text:p>
          </table:table-cell>
          <table:table-cell office:value-type="float" office:value="-0.00000000001114360723" calcext:value-type="float">
            <text:p>-1.1143607231484E-11</text:p>
          </table:table-cell>
          <table:table-cell office:value-type="float" office:value="-0.00000000000986102741" calcext:value-type="float">
            <text:p>-9.86102740568121E-12</text:p>
          </table:table-cell>
          <table:table-cell office:value-type="float" office:value="-0.00000000000857844758" calcext:value-type="float">
            <text:p>-8.57844757987842E-12</text:p>
          </table:table-cell>
          <table:table-cell office:value-type="float" office:value="-0.00000000000729586775" calcext:value-type="float">
            <text:p>-7.29586775407563E-12</text:p>
          </table:table-cell>
          <table:table-cell office:value-type="float" office:value="-0.00000000000601328793" calcext:value-type="float">
            <text:p>-6.01328792827284E-12</text:p>
          </table:table-cell>
          <table:table-cell office:value-type="float" office:value="-0.00000000000537391824" calcext:value-type="float">
            <text:p>-5.37391823737023E-12</text:p>
          </table:table-cell>
          <table:table-cell office:value-type="float" office:value="-0.00000000000531914741" calcext:value-type="float">
            <text:p>-5.31914740658414E-12</text:p>
          </table:table-cell>
          <table:table-cell office:value-type="float" office:value="-0.00000000000526437658" calcext:value-type="float">
            <text:p>-5.26437657579805E-12</text:p>
          </table:table-cell>
          <table:table-cell office:value-type="float" office:value="-0.00000000000520960575" calcext:value-type="float">
            <text:p>-5.20960574501196E-12</text:p>
          </table:table-cell>
          <table:table-cell office:value-type="float" office:value="-0.00000000000515483491" calcext:value-type="float">
            <text:p>-5.15483491422588E-12</text:p>
          </table:table-cell>
          <table:table-cell office:value-type="float" office:value="-0.00000000000510006408" calcext:value-type="float">
            <text:p>-5.10006408343979E-12</text:p>
          </table:table-cell>
          <table:table-cell office:value-type="float" office:value="-0.00000000000504529325" calcext:value-type="float">
            <text:p>-5.0452932526537E-12</text:p>
          </table:table-cell>
          <table:table-cell office:value-type="float" office:value="-0.00000000000499052242" calcext:value-type="float">
            <text:p>-4.99052242186761E-12</text:p>
          </table:table-cell>
          <table:table-cell office:value-type="float" office:value="-0.00000000000493575159" calcext:value-type="float">
            <text:p>-4.93575159108152E-12</text:p>
          </table:table-cell>
          <table:table-cell office:value-type="float" office:value="-0.00000000000488098076" calcext:value-type="float">
            <text:p>-4.88098076029543E-12</text:p>
          </table:table-cell>
          <table:table-cell office:value-type="float" office:value="-0.00000000000482620993" calcext:value-type="float">
            <text:p>-4.82620992950934E-12</text:p>
          </table:table-cell>
          <table:table-cell office:value-type="float" office:value="-0.0000000000047714391" calcext:value-type="float">
            <text:p>-4.77143909872325E-12</text:p>
          </table:table-cell>
          <table:table-cell office:value-type="float" office:value="-0.00000000000471666827" calcext:value-type="float">
            <text:p>-4.71666826793716E-12</text:p>
          </table:table-cell>
          <table:table-cell office:value-type="float" office:value="-0.00000000000466189744" calcext:value-type="float">
            <text:p>-4.66189743715108E-12</text:p>
          </table:table-cell>
          <table:table-cell office:value-type="float" office:value="-0.00000000000460712661" calcext:value-type="float">
            <text:p>-4.60712660636499E-12</text:p>
          </table:table-cell>
          <table:table-cell office:value-type="float" office:value="-0.00000000000455235578" calcext:value-type="float">
            <text:p>-4.5523557755789E-12</text:p>
          </table:table-cell>
          <table:table-cell office:value-type="float" office:value="-0.00000000000449758494" calcext:value-type="float">
            <text:p>-4.49758494479281E-12</text:p>
          </table:table-cell>
          <table:table-cell office:value-type="float" office:value="-0.00000000000444281411" calcext:value-type="float">
            <text:p>-4.44281411400672E-12</text:p>
          </table:table-cell>
          <table:table-cell office:value-type="float" office:value="-0.00000000000438804328" calcext:value-type="float">
            <text:p>-4.38804328322063E-12</text:p>
          </table:table-cell>
          <table:table-cell office:value-type="float" office:value="-0.00000000000433327245" calcext:value-type="float">
            <text:p>-4.33327245243454E-12</text:p>
          </table:table-cell>
          <table:table-cell office:value-type="float" office:value="-0.00000000000427850162" calcext:value-type="float">
            <text:p>-4.27850162164845E-12</text:p>
          </table:table-cell>
          <table:table-cell office:value-type="float" office:value="-0.00000000000422373079" calcext:value-type="float">
            <text:p>-4.22373079086237E-12</text:p>
          </table:table-cell>
          <table:table-cell office:value-type="float" office:value="-0.00000000000416895996" calcext:value-type="float">
            <text:p>-4.16895996007628E-12</text:p>
          </table:table-cell>
          <table:table-cell office:value-type="float" office:value="-0.00000000000411418913" calcext:value-type="float">
            <text:p>-4.11418912929019E-12</text:p>
          </table:table-cell>
          <table:table-cell office:value-type="float" office:value="-0.0000000000040594183" calcext:value-type="float">
            <text:p>-4.0594182985041E-12</text:p>
          </table:table-cell>
          <table:table-cell office:value-type="float" office:value="-0.00000000000400464747" calcext:value-type="float">
            <text:p>-4.00464746771801E-12</text:p>
          </table:table-cell>
          <table:table-cell office:value-type="float" office:value="-0.00000000000394987664" calcext:value-type="float">
            <text:p>-3.94987663693192E-12</text:p>
          </table:table-cell>
          <table:table-cell office:value-type="float" office:value="-0.00000000000389510581" calcext:value-type="float">
            <text:p>-3.89510580614583E-12</text:p>
          </table:table-cell>
          <table:table-cell office:value-type="float" office:value="-0.00000000000384033498" calcext:value-type="float">
            <text:p>-3.84033497535974E-12</text:p>
          </table:table-cell>
          <table:table-cell office:value-type="float" office:value="-0.00000000000378556414" calcext:value-type="float">
            <text:p>-3.78556414457365E-12</text:p>
          </table:table-cell>
          <table:table-cell office:value-type="float" office:value="-0.00000000000373079331" calcext:value-type="float">
            <text:p>-3.73079331378757E-12</text:p>
          </table:table-cell>
          <table:table-cell office:value-type="float" office:value="-0.00000000000367602248" calcext:value-type="float">
            <text:p>-3.67602248300148E-12</text:p>
          </table:table-cell>
          <table:table-cell office:value-type="float" office:value="-0.00000000000362125165" calcext:value-type="float">
            <text:p>-3.62125165221539E-12</text:p>
          </table:table-cell>
          <table:table-cell office:value-type="float" office:value="-0.00000000000356648082" calcext:value-type="float">
            <text:p>-3.5664808214293E-12</text:p>
          </table:table-cell>
          <table:table-cell office:value-type="float" office:value="-0.00000000000351170999" calcext:value-type="float">
            <text:p>-3.51170999064321E-12</text:p>
          </table:table-cell>
          <table:table-cell office:value-type="float" office:value="-0.00000000000345693916" calcext:value-type="float">
            <text:p>-3.45693915985712E-12</text:p>
          </table:table-cell>
          <table:table-cell office:value-type="float" office:value="-0.00000000000340216833" calcext:value-type="float">
            <text:p>-3.40216832907103E-12</text:p>
          </table:table-cell>
          <table:table-cell office:value-type="float" office:value="-0.0000000000033473975" calcext:value-type="float">
            <text:p>-3.34739749828494E-12</text:p>
          </table:table-cell>
          <table:table-cell office:value-type="float" office:value="-0.00000000000329262667" calcext:value-type="float">
            <text:p>-3.29262666749885E-12</text:p>
          </table:table-cell>
          <table:table-cell office:value-type="float" office:value="-0.00000000000323785584" calcext:value-type="float">
            <text:p>-3.23785583671277E-12</text:p>
          </table:table-cell>
          <table:table-cell office:value-type="float" office:value="-0.00000000000318308501" calcext:value-type="float">
            <text:p>-3.18308500592668E-12</text:p>
          </table:table-cell>
          <table:table-cell office:value-type="float" office:value="-0.00000000000312831418" calcext:value-type="float">
            <text:p>-3.12831417514059E-12</text:p>
          </table:table-cell>
          <table:table-cell office:value-type="float" office:value="-0.00000000000307354334" calcext:value-type="float">
            <text:p>-3.0735433443545E-12</text:p>
          </table:table-cell>
          <table:table-cell office:value-type="float" office:value="-0.00000000000301877251" calcext:value-type="float">
            <text:p>-3.01877251356841E-12</text:p>
          </table:table-cell>
          <table:table-cell office:value-type="float" office:value="-0.00000000000296400168" calcext:value-type="float">
            <text:p>-2.96400168278232E-12</text:p>
          </table:table-cell>
          <table:table-cell office:value-type="float" office:value="-0.00000000000290923085" calcext:value-type="float">
            <text:p>-2.90923085199623E-12</text:p>
          </table:table-cell>
          <table:table-cell office:value-type="float" office:value="-0.00000000000285446002" calcext:value-type="float">
            <text:p>-2.85446002121014E-12</text:p>
          </table:table-cell>
          <table:table-cell office:value-type="float" office:value="-0.00000000000279968919" calcext:value-type="float">
            <text:p>-2.79968919042406E-12</text:p>
          </table:table-cell>
          <table:table-cell office:value-type="float" office:value="-0.00000000000274491836" calcext:value-type="float">
            <text:p>-2.74491835963797E-12</text:p>
          </table:table-cell>
          <table:table-cell office:value-type="float" office:value="-0.00000000000269014753" calcext:value-type="float">
            <text:p>-2.69014752885188E-12</text:p>
          </table:table-cell>
          <table:table-cell office:value-type="float" office:value="-0.0000000000026353767" calcext:value-type="float">
            <text:p>-2.63537669806579E-12</text:p>
          </table:table-cell>
          <table:table-cell office:value-type="float" office:value="-0.00000000000258060587" calcext:value-type="float">
            <text:p>-2.5806058672797E-12</text:p>
          </table:table-cell>
          <table:table-cell office:value-type="float" office:value="-0.00000000000252583504" calcext:value-type="float">
            <text:p>-2.52583503649361E-12</text:p>
          </table:table-cell>
          <table:table-cell office:value-type="float" office:value="-0.00000000000247106421" calcext:value-type="float">
            <text:p>-2.47106420570752E-12</text:p>
          </table:table-cell>
          <table:table-cell office:value-type="float" office:value="-0.00000000000241629337" calcext:value-type="float">
            <text:p>-2.41629337492143E-12</text:p>
          </table:table-cell>
          <table:table-cell office:value-type="float" office:value="-0.00000000000236152254" calcext:value-type="float">
            <text:p>-2.36152254413535E-12</text:p>
          </table:table-cell>
          <table:table-cell office:value-type="float" office:value="-0.00000000000230675171" calcext:value-type="float">
            <text:p>-2.30675171334926E-12</text:p>
          </table:table-cell>
          <table:table-cell office:value-type="float" office:value="-0.00000000000225198088" calcext:value-type="float">
            <text:p>-2.25198088256317E-12</text:p>
          </table:table-cell>
          <table:table-cell office:value-type="float" office:value="-0.00000000000219721005" calcext:value-type="float">
            <text:p>-2.19721005177708E-12</text:p>
          </table:table-cell>
          <table:table-cell office:value-type="float" office:value="-0.00000000000214243922" calcext:value-type="float">
            <text:p>-2.14243922099099E-12</text:p>
          </table:table-cell>
          <table:table-cell office:value-type="float" office:value="-0.00000000000208766839" calcext:value-type="float">
            <text:p>-2.0876683902049E-12</text:p>
          </table:table-cell>
          <table:table-cell office:value-type="float" office:value="-0.00000000000203289756" calcext:value-type="float">
            <text:p>-2.03289755941881E-12</text:p>
          </table:table-cell>
          <table:table-cell office:value-type="float" office:value="-0.00000000000197812673" calcext:value-type="float">
            <text:p>-1.97812672863272E-12</text:p>
          </table:table-cell>
          <table:table-cell office:value-type="float" office:value="-0.0000000000019233559" calcext:value-type="float">
            <text:p>-1.92335589784663E-12</text:p>
          </table:table-cell>
          <table:table-cell office:value-type="float" office:value="-0.00000000000186858507" calcext:value-type="float">
            <text:p>-1.86858506706055E-12</text:p>
          </table:table-cell>
          <table:table-cell office:value-type="float" office:value="-0.00000000000181381424" calcext:value-type="float">
            <text:p>-1.81381423627446E-12</text:p>
          </table:table-cell>
          <table:table-cell office:value-type="float" office:value="-0.00000000000175904341" calcext:value-type="float">
            <text:p>-1.75904340548837E-12</text:p>
          </table:table-cell>
          <table:table-cell office:value-type="float" office:value="-0.00000000000170427257" calcext:value-type="float">
            <text:p>-1.70427257470228E-12</text:p>
          </table:table-cell>
          <table:table-cell office:value-type="float" office:value="-0.00000000000164950174" calcext:value-type="float">
            <text:p>-1.64950174391619E-12</text:p>
          </table:table-cell>
          <table:table-cell office:value-type="float" office:value="-0.00000000000159473091" calcext:value-type="float">
            <text:p>-1.5947309131301E-12</text:p>
          </table:table-cell>
          <table:table-cell office:value-type="float" office:value="-0.00000000000153996008" calcext:value-type="float">
            <text:p>-1.53996008234401E-12</text:p>
          </table:table-cell>
          <table:table-cell office:value-type="float" office:value="-0.00000000000148518925" calcext:value-type="float">
            <text:p>-1.48518925155792E-12</text:p>
          </table:table-cell>
          <table:table-cell office:value-type="float" office:value="-0.00000000000143041842" calcext:value-type="float">
            <text:p>-1.43041842077184E-12</text:p>
          </table:table-cell>
          <table:table-cell office:value-type="float" office:value="-0.00000000000137564759" calcext:value-type="float">
            <text:p>-1.37564758998575E-12</text:p>
          </table:table-cell>
          <table:table-cell office:value-type="float" office:value="-0.00000000000132087676" calcext:value-type="float">
            <text:p>-1.32087675919966E-12</text:p>
          </table:table-cell>
          <table:table-cell office:value-type="float" office:value="-0.00000000000126610593" calcext:value-type="float">
            <text:p>-1.26610592841357E-12</text:p>
          </table:table-cell>
          <table:table-cell office:value-type="float" office:value="-0.0000000000012113351" calcext:value-type="float">
            <text:p>-1.21133509762748E-12</text:p>
          </table:table-cell>
          <table:table-cell office:value-type="float" office:value="-0.00000000000115656427" calcext:value-type="float">
            <text:p>-1.15656426684139E-12</text:p>
          </table:table-cell>
          <table:table-cell office:value-type="float" office:value="-0.00000000000110179344" calcext:value-type="float">
            <text:p>-1.1017934360553E-12</text:p>
          </table:table-cell>
          <table:table-cell office:value-type="float" office:value="-0.00000000000104702261" calcext:value-type="float">
            <text:p>-1.04702260526921E-12</text:p>
          </table:table-cell>
          <table:table-cell office:value-type="float" office:value="-0.00000000000099225177" calcext:value-type="float">
            <text:p>-9.92251774483125E-13</text:p>
          </table:table-cell>
          <table:table-cell office:value-type="float" office:value="-0.00000000000093748094" calcext:value-type="float">
            <text:p>-9.37480943697036E-13</text:p>
          </table:table-cell>
          <table:table-cell office:value-type="float" office:value="-0.00000000000088271011" calcext:value-type="float">
            <text:p>-8.82710112910947E-13</text:p>
          </table:table-cell>
          <table:table-cell office:value-type="float" office:value="-0.00000000000082793928" calcext:value-type="float">
            <text:p>-8.27939282124858E-13</text:p>
          </table:table-cell>
          <table:table-cell office:value-type="float" office:value="-0.00000000000077316845" calcext:value-type="float">
            <text:p>-7.73168451338769E-13</text:p>
          </table:table-cell>
          <table:table-cell office:value-type="float" office:value="-0.00000000000071839762" calcext:value-type="float">
            <text:p>-7.1839762055268E-13</text:p>
          </table:table-cell>
          <table:table-cell office:value-type="float" office:value="-0.00000000000066362679" calcext:value-type="float">
            <text:p>-6.63626789766592E-13</text:p>
          </table:table-cell>
          <table:table-cell office:value-type="float" office:value="-0.00000000000060885596" calcext:value-type="float">
            <text:p>-6.08855958980503E-13</text:p>
          </table:table-cell>
          <table:table-cell office:value-type="float" office:value="-0.00000000000055408513" calcext:value-type="float">
            <text:p>-5.54085128194414E-13</text:p>
          </table:table-cell>
          <table:table-cell office:value-type="float" office:value="-0.0000000000004993143" calcext:value-type="float">
            <text:p>-4.99314297408325E-13</text:p>
          </table:table-cell>
          <table:table-cell office:value-type="float" office:value="-0.00000000000044454347" calcext:value-type="float">
            <text:p>-4.44543466622236E-13</text:p>
          </table:table-cell>
          <table:table-cell office:value-type="float" office:value="-0.00000000000038977264" calcext:value-type="float">
            <text:p>-3.89772635836148E-13</text:p>
          </table:table-cell>
          <table:table-cell office:value-type="float" office:value="-0.00000000000033500181" calcext:value-type="float">
            <text:p>-3.35001805050059E-13</text:p>
          </table:table-cell>
          <table:table-cell office:value-type="float" office:value="-0.00000000000028023097" calcext:value-type="float">
            <text:p>-2.8023097426397E-13</text:p>
          </table:table-cell>
          <table:table-cell office:value-type="float" office:value="-0.00000000000023061356" calcext:value-type="float">
            <text:p>-2.30613564274774E-13</text:p>
          </table:table-cell>
          <table:table-cell office:value-type="float" office:value="-0.00000000000023037041" calcext:value-type="float">
            <text:p>-2.30370406081109E-13</text:p>
          </table:table-cell>
          <table:table-cell office:value-type="float" office:value="-0.00000000000023012725" calcext:value-type="float">
            <text:p>-2.30127247887444E-13</text:p>
          </table:table-cell>
          <table:table-cell office:value-type="float" office:value="-0.00000000000022988409" calcext:value-type="float">
            <text:p>-2.29884089693779E-13</text:p>
          </table:table-cell>
          <table:table-cell office:value-type="float" office:value="-0.00000000000022964093" calcext:value-type="float">
            <text:p>-2.29640931500113E-13</text:p>
          </table:table-cell>
          <table:table-cell office:value-type="float" office:value="-0.00000000000022939777" calcext:value-type="float">
            <text:p>-2.29397773306448E-13</text:p>
          </table:table-cell>
          <table:table-cell office:value-type="float" office:value="-0.00000000000022915462" calcext:value-type="float">
            <text:p>-2.29154615112783E-13</text:p>
          </table:table-cell>
          <table:table-cell office:value-type="float" office:value="-0.00000000000022891146" calcext:value-type="float">
            <text:p>-2.28911456919117E-13</text:p>
          </table:table-cell>
          <table:table-cell office:value-type="float" office:value="-0.0000000000002286683" calcext:value-type="float">
            <text:p>-2.28668298725452E-13</text:p>
          </table:table-cell>
          <table:table-cell office:value-type="float" office:value="-0.00000000000022842514" calcext:value-type="float">
            <text:p>-2.28425140531787E-13</text:p>
          </table:table-cell>
          <table:table-cell office:value-type="float" office:value="-0.00000000000022818198" calcext:value-type="float">
            <text:p>-2.28181982338121E-13</text:p>
          </table:table-cell>
          <table:table-cell office:value-type="float" office:value="-0.00000000000022793882" calcext:value-type="float">
            <text:p>-2.27938824144456E-13</text:p>
          </table:table-cell>
          <table:table-cell office:value-type="float" office:value="-0.00000000000022769567" calcext:value-type="float">
            <text:p>-2.27695665950791E-13</text:p>
          </table:table-cell>
          <table:table-cell office:value-type="float" office:value="-0.00000000000022745251" calcext:value-type="float">
            <text:p>-2.27452507757125E-13</text:p>
          </table:table-cell>
          <table:table-cell office:value-type="float" office:value="-0.00000000000022720935" calcext:value-type="float">
            <text:p>-2.2720934956346E-13</text:p>
          </table:table-cell>
          <table:table-cell office:value-type="float" office:value="-0.00000000000022696619" calcext:value-type="float">
            <text:p>-2.26966191369795E-13</text:p>
          </table:table-cell>
          <table:table-cell office:value-type="float" office:value="-0.00000000000022672303" calcext:value-type="float">
            <text:p>-2.26723033176129E-13</text:p>
          </table:table-cell>
          <table:table-cell office:value-type="float" office:value="-0.00000000000022647987" calcext:value-type="float">
            <text:p>-2.26479874982464E-13</text:p>
          </table:table-cell>
          <table:table-cell office:value-type="float" office:value="-0.00000000000022623672" calcext:value-type="float">
            <text:p>-2.26236716788799E-13</text:p>
          </table:table-cell>
          <table:table-cell office:value-type="float" office:value="-0.00000000000022599356" calcext:value-type="float">
            <text:p>-2.25993558595134E-13</text:p>
          </table:table-cell>
          <table:table-cell office:value-type="float" office:value="-0.0000000000002257504" calcext:value-type="float">
            <text:p>-2.25750400401468E-13</text:p>
          </table:table-cell>
          <table:table-cell office:value-type="float" office:value="-0.00000000000022550724" calcext:value-type="float">
            <text:p>-2.25507242207803E-13</text:p>
          </table:table-cell>
          <table:table-cell office:value-type="float" office:value="-0.00000000000022526408" calcext:value-type="float">
            <text:p>-2.25264084014138E-13</text:p>
          </table:table-cell>
          <table:table-cell office:value-type="float" office:value="-0.00000000000022502093" calcext:value-type="float">
            <text:p>-2.25020925820472E-13</text:p>
          </table:table-cell>
          <table:table-cell office:value-type="float" office:value="-0.00000000000022477777" calcext:value-type="float">
            <text:p>-2.24777767626807E-13</text:p>
          </table:table-cell>
          <table:table-cell office:value-type="float" office:value="-0.00000000000022453461" calcext:value-type="float">
            <text:p>-2.24534609433142E-13</text:p>
          </table:table-cell>
          <table:table-cell office:value-type="float" office:value="-0.00000000000022429145" calcext:value-type="float">
            <text:p>-2.24291451239476E-13</text:p>
          </table:table-cell>
          <table:table-cell office:value-type="float" office:value="-0.00000000000022404829" calcext:value-type="float">
            <text:p>-2.24048293045811E-13</text:p>
          </table:table-cell>
          <table:table-cell office:value-type="float" office:value="-0.00000000000022380513" calcext:value-type="float">
            <text:p>-2.23805134852146E-13</text:p>
          </table:table-cell>
          <table:table-cell office:value-type="float" office:value="-0.00000000000022356198" calcext:value-type="float">
            <text:p>-2.2356197665848E-13</text:p>
          </table:table-cell>
          <table:table-cell office:value-type="float" office:value="-0.00000000000022331882" calcext:value-type="float">
            <text:p>-2.23318818464815E-13</text:p>
          </table:table-cell>
          <table:table-cell office:value-type="float" office:value="-0.00000000000022307566" calcext:value-type="float">
            <text:p>-2.2307566027115E-13</text:p>
          </table:table-cell>
          <table:table-cell office:value-type="float" office:value="-0.0000000000002228325" calcext:value-type="float">
            <text:p>-2.22832502077484E-13</text:p>
          </table:table-cell>
          <table:table-cell office:value-type="float" office:value="-0.00000000000022258934" calcext:value-type="float">
            <text:p>-2.22589343883819E-13</text:p>
          </table:table-cell>
          <table:table-cell office:value-type="float" office:value="-0.00000000000022234619" calcext:value-type="float">
            <text:p>-2.22346185690154E-13</text:p>
          </table:table-cell>
          <table:table-cell office:value-type="float" office:value="-0.00000000000022210303" calcext:value-type="float">
            <text:p>-2.22103027496488E-13</text:p>
          </table:table-cell>
          <table:table-cell office:value-type="float" office:value="-0.00000000000022185987" calcext:value-type="float">
            <text:p>-2.21859869302823E-13</text:p>
          </table:table-cell>
          <table:table-cell office:value-type="float" office:value="-0.00000000000022161671" calcext:value-type="float">
            <text:p>-2.21616711109158E-13</text:p>
          </table:table-cell>
          <table:table-cell office:value-type="float" office:value="-0.00000000000022137355" calcext:value-type="float">
            <text:p>-2.21373552915493E-13</text:p>
          </table:table-cell>
          <table:table-cell office:value-type="float" office:value="-0.00000000000022113039" calcext:value-type="float">
            <text:p>-2.21130394721827E-13</text:p>
          </table:table-cell>
          <table:table-cell office:value-type="float" office:value="-0.00000000000022088724" calcext:value-type="float">
            <text:p>-2.20887236528162E-13</text:p>
          </table:table-cell>
          <table:table-cell office:value-type="float" office:value="-0.00000000000022064408" calcext:value-type="float">
            <text:p>-2.20644078334497E-13</text:p>
          </table:table-cell>
          <table:table-cell office:value-type="float" office:value="-0.00000000000022040092" calcext:value-type="float">
            <text:p>-2.20400920140831E-13</text:p>
          </table:table-cell>
          <table:table-cell office:value-type="float" office:value="-0.00000000000022015776" calcext:value-type="float">
            <text:p>-2.20157761947166E-13</text:p>
          </table:table-cell>
          <table:table-cell office:value-type="float" office:value="-0.0000000000002199146" calcext:value-type="float">
            <text:p>-2.19914603753501E-13</text:p>
          </table:table-cell>
          <table:table-cell office:value-type="float" office:value="-0.00000000000021967145" calcext:value-type="float">
            <text:p>-2.19671445559835E-13</text:p>
          </table:table-cell>
          <table:table-cell office:value-type="float" office:value="-0.00000000000021942829" calcext:value-type="float">
            <text:p>-2.1942828736617E-13</text:p>
          </table:table-cell>
          <table:table-cell office:value-type="float" office:value="-0.00000000000021918513" calcext:value-type="float">
            <text:p>-2.19185129172505E-13</text:p>
          </table:table-cell>
          <table:table-cell office:value-type="float" office:value="-0.00000000000021894197" calcext:value-type="float">
            <text:p>-2.18941970978839E-13</text:p>
          </table:table-cell>
          <table:table-cell office:value-type="float" office:value="-0.00000000000021869881" calcext:value-type="float">
            <text:p>-2.18698812785174E-13</text:p>
          </table:table-cell>
          <table:table-cell office:value-type="float" office:value="-0.00000000000021845565" calcext:value-type="float">
            <text:p>-2.18455654591509E-13</text:p>
          </table:table-cell>
        </table:table-row>
        <table:table-row table:style-name="ro1">
          <table:table-cell office:value-type="string" calcext:value-type="string">
            <text:p>Recovered</text:p>
          </table:table-cell>
          <table:table-cell office:value-type="float" office:value="0" calcext:value-type="float">
            <text:p>0</text:p>
          </table:table-cell>
          <table:table-cell office:value-type="float" office:value="0.0510468125760865" calcext:value-type="float">
            <text:p>0.051046812576087</text:p>
          </table:table-cell>
          <table:table-cell office:value-type="float" office:value="0.180387344384063" calcext:value-type="float">
            <text:p>0.180387344384063</text:p>
          </table:table-cell>
          <table:table-cell office:value-type="float" office:value="0.383968577042408" calcext:value-type="float">
            <text:p>0.383968577042408</text:p>
          </table:table-cell>
          <table:table-cell office:value-type="float" office:value="0.681724699929056" calcext:value-type="float">
            <text:p>0.681724699929056</text:p>
          </table:table-cell>
          <table:table-cell office:value-type="float" office:value="1.11055013322296" calcext:value-type="float">
            <text:p>1.11055013322296</text:p>
          </table:table-cell>
          <table:table-cell office:value-type="float" office:value="1.72602921359671" calcext:value-type="float">
            <text:p>1.72602921359671</text:p>
          </table:table-cell>
          <table:table-cell office:value-type="float" office:value="2.6087275994664" calcext:value-type="float">
            <text:p>2.6087275994664</text:p>
          </table:table-cell>
          <table:table-cell office:value-type="float" office:value="3.8744436375383" calcext:value-type="float">
            <text:p>3.8744436375383</text:p>
          </table:table-cell>
          <table:table-cell office:value-type="float" office:value="5.68930448415613" calcext:value-type="float">
            <text:p>5.68930448415613</text:p>
          </table:table-cell>
          <table:table-cell office:value-type="float" office:value="8.29153984735586" calcext:value-type="float">
            <text:p>8.29153984735586</text:p>
          </table:table-cell>
          <table:table-cell office:value-type="float" office:value="12.0227434764932" calcext:value-type="float">
            <text:p>12.0227434764932</text:p>
          </table:table-cell>
          <table:table-cell office:value-type="float" office:value="17.3727105877731" calcext:value-type="float">
            <text:p>17.3727105877731</text:p>
          </table:table-cell>
          <table:table-cell office:value-type="float" office:value="25.0437326770364" calcext:value-type="float">
            <text:p>25.0437326770364</text:p>
          </table:table-cell>
          <table:table-cell office:value-type="float" office:value="36.0427866519742" calcext:value-type="float">
            <text:p>36.0427866519742</text:p>
          </table:table-cell>
          <table:table-cell office:value-type="float" office:value="51.8137207572142" calcext:value-type="float">
            <text:p>51.8137207572142</text:p>
          </table:table-cell>
          <table:table-cell office:value-type="float" office:value="74.4267877932775" calcext:value-type="float">
            <text:p>74.4267877932775</text:p>
          </table:table-cell>
          <table:table-cell office:value-type="float" office:value="106.850406739678" calcext:value-type="float">
            <text:p>106.850406739678</text:p>
          </table:table-cell>
          <table:table-cell office:value-type="float" office:value="153.340824552866" calcext:value-type="float">
            <text:p>153.340824552866</text:p>
          </table:table-cell>
          <table:table-cell office:value-type="float" office:value="220.000828260634" calcext:value-type="float">
            <text:p>220.000828260634</text:p>
          </table:table-cell>
          <table:table-cell office:value-type="float" office:value="315.58084651104" calcext:value-type="float">
            <text:p>315.58084651104</text:p>
          </table:table-cell>
          <table:table-cell office:value-type="float" office:value="452.627592198143" calcext:value-type="float">
            <text:p>452.627592198143</text:p>
          </table:table-cell>
          <table:table-cell office:value-type="float" office:value="649.131014431926" calcext:value-type="float">
            <text:p>649.131014431926</text:p>
          </table:table-cell>
          <table:table-cell office:value-type="float" office:value="930.885723476959" calcext:value-type="float">
            <text:p>930.885723476959</text:p>
          </table:table-cell>
          <table:table-cell office:value-type="float" office:value="1334.87681097024" calcext:value-type="float">
            <text:p>1334.87681097024</text:p>
          </table:table-cell>
          <table:table-cell office:value-type="float" office:value="1914.13438087316" calcext:value-type="float">
            <text:p>1914.13438087316</text:p>
          </table:table-cell>
          <table:table-cell office:value-type="float" office:value="2744.69377361148" calcext:value-type="float">
            <text:p>2744.69377361148</text:p>
          </table:table-cell>
          <table:table-cell office:value-type="float" office:value="3935.57458129333" calcext:value-type="float">
            <text:p>3935.57458129333</text:p>
          </table:table-cell>
          <table:table-cell office:value-type="float" office:value="5643.08724021251" calcext:value-type="float">
            <text:p>5643.08724021251</text:p>
          </table:table-cell>
          <table:table-cell office:value-type="float" office:value="8091.34278593142" calcext:value-type="float">
            <text:p>8091.34278593142</text:p>
          </table:table-cell>
          <table:table-cell office:value-type="float" office:value="11601.6531455541" calcext:value-type="float">
            <text:p>11601.6531455541</text:p>
          </table:table-cell>
          <table:table-cell office:value-type="float" office:value="16634.6711382272" calcext:value-type="float">
            <text:p>16634.6711382272</text:p>
          </table:table-cell>
          <table:table-cell office:value-type="float" office:value="23850.7809854912" calcext:value-type="float">
            <text:p>23850.7809854912</text:p>
          </table:table-cell>
          <table:table-cell office:value-type="float" office:value="34196.6235676856" calcext:value-type="float">
            <text:p>34196.6235676856</text:p>
          </table:table-cell>
          <table:table-cell office:value-type="float" office:value="49029.0261036302" calcext:value-type="float">
            <text:p>49029.0261036302</text:p>
          </table:table-cell>
          <table:table-cell office:value-type="float" office:value="70292.4225293089" calcext:value-type="float">
            <text:p>70292.4225293089</text:p>
          </table:table-cell>
          <table:table-cell office:value-type="float" office:value="100772.681142453" calcext:value-type="float">
            <text:p>100772.681142453</text:p>
          </table:table-cell>
          <table:table-cell office:value-type="float" office:value="144459.892210793" calcext:value-type="float">
            <text:p>144459.892210793</text:p>
          </table:table-cell>
          <table:table-cell office:value-type="float" office:value="207066.16676002" calcext:value-type="float">
            <text:p>207066.16676002</text:p>
          </table:table-cell>
          <table:table-cell office:value-type="float" office:value="296763.19772058" calcext:value-type="float">
            <text:p>296763.19772058</text:p>
          </table:table-cell>
          <table:table-cell office:value-type="float" office:value="425229.818736716" calcext:value-type="float">
            <text:p>425229.818736716</text:p>
          </table:table-cell>
          <table:table-cell office:value-type="float" office:value="609133.643245349" calcext:value-type="float">
            <text:p>609133.643245349</text:p>
          </table:table-cell>
          <table:table-cell office:value-type="float" office:value="872213.968484724" calcext:value-type="float">
            <text:p>872213.968484724</text:p>
          </table:table-cell>
          <table:table-cell office:value-type="float" office:value="1248184.13552393" calcext:value-type="float">
            <text:p>1248184.13552393</text:p>
          </table:table-cell>
          <table:table-cell office:value-type="float" office:value="1784723.36849274" calcext:value-type="float">
            <text:p>1784723.36849274</text:p>
          </table:table-cell>
          <table:table-cell office:value-type="float" office:value="2548861.45727934" calcext:value-type="float">
            <text:p>2548861.45727934</text:p>
          </table:table-cell>
          <table:table-cell office:value-type="float" office:value="3634030.75733687" calcext:value-type="float">
            <text:p>3634030.75733687</text:p>
          </table:table-cell>
          <table:table-cell office:value-type="float" office:value="5168881.77006694" calcext:value-type="float">
            <text:p>5168881.77006694</text:p>
          </table:table-cell>
          <table:table-cell office:value-type="float" office:value="7327477.02012496" calcext:value-type="float">
            <text:p>7327477.02012496</text:p>
          </table:table-cell>
          <table:table-cell office:value-type="float" office:value="10339461.1013717" calcext:value-type="float">
            <text:p>10339461.1013717</text:p>
          </table:table-cell>
          <table:table-cell office:value-type="float" office:value="14496999.2564938" calcext:value-type="float">
            <text:p>14496999.2564938</text:p>
          </table:table-cell>
          <table:table-cell office:value-type="float" office:value="20152642.7801016" calcext:value-type="float">
            <text:p>20152642.7801016</text:p>
          </table:table-cell>
          <table:table-cell office:value-type="float" office:value="27699545.3659303" calcext:value-type="float">
            <text:p>27699545.3659303</text:p>
          </table:table-cell>
          <table:table-cell office:value-type="float" office:value="37524882.4476371" calcext:value-type="float">
            <text:p>37524882.4476371</text:p>
          </table:table-cell>
          <table:table-cell office:value-type="float" office:value="49932805.9505478" calcext:value-type="float">
            <text:p>49932805.9505478</text:p>
          </table:table-cell>
          <table:table-cell office:value-type="float" office:value="65047748.1515028" calcext:value-type="float">
            <text:p>65047748.1515028</text:p>
          </table:table-cell>
          <table:table-cell office:value-type="float" office:value="82728501.7030182" calcext:value-type="float">
            <text:p>82728501.7030182</text:p>
          </table:table-cell>
          <table:table-cell office:value-type="float" office:value="102534000.481768" calcext:value-type="float">
            <text:p>102534000.481768</text:p>
          </table:table-cell>
          <table:table-cell office:value-type="float" office:value="123767644.353782" calcext:value-type="float">
            <text:p>123767644.353782</text:p>
          </table:table-cell>
          <table:table-cell office:value-type="float" office:value="145590945.388208" calcext:value-type="float">
            <text:p>145590945.388208</text:p>
          </table:table-cell>
          <table:table-cell office:value-type="float" office:value="167164230.057612" calcext:value-type="float">
            <text:p>167164230.057612</text:p>
          </table:table-cell>
          <table:table-cell office:value-type="float" office:value="187765889.221951" calcext:value-type="float">
            <text:p>187765889.221951</text:p>
          </table:table-cell>
          <table:table-cell office:value-type="float" office:value="206861478.238187" calcext:value-type="float">
            <text:p>206861478.238187</text:p>
          </table:table-cell>
          <table:table-cell office:value-type="float" office:value="224120491.729009" calcext:value-type="float">
            <text:p>224120491.729009</text:p>
          </table:table-cell>
          <table:table-cell office:value-type="float" office:value="239395552.202369" calcext:value-type="float">
            <text:p>239395552.202369</text:p>
          </table:table-cell>
          <table:table-cell office:value-type="float" office:value="252682769.05728" calcext:value-type="float">
            <text:p>252682769.05728</text:p>
          </table:table-cell>
          <table:table-cell office:value-type="float" office:value="264078108.460526" calcext:value-type="float">
            <text:p>264078108.460526</text:p>
          </table:table-cell>
          <table:table-cell office:value-type="float" office:value="273738494.130489" calcext:value-type="float">
            <text:p>273738494.130489</text:p>
          </table:table-cell>
          <table:table-cell office:value-type="float" office:value="281851247.510819" calcext:value-type="float">
            <text:p>281851247.510819</text:p>
          </table:table-cell>
          <table:table-cell office:value-type="float" office:value="288612265.359862" calcext:value-type="float">
            <text:p>288612265.359862</text:p>
          </table:table-cell>
          <table:table-cell office:value-type="float" office:value="294211754.159551" calcext:value-type="float">
            <text:p>294211754.159551</text:p>
          </table:table-cell>
          <table:table-cell office:value-type="float" office:value="298825819.902148" calcext:value-type="float">
            <text:p>298825819.902148</text:p>
          </table:table-cell>
          <table:table-cell office:value-type="float" office:value="302612252.509785" calcext:value-type="float">
            <text:p>302612252.509785</text:p>
          </table:table-cell>
          <table:table-cell office:value-type="float" office:value="305709120.159322" calcext:value-type="float">
            <text:p>305709120.159322</text:p>
          </table:table-cell>
          <table:table-cell office:value-type="float" office:value="308235119.903901" calcext:value-type="float">
            <text:p>308235119.903901</text:p>
          </table:table-cell>
          <table:table-cell office:value-type="float" office:value="310290932.904312" calcext:value-type="float">
            <text:p>310290932.904312</text:p>
          </table:table-cell>
          <table:table-cell office:value-type="float" office:value="311961075.783582" calcext:value-type="float">
            <text:p>311961075.783582</text:p>
          </table:table-cell>
          <table:table-cell office:value-type="float" office:value="313315921.400519" calcext:value-type="float">
            <text:p>313315921.400519</text:p>
          </table:table-cell>
          <table:table-cell office:value-type="float" office:value="314413691.198587" calcext:value-type="float">
            <text:p>314413691.198587</text:p>
          </table:table-cell>
          <table:table-cell office:value-type="float" office:value="315302308.779185" calcext:value-type="float">
            <text:p>315302308.779185</text:p>
          </table:table-cell>
          <table:table-cell office:value-type="float" office:value="316021061.406242" calcext:value-type="float">
            <text:p>316021061.406242</text:p>
          </table:table-cell>
          <table:table-cell office:value-type="float" office:value="316602051.77779" calcext:value-type="float">
            <text:p>316602051.77779</text:p>
          </table:table-cell>
          <table:table-cell office:value-type="float" office:value="317071443.467162" calcext:value-type="float">
            <text:p>317071443.467162</text:p>
          </table:table-cell>
          <table:table-cell office:value-type="float" office:value="317450514.923783" calcext:value-type="float">
            <text:p>317450514.923783</text:p>
          </table:table-cell>
          <table:table-cell office:value-type="float" office:value="317756542.318095" calcext:value-type="float">
            <text:p>317756542.318095</text:p>
          </table:table-cell>
          <table:table-cell office:value-type="float" office:value="318003533.184133" calcext:value-type="float">
            <text:p>318003533.184133</text:p>
          </table:table-cell>
          <table:table-cell office:value-type="float" office:value="318202832.322383" calcext:value-type="float">
            <text:p>318202832.322383</text:p>
          </table:table-cell>
          <table:table-cell office:value-type="float" office:value="318363619.782966" calcext:value-type="float">
            <text:p>318363619.782966</text:p>
          </table:table-cell>
          <table:table-cell office:value-type="float" office:value="318493318.582263" calcext:value-type="float">
            <text:p>318493318.582263</text:p>
          </table:table-cell>
          <table:table-cell office:value-type="float" office:value="318597927.499173" calcext:value-type="float">
            <text:p>318597927.499173</text:p>
          </table:table-cell>
          <table:table-cell office:value-type="float" office:value="318682292.056783" calcext:value-type="float">
            <text:p>318682292.056783</text:p>
          </table:table-cell>
          <table:table-cell office:value-type="float" office:value="318750324.739825" calcext:value-type="float">
            <text:p>318750324.739825</text:p>
          </table:table-cell>
          <table:table-cell office:value-type="float" office:value="318805183.679918" calcext:value-type="float">
            <text:p>318805183.679918</text:p>
          </table:table-cell>
          <table:table-cell office:value-type="float" office:value="318849417.455394" calcext:value-type="float">
            <text:p>318849417.455394</text:p>
          </table:table-cell>
          <table:table-cell office:value-type="float" office:value="318885082.313851" calcext:value-type="float">
            <text:p>318885082.313851</text:p>
          </table:table-cell>
          <table:table-cell office:value-type="float" office:value="318913836.99114" calcext:value-type="float">
            <text:p>318913836.99114</text:p>
          </table:table-cell>
          <table:table-cell office:value-type="float" office:value="318937019.356593" calcext:value-type="float">
            <text:p>318937019.356593</text:p>
          </table:table-cell>
          <table:table-cell office:value-type="float" office:value="318955708.328787" calcext:value-type="float">
            <text:p>318955708.328787</text:p>
          </table:table-cell>
          <table:table-cell office:value-type="float" office:value="318970773.873642" calcext:value-type="float">
            <text:p>318970773.873642</text:p>
          </table:table-cell>
          <table:table-cell office:value-type="float" office:value="318982917.350048" calcext:value-type="float">
            <text:p>318982917.350048</text:p>
          </table:table-cell>
          <table:table-cell office:value-type="float" office:value="318992704.013276" calcext:value-type="float">
            <text:p>318992704.013276</text:p>
          </table:table-cell>
          <table:table-cell office:value-type="float" office:value="319000588.964519" calcext:value-type="float">
            <text:p>319000588.964519</text:p>
          </table:table-cell>
          <table:table-cell office:value-type="float" office:value="319006937.214669" calcext:value-type="float">
            <text:p>319006937.214669</text:p>
          </table:table-cell>
          <table:table-cell office:value-type="float" office:value="319012040.24219" calcext:value-type="float">
            <text:p>319012040.24219</text:p>
          </table:table-cell>
          <table:table-cell office:value-type="float" office:value="319016133.323659" calcext:value-type="float">
            <text:p>319016133.323659</text:p>
          </table:table-cell>
          <table:table-cell office:value-type="float" office:value="319019409.007645" calcext:value-type="float">
            <text:p>319019409.007645</text:p>
          </table:table-cell>
          <table:table-cell office:value-type="float" office:value="319022024.901261" calcext:value-type="float">
            <text:p>319022024.901261</text:p>
          </table:table-cell>
          <table:table-cell office:value-type="float" office:value="319024109.518683" calcext:value-type="float">
            <text:p>319024109.518683</text:p>
          </table:table-cell>
          <table:table-cell office:value-type="float" office:value="319025767.370366" calcext:value-type="float">
            <text:p>319025767.370366</text:p>
          </table:table-cell>
          <table:table-cell office:value-type="float" office:value="319027083.284525" calcext:value-type="float">
            <text:p>319027083.284525</text:p>
          </table:table-cell>
          <table:table-cell office:value-type="float" office:value="319028125.963657" calcext:value-type="float">
            <text:p>319028125.963657</text:p>
          </table:table-cell>
          <table:table-cell office:value-type="float" office:value="319028950.887241" calcext:value-type="float">
            <text:p>319028950.887241</text:p>
          </table:table-cell>
          <table:table-cell office:value-type="float" office:value="319029602.698889" calcext:value-type="float">
            <text:p>319029602.698889</text:p>
          </table:table-cell>
          <table:table-cell office:value-type="float" office:value="319030117.189113" calcext:value-type="float">
            <text:p>319030117.189113</text:p>
          </table:table-cell>
          <table:table-cell office:value-type="float" office:value="319030522.949116" calcext:value-type="float">
            <text:p>319030522.949116</text:p>
          </table:table-cell>
          <table:table-cell office:value-type="float" office:value="319030842.746896" calcext:value-type="float">
            <text:p>319030842.746896</text:p>
          </table:table-cell>
          <table:table-cell office:value-type="float" office:value="319031094.664827" calcext:value-type="float">
            <text:p>319031094.664827</text:p>
          </table:table-cell>
          <table:table-cell office:value-type="float" office:value="319031293.032547" calcext:value-type="float">
            <text:p>319031293.032547</text:p>
          </table:table-cell>
          <table:table-cell office:value-type="float" office:value="319031449.185908" calcext:value-type="float">
            <text:p>319031449.185908</text:p>
          </table:table-cell>
          <table:table-cell office:value-type="float" office:value="319031572.0801" calcext:value-type="float">
            <text:p>319031572.0801</text:p>
          </table:table-cell>
          <table:table-cell office:value-type="float" office:value="319031668.782048" calcext:value-type="float">
            <text:p>319031668.782048</text:p>
          </table:table-cell>
          <table:table-cell office:value-type="float" office:value="319031744.863963" calcext:value-type="float">
            <text:p>319031744.863963</text:p>
          </table:table-cell>
          <table:table-cell office:value-type="float" office:value="319031804.716714" calcext:value-type="float">
            <text:p>319031804.716714</text:p>
          </table:table-cell>
          <table:table-cell office:value-type="float" office:value="319031851.798615" calcext:value-type="float">
            <text:p>319031851.798615</text:p>
          </table:table-cell>
          <table:table-cell office:value-type="float" office:value="319031888.832491" calcext:value-type="float">
            <text:p>319031888.832491</text:p>
          </table:table-cell>
          <table:table-cell office:value-type="float" office:value="319031917.961505" calcext:value-type="float">
            <text:p>319031917.961505</text:p>
          </table:table-cell>
          <table:table-cell office:value-type="float" office:value="319031940.872211" calcext:value-type="float">
            <text:p>319031940.872211</text:p>
          </table:table-cell>
          <table:table-cell office:value-type="float" office:value="319031958.891626" calcext:value-type="float">
            <text:p>319031958.891626</text:p>
          </table:table-cell>
          <table:table-cell office:value-type="float" office:value="319031973.063754" calcext:value-type="float">
            <text:p>319031973.063754</text:p>
          </table:table-cell>
          <table:table-cell office:value-type="float" office:value="319031984.20987" calcext:value-type="float">
            <text:p>319031984.20987</text:p>
          </table:table-cell>
          <table:table-cell office:value-type="float" office:value="319031992.975995" calcext:value-type="float">
            <text:p>319031992.975995</text:p>
          </table:table-cell>
          <table:table-cell office:value-type="float" office:value="319031999.870267" calcext:value-type="float">
            <text:p>319031999.870267</text:p>
          </table:table-cell>
          <table:table-cell office:value-type="float" office:value="319032005.292357" calcext:value-type="float">
            <text:p>319032005.292357</text:p>
          </table:table-cell>
          <table:table-cell office:value-type="float" office:value="319032009.556611" calcext:value-type="float">
            <text:p>319032009.556611</text:p>
          </table:table-cell>
          <table:table-cell office:value-type="float" office:value="319032012.910265" calcext:value-type="float">
            <text:p>319032012.910265</text:p>
          </table:table-cell>
          <table:table-cell office:value-type="float" office:value="319032015.547764" calcext:value-type="float">
            <text:p>319032015.547764</text:p>
          </table:table-cell>
          <table:table-cell office:value-type="float" office:value="319032017.622035" calcext:value-type="float">
            <text:p>319032017.622035</text:p>
          </table:table-cell>
          <table:table-cell office:value-type="float" office:value="319032019.253351" calcext:value-type="float">
            <text:p>319032019.253351</text:p>
          </table:table-cell>
          <table:table-cell office:value-type="float" office:value="319032020.536303" calcext:value-type="float">
            <text:p>319032020.536303</text:p>
          </table:table-cell>
          <table:table-cell office:value-type="float" office:value="319032021.545282" calcext:value-type="float">
            <text:p>319032021.545282</text:p>
          </table:table-cell>
          <table:table-cell office:value-type="float" office:value="319032022.338795" calcext:value-type="float">
            <text:p>319032022.338795</text:p>
          </table:table-cell>
          <table:table-cell office:value-type="float" office:value="319032022.962853" calcext:value-type="float">
            <text:p>319032022.962853</text:p>
          </table:table-cell>
          <table:table-cell office:value-type="float" office:value="319032023.453645" calcext:value-type="float">
            <text:p>319032023.453645</text:p>
          </table:table-cell>
          <table:table-cell office:value-type="float" office:value="319032023.839627" calcext:value-type="float">
            <text:p>319032023.839627</text:p>
          </table:table-cell>
          <table:table-cell office:value-type="float" office:value="319032024.143184" calcext:value-type="float">
            <text:p>319032024.143184</text:p>
          </table:table-cell>
          <table:table-cell office:value-type="float" office:value="319032024.381915" calcext:value-type="float">
            <text:p>319032024.381915</text:p>
          </table:table-cell>
          <table:table-cell office:value-type="float" office:value="319032024.569666" calcext:value-type="float">
            <text:p>319032024.569666</text:p>
          </table:table-cell>
          <table:table-cell office:value-type="float" office:value="319032024.717322" calcext:value-type="float">
            <text:p>319032024.717322</text:p>
          </table:table-cell>
          <table:table-cell office:value-type="float" office:value="319032024.833447" calcext:value-type="float">
            <text:p>319032024.833447</text:p>
          </table:table-cell>
          <table:table-cell office:value-type="float" office:value="319032024.924773" calcext:value-type="float">
            <text:p>319032024.924773</text:p>
          </table:table-cell>
          <table:table-cell office:value-type="float" office:value="319032024.996596" calcext:value-type="float">
            <text:p>319032024.996596</text:p>
          </table:table-cell>
          <table:table-cell office:value-type="float" office:value="319032025.053081" calcext:value-type="float">
            <text:p>319032025.053081</text:p>
          </table:table-cell>
          <table:table-cell office:value-type="float" office:value="319032025.097504" calcext:value-type="float">
            <text:p>319032025.097504</text:p>
          </table:table-cell>
          <table:table-cell office:value-type="float" office:value="319032025.132441" calcext:value-type="float">
            <text:p>319032025.132441</text:p>
          </table:table-cell>
          <table:table-cell office:value-type="float" office:value="319032025.159916" calcext:value-type="float">
            <text:p>319032025.159916</text:p>
          </table:table-cell>
          <table:table-cell office:value-type="float" office:value="319032025.181525" calcext:value-type="float">
            <text:p>319032025.181525</text:p>
          </table:table-cell>
          <table:table-cell office:value-type="float" office:value="319032025.198518" calcext:value-type="float">
            <text:p>319032025.198518</text:p>
          </table:table-cell>
          <table:table-cell office:value-type="float" office:value="319032025.211883" calcext:value-type="float">
            <text:p>319032025.211883</text:p>
          </table:table-cell>
          <table:table-cell office:value-type="float" office:value="319032025.222394" calcext:value-type="float">
            <text:p>319032025.222394</text:p>
          </table:table-cell>
          <table:table-cell office:value-type="float" office:value="319032025.23066" calcext:value-type="float">
            <text:p>319032025.23066</text:p>
          </table:table-cell>
          <table:table-cell office:value-type="float" office:value="319032025.237161" calcext:value-type="float">
            <text:p>319032025.237161</text:p>
          </table:table-cell>
          <table:table-cell office:value-type="float" office:value="319032025.242274" calcext:value-type="float">
            <text:p>319032025.242274</text:p>
          </table:table-cell>
          <table:table-cell office:value-type="float" office:value="319032025.246295" calcext:value-type="float">
            <text:p>319032025.246295</text:p>
          </table:table-cell>
          <table:table-cell office:value-type="float" office:value="319032025.249457" calcext:value-type="float">
            <text:p>319032025.249457</text:p>
          </table:table-cell>
          <table:table-cell office:value-type="float" office:value="319032025.251944" calcext:value-type="float">
            <text:p>319032025.251944</text:p>
          </table:table-cell>
          <table:table-cell office:value-type="float" office:value="319032025.2539" calcext:value-type="float">
            <text:p>319032025.2539</text:p>
          </table:table-cell>
          <table:table-cell office:value-type="float" office:value="319032025.255438" calcext:value-type="float">
            <text:p>319032025.255438</text:p>
          </table:table-cell>
          <table:table-cell office:value-type="float" office:value="319032025.256647" calcext:value-type="float">
            <text:p>319032025.256647</text:p>
          </table:table-cell>
          <table:table-cell office:value-type="float" office:value="319032025.257599" calcext:value-type="float">
            <text:p>319032025.257599</text:p>
          </table:table-cell>
          <table:table-cell office:value-type="float" office:value="319032025.258347" calcext:value-type="float">
            <text:p>319032025.258347</text:p>
          </table:table-cell>
          <table:table-cell office:value-type="float" office:value="319032025.258935" calcext:value-type="float">
            <text:p>319032025.258935</text:p>
          </table:table-cell>
          <table:table-cell office:value-type="float" office:value="319032025.259398" calcext:value-type="float">
            <text:p>319032025.259398</text:p>
          </table:table-cell>
          <table:table-cell office:value-type="float" office:value="319032025.259762" calcext:value-type="float">
            <text:p>319032025.259762</text:p>
          </table:table-cell>
          <table:table-cell office:value-type="float" office:value="319032025.260049" calcext:value-type="float">
            <text:p>319032025.260049</text:p>
          </table:table-cell>
          <table:table-cell office:value-type="float" office:value="319032025.260274" calcext:value-type="float">
            <text:p>319032025.260274</text:p>
          </table:table-cell>
          <table:table-cell office:value-type="float" office:value="319032025.260452" calcext:value-type="float">
            <text:p>319032025.260452</text:p>
          </table:table-cell>
          <table:table-cell office:value-type="float" office:value="319032025.260592" calcext:value-type="float">
            <text:p>319032025.260592</text:p>
          </table:table-cell>
          <table:table-cell office:value-type="float" office:value="319032025.260702" calcext:value-type="float">
            <text:p>319032025.260702</text:p>
          </table:table-cell>
          <table:table-cell office:value-type="float" office:value="319032025.260789" calcext:value-type="float">
            <text:p>319032025.260789</text:p>
          </table:table-cell>
          <table:table-cell office:value-type="float" office:value="319032025.260858" calcext:value-type="float">
            <text:p>319032025.260858</text:p>
          </table:table-cell>
          <table:table-cell office:value-type="float" office:value="319032025.260912" calcext:value-type="float">
            <text:p>319032025.260912</text:p>
          </table:table-cell>
          <table:table-cell office:value-type="float" office:value="319032025.260955" calcext:value-type="float">
            <text:p>319032025.260955</text:p>
          </table:table-cell>
          <table:table-cell office:value-type="float" office:value="319032025.260988" calcext:value-type="float">
            <text:p>319032025.260988</text:p>
          </table:table-cell>
          <table:table-cell office:value-type="float" office:value="319032025.261015" calcext:value-type="float">
            <text:p>319032025.261015</text:p>
          </table:table-cell>
          <table:table-cell office:value-type="float" office:value="319032025.261036" calcext:value-type="float">
            <text:p>319032025.261036</text:p>
          </table:table-cell>
          <table:table-cell office:value-type="float" office:value="319032025.261052" calcext:value-type="float">
            <text:p>319032025.261052</text:p>
          </table:table-cell>
          <table:table-cell office:value-type="float" office:value="319032025.261065" calcext:value-type="float">
            <text:p>319032025.261065</text:p>
          </table:table-cell>
          <table:table-cell office:value-type="float" office:value="319032025.261076" calcext:value-type="float">
            <text:p>319032025.261076</text:p>
          </table:table-cell>
          <table:table-cell office:value-type="float" office:value="319032025.261084" calcext:value-type="float">
            <text:p>319032025.261084</text:p>
          </table:table-cell>
          <table:table-cell office:value-type="float" office:value="319032025.26109" calcext:value-type="float">
            <text:p>319032025.26109</text:p>
          </table:table-cell>
          <table:table-cell office:value-type="float" office:value="319032025.261095" calcext:value-type="float">
            <text:p>319032025.261095</text:p>
          </table:table-cell>
          <table:table-cell office:value-type="float" office:value="319032025.261099" calcext:value-type="float">
            <text:p>319032025.261099</text:p>
          </table:table-cell>
          <table:table-cell office:value-type="float" office:value="319032025.261102" calcext:value-type="float">
            <text:p>319032025.261102</text:p>
          </table:table-cell>
          <table:table-cell office:value-type="float" office:value="319032025.261105" calcext:value-type="float">
            <text:p>319032025.261105</text:p>
          </table:table-cell>
          <table:table-cell office:value-type="float" office:value="319032025.261107" calcext:value-type="float">
            <text:p>319032025.261107</text:p>
          </table:table-cell>
          <table:table-cell office:value-type="float" office:value="319032025.261108" calcext:value-type="float">
            <text:p>319032025.261108</text:p>
          </table:table-cell>
          <table:table-cell office:value-type="float" office:value="319032025.261109" calcext:value-type="float">
            <text:p>319032025.261109</text:p>
          </table:table-cell>
          <table:table-cell office:value-type="float" office:value="319032025.26111" calcext:value-type="float">
            <text:p>319032025.26111</text:p>
          </table:table-cell>
          <table:table-cell office:value-type="float" office:value="319032025.261111" calcext:value-type="float">
            <text:p>319032025.261111</text:p>
          </table:table-cell>
          <table:table-cell office:value-type="float" office:value="319032025.261112" calcext:value-type="float">
            <text:p>319032025.261112</text:p>
          </table:table-cell>
          <table:table-cell office:value-type="float" office:value="319032025.261112" calcext:value-type="float">
            <text:p>319032025.261112</text:p>
          </table:table-cell>
          <table:table-cell office:value-type="float" office:value="319032025.261113" calcext:value-type="float">
            <text:p>319032025.261113</text:p>
          </table:table-cell>
          <table:table-cell office:value-type="float" office:value="319032025.261113" calcext:value-type="float">
            <text:p>319032025.261113</text:p>
          </table:table-cell>
          <table:table-cell office:value-type="float" office:value="319032025.261113" calcext:value-type="float">
            <text:p>319032025.261113</text:p>
          </table:table-cell>
          <table:table-cell office:value-type="float" office:value="319032025.261113" calcext:value-type="float">
            <text:p>319032025.261113</text:p>
          </table:table-cell>
          <table:table-cell office:value-type="float" office:value="319032025.261113" calcext:value-type="float">
            <text:p>319032025.261113</text:p>
          </table:table-cell>
          <table:table-cell office:value-type="float" office:value="319032025.261113" calcext:value-type="float">
            <text:p>319032025.261113</text:p>
          </table:table-cell>
          <table:table-cell office:value-type="float" office:value="319032025.261114" calcext:value-type="float">
            <text:p>319032025.261114</text:p>
          </table:table-cell>
          <table:table-cell office:value-type="float" office:value="319032025.261114" calcext:value-type="float">
            <text:p>319032025.261114</text:p>
          </table:table-cell>
          <table:table-cell table:number-columns-repeated="2" office:value-type="float" office:value="319032025.261114" calcext:value-type="float">
            <text:p>319032025.261114</text:p>
          </table:table-cell>
          <table:table-cell office:value-type="float" office:value="319032025.261114" calcext:value-type="float">
            <text:p>319032025.261114</text:p>
          </table:table-cell>
          <table:table-cell table:number-columns-repeated="288" office:value-type="float" office:value="319032025.261114" calcext:value-type="float">
            <text:p>319032025.261114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0" calcext:value-type="float">
            <text:p>0</text:p>
          </table:table-cell>
          <table:table-cell office:value-type="float" office:value="0.00104177168522625" calcext:value-type="float">
            <text:p>0.001041771685226</text:p>
          </table:table-cell>
          <table:table-cell office:value-type="float" office:value="0.00368137437518496" calcext:value-type="float">
            <text:p>0.003681374375185</text:p>
          </table:table-cell>
          <table:table-cell office:value-type="float" office:value="0.00783609340902873" calcext:value-type="float">
            <text:p>0.007836093409029</text:p>
          </table:table-cell>
          <table:table-cell office:value-type="float" office:value="0.013912748978144" calcext:value-type="float">
            <text:p>0.013912748978144</text:p>
          </table:table-cell>
          <table:table-cell office:value-type="float" office:value="0.0226642884331217" calcext:value-type="float">
            <text:p>0.022664288433122</text:p>
          </table:table-cell>
          <table:table-cell office:value-type="float" office:value="0.0352250859917696" calcext:value-type="float">
            <text:p>0.03522508599177</text:p>
          </table:table-cell>
          <table:table-cell office:value-type="float" office:value="0.0532393387646205" calcext:value-type="float">
            <text:p>0.053239338764621</text:p>
          </table:table-cell>
          <table:table-cell office:value-type="float" office:value="0.0790702783171083" calcext:value-type="float">
            <text:p>0.079070278317108</text:p>
          </table:table-cell>
          <table:table-cell office:value-type="float" office:value="0.116108254778696" calcext:value-type="float">
            <text:p>0.116108254778696</text:p>
          </table:table-cell>
          <table:table-cell office:value-type="float" office:value="0.16921509892563" calcext:value-type="float">
            <text:p>0.16921509892563</text:p>
          </table:table-cell>
          <table:table-cell office:value-type="float" office:value="0.245362111765168" calcext:value-type="float">
            <text:p>0.245362111765168</text:p>
          </table:table-cell>
          <table:table-cell office:value-type="float" office:value="0.354545114036185" calcext:value-type="float">
            <text:p>0.354545114036185</text:p>
          </table:table-cell>
          <table:table-cell office:value-type="float" office:value="0.511096585245641" calcext:value-type="float">
            <text:p>0.511096585245641</text:p>
          </table:table-cell>
          <table:table-cell office:value-type="float" office:value="0.735567074530085" calcext:value-type="float">
            <text:p>0.735567074530085</text:p>
          </table:table-cell>
          <table:table-cell office:value-type="float" office:value="1.05742287259621" calcext:value-type="float">
            <text:p>1.05742287259621</text:p>
          </table:table-cell>
          <table:table-cell office:value-type="float" office:value="1.5189140365975" calcext:value-type="float">
            <text:p>1.5189140365975</text:p>
          </table:table-cell>
          <table:table-cell office:value-type="float" office:value="2.18062054570772" calcext:value-type="float">
            <text:p>2.18062054570772</text:p>
          </table:table-cell>
          <table:table-cell office:value-type="float" office:value="3.12940458271155" calcext:value-type="float">
            <text:p>3.12940458271155</text:p>
          </table:table-cell>
          <table:table-cell office:value-type="float" office:value="4.48981282164559" calcext:value-type="float">
            <text:p>4.48981282164559</text:p>
          </table:table-cell>
          <table:table-cell office:value-type="float" office:value="6.44042543900082" calcext:value-type="float">
            <text:p>6.44042543900082</text:p>
          </table:table-cell>
          <table:table-cell office:value-type="float" office:value="9.2372977999621" calcext:value-type="float">
            <text:p>9.2372977999621</text:p>
          </table:table-cell>
          <table:table-cell office:value-type="float" office:value="13.2475717231005" calcext:value-type="float">
            <text:p>13.2475717231005</text:p>
          </table:table-cell>
          <table:table-cell office:value-type="float" office:value="18.9976678260604" calcext:value-type="float">
            <text:p>18.9976678260604</text:p>
          </table:table-cell>
          <table:table-cell office:value-type="float" office:value="27.2423838973519" calcext:value-type="float">
            <text:p>27.2423838973519</text:p>
          </table:table-cell>
          <table:table-cell office:value-type="float" office:value="39.0639669565951" calcext:value-type="float">
            <text:p>39.0639669565951</text:p>
          </table:table-cell>
          <table:table-cell office:value-type="float" office:value="56.0141586451322" calcext:value-type="float">
            <text:p>56.0141586451322</text:p>
          </table:table-cell>
          <table:table-cell office:value-type="float" office:value="80.317848597823" calcext:value-type="float">
            <text:p>80.317848597823</text:p>
          </table:table-cell>
          <table:table-cell office:value-type="float" office:value="115.165045718623" calcext:value-type="float">
            <text:p>115.165045718623</text:p>
          </table:table-cell>
          <table:table-cell office:value-type="float" office:value="165.129444610845" calcext:value-type="float">
            <text:p>165.129444610845</text:p>
          </table:table-cell>
          <table:table-cell office:value-type="float" office:value="236.768431541921" calcext:value-type="float">
            <text:p>236.768431541921</text:p>
          </table:table-cell>
          <table:table-cell office:value-type="float" office:value="339.483084453616" calcext:value-type="float">
            <text:p>339.483084453616</text:p>
          </table:table-cell>
          <table:table-cell office:value-type="float" office:value="486.750632356964" calcext:value-type="float">
            <text:p>486.750632356964</text:p>
          </table:table-cell>
          <table:table-cell office:value-type="float" office:value="697.890276891543" calcext:value-type="float">
            <text:p>697.890276891543</text:p>
          </table:table-cell>
          <table:table-cell office:value-type="float" office:value="1000.59236946184" calcext:value-type="float">
            <text:p>1000.59236946184</text:p>
          </table:table-cell>
          <table:table-cell office:value-type="float" office:value="1434.53923529202" calcext:value-type="float">
            <text:p>1434.53923529202</text:p>
          </table:table-cell>
          <table:table-cell office:value-type="float" office:value="2056.58532943782" calcext:value-type="float">
            <text:p>2056.58532943782</text:p>
          </table:table-cell>
          <table:table-cell office:value-type="float" office:value="2948.16106552639" calcext:value-type="float">
            <text:p>2948.16106552639</text:p>
          </table:table-cell>
          <table:table-cell office:value-type="float" office:value="4225.84013795959" calcext:value-type="float">
            <text:p>4225.84013795959</text:p>
          </table:table-cell>
          <table:table-cell office:value-type="float" office:value="6056.39179021592" calcext:value-type="float">
            <text:p>6056.39179021592</text:p>
          </table:table-cell>
          <table:table-cell office:value-type="float" office:value="8678.15956605544" calcext:value-type="float">
            <text:p>8678.15956605544</text:p>
          </table:table-cell>
          <table:table-cell office:value-type="float" office:value="12431.2988417418" calcext:value-type="float">
            <text:p>12431.2988417418</text:p>
          </table:table-cell>
          <table:table-cell office:value-type="float" office:value="17800.2850711168" calcext:value-type="float">
            <text:p>17800.2850711168</text:p>
          </table:table-cell>
          <table:table-cell office:value-type="float" office:value="25473.1456229374" calcext:value-type="float">
            <text:p>25473.1456229374</text:p>
          </table:table-cell>
          <table:table-cell office:value-type="float" office:value="36422.9258876069" calcext:value-type="float">
            <text:p>36422.9258876069</text:p>
          </table:table-cell>
          <table:table-cell office:value-type="float" office:value="52017.5807608028" calcext:value-type="float">
            <text:p>52017.5807608028</text:p>
          </table:table-cell>
          <table:table-cell office:value-type="float" office:value="74163.8930068749" calcext:value-type="float">
            <text:p>74163.8930068749</text:p>
          </table:table-cell>
          <table:table-cell office:value-type="float" office:value="105487.383062591" calcext:value-type="float">
            <text:p>105487.383062591</text:p>
          </table:table-cell>
          <table:table-cell office:value-type="float" office:value="149540.347349489" calcext:value-type="float">
            <text:p>149540.347349489</text:p>
          </table:table-cell>
          <table:table-cell office:value-type="float" office:value="211009.410232076" calcext:value-type="float">
            <text:p>211009.410232076</text:p>
          </table:table-cell>
          <table:table-cell office:value-type="float" office:value="295857.127683547" calcext:value-type="float">
            <text:p>295857.127683547</text:p>
          </table:table-cell>
          <table:table-cell office:value-type="float" office:value="411278.424083707" calcext:value-type="float">
            <text:p>411278.424083707</text:p>
          </table:table-cell>
          <table:table-cell office:value-type="float" office:value="565296.844202659" calcext:value-type="float">
            <text:p>565296.844202659</text:p>
          </table:table-cell>
          <table:table-cell office:value-type="float" office:value="765813.927502797" calcext:value-type="float">
            <text:p>765813.927502797</text:p>
          </table:table-cell>
          <table:table-cell office:value-type="float" office:value="1019036.85613363" calcext:value-type="float">
            <text:p>1019036.85613363</text:p>
          </table:table-cell>
          <table:table-cell office:value-type="float" office:value="1327505.06431638" calcext:value-type="float">
            <text:p>1327505.06431638</text:p>
          </table:table-cell>
          <table:table-cell office:value-type="float" office:value="1688336.76944935" calcext:value-type="float">
            <text:p>1688336.76944935</text:p>
          </table:table-cell>
          <table:table-cell office:value-type="float" office:value="2092530.62207689" calcext:value-type="float">
            <text:p>2092530.62207689</text:p>
          </table:table-cell>
          <table:table-cell office:value-type="float" office:value="2525870.29293433" calcext:value-type="float">
            <text:p>2525870.29293433</text:p>
          </table:table-cell>
          <table:table-cell office:value-type="float" office:value="2971243.78343281" calcext:value-type="float">
            <text:p>2971243.78343281</text:p>
          </table:table-cell>
          <table:table-cell office:value-type="float" office:value="3411514.89913494" calcext:value-type="float">
            <text:p>3411514.89913494</text:p>
          </table:table-cell>
          <table:table-cell office:value-type="float" office:value="3831956.92289695" calcext:value-type="float">
            <text:p>3831956.92289695</text:p>
          </table:table-cell>
          <table:table-cell office:value-type="float" office:value="4221662.82118749" calcext:value-type="float">
            <text:p>4221662.82118749</text:p>
          </table:table-cell>
          <table:table-cell office:value-type="float" office:value="4573887.5863063" calcext:value-type="float">
            <text:p>4573887.5863063</text:p>
          </table:table-cell>
          <table:table-cell office:value-type="float" office:value="4885623.51433407" calcext:value-type="float">
            <text:p>4885623.51433407</text:p>
          </table:table-cell>
          <table:table-cell office:value-type="float" office:value="5156791.20525061" calcext:value-type="float">
            <text:p>5156791.20525061</text:p>
          </table:table-cell>
          <table:table-cell office:value-type="float" office:value="5389349.15225564" calcext:value-type="float">
            <text:p>5389349.15225564</text:p>
          </table:table-cell>
          <table:table-cell office:value-type="float" office:value="5586499.88021406" calcext:value-type="float">
            <text:p>5586499.88021406</text:p>
          </table:table-cell>
          <table:table-cell office:value-type="float" office:value="5752066.275731" calcext:value-type="float">
            <text:p>5752066.275731</text:p>
          </table:table-cell>
          <table:table-cell office:value-type="float" office:value="5890046.23183392" calcext:value-type="float">
            <text:p>5890046.23183392</text:p>
          </table:table-cell>
          <table:table-cell office:value-type="float" office:value="6004321.51346023" calcext:value-type="float">
            <text:p>6004321.51346023</text:p>
          </table:table-cell>
          <table:table-cell office:value-type="float" office:value="6098486.12045201" calcext:value-type="float">
            <text:p>6098486.12045201</text:p>
          </table:table-cell>
          <table:table-cell office:value-type="float" office:value="6175760.25530172" calcext:value-type="float">
            <text:p>6175760.25530172</text:p>
          </table:table-cell>
          <table:table-cell office:value-type="float" office:value="6238961.63590454" calcext:value-type="float">
            <text:p>6238961.63590454</text:p>
          </table:table-cell>
          <table:table-cell office:value-type="float" office:value="6290512.65110002" calcext:value-type="float">
            <text:p>6290512.65110002</text:p>
          </table:table-cell>
          <table:table-cell office:value-type="float" office:value="6332468.01845535" calcext:value-type="float">
            <text:p>6332468.01845535</text:p>
          </table:table-cell>
          <table:table-cell office:value-type="float" office:value="6366552.56701189" calcext:value-type="float">
            <text:p>6366552.56701189</text:p>
          </table:table-cell>
          <table:table-cell office:value-type="float" office:value="6394202.4775616" calcext:value-type="float">
            <text:p>6394202.4775616</text:p>
          </table:table-cell>
          <table:table-cell office:value-type="float" office:value="6416605.9428283" calcext:value-type="float">
            <text:p>6416605.9428283</text:p>
          </table:table-cell>
          <table:table-cell office:value-type="float" office:value="6434740.99549358" calcext:value-type="float">
            <text:p>6434740.99549358</text:p>
          </table:table-cell>
          <table:table-cell office:value-type="float" office:value="6449409.41645392" calcext:value-type="float">
            <text:p>6449409.41645392</text:p>
          </table:table-cell>
          <table:table-cell office:value-type="float" office:value="6461266.36281204" calcext:value-type="float">
            <text:p>6461266.36281204</text:p>
          </table:table-cell>
          <table:table-cell office:value-type="float" office:value="6470845.78504413" calcext:value-type="float">
            <text:p>6470845.78504413</text:p>
          </table:table-cell>
          <table:table-cell office:value-type="float" office:value="6478581.93722007" calcext:value-type="float">
            <text:p>6478581.93722007</text:p>
          </table:table-cell>
          <table:table-cell office:value-type="float" office:value="6484827.39424685" calcext:value-type="float">
            <text:p>6484827.39424685</text:p>
          </table:table-cell>
          <table:table-cell office:value-type="float" office:value="6489868.02416599" calcext:value-type="float">
            <text:p>6489868.02416599</text:p>
          </table:table-cell>
          <table:table-cell office:value-type="float" office:value="6493935.35351803" calcext:value-type="float">
            <text:p>6493935.35351803</text:p>
          </table:table-cell>
          <table:table-cell office:value-type="float" office:value="6497216.73026462" calcext:value-type="float">
            <text:p>6497216.73026462</text:p>
          </table:table-cell>
          <table:table-cell office:value-type="float" office:value="6499863.64453599" calcext:value-type="float">
            <text:p>6499863.64453599</text:p>
          </table:table-cell>
          <table:table-cell office:value-type="float" office:value="6501998.52039129" calcext:value-type="float">
            <text:p>6501998.52039129</text:p>
          </table:table-cell>
          <table:table-cell office:value-type="float" office:value="6503720.24605681" calcext:value-type="float">
            <text:p>6503720.24605681</text:p>
          </table:table-cell>
          <table:table-cell office:value-type="float" office:value="6505108.66815969" calcext:value-type="float">
            <text:p>6505108.66815969</text:p>
          </table:table-cell>
          <table:table-cell office:value-type="float" office:value="6506228.23836568" calcext:value-type="float">
            <text:p>6506228.23836568</text:p>
          </table:table-cell>
          <table:table-cell office:value-type="float" office:value="6507130.96847743" calcext:value-type="float">
            <text:p>6507130.96847743</text:p>
          </table:table-cell>
          <table:table-cell office:value-type="float" office:value="6507858.82273165" calcext:value-type="float">
            <text:p>6507858.82273165</text:p>
          </table:table-cell>
          <table:table-cell office:value-type="float" office:value="6508445.65288042" calcext:value-type="float">
            <text:p>6508445.65288042</text:p>
          </table:table-cell>
          <table:table-cell office:value-type="float" office:value="6508918.76237944" calcext:value-type="float">
            <text:p>6508918.76237944</text:p>
          </table:table-cell>
          <table:table-cell office:value-type="float" office:value="6509300.16997524" calcext:value-type="float">
            <text:p>6509300.16997524</text:p>
          </table:table-cell>
          <table:table-cell office:value-type="float" office:value="6509607.63007433" calcext:value-type="float">
            <text:p>6509607.63007433</text:p>
          </table:table-cell>
          <table:table-cell office:value-type="float" office:value="6509855.45612343" calcext:value-type="float">
            <text:p>6509855.45612343</text:p>
          </table:table-cell>
          <table:table-cell office:value-type="float" office:value="6510055.1839444" calcext:value-type="float">
            <text:p>6510055.1839444</text:p>
          </table:table-cell>
          <table:table-cell office:value-type="float" office:value="6510216.10131672" calcext:value-type="float">
            <text:p>6510216.10131672</text:p>
          </table:table-cell>
          <table:table-cell office:value-type="float" office:value="6510345.65744223" calcext:value-type="float">
            <text:p>6510345.65744223</text:p>
          </table:table-cell>
          <table:table-cell office:value-type="float" office:value="6510449.80086103" calcext:value-type="float">
            <text:p>6510449.80086103</text:p>
          </table:table-cell>
          <table:table-cell office:value-type="float" office:value="6510533.33313589" calcext:value-type="float">
            <text:p>6510533.33313589</text:p>
          </table:table-cell>
          <table:table-cell office:value-type="float" office:value="6510600.1838295" calcext:value-type="float">
            <text:p>6510600.1838295</text:p>
          </table:table-cell>
          <table:table-cell office:value-type="float" office:value="6510653.5694135" calcext:value-type="float">
            <text:p>6510653.5694135</text:p>
          </table:table-cell>
          <table:table-cell office:value-type="float" office:value="6510696.11262618" calcext:value-type="float">
            <text:p>6510696.11262618</text:p>
          </table:table-cell>
          <table:table-cell office:value-type="float" office:value="6510729.94633399" calcext:value-type="float">
            <text:p>6510729.94633399</text:p>
          </table:table-cell>
          <table:table-cell office:value-type="float" office:value="6510756.80172501" calcext:value-type="float">
            <text:p>6510756.80172501</text:p>
          </table:table-cell>
          <table:table-cell office:value-type="float" office:value="6510778.08089097" calcext:value-type="float">
            <text:p>6510778.08089097</text:p>
          </table:table-cell>
          <table:table-cell office:value-type="float" office:value="6510794.91606614" calcext:value-type="float">
            <text:p>6510794.91606614</text:p>
          </table:table-cell>
          <table:table-cell office:value-type="float" office:value="6510808.21834468" calcext:value-type="float">
            <text:p>6510808.21834468</text:p>
          </table:table-cell>
          <table:table-cell office:value-type="float" office:value="6510818.71814516" calcext:value-type="float">
            <text:p>6510818.71814516</text:p>
          </table:table-cell>
          <table:table-cell office:value-type="float" office:value="6510826.99896155" calcext:value-type="float">
            <text:p>6510826.99896155</text:p>
          </table:table-cell>
          <table:table-cell office:value-type="float" office:value="6510833.52544685" calcext:value-type="float">
            <text:p>6510833.52544685</text:p>
          </table:table-cell>
          <table:table-cell office:value-type="float" office:value="6510838.66662912" calcext:value-type="float">
            <text:p>6510838.66662912</text:p>
          </table:table-cell>
          <table:table-cell office:value-type="float" office:value="6510842.71494994" calcext:value-type="float">
            <text:p>6510842.71494994</text:p>
          </table:table-cell>
          <table:table-cell office:value-type="float" office:value="6510845.90175322" calcext:value-type="float">
            <text:p>6510845.90175322</text:p>
          </table:table-cell>
          <table:table-cell office:value-type="float" office:value="6510848.40979795" calcext:value-type="float">
            <text:p>6510848.40979795</text:p>
          </table:table-cell>
          <table:table-cell office:value-type="float" office:value="6510850.38330709" calcext:value-type="float">
            <text:p>6510850.38330709</text:p>
          </table:table-cell>
          <table:table-cell office:value-type="float" office:value="6510851.93599923" calcext:value-type="float">
            <text:p>6510851.93599923</text:p>
          </table:table-cell>
          <table:table-cell office:value-type="float" office:value="6510853.15748394" calcext:value-type="float">
            <text:p>6510853.15748394</text:p>
          </table:table-cell>
          <table:table-cell office:value-type="float" office:value="6510854.11833907" calcext:value-type="float">
            <text:p>6510854.11833907</text:p>
          </table:table-cell>
          <table:table-cell office:value-type="float" office:value="6510854.87413246" calcext:value-type="float">
            <text:p>6510854.87413246</text:p>
          </table:table-cell>
          <table:table-cell office:value-type="float" office:value="6510855.46860214" calcext:value-type="float">
            <text:p>6510855.46860214</text:p>
          </table:table-cell>
          <table:table-cell office:value-type="float" office:value="6510855.93616757" calcext:value-type="float">
            <text:p>6510855.93616757</text:p>
          </table:table-cell>
          <table:table-cell office:value-type="float" office:value="6510856.30391073" calcext:value-type="float">
            <text:p>6510856.30391073</text:p>
          </table:table-cell>
          <table:table-cell office:value-type="float" office:value="6510856.59313783" calcext:value-type="float">
            <text:p>6510856.59313783</text:p>
          </table:table-cell>
          <table:table-cell office:value-type="float" office:value="6510856.82060959" calcext:value-type="float">
            <text:p>6510856.82060959</text:p>
          </table:table-cell>
          <table:table-cell office:value-type="float" office:value="6510856.99951009" calcext:value-type="float">
            <text:p>6510856.99951009</text:p>
          </table:table-cell>
          <table:table-cell office:value-type="float" office:value="6510857.14020952" calcext:value-type="float">
            <text:p>6510857.14020952</text:p>
          </table:table-cell>
          <table:table-cell office:value-type="float" office:value="6510857.25086441" calcext:value-type="float">
            <text:p>6510857.25086441</text:p>
          </table:table-cell>
          <table:table-cell office:value-type="float" office:value="6510857.33789002" calcext:value-type="float">
            <text:p>6510857.33789002</text:p>
          </table:table-cell>
          <table:table-cell office:value-type="float" office:value="6510857.40633194" calcext:value-type="float">
            <text:p>6510857.40633194</text:p>
          </table:table-cell>
          <table:table-cell office:value-type="float" office:value="6510857.46015844" calcext:value-type="float">
            <text:p>6510857.46015844</text:p>
          </table:table-cell>
          <table:table-cell office:value-type="float" office:value="6510857.5024905" calcext:value-type="float">
            <text:p>6510857.5024905</text:p>
          </table:table-cell>
          <table:table-cell office:value-type="float" office:value="6510857.53578266" calcext:value-type="float">
            <text:p>6510857.53578266</text:p>
          </table:table-cell>
          <table:table-cell office:value-type="float" office:value="6510857.56196536" calcext:value-type="float">
            <text:p>6510857.56196536</text:p>
          </table:table-cell>
          <table:table-cell office:value-type="float" office:value="6510857.58255677" calcext:value-type="float">
            <text:p>6510857.58255677</text:p>
          </table:table-cell>
          <table:table-cell office:value-type="float" office:value="6510857.59875091" calcext:value-type="float">
            <text:p>6510857.59875091</text:p>
          </table:table-cell>
          <table:table-cell office:value-type="float" office:value="6510857.6114868" calcext:value-type="float">
            <text:p>6510857.6114868</text:p>
          </table:table-cell>
          <table:table-cell office:value-type="float" office:value="6510857.62150295" calcext:value-type="float">
            <text:p>6510857.62150295</text:p>
          </table:table-cell>
          <table:table-cell office:value-type="float" office:value="6510857.62938015" calcext:value-type="float">
            <text:p>6510857.62938015</text:p>
          </table:table-cell>
          <table:table-cell office:value-type="float" office:value="6510857.63557517" calcext:value-type="float">
            <text:p>6510857.63557517</text:p>
          </table:table-cell>
          <table:table-cell office:value-type="float" office:value="6510857.64044725" calcext:value-type="float">
            <text:p>6510857.64044725</text:p>
          </table:table-cell>
          <table:table-cell office:value-type="float" office:value="6510857.64427889" calcext:value-type="float">
            <text:p>6510857.64427889</text:p>
          </table:table-cell>
          <table:table-cell office:value-type="float" office:value="6510857.64729229" calcext:value-type="float">
            <text:p>6510857.64729229</text:p>
          </table:table-cell>
          <table:table-cell office:value-type="float" office:value="6510857.64966217" calcext:value-type="float">
            <text:p>6510857.64966217</text:p>
          </table:table-cell>
          <table:table-cell office:value-type="float" office:value="6510857.65152597" calcext:value-type="float">
            <text:p>6510857.65152597</text:p>
          </table:table-cell>
          <table:table-cell office:value-type="float" office:value="6510857.65299175" calcext:value-type="float">
            <text:p>6510857.65299175</text:p>
          </table:table-cell>
          <table:table-cell office:value-type="float" office:value="6510857.65414451" calcext:value-type="float">
            <text:p>6510857.65414451</text:p>
          </table:table-cell>
          <table:table-cell office:value-type="float" office:value="6510857.6550511" calcext:value-type="float">
            <text:p>6510857.6550511</text:p>
          </table:table-cell>
          <table:table-cell office:value-type="float" office:value="6510857.65576409" calcext:value-type="float">
            <text:p>6510857.65576409</text:p>
          </table:table-cell>
          <table:table-cell office:value-type="float" office:value="6510857.65632482" calcext:value-type="float">
            <text:p>6510857.65632482</text:p>
          </table:table-cell>
          <table:table-cell office:value-type="float" office:value="6510857.65676581" calcext:value-type="float">
            <text:p>6510857.65676581</text:p>
          </table:table-cell>
          <table:table-cell office:value-type="float" office:value="6510857.65711262" calcext:value-type="float">
            <text:p>6510857.65711262</text:p>
          </table:table-cell>
          <table:table-cell office:value-type="float" office:value="6510857.65738537" calcext:value-type="float">
            <text:p>6510857.65738537</text:p>
          </table:table-cell>
          <table:table-cell office:value-type="float" office:value="6510857.65759987" calcext:value-type="float">
            <text:p>6510857.65759987</text:p>
          </table:table-cell>
          <table:table-cell office:value-type="float" office:value="6510857.65776857" calcext:value-type="float">
            <text:p>6510857.65776857</text:p>
          </table:table-cell>
          <table:table-cell office:value-type="float" office:value="6510857.65790124" calcext:value-type="float">
            <text:p>6510857.65790124</text:p>
          </table:table-cell>
          <table:table-cell office:value-type="float" office:value="6510857.65800558" calcext:value-type="float">
            <text:p>6510857.65800558</text:p>
          </table:table-cell>
          <table:table-cell office:value-type="float" office:value="6510857.65808764" calcext:value-type="float">
            <text:p>6510857.65808764</text:p>
          </table:table-cell>
          <table:table-cell office:value-type="float" office:value="6510857.65815218" calcext:value-type="float">
            <text:p>6510857.65815218</text:p>
          </table:table-cell>
          <table:table-cell office:value-type="float" office:value="6510857.65820293" calcext:value-type="float">
            <text:p>6510857.65820293</text:p>
          </table:table-cell>
          <table:table-cell office:value-type="float" office:value="6510857.65824285" calcext:value-type="float">
            <text:p>6510857.65824285</text:p>
          </table:table-cell>
          <table:table-cell office:value-type="float" office:value="6510857.65827424" calcext:value-type="float">
            <text:p>6510857.65827424</text:p>
          </table:table-cell>
          <table:table-cell office:value-type="float" office:value="6510857.65829892" calcext:value-type="float">
            <text:p>6510857.65829892</text:p>
          </table:table-cell>
          <table:table-cell office:value-type="float" office:value="6510857.65831834" calcext:value-type="float">
            <text:p>6510857.65831834</text:p>
          </table:table-cell>
          <table:table-cell office:value-type="float" office:value="6510857.65833361" calcext:value-type="float">
            <text:p>6510857.65833361</text:p>
          </table:table-cell>
          <table:table-cell office:value-type="float" office:value="6510857.65834562" calcext:value-type="float">
            <text:p>6510857.65834562</text:p>
          </table:table-cell>
          <table:table-cell office:value-type="float" office:value="6510857.65835506" calcext:value-type="float">
            <text:p>6510857.65835506</text:p>
          </table:table-cell>
          <table:table-cell office:value-type="float" office:value="6510857.65836249" calcext:value-type="float">
            <text:p>6510857.65836249</text:p>
          </table:table-cell>
          <table:table-cell office:value-type="float" office:value="6510857.65836834" calcext:value-type="float">
            <text:p>6510857.65836834</text:p>
          </table:table-cell>
          <table:table-cell office:value-type="float" office:value="6510857.65837294" calcext:value-type="float">
            <text:p>6510857.65837294</text:p>
          </table:table-cell>
          <table:table-cell office:value-type="float" office:value="6510857.65837657" calcext:value-type="float">
            <text:p>6510857.65837657</text:p>
          </table:table-cell>
          <table:table-cell office:value-type="float" office:value="6510857.65837943" calcext:value-type="float">
            <text:p>6510857.65837943</text:p>
          </table:table-cell>
          <table:table-cell office:value-type="float" office:value="6510857.65838168" calcext:value-type="float">
            <text:p>6510857.65838168</text:p>
          </table:table-cell>
          <table:table-cell office:value-type="float" office:value="6510857.65838346" calcext:value-type="float">
            <text:p>6510857.65838346</text:p>
          </table:table-cell>
          <table:table-cell office:value-type="float" office:value="6510857.65838486" calcext:value-type="float">
            <text:p>6510857.65838486</text:p>
          </table:table-cell>
          <table:table-cell office:value-type="float" office:value="6510857.65838596" calcext:value-type="float">
            <text:p>6510857.65838596</text:p>
          </table:table-cell>
          <table:table-cell office:value-type="float" office:value="6510857.65838683" calcext:value-type="float">
            <text:p>6510857.65838683</text:p>
          </table:table-cell>
          <table:table-cell office:value-type="float" office:value="6510857.65838752" calcext:value-type="float">
            <text:p>6510857.65838752</text:p>
          </table:table-cell>
          <table:table-cell office:value-type="float" office:value="6510857.65838806" calcext:value-type="float">
            <text:p>6510857.65838806</text:p>
          </table:table-cell>
          <table:table-cell office:value-type="float" office:value="6510857.65838848" calcext:value-type="float">
            <text:p>6510857.65838848</text:p>
          </table:table-cell>
          <table:table-cell office:value-type="float" office:value="6510857.65838882" calcext:value-type="float">
            <text:p>6510857.65838882</text:p>
          </table:table-cell>
          <table:table-cell office:value-type="float" office:value="6510857.65838909" calcext:value-type="float">
            <text:p>6510857.65838909</text:p>
          </table:table-cell>
          <table:table-cell office:value-type="float" office:value="6510857.6583893" calcext:value-type="float">
            <text:p>6510857.6583893</text:p>
          </table:table-cell>
          <table:table-cell office:value-type="float" office:value="6510857.65838946" calcext:value-type="float">
            <text:p>6510857.65838946</text:p>
          </table:table-cell>
          <table:table-cell office:value-type="float" office:value="6510857.65838959" calcext:value-type="float">
            <text:p>6510857.65838959</text:p>
          </table:table-cell>
          <table:table-cell office:value-type="float" office:value="6510857.65838969" calcext:value-type="float">
            <text:p>6510857.65838969</text:p>
          </table:table-cell>
          <table:table-cell office:value-type="float" office:value="6510857.65838977" calcext:value-type="float">
            <text:p>6510857.65838977</text:p>
          </table:table-cell>
          <table:table-cell office:value-type="float" office:value="6510857.65838984" calcext:value-type="float">
            <text:p>6510857.65838984</text:p>
          </table:table-cell>
          <table:table-cell office:value-type="float" office:value="6510857.65838989" calcext:value-type="float">
            <text:p>6510857.65838989</text:p>
          </table:table-cell>
          <table:table-cell office:value-type="float" office:value="6510857.65838993" calcext:value-type="float">
            <text:p>6510857.65838993</text:p>
          </table:table-cell>
          <table:table-cell office:value-type="float" office:value="6510857.65838996" calcext:value-type="float">
            <text:p>6510857.65838996</text:p>
          </table:table-cell>
          <table:table-cell office:value-type="float" office:value="6510857.65838998" calcext:value-type="float">
            <text:p>6510857.65838998</text:p>
          </table:table-cell>
          <table:table-cell office:value-type="float" office:value="6510857.65839" calcext:value-type="float">
            <text:p>6510857.65839</text:p>
          </table:table-cell>
          <table:table-cell office:value-type="float" office:value="6510857.65839002" calcext:value-type="float">
            <text:p>6510857.65839002</text:p>
          </table:table-cell>
          <table:table-cell office:value-type="float" office:value="6510857.65839003" calcext:value-type="float">
            <text:p>6510857.65839003</text:p>
          </table:table-cell>
          <table:table-cell office:value-type="float" office:value="6510857.65839004" calcext:value-type="float">
            <text:p>6510857.65839004</text:p>
          </table:table-cell>
          <table:table-cell office:value-type="float" office:value="6510857.65839005" calcext:value-type="float">
            <text:p>6510857.65839005</text:p>
          </table:table-cell>
          <table:table-cell office:value-type="float" office:value="6510857.65839005" calcext:value-type="float">
            <text:p>6510857.65839005</text:p>
          </table:table-cell>
          <table:table-cell office:value-type="float" office:value="6510857.65839006" calcext:value-type="float">
            <text:p>6510857.65839006</text:p>
          </table:table-cell>
          <table:table-cell office:value-type="float" office:value="6510857.65839006" calcext:value-type="float">
            <text:p>6510857.65839006</text:p>
          </table:table-cell>
          <table:table-cell office:value-type="float" office:value="6510857.65839007" calcext:value-type="float">
            <text:p>6510857.65839007</text:p>
          </table:table-cell>
          <table:table-cell office:value-type="float" office:value="6510857.65839007" calcext:value-type="float">
            <text:p>6510857.65839007</text:p>
          </table:table-cell>
          <table:table-cell office:value-type="float" office:value="6510857.65839007" calcext:value-type="float">
            <text:p>6510857.65839007</text:p>
          </table:table-cell>
          <table:table-cell office:value-type="float" office:value="6510857.65839007" calcext:value-type="float">
            <text:p>6510857.65839007</text:p>
          </table:table-cell>
          <table:table-cell office:value-type="float" office:value="6510857.65839007" calcext:value-type="float">
            <text:p>6510857.65839007</text:p>
          </table:table-cell>
          <table:table-cell office:value-type="float" office:value="6510857.65839007" calcext:value-type="float">
            <text:p>6510857.65839007</text:p>
          </table:table-cell>
          <table:table-cell table:number-columns-repeated="2" office:value-type="float" office:value="6510857.65839007" calcext:value-type="float">
            <text:p>6510857.65839007</text:p>
          </table:table-cell>
          <table:table-cell office:value-type="float" office:value="6510857.65839007" calcext:value-type="float">
            <text:p>6510857.65839007</text:p>
          </table:table-cell>
          <table:table-cell table:number-columns-repeated="286" office:value-type="float" office:value="6510857.65839008" calcext:value-type="float">
            <text:p>6510857.65839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4T13:02:21.188523495</dc:date>
    <meta:editing-duration>PT48S</meta:editing-duration>
    <meta:editing-cycles>1</meta:editing-cycles>
    <meta:generator>LibreOffice/7.0.4.2$Linux_X86_64 LibreOffice_project/00$Build-2</meta:generator>
    <meta:document-statistic meta:table-count="1" meta:cell-count="30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66cm" svg:y="0.316cm" chart:style-name="ch2">
          <text:p>H1N1 Flu in the USA</text:p>
        </chart:title>
        <chart:legend chart:legend-position="bottom" svg:x="3.218cm" svg:y="8.401cm" style:legend-expansion="wide" chart:style-name="ch3"/>
        <chart:plot-area chart:style-name="ch4" table:cell-range-address="'United States_1918h1n1'.A1:'United States_1918h1n1'.SG1 'United States_1918h1n1'.A3:'United States_1918h1n1'.SG6" chart:data-source-has-labels="both" svg:x="1.331cm" svg:y="1.275cm" svg:width="14.349cm" svg:height="5.781cm">
          <chart:coordinate-region svg:x="3.249cm" svg:y="1.474cm" svg:width="12.431cm" svg:height="5.281cm"/>
          <chart:axis chart:dimension="x" chart:name="primary-x" chart:style-name="ch5" chartooo:axis-type="auto">
            <chartooo:date-scale/>
            <chart:title svg:x="8.077cm" svg:y="7.236cm" chart:style-name="ch6">
              <text:p>Days</text:p>
            </chart:title>
            <chart:categories table:cell-range-address="'United States_1918h1n1'.B1:'United States_1918h1n1'.SG1"/>
          </chart:axis>
          <chart:axis chart:dimension="y" chart:name="primary-y" chart:style-name="ch5">
            <chart:title svg:x="0.451cm" svg:y="5.519cm" chart:style-name="ch7">
              <text:p>Number of people</text:p>
            </chart:title>
            <chart:grid chart:style-name="ch8" chart:class="major"/>
          </chart:axis>
          <chart:series chart:style-name="ch9" chart:values-cell-range-address="'United States_1918h1n1'.B3:'United States_1918h1n1'.SG3" chart:label-cell-address="'United States_1918h1n1'.A3:'United States_1918h1n1'.A3" chart:class="chart:line">
            <chart:data-point chart:repeated="500"/>
          </chart:series>
          <chart:series chart:style-name="ch10" chart:values-cell-range-address="'United States_1918h1n1'.B4:'United States_1918h1n1'.SG4" chart:label-cell-address="'United States_1918h1n1'.A4:'United States_1918h1n1'.A4" chart:class="chart:line">
            <chart:data-point chart:repeated="500"/>
          </chart:series>
          <chart:series chart:style-name="ch11" chart:values-cell-range-address="'United States_1918h1n1'.B5:'United States_1918h1n1'.SG5" chart:label-cell-address="'United States_1918h1n1'.A5:'United States_1918h1n1'.A5" chart:class="chart:line">
            <chart:data-point chart:repeated="500"/>
          </chart:series>
          <chart:series chart:style-name="ch12" chart:values-cell-range-address="'United States_1918h1n1'.B6:'United States_1918h1n1'.SG6" chart:label-cell-address="'United States_1918h1n1'.A6:'United States_1918h1n1'.A6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United States_1918h1n1'.B1:'United States_1918h1n1'.SG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</table:table-row>
          </table:table-header-rows>
          <table:table-rows>
            <table:table-row>
              <table:table-cell office:value-type="string">
                <text:p>Exposed</text:p>
                <draw:g>
                  <svg:desc>'United States_1918h1n1'.A3:'United States_1918h1n1'.A3</svg:desc>
                </draw:g>
              </table:table-cell>
              <table:table-cell office:value-type="float" office:value="1">
                <text:p>1</text:p>
                <draw:g>
                  <svg:desc>'United States_1918h1n1'.B3:'United States_1918h1n1'.SG3</svg:desc>
                </draw:g>
              </table:table-cell>
              <table:table-cell office:value-type="float" office:value="0.773123119146019">
                <text:p>0.773123119146019</text:p>
              </table:table-cell>
              <table:table-cell office:value-type="float" office:value="0.895226682807448">
                <text:p>0.895226682807448</text:p>
              </table:table-cell>
              <table:table-cell office:value-type="float" office:value="1.21474908102717">
                <text:p>1.21474908102717</text:p>
              </table:table-cell>
              <table:table-cell office:value-type="float" office:value="1.71952813439694">
                <text:p>1.71952813439694</text:p>
              </table:table-cell>
              <table:table-cell office:value-type="float" office:value="2.45835840695338">
                <text:p>2.45835840695338</text:p>
              </table:table-cell>
              <table:table-cell office:value-type="float" office:value="3.52258692351564">
                <text:p>3.52258692351564</text:p>
              </table:table-cell>
              <table:table-cell office:value-type="float" office:value="5.05009461105226">
                <text:p>5.05009461105226</text:p>
              </table:table-cell>
              <table:table-cell office:value-type="float" office:value="7.24081008182137">
                <text:p>7.24081008182137</text:p>
              </table:table-cell>
              <table:table-cell office:value-type="float" office:value="10.3821194497318">
                <text:p>10.3821194497318</text:p>
              </table:table-cell>
              <table:table-cell office:value-type="float" office:value="14.8863220439435">
                <text:p>14.8863220439435</text:p>
              </table:table-cell>
              <table:table-cell office:value-type="float" office:value="21.3446658283788">
                <text:p>21.3446658283788</text:p>
              </table:table-cell>
              <table:table-cell office:value-type="float" office:value="30.604932164642">
                <text:p>30.604932164642</text:p>
              </table:table-cell>
              <table:table-cell office:value-type="float" office:value="43.8827155791663">
                <text:p>43.8827155791663</text:p>
              </table:table-cell>
              <table:table-cell office:value-type="float" office:value="62.9209907011906">
                <text:p>62.9209907011906</text:p>
              </table:table-cell>
              <table:table-cell office:value-type="float" office:value="90.218910472042">
                <text:p>90.218910472042</text:p>
              </table:table-cell>
              <table:table-cell office:value-type="float" office:value="129.359865465514">
                <text:p>129.359865465514</text:p>
              </table:table-cell>
              <table:table-cell office:value-type="float" office:value="185.481868593504">
                <text:p>185.481868593504</text:p>
              </table:table-cell>
              <table:table-cell office:value-type="float" office:value="265.952005061436">
                <text:p>265.952005061436</text:p>
              </table:table-cell>
              <table:table-cell office:value-type="float" office:value="381.33347443513">
                <text:p>381.33347443513</text:p>
              </table:table-cell>
              <table:table-cell office:value-type="float" office:value="546.772149274395">
                <text:p>546.772149274395</text:p>
              </table:table-cell>
              <table:table-cell office:value-type="float" office:value="783.984619604257">
                <text:p>783.984619604257</text:p>
              </table:table-cell>
              <table:table-cell office:value-type="float" office:value="1124.10861041365">
                <text:p>1124.10861041365</text:p>
              </table:table-cell>
              <table:table-cell office:value-type="float" office:value="1611.789770021">
                <text:p>1611.789770021</text:p>
              </table:table-cell>
              <table:table-cell office:value-type="float" office:value="2311.04094508006">
                <text:p>2311.04094508006</text:p>
              </table:table-cell>
              <table:table-cell office:value-type="float" office:value="3313.64233141565">
                <text:p>3313.64233141565</text:p>
              </table:table-cell>
              <table:table-cell office:value-type="float" office:value="4751.18366263512">
                <text:p>4751.18366263512</text:p>
              </table:table-cell>
              <table:table-cell office:value-type="float" office:value="6812.32605696041">
                <text:p>6812.32605696041</text:p>
              </table:table-cell>
              <table:table-cell office:value-type="float" office:value="9767.54301884817">
                <text:p>9767.54301884817</text:p>
              </table:table-cell>
              <table:table-cell office:value-type="float" office:value="14004.5749549329">
                <text:p>14004.5749549329</text:p>
              </table:table-cell>
              <table:table-cell office:value-type="float" office:value="20079.2239277646">
                <text:p>20079.2239277646</text:p>
              </table:table-cell>
              <table:table-cell office:value-type="float" office:value="28788.1001017771">
                <text:p>28788.1001017771</text:p>
              </table:table-cell>
              <table:table-cell office:value-type="float" office:value="41272.7535783797">
                <text:p>41272.7535783797</text:p>
              </table:table-cell>
              <table:table-cell office:value-type="float" office:value="59168.622887706">
                <text:p>59168.622887706</text:p>
              </table:table-cell>
              <table:table-cell office:value-type="float" office:value="84817.8642243156">
                <text:p>84817.8642243156</text:p>
              </table:table-cell>
              <table:table-cell office:value-type="float" office:value="121572.996982989">
                <text:p>121572.996982989</text:p>
              </table:table-cell>
              <table:table-cell office:value-type="float" office:value="174229.169812735">
                <text:p>174229.169812735</text:p>
              </table:table-cell>
              <table:table-cell office:value-type="float" office:value="249637.579805543">
                <text:p>249637.579805543</text:p>
              </table:table-cell>
              <table:table-cell office:value-type="float" office:value="357571.960516145">
                <text:p>357571.960516145</text:p>
              </table:table-cell>
              <table:table-cell office:value-type="float" office:value="511944.323348686">
                <text:p>511944.323348686</text:p>
              </table:table-cell>
              <table:table-cell office:value-type="float" office:value="732493.848405477">
                <text:p>732493.848405477</text:p>
              </table:table-cell>
              <table:table-cell office:value-type="float" office:value="1047098.42969787">
                <text:p>1047098.42969787</text:p>
              </table:table-cell>
              <table:table-cell office:value-type="float" office:value="1494867.32323414">
                <text:p>1494867.32323414</text:p>
              </table:table-cell>
              <table:table-cell office:value-type="float" office:value="2130132.73558665">
                <text:p>2130132.73558665</text:p>
              </table:table-cell>
              <table:table-cell office:value-type="float" office:value="3027300.42026478">
                <text:p>3027300.42026478</text:p>
              </table:table-cell>
              <table:table-cell office:value-type="float" office:value="4286116.79528763">
                <text:p>4286116.79528763</text:p>
              </table:table-cell>
              <table:table-cell office:value-type="float" office:value="6036047.55665713">
                <text:p>6036047.55665713</text:p>
              </table:table-cell>
              <table:table-cell office:value-type="float" office:value="8436835.48863842">
                <text:p>8436835.48863842</text:p>
              </table:table-cell>
              <table:table-cell office:value-type="float" office:value="11669646.1868365">
                <text:p>11669646.1868365</text:p>
              </table:table-cell>
              <table:table-cell office:value-type="float" office:value="15909754.9930753">
                <text:p>15909754.9930753</text:p>
              </table:table-cell>
              <table:table-cell office:value-type="float" office:value="21269348.1013674">
                <text:p>21269348.1013674</text:p>
              </table:table-cell>
              <table:table-cell office:value-type="float" office:value="27702934.3829988">
                <text:p>27702934.3829988</text:p>
              </table:table-cell>
              <table:table-cell office:value-type="float" office:value="34887013.428599">
                <text:p>34887013.428599</text:p>
              </table:table-cell>
              <table:table-cell office:value-type="float" office:value="42125681.1294925">
                <text:p>42125681.1294925</text:p>
              </table:table-cell>
              <table:table-cell office:value-type="float" office:value="48377367.1149949">
                <text:p>48377367.1149949</text:p>
              </table:table-cell>
              <table:table-cell office:value-type="float" office:value="52487727.5106388">
                <text:p>52487727.5106388</text:p>
              </table:table-cell>
              <table:table-cell office:value-type="float" office:value="53593533.6199048">
                <text:p>53593533.6199048</text:p>
              </table:table-cell>
              <table:table-cell office:value-type="float" office:value="51488561.0510827">
                <text:p>51488561.0510827</text:p>
              </table:table-cell>
              <table:table-cell office:value-type="float" office:value="46704715.0828948">
                <text:p>46704715.0828948</text:p>
              </table:table-cell>
              <table:table-cell office:value-type="float" office:value="40256219.2553768">
                <text:p>40256219.2553768</text:p>
              </table:table-cell>
              <table:table-cell office:value-type="float" office:value="33237174.8093713">
                <text:p>33237174.8093713</text:p>
              </table:table-cell>
              <table:table-cell office:value-type="float" office:value="26511201.6034411">
                <text:p>26511201.6034411</text:p>
              </table:table-cell>
              <table:table-cell office:value-type="float" office:value="20594915.6248529">
                <text:p>20594915.6248529</text:p>
              </table:table-cell>
              <table:table-cell office:value-type="float" office:value="15694011.2200759">
                <text:p>15694011.2200759</text:p>
              </table:table-cell>
              <table:table-cell office:value-type="float" office:value="11803316.3398518">
                <text:p>11803316.3398518</text:p>
              </table:table-cell>
              <table:table-cell office:value-type="float" office:value="8805749.92680447">
                <text:p>8805749.92680447</text:p>
              </table:table-cell>
              <table:table-cell office:value-type="float" office:value="6543405.86985808">
                <text:p>6543405.86985808</text:p>
              </table:table-cell>
              <table:table-cell office:value-type="float" office:value="4858900.7079223">
                <text:p>4858900.7079223</text:p>
              </table:table-cell>
              <table:table-cell office:value-type="float" office:value="3614729.6709763">
                <text:p>3614729.6709763</text:p>
              </table:table-cell>
              <table:table-cell office:value-type="float" office:value="2699289.8821514">
                <text:p>2699289.8821514</text:p>
              </table:table-cell>
              <table:table-cell office:value-type="float" office:value="2026052.53452799">
                <text:p>2026052.53452799</text:p>
              </table:table-cell>
              <table:table-cell office:value-type="float" office:value="1529894.14041444">
                <text:p>1529894.14041444</text:p>
              </table:table-cell>
              <table:table-cell office:value-type="float" office:value="1162745.68582575">
                <text:p>1162745.68582575</text:p>
              </table:table-cell>
              <table:table-cell office:value-type="float" office:value="889562.201279457">
                <text:p>889562.201279457</text:p>
              </table:table-cell>
              <table:table-cell office:value-type="float" office:value="684976.335140933">
                <text:p>684976.335140933</text:p>
              </table:table-cell>
              <table:table-cell office:value-type="float" office:value="530684.443320698">
                <text:p>530684.443320698</text:p>
              </table:table-cell>
              <table:table-cell office:value-type="float" office:value="413480.579352148">
                <text:p>413480.579352148</text:p>
              </table:table-cell>
              <table:table-cell office:value-type="float" office:value="323813.643231099">
                <text:p>323813.643231099</text:p>
              </table:table-cell>
              <table:table-cell office:value-type="float" office:value="254745.39453203">
                <text:p>254745.39453203</text:p>
              </table:table-cell>
              <table:table-cell office:value-type="float" office:value="201205.647402862">
                <text:p>201205.647402862</text:p>
              </table:table-cell>
              <table:table-cell office:value-type="float" office:value="159463.051857125">
                <text:p>159463.051857125</text:p>
              </table:table-cell>
              <table:table-cell office:value-type="float" office:value="126750.035233578">
                <text:p>126750.035233578</text:p>
              </table:table-cell>
              <table:table-cell office:value-type="float" office:value="100996.964106371">
                <text:p>100996.964106371</text:p>
              </table:table-cell>
              <table:table-cell office:value-type="float" office:value="80643.269349902">
                <text:p>80643.269349902</text:p>
              </table:table-cell>
              <table:table-cell office:value-type="float" office:value="64502.6750345216">
                <text:p>64502.6750345216</text:p>
              </table:table-cell>
              <table:table-cell office:value-type="float" office:value="51666.466174526">
                <text:p>51666.466174526</text:p>
              </table:table-cell>
              <table:table-cell office:value-type="float" office:value="41433.5608728734">
                <text:p>41433.5608728734</text:p>
              </table:table-cell>
              <table:table-cell office:value-type="float" office:value="33259.5478049026">
                <text:p>33259.5478049026</text:p>
              </table:table-cell>
              <table:table-cell office:value-type="float" office:value="26719.2190531204">
                <text:p>26719.2190531204</text:p>
              </table:table-cell>
              <table:table-cell office:value-type="float" office:value="21478.7726501388">
                <text:p>21478.7726501388</text:p>
              </table:table-cell>
              <table:table-cell office:value-type="float" office:value="17275.0002458275">
                <text:p>17275.0002458275</text:p>
              </table:table-cell>
              <table:table-cell office:value-type="float" office:value="13899.5646020026">
                <text:p>13899.5646020026</text:p>
              </table:table-cell>
              <table:table-cell office:value-type="float" office:value="11187.0205544565">
                <text:p>11187.0205544565</text:p>
              </table:table-cell>
              <table:table-cell office:value-type="float" office:value="9005.61516963063">
                <text:p>9005.61516963063</text:p>
              </table:table-cell>
              <table:table-cell office:value-type="float" office:value="7250.17013399784">
                <text:p>7250.17013399784</text:p>
              </table:table-cell>
              <table:table-cell office:value-type="float" office:value="5836.53810917149">
                <text:p>5836.53810917149</text:p>
              </table:table-cell>
              <table:table-cell office:value-type="float" office:value="4697.25831012385">
                <text:p>4697.25831012385</text:p>
              </table:table-cell>
              <table:table-cell office:value-type="float" office:value="3778.12859203995">
                <text:p>3778.12859203995</text:p>
              </table:table-cell>
              <table:table-cell office:value-type="float" office:value="3035.45421731024">
                <text:p>3035.45421731024</text:p>
              </table:table-cell>
              <table:table-cell office:value-type="float" office:value="2433.62418402219">
                <text:p>2433.62418402219</text:p>
              </table:table-cell>
              <table:table-cell office:value-type="float" office:value="1941.82188443977">
                <text:p>1941.82188443977</text:p>
              </table:table-cell>
              <table:table-cell office:value-type="float" office:value="1526.39169087612">
                <text:p>1526.39169087612</text:p>
              </table:table-cell>
              <table:table-cell office:value-type="float" office:value="1155.18123784925">
                <text:p>1155.18123784925</text:p>
              </table:table-cell>
              <table:table-cell office:value-type="float" office:value="845.801452223708">
                <text:p>845.801452223708</text:p>
              </table:table-cell>
              <table:table-cell office:value-type="float" office:value="612.588264063637">
                <text:p>612.588264063637</text:p>
              </table:table-cell>
              <table:table-cell office:value-type="float" office:value="439.901238133464">
                <text:p>439.901238133464</text:p>
              </table:table-cell>
              <table:table-cell office:value-type="float" office:value="312.001289160505">
                <text:p>312.001289160505</text:p>
              </table:table-cell>
              <table:table-cell office:value-type="float" office:value="218.183179832813">
                <text:p>218.183179832813</text:p>
              </table:table-cell>
              <table:table-cell office:value-type="float" office:value="150.703338316595">
                <text:p>150.703338316595</text:p>
              </table:table-cell>
              <table:table-cell office:value-type="float" office:value="103.271607871358">
                <text:p>103.271607871358</text:p>
              </table:table-cell>
              <table:table-cell office:value-type="float" office:value="70.6030563824068">
                <text:p>70.6030563824068</text:p>
              </table:table-cell>
              <table:table-cell office:value-type="float" office:value="48.4228832115055">
                <text:p>48.4228832115055</text:p>
              </table:table-cell>
              <table:table-cell office:value-type="float" office:value="33.4736038696188">
                <text:p>33.4736038696188</text:p>
              </table:table-cell>
              <table:table-cell office:value-type="float" office:value="23.4042833220364">
                <text:p>23.4042833220364</text:p>
              </table:table-cell>
              <table:table-cell office:value-type="float" office:value="16.5871327390049">
                <text:p>16.5871327390049</text:p>
              </table:table-cell>
              <table:table-cell office:value-type="float" office:value="11.9268584091493">
                <text:p>11.9268584091493</text:p>
              </table:table-cell>
              <table:table-cell office:value-type="float" office:value="8.69947756916064">
                <text:p>8.69947756916064</text:p>
              </table:table-cell>
              <table:table-cell office:value-type="float" office:value="6.43076448493283">
                <text:p>6.43076448493283</text:p>
              </table:table-cell>
              <table:table-cell office:value-type="float" office:value="4.81070322577125">
                <text:p>4.81070322577125</text:p>
              </table:table-cell>
              <table:table-cell office:value-type="float" office:value="3.63584216018156">
                <text:p>3.63584216018156</text:p>
              </table:table-cell>
              <table:table-cell office:value-type="float" office:value="2.77150186079711">
                <text:p>2.77150186079711</text:p>
              </table:table-cell>
              <table:table-cell office:value-type="float" office:value="2.1274083148058">
                <text:p>2.1274083148058</text:p>
              </table:table-cell>
              <table:table-cell office:value-type="float" office:value="1.64212004452321">
                <text:p>1.64212004452321</text:p>
              </table:table-cell>
              <table:table-cell office:value-type="float" office:value="1.27310205317935">
                <text:p>1.27310205317935</text:p>
              </table:table-cell>
              <table:table-cell office:value-type="float" office:value="0.990383736549086">
                <text:p>0.990383736549086</text:p>
              </table:table-cell>
              <table:table-cell office:value-type="float" office:value="0.772478930508854">
                <text:p>0.772478930508854</text:p>
              </table:table-cell>
              <table:table-cell office:value-type="float" office:value="0.603733063876399">
                <text:p>0.603733063876399</text:p>
              </table:table-cell>
              <table:table-cell office:value-type="float" office:value="0.472574033115405">
                <text:p>0.472574033115405</text:p>
              </table:table-cell>
              <table:table-cell office:value-type="float" office:value="0.370339762735718">
                <text:p>0.370339762735718</text:p>
              </table:table-cell>
              <table:table-cell office:value-type="float" office:value="0.290477912080066">
                <text:p>0.290477912080066</text:p>
              </table:table-cell>
              <table:table-cell office:value-type="float" office:value="0.22798917489876">
                <text:p>0.22798917489876</text:p>
              </table:table-cell>
              <table:table-cell office:value-type="float" office:value="0.179032726350014">
                <text:p>0.179032726350014</text:p>
              </table:table-cell>
              <table:table-cell office:value-type="float" office:value="0.140641613147776">
                <text:p>0.140641613147776</text:p>
              </table:table-cell>
              <table:table-cell office:value-type="float" office:value="0.11051413514352">
                <text:p>0.11051413514352</text:p>
              </table:table-cell>
              <table:table-cell office:value-type="float" office:value="0.0868587954654866">
                <text:p>0.0868587954654866</text:p>
              </table:table-cell>
              <table:table-cell office:value-type="float" office:value="0.0682776818816961">
                <text:p>0.0682776818816961</text:p>
              </table:table-cell>
              <table:table-cell office:value-type="float" office:value="0.0536778895145232">
                <text:p>0.0536778895145232</text:p>
              </table:table-cell>
              <table:table-cell office:value-type="float" office:value="0.0422037304708742">
                <text:p>0.0422037304708742</text:p>
              </table:table-cell>
              <table:table-cell office:value-type="float" office:value="0.033184499854834">
                <text:p>0.033184499854834</text:p>
              </table:table-cell>
              <table:table-cell office:value-type="float" office:value="0.0260940476820825">
                <text:p>0.0260940476820825</text:p>
              </table:table-cell>
              <table:table-cell office:value-type="float" office:value="0.0205193643000942">
                <text:p>0.0205193643000942</text:p>
              </table:table-cell>
              <table:table-cell office:value-type="float" office:value="0.0161360987948643">
                <text:p>0.0161360987948643</text:p>
              </table:table-cell>
              <table:table-cell office:value-type="float" office:value="0.0126894357015492">
                <text:p>0.0126894357015492</text:p>
              </table:table-cell>
              <table:table-cell office:value-type="float" office:value="0.0099791351402265">
                <text:p>0.0099791351402265</text:p>
              </table:table-cell>
              <table:table-cell office:value-type="float" office:value="0.00784781250733848">
                <text:p>0.00784781250733848</text:p>
              </table:table-cell>
              <table:table-cell office:value-type="float" office:value="0.00617174753680283">
                <text:p>0.00617174753680283</text:p>
              </table:table-cell>
              <table:table-cell office:value-type="float" office:value="0.00485367348630115">
                <text:p>0.00485367348630115</text:p>
              </table:table-cell>
              <table:table-cell office:value-type="float" office:value="0.00381711381609301">
                <text:p>0.00381711381609301</text:p>
              </table:table-cell>
              <table:table-cell office:value-type="float" office:value="0.00300193483583189">
                <text:p>0.00300193483583189</text:p>
              </table:table-cell>
              <table:table-cell office:value-type="float" office:value="0.00236085126574689">
                <text:p>0.00236085126574689</text:p>
              </table:table-cell>
              <table:table-cell office:value-type="float" office:value="0.00185667916042877">
                <text:p>0.00185667916042877</text:p>
              </table:table-cell>
              <table:table-cell office:value-type="float" office:value="0.00146017807618457">
                <text:p>0.00146017807618457</text:p>
              </table:table-cell>
              <table:table-cell office:value-type="float" office:value="0.00114835246924875">
                <text:p>0.00114835246924875</text:p>
              </table:table-cell>
              <table:table-cell office:value-type="float" office:value="0.000903119316588855">
                <text:p>0.000903119316588855</text:p>
              </table:table-cell>
              <table:table-cell office:value-type="float" office:value="0.000710256319157032">
                <text:p>0.000710256319157032</text:p>
              </table:table-cell>
              <table:table-cell office:value-type="float" office:value="0.000558580206932177">
                <text:p>0.000558580206932177</text:p>
              </table:table-cell>
              <table:table-cell office:value-type="float" office:value="0.000439294513650363">
                <text:p>0.000439294513650363</text:p>
              </table:table-cell>
              <table:table-cell office:value-type="float" office:value="0.000345482969796017">
                <text:p>0.000345482969796017</text:p>
              </table:table-cell>
              <table:table-cell office:value-type="float" office:value="0.000271704629949549">
                <text:p>0.000271704629949549</text:p>
              </table:table-cell>
              <table:table-cell office:value-type="float" office:value="0.000213682152591014">
                <text:p>0.000213682152591014</text:p>
              </table:table-cell>
              <table:table-cell office:value-type="float" office:value="0.000168049939084283">
                <text:p>0.000168049939084283</text:p>
              </table:table-cell>
              <table:table-cell office:value-type="float" office:value="0.000132163066195968">
                <text:p>0.000132163066195968</text:p>
              </table:table-cell>
              <table:table-cell office:value-type="float" office:value="0.000103939236952724">
                <text:p>0.000103939236952724</text:p>
              </table:table-cell>
              <table:table-cell office:value-type="float" office:value="0.0000817432855721313">
                <text:p>0.0000817432855721313</text:p>
              </table:table-cell>
              <table:table-cell office:value-type="float" office:value="0.0000642869093834134">
                <text:p>0.0000642869093834134</text:p>
              </table:table-cell>
              <table:table-cell office:value-type="float" office:value="0.0000505583869039547">
                <text:p>0.0000505583869039547</text:p>
              </table:table-cell>
              <table:table-cell office:value-type="float" office:value="0.0000397616206596722">
                <text:p>0.0000397616206596722</text:p>
              </table:table-cell>
              <table:table-cell office:value-type="float" office:value="0.0000312705188057476">
                <text:p>0.0000312705188057476</text:p>
              </table:table-cell>
              <table:table-cell office:value-type="float" office:value="0.0000245927675711502">
                <text:p>0.0000245927675711502</text:p>
              </table:table-cell>
              <table:table-cell office:value-type="float" office:value="0.0000193432996794856">
                <text:p>0.0000193432996794856</text:p>
              </table:table-cell>
              <table:table-cell office:value-type="float" office:value="0.0000152769872748204">
                <text:p>0.0000152769872748204</text:p>
              </table:table-cell>
              <table:table-cell office:value-type="float" office:value="0.0000127979926664182">
                <text:p>0.0000127979926664182</text:p>
              </table:table-cell>
              <table:table-cell office:value-type="float" office:value="0.0000115415373648884">
                <text:p>0.0000115415373648884</text:p>
              </table:table-cell>
              <table:table-cell office:value-type="float" office:value="0.0000100343896788713">
                <text:p>0.0000100343896788713</text:p>
              </table:table-cell>
              <table:table-cell office:value-type="float" office:value="0.00000846361129959462">
                <text:p>0.00000846361129959462</text:p>
              </table:table-cell>
              <table:table-cell office:value-type="float" office:value="0.00000699781364859802">
                <text:p>0.00000699781364859802</text:p>
              </table:table-cell>
              <table:table-cell office:value-type="float" office:value="0.00000570791755105116">
                <text:p>0.00000570791755105116</text:p>
              </table:table-cell>
              <table:table-cell office:value-type="float" office:value="0.00000461254190282437">
                <text:p>0.00000461254190282437</text:p>
              </table:table-cell>
              <table:table-cell office:value-type="float" office:value="0.00000370256771158269">
                <text:p>0.00000370256771158269</text:p>
              </table:table-cell>
              <table:table-cell office:value-type="float" office:value="0.00000295766895813236">
                <text:p>0.00000295766895813236</text:p>
              </table:table-cell>
              <table:table-cell office:value-type="float" office:value="0.00000235551085291884">
                <text:p>0.00000235551085291884</text:p>
              </table:table-cell>
              <table:table-cell office:value-type="float" office:value="0.00000187137983760344">
                <text:p>0.00000187137983760344</text:p>
              </table:table-cell>
              <table:table-cell office:value-type="float" office:value="0.00000148309854594663">
                <text:p>0.00000148309854594663</text:p>
              </table:table-cell>
              <table:table-cell office:value-type="float" office:value="0.00000117417265123752">
                <text:p>0.00000117417265123752</text:p>
              </table:table-cell>
              <table:table-cell office:value-type="float" office:value="0.00000092881969029483">
                <text:p>0.00000092881969029483</text:p>
              </table:table-cell>
              <table:table-cell office:value-type="float" office:value="0.00000073365972221965">
                <text:p>0.00000073365972221965</text:p>
              </table:table-cell>
              <table:table-cell office:value-type="float" office:value="0.00000057950430408297">
                <text:p>0.00000057950430408297</text:p>
              </table:table-cell>
              <table:table-cell office:value-type="float" office:value="0.00000045774982397329">
                <text:p>0.00000045774982397329</text:p>
              </table:table-cell>
              <table:table-cell office:value-type="float" office:value="0.00000036106011587817">
                <text:p>0.00000036106011587817</text:p>
              </table:table-cell>
              <table:table-cell office:value-type="float" office:value="0.00000028476489041146">
                <text:p>0.00000028476489041146</text:p>
              </table:table-cell>
              <table:table-cell office:value-type="float" office:value="0.00000022477329824328">
                <text:p>0.00000022477329824328</text:p>
              </table:table-cell>
              <table:table-cell office:value-type="float" office:value="0.00000017731366397372">
                <text:p>0.00000017731366397372</text:p>
              </table:table-cell>
              <table:table-cell office:value-type="float" office:value="0.00000013980746168755">
                <text:p>0.00000013980746168755</text:p>
              </table:table-cell>
              <table:table-cell office:value-type="float" office:value="0.00000011030641747743">
                <text:p>0.00000011030641747743</text:p>
              </table:table-cell>
              <table:table-cell office:value-type="float" office:value="0.00000008703892098634">
                <text:p>0.00000008703892098634</text:p>
              </table:table-cell>
              <table:table-cell office:value-type="float" office:value="0.00000006864805015975">
                <text:p>0.00000006864805015975</text:p>
              </table:table-cell>
              <table:table-cell office:value-type="float" office:value="0.00000005413142756916">
                <text:p>0.00000005413142756916</text:p>
              </table:table-cell>
              <table:table-cell office:value-type="float" office:value="0.0000000426715390936">
                <text:p>0.0000000426715390936</text:p>
              </table:table-cell>
              <table:table-cell office:value-type="float" office:value="0.00000003365295824429">
                <text:p>0.00000003365295824429</text:p>
              </table:table-cell>
              <table:table-cell office:value-type="float" office:value="0.00000002653992264135">
                <text:p>0.00000002653992264135</text:p>
              </table:table-cell>
              <table:table-cell office:value-type="float" office:value="0.00000002094883738132">
                <text:p>0.00000002094883738132</text:p>
              </table:table-cell>
              <table:table-cell office:value-type="float" office:value="0.00000001652273364862">
                <text:p>0.00000001652273364862</text:p>
              </table:table-cell>
              <table:table-cell office:value-type="float" office:value="0.00000001301635347677">
                <text:p>0.00000001301635347677</text:p>
              </table:table-cell>
              <table:table-cell office:value-type="float" office:value="0.00000001025804079736">
                <text:p>0.00000001025804079736</text:p>
              </table:table-cell>
              <table:table-cell office:value-type="float" office:value="0.00000000810397463823">
                <text:p>0.00000000810397463823</text:p>
              </table:table-cell>
              <table:table-cell office:value-type="float" office:value="0.00000000641047590433">
                <text:p>0.00000000641047590433</text:p>
              </table:table-cell>
              <table:table-cell office:value-type="float" office:value="0.0000000050691691264">
                <text:p>0.0000000050691691264</text:p>
              </table:table-cell>
              <table:table-cell office:value-type="float" office:value="0.00000000398168357899">
                <text:p>0.00000000398168357899</text:p>
              </table:table-cell>
              <table:table-cell office:value-type="float" office:value="0.00000000310834819485">
                <text:p>0.00000000310834819485</text:p>
              </table:table-cell>
              <table:table-cell office:value-type="float" office:value="0.00000000240416716436">
                <text:p>0.00000000240416716436</text:p>
              </table:table-cell>
              <table:table-cell office:value-type="float" office:value="0.00000000184956108281">
                <text:p>0.00000000184956108281</text:p>
              </table:table-cell>
              <table:table-cell office:value-type="float" office:value="0.00000000143912404763">
                <text:p>0.00000000143912404763</text:p>
              </table:table-cell>
              <table:table-cell office:value-type="float" office:value="0.00000000113458813239">
                <text:p>0.00000000113458813239</text:p>
              </table:table-cell>
              <table:table-cell office:value-type="float" office:value="0.00000000094427645641">
                <text:p>0.00000000094427645641</text:p>
              </table:table-cell>
              <table:table-cell office:value-type="float" office:value="0.00000000079188534722">
                <text:p>0.00000000079188534722</text:p>
              </table:table-cell>
              <table:table-cell office:value-type="float" office:value="0.0000000006568801723">
                <text:p>0.0000000006568801723</text:p>
              </table:table-cell>
              <table:table-cell office:value-type="float" office:value="0.00000000053617627926">
                <text:p>0.00000000053617627926</text:p>
              </table:table-cell>
              <table:table-cell office:value-type="float" office:value="0.00000000042368842944">
                <text:p>0.00000000042368842944</text:p>
              </table:table-cell>
              <table:table-cell office:value-type="float" office:value="0.00000000031748086513">
                <text:p>0.00000000031748086513</text:p>
              </table:table-cell>
              <table:table-cell office:value-type="float" office:value="0.00000000022404922623">
                <text:p>0.00000000022404922623</text:p>
              </table:table-cell>
              <table:table-cell office:value-type="float" office:value="0.00000000014824497266">
                <text:p>0.00000000014824497266</text:p>
              </table:table-cell>
              <table:table-cell office:value-type="float" office:value="0.00000000009182172126">
                <text:p>0.00000000009182172126</text:p>
              </table:table-cell>
              <table:table-cell office:value-type="float" office:value="0.00000000005799255507">
                <text:p>0.00000000005799255507</text:p>
              </table:table-cell>
              <table:table-cell office:value-type="float" office:value="0.00000000004458299931">
                <text:p>0.00000000004458299931</text:p>
              </table:table-cell>
              <table:table-cell office:value-type="float" office:value="0.00000000004307315194">
                <text:p>0.00000000004307315194</text:p>
              </table:table-cell>
              <table:table-cell office:value-type="float" office:value="0.00000000005140310757">
                <text:p>0.00000000005140310757</text:p>
              </table:table-cell>
              <table:table-cell office:value-type="float" office:value="0.00000000005868245746">
                <text:p>0.00000000005868245746</text:p>
              </table:table-cell>
              <table:table-cell office:value-type="float" office:value="0.00000000006227792059">
                <text:p>0.00000000006227792059</text:p>
              </table:table-cell>
              <table:table-cell office:value-type="float" office:value="0.00000000005960356763">
                <text:p>0.00000000005960356763</text:p>
              </table:table-cell>
              <table:table-cell office:value-type="float" office:value="0.00000000004939454421">
                <text:p>0.00000000004939454421</text:p>
              </table:table-cell>
              <table:table-cell office:value-type="float" office:value="0.00000000003468976">
                <text:p>0.00000000003468976</text:p>
              </table:table-cell>
              <table:table-cell office:value-type="float" office:value="0.00000000001873227473">
                <text:p>0.00000000001873227473</text:p>
              </table:table-cell>
              <table:table-cell office:value-type="float" office:value="0.00000000001011957088">
                <text:p>0.00000000001011957088</text:p>
              </table:table-cell>
              <table:table-cell office:value-type="float" office:value="0.00000000000473260505">
                <text:p>0.00000000000473260505</text:p>
              </table:table-cell>
              <table:table-cell office:value-type="float" office:value="0.00000000000024683755">
                <text:p>0.00000000000024683755</text:p>
              </table:table-cell>
              <table:table-cell office:value-type="float" office:value="-0.00000000000333773163">
                <text:p>-0.00000000000333773163</text:p>
              </table:table-cell>
              <table:table-cell office:value-type="float" office:value="-0.00000000000602110249">
                <text:p>-0.00000000000602110249</text:p>
              </table:table-cell>
              <table:table-cell office:value-type="float" office:value="-0.00000000000780327502">
                <text:p>-0.00000000000780327502</text:p>
              </table:table-cell>
              <table:table-cell office:value-type="float" office:value="-0.00000000000868424923">
                <text:p>-0.00000000000868424923</text:p>
              </table:table-cell>
              <table:table-cell office:value-type="float" office:value="-0.00000000000866402511">
                <text:p>-0.00000000000866402511</text:p>
              </table:table-cell>
              <table:table-cell office:value-type="float" office:value="-0.00000000000774260268">
                <text:p>-0.00000000000774260268</text:p>
              </table:table-cell>
              <table:table-cell office:value-type="float" office:value="-0.00000000000644516163">
                <text:p>-0.00000000000644516163</text:p>
              </table:table-cell>
              <table:table-cell office:value-type="float" office:value="-0.00000000000730101253">
                <text:p>-0.00000000000730101253</text:p>
              </table:table-cell>
              <table:table-cell office:value-type="float" office:value="-0.00000000000791045046">
                <text:p>-0.00000000000791045046</text:p>
              </table:table-cell>
              <table:table-cell office:value-type="float" office:value="-0.0000000000082734754">
                <text:p>-0.0000000000082734754</text:p>
              </table:table-cell>
              <table:table-cell office:value-type="float" office:value="-0.00000000000839008737">
                <text:p>-0.00000000000839008737</text:p>
              </table:table-cell>
              <table:table-cell office:value-type="float" office:value="-0.00000000000826028637">
                <text:p>-0.00000000000826028637</text:p>
              </table:table-cell>
              <table:table-cell office:value-type="float" office:value="-0.00000000000788407239">
                <text:p>-0.00000000000788407239</text:p>
              </table:table-cell>
              <table:table-cell office:value-type="float" office:value="-0.00000000000726144543">
                <text:p>-0.00000000000726144543</text:p>
              </table:table-cell>
              <table:table-cell office:value-type="float" office:value="-0.00000000000639240549">
                <text:p>-0.00000000000639240549</text:p>
              </table:table-cell>
              <table:table-cell office:value-type="float" office:value="-0.00000000000527695258">
                <text:p>-0.00000000000527695258</text:p>
              </table:table-cell>
              <table:table-cell office:value-type="float" office:value="-0.00000000000524530788">
                <text:p>-0.00000000000524530788</text:p>
              </table:table-cell>
              <table:table-cell office:value-type="float" office:value="-0.00000000000484280358">
                <text:p>-0.00000000000484280358</text:p>
              </table:table-cell>
              <table:table-cell office:value-type="float" office:value="-0.00000000000444029929">
                <text:p>-0.00000000000444029929</text:p>
              </table:table-cell>
              <table:table-cell office:value-type="float" office:value="-0.00000000000403779499">
                <text:p>-0.00000000000403779499</text:p>
              </table:table-cell>
              <table:table-cell office:value-type="float" office:value="-0.00000000000363529069">
                <text:p>-0.00000000000363529069</text:p>
              </table:table-cell>
              <table:table-cell office:value-type="float" office:value="-0.00000000000323278639">
                <text:p>-0.00000000000323278639</text:p>
              </table:table-cell>
              <table:table-cell office:value-type="float" office:value="-0.0000000000028302821">
                <text:p>-0.0000000000028302821</text:p>
              </table:table-cell>
              <table:table-cell office:value-type="float" office:value="-0.0000000000024277778">
                <text:p>-0.0000000000024277778</text:p>
              </table:table-cell>
              <table:table-cell office:value-type="float" office:value="-0.0000000000020252735">
                <text:p>-0.0000000000020252735</text:p>
              </table:table-cell>
              <table:table-cell office:value-type="float" office:value="-0.0000000000016227692">
                <text:p>-0.0000000000016227692</text:p>
              </table:table-cell>
              <table:table-cell office:value-type="float" office:value="-0.0000000000015884254">
                <text:p>-0.0000000000015884254</text:p>
              </table:table-cell>
              <table:table-cell office:value-type="float" office:value="-0.0000000000015721468">
                <text:p>-0.0000000000015721468</text:p>
              </table:table-cell>
              <table:table-cell office:value-type="float" office:value="-0.00000000000155586821">
                <text:p>-0.00000000000155586821</text:p>
              </table:table-cell>
              <table:table-cell office:value-type="float" office:value="-0.00000000000153958961">
                <text:p>-0.00000000000153958961</text:p>
              </table:table-cell>
              <table:table-cell office:value-type="float" office:value="-0.00000000000152331101">
                <text:p>-0.00000000000152331101</text:p>
              </table:table-cell>
              <table:table-cell office:value-type="float" office:value="-0.00000000000150703242">
                <text:p>-0.00000000000150703242</text:p>
              </table:table-cell>
              <table:table-cell office:value-type="float" office:value="-0.00000000000149075382">
                <text:p>-0.00000000000149075382</text:p>
              </table:table-cell>
              <table:table-cell office:value-type="float" office:value="-0.00000000000147447523">
                <text:p>-0.00000000000147447523</text:p>
              </table:table-cell>
              <table:table-cell office:value-type="float" office:value="-0.00000000000145819663">
                <text:p>-0.00000000000145819663</text:p>
              </table:table-cell>
              <table:table-cell office:value-type="float" office:value="-0.00000000000144191803">
                <text:p>-0.00000000000144191803</text:p>
              </table:table-cell>
              <table:table-cell office:value-type="float" office:value="-0.00000000000142563944">
                <text:p>-0.00000000000142563944</text:p>
              </table:table-cell>
              <table:table-cell office:value-type="float" office:value="-0.00000000000140936084">
                <text:p>-0.00000000000140936084</text:p>
              </table:table-cell>
              <table:table-cell office:value-type="float" office:value="-0.00000000000139308225">
                <text:p>-0.00000000000139308225</text:p>
              </table:table-cell>
              <table:table-cell office:value-type="float" office:value="-0.00000000000137680365">
                <text:p>-0.00000000000137680365</text:p>
              </table:table-cell>
              <table:table-cell office:value-type="float" office:value="-0.00000000000136052505">
                <text:p>-0.00000000000136052505</text:p>
              </table:table-cell>
              <table:table-cell office:value-type="float" office:value="-0.00000000000134424646">
                <text:p>-0.00000000000134424646</text:p>
              </table:table-cell>
              <table:table-cell office:value-type="float" office:value="-0.00000000000132796786">
                <text:p>-0.00000000000132796786</text:p>
              </table:table-cell>
              <table:table-cell office:value-type="float" office:value="-0.00000000000131168927">
                <text:p>-0.00000000000131168927</text:p>
              </table:table-cell>
              <table:table-cell office:value-type="float" office:value="-0.00000000000129541067">
                <text:p>-0.00000000000129541067</text:p>
              </table:table-cell>
              <table:table-cell office:value-type="float" office:value="-0.00000000000127913208">
                <text:p>-0.00000000000127913208</text:p>
              </table:table-cell>
              <table:table-cell office:value-type="float" office:value="-0.00000000000126285348">
                <text:p>-0.00000000000126285348</text:p>
              </table:table-cell>
              <table:table-cell office:value-type="float" office:value="-0.00000000000124657488">
                <text:p>-0.00000000000124657488</text:p>
              </table:table-cell>
              <table:table-cell office:value-type="float" office:value="-0.00000000000123029629">
                <text:p>-0.00000000000123029629</text:p>
              </table:table-cell>
              <table:table-cell office:value-type="float" office:value="-0.00000000000121401769">
                <text:p>-0.00000000000121401769</text:p>
              </table:table-cell>
              <table:table-cell office:value-type="float" office:value="-0.0000000000011977391">
                <text:p>-0.0000000000011977391</text:p>
              </table:table-cell>
              <table:table-cell office:value-type="float" office:value="-0.0000000000011814605">
                <text:p>-0.0000000000011814605</text:p>
              </table:table-cell>
              <table:table-cell office:value-type="float" office:value="-0.0000000000011651819">
                <text:p>-0.0000000000011651819</text:p>
              </table:table-cell>
              <table:table-cell office:value-type="float" office:value="-0.00000000000114890331">
                <text:p>-0.00000000000114890331</text:p>
              </table:table-cell>
              <table:table-cell office:value-type="float" office:value="-0.00000000000113262471">
                <text:p>-0.00000000000113262471</text:p>
              </table:table-cell>
              <table:table-cell office:value-type="float" office:value="-0.00000000000111634612">
                <text:p>-0.00000000000111634612</text:p>
              </table:table-cell>
              <table:table-cell office:value-type="float" office:value="-0.00000000000110006752">
                <text:p>-0.00000000000110006752</text:p>
              </table:table-cell>
              <table:table-cell office:value-type="float" office:value="-0.00000000000108378892">
                <text:p>-0.00000000000108378892</text:p>
              </table:table-cell>
              <table:table-cell office:value-type="float" office:value="-0.00000000000106751033">
                <text:p>-0.00000000000106751033</text:p>
              </table:table-cell>
              <table:table-cell office:value-type="float" office:value="-0.00000000000105123173">
                <text:p>-0.00000000000105123173</text:p>
              </table:table-cell>
              <table:table-cell office:value-type="float" office:value="-0.00000000000103495314">
                <text:p>-0.00000000000103495314</text:p>
              </table:table-cell>
              <table:table-cell office:value-type="float" office:value="-0.00000000000101867454">
                <text:p>-0.00000000000101867454</text:p>
              </table:table-cell>
              <table:table-cell office:value-type="float" office:value="-0.00000000000100239594">
                <text:p>-0.00000000000100239594</text:p>
              </table:table-cell>
              <table:table-cell office:value-type="float" office:value="-0.00000000000098611735">
                <text:p>-0.00000000000098611735</text:p>
              </table:table-cell>
              <table:table-cell office:value-type="float" office:value="-0.00000000000096983875">
                <text:p>-0.00000000000096983875</text:p>
              </table:table-cell>
              <table:table-cell office:value-type="float" office:value="-0.00000000000095356016">
                <text:p>-0.00000000000095356016</text:p>
              </table:table-cell>
              <table:table-cell office:value-type="float" office:value="-0.00000000000093728156">
                <text:p>-0.00000000000093728156</text:p>
              </table:table-cell>
              <table:table-cell office:value-type="float" office:value="-0.00000000000092100297">
                <text:p>-0.00000000000092100297</text:p>
              </table:table-cell>
              <table:table-cell office:value-type="float" office:value="-0.00000000000090472437">
                <text:p>-0.00000000000090472437</text:p>
              </table:table-cell>
              <table:table-cell office:value-type="float" office:value="-0.00000000000088844577">
                <text:p>-0.00000000000088844577</text:p>
              </table:table-cell>
              <table:table-cell office:value-type="float" office:value="-0.00000000000087216718">
                <text:p>-0.00000000000087216718</text:p>
              </table:table-cell>
              <table:table-cell office:value-type="float" office:value="-0.00000000000085588858">
                <text:p>-0.00000000000085588858</text:p>
              </table:table-cell>
              <table:table-cell office:value-type="float" office:value="-0.00000000000083960999">
                <text:p>-0.00000000000083960999</text:p>
              </table:table-cell>
              <table:table-cell office:value-type="float" office:value="-0.00000000000082333139">
                <text:p>-0.00000000000082333139</text:p>
              </table:table-cell>
              <table:table-cell office:value-type="float" office:value="-0.00000000000080705279">
                <text:p>-0.00000000000080705279</text:p>
              </table:table-cell>
              <table:table-cell office:value-type="float" office:value="-0.0000000000007907742">
                <text:p>-0.0000000000007907742</text:p>
              </table:table-cell>
              <table:table-cell office:value-type="float" office:value="-0.0000000000007744956">
                <text:p>-0.0000000000007744956</text:p>
              </table:table-cell>
              <table:table-cell office:value-type="float" office:value="-0.00000000000075821701">
                <text:p>-0.00000000000075821701</text:p>
              </table:table-cell>
              <table:table-cell office:value-type="float" office:value="-0.00000000000074193841">
                <text:p>-0.00000000000074193841</text:p>
              </table:table-cell>
              <table:table-cell office:value-type="float" office:value="-0.00000000000072565981">
                <text:p>-0.00000000000072565981</text:p>
              </table:table-cell>
              <table:table-cell office:value-type="float" office:value="-0.00000000000070938122">
                <text:p>-0.00000000000070938122</text:p>
              </table:table-cell>
              <table:table-cell office:value-type="float" office:value="-0.00000000000069310262">
                <text:p>-0.00000000000069310262</text:p>
              </table:table-cell>
              <table:table-cell office:value-type="float" office:value="-0.00000000000067682403">
                <text:p>-0.00000000000067682403</text:p>
              </table:table-cell>
              <table:table-cell office:value-type="float" office:value="-0.00000000000066054543">
                <text:p>-0.00000000000066054543</text:p>
              </table:table-cell>
              <table:table-cell office:value-type="float" office:value="-0.00000000000064426683">
                <text:p>-0.00000000000064426683</text:p>
              </table:table-cell>
              <table:table-cell office:value-type="float" office:value="-0.00000000000062798824">
                <text:p>-0.00000000000062798824</text:p>
              </table:table-cell>
              <table:table-cell office:value-type="float" office:value="-0.00000000000061170964">
                <text:p>-0.00000000000061170964</text:p>
              </table:table-cell>
              <table:table-cell office:value-type="float" office:value="-0.00000000000059543105">
                <text:p>-0.00000000000059543105</text:p>
              </table:table-cell>
              <table:table-cell office:value-type="float" office:value="-0.00000000000057915245">
                <text:p>-0.00000000000057915245</text:p>
              </table:table-cell>
              <table:table-cell office:value-type="float" office:value="-0.00000000000056287386">
                <text:p>-0.00000000000056287386</text:p>
              </table:table-cell>
              <table:table-cell office:value-type="float" office:value="-0.00000000000054659526">
                <text:p>-0.00000000000054659526</text:p>
              </table:table-cell>
              <table:table-cell office:value-type="float" office:value="-0.00000000000053031666">
                <text:p>-0.00000000000053031666</text:p>
              </table:table-cell>
              <table:table-cell office:value-type="float" office:value="-0.00000000000051403807">
                <text:p>-0.00000000000051403807</text:p>
              </table:table-cell>
              <table:table-cell office:value-type="float" office:value="-0.00000000000049775947">
                <text:p>-0.00000000000049775947</text:p>
              </table:table-cell>
              <table:table-cell office:value-type="float" office:value="-0.00000000000048148088">
                <text:p>-0.00000000000048148088</text:p>
              </table:table-cell>
              <table:table-cell office:value-type="float" office:value="-0.00000000000046520228">
                <text:p>-0.00000000000046520228</text:p>
              </table:table-cell>
              <table:table-cell office:value-type="float" office:value="-0.00000000000044892368">
                <text:p>-0.00000000000044892368</text:p>
              </table:table-cell>
              <table:table-cell office:value-type="float" office:value="-0.00000000000043264509">
                <text:p>-0.00000000000043264509</text:p>
              </table:table-cell>
              <table:table-cell office:value-type="float" office:value="-0.00000000000041636649">
                <text:p>-0.00000000000041636649</text:p>
              </table:table-cell>
              <table:table-cell office:value-type="float" office:value="-0.0000000000004000879">
                <text:p>-0.0000000000004000879</text:p>
              </table:table-cell>
              <table:table-cell office:value-type="float" office:value="-0.0000000000003838093">
                <text:p>-0.0000000000003838093</text:p>
              </table:table-cell>
              <table:table-cell office:value-type="float" office:value="-0.0000000000003675307">
                <text:p>-0.0000000000003675307</text:p>
              </table:table-cell>
              <table:table-cell office:value-type="float" office:value="-0.00000000000035125211">
                <text:p>-0.00000000000035125211</text:p>
              </table:table-cell>
              <table:table-cell office:value-type="float" office:value="-0.00000000000033497351">
                <text:p>-0.00000000000033497351</text:p>
              </table:table-cell>
              <table:table-cell office:value-type="float" office:value="-0.00000000000031869492">
                <text:p>-0.00000000000031869492</text:p>
              </table:table-cell>
              <table:table-cell office:value-type="float" office:value="-0.00000000000030241632">
                <text:p>-0.00000000000030241632</text:p>
              </table:table-cell>
              <table:table-cell office:value-type="float" office:value="-0.00000000000028613772">
                <text:p>-0.00000000000028613772</text:p>
              </table:table-cell>
              <table:table-cell office:value-type="float" office:value="-0.00000000000026985913">
                <text:p>-0.00000000000026985913</text:p>
              </table:table-cell>
              <table:table-cell office:value-type="float" office:value="-0.00000000000025358053">
                <text:p>-0.00000000000025358053</text:p>
              </table:table-cell>
              <table:table-cell office:value-type="float" office:value="-0.00000000000023730194">
                <text:p>-0.00000000000023730194</text:p>
              </table:table-cell>
              <table:table-cell office:value-type="float" office:value="-0.00000000000022102334">
                <text:p>-0.00000000000022102334</text:p>
              </table:table-cell>
              <table:table-cell office:value-type="float" office:value="-0.00000000000020474475">
                <text:p>-0.00000000000020474475</text:p>
              </table:table-cell>
              <table:table-cell office:value-type="float" office:value="-0.00000000000018846615">
                <text:p>-0.00000000000018846615</text:p>
              </table:table-cell>
              <table:table-cell office:value-type="float" office:value="-0.00000000000017218755">
                <text:p>-0.00000000000017218755</text:p>
              </table:table-cell>
              <table:table-cell office:value-type="float" office:value="-0.00000000000015590896">
                <text:p>-0.00000000000015590896</text:p>
              </table:table-cell>
              <table:table-cell office:value-type="float" office:value="-0.00000000000013963036">
                <text:p>-0.00000000000013963036</text:p>
              </table:table-cell>
              <table:table-cell office:value-type="float" office:value="-0.00000000000012335177">
                <text:p>-0.00000000000012335177</text:p>
              </table:table-cell>
              <table:table-cell office:value-type="float" office:value="-0.00000000000010707317">
                <text:p>-0.00000000000010707317</text:p>
              </table:table-cell>
              <table:table-cell office:value-type="float" office:value="-0.00000000000009079457">
                <text:p>-0.00000000000009079457</text:p>
              </table:table-cell>
              <table:table-cell office:value-type="float" office:value="-0.00000000000007451598">
                <text:p>-0.00000000000007451598</text:p>
              </table:table-cell>
              <table:table-cell office:value-type="float" office:value="-0.00000000000006641045">
                <text:p>-0.00000000000006641045</text:p>
              </table:table-cell>
              <table:table-cell office:value-type="float" office:value="-0.00000000000006573324">
                <text:p>-0.00000000000006573324</text:p>
              </table:table-cell>
              <table:table-cell office:value-type="float" office:value="-0.00000000000006505603">
                <text:p>-0.00000000000006505603</text:p>
              </table:table-cell>
              <table:table-cell office:value-type="float" office:value="-0.00000000000006437882">
                <text:p>-0.00000000000006437882</text:p>
              </table:table-cell>
              <table:table-cell office:value-type="float" office:value="-0.0000000000000637016">
                <text:p>-0.0000000000000637016</text:p>
              </table:table-cell>
              <table:table-cell office:value-type="float" office:value="-0.00000000000006302439">
                <text:p>-0.00000000000006302439</text:p>
              </table:table-cell>
              <table:table-cell office:value-type="float" office:value="-0.00000000000006234718">
                <text:p>-0.00000000000006234718</text:p>
              </table:table-cell>
              <table:table-cell office:value-type="float" office:value="-0.00000000000006166997">
                <text:p>-0.00000000000006166997</text:p>
              </table:table-cell>
              <table:table-cell office:value-type="float" office:value="-0.00000000000006099276">
                <text:p>-0.00000000000006099276</text:p>
              </table:table-cell>
              <table:table-cell office:value-type="float" office:value="-0.00000000000006031554">
                <text:p>-0.00000000000006031554</text:p>
              </table:table-cell>
              <table:table-cell office:value-type="float" office:value="-0.00000000000005963833">
                <text:p>-0.00000000000005963833</text:p>
              </table:table-cell>
              <table:table-cell office:value-type="float" office:value="-0.00000000000005896112">
                <text:p>-0.00000000000005896112</text:p>
              </table:table-cell>
              <table:table-cell office:value-type="float" office:value="-0.00000000000005828391">
                <text:p>-0.00000000000005828391</text:p>
              </table:table-cell>
              <table:table-cell office:value-type="float" office:value="-0.0000000000000576067">
                <text:p>-0.0000000000000576067</text:p>
              </table:table-cell>
              <table:table-cell office:value-type="float" office:value="-0.00000000000005692948">
                <text:p>-0.00000000000005692948</text:p>
              </table:table-cell>
              <table:table-cell office:value-type="float" office:value="-0.00000000000005625227">
                <text:p>-0.00000000000005625227</text:p>
              </table:table-cell>
              <table:table-cell office:value-type="float" office:value="-0.00000000000005557506">
                <text:p>-0.00000000000005557506</text:p>
              </table:table-cell>
              <table:table-cell office:value-type="float" office:value="-0.00000000000005489785">
                <text:p>-0.00000000000005489785</text:p>
              </table:table-cell>
              <table:table-cell office:value-type="float" office:value="-0.00000000000005422064">
                <text:p>-0.00000000000005422064</text:p>
              </table:table-cell>
              <table:table-cell office:value-type="float" office:value="-0.00000000000005354342">
                <text:p>-0.00000000000005354342</text:p>
              </table:table-cell>
              <table:table-cell office:value-type="float" office:value="-0.00000000000005286621">
                <text:p>-0.00000000000005286621</text:p>
              </table:table-cell>
              <table:table-cell office:value-type="float" office:value="-0.000000000000052189">
                <text:p>-0.000000000000052189</text:p>
              </table:table-cell>
              <table:table-cell office:value-type="float" office:value="-0.00000000000005151179">
                <text:p>-0.00000000000005151179</text:p>
              </table:table-cell>
              <table:table-cell office:value-type="float" office:value="-0.00000000000005083458">
                <text:p>-0.00000000000005083458</text:p>
              </table:table-cell>
              <table:table-cell office:value-type="float" office:value="-0.00000000000005015736">
                <text:p>-0.00000000000005015736</text:p>
              </table:table-cell>
              <table:table-cell office:value-type="float" office:value="-0.00000000000004948015">
                <text:p>-0.00000000000004948015</text:p>
              </table:table-cell>
              <table:table-cell office:value-type="float" office:value="-0.00000000000004880294">
                <text:p>-0.00000000000004880294</text:p>
              </table:table-cell>
              <table:table-cell office:value-type="float" office:value="-0.00000000000004812573">
                <text:p>-0.00000000000004812573</text:p>
              </table:table-cell>
              <table:table-cell office:value-type="float" office:value="-0.00000000000004744852">
                <text:p>-0.00000000000004744852</text:p>
              </table:table-cell>
              <table:table-cell office:value-type="float" office:value="-0.0000000000000467713">
                <text:p>-0.0000000000000467713</text:p>
              </table:table-cell>
              <table:table-cell office:value-type="float" office:value="-0.00000000000004609409">
                <text:p>-0.00000000000004609409</text:p>
              </table:table-cell>
              <table:table-cell office:value-type="float" office:value="-0.00000000000004541688">
                <text:p>-0.00000000000004541688</text:p>
              </table:table-cell>
              <table:table-cell office:value-type="float" office:value="-0.00000000000004473967">
                <text:p>-0.00000000000004473967</text:p>
              </table:table-cell>
              <table:table-cell office:value-type="float" office:value="-0.00000000000004406246">
                <text:p>-0.00000000000004406246</text:p>
              </table:table-cell>
              <table:table-cell office:value-type="float" office:value="-0.00000000000004338524">
                <text:p>-0.00000000000004338524</text:p>
              </table:table-cell>
              <table:table-cell office:value-type="float" office:value="-0.00000000000004270803">
                <text:p>-0.00000000000004270803</text:p>
              </table:table-cell>
              <table:table-cell office:value-type="float" office:value="-0.00000000000004203082">
                <text:p>-0.00000000000004203082</text:p>
              </table:table-cell>
              <table:table-cell office:value-type="float" office:value="-0.00000000000004135361">
                <text:p>-0.00000000000004135361</text:p>
              </table:table-cell>
              <table:table-cell office:value-type="float" office:value="-0.0000000000000406764">
                <text:p>-0.0000000000000406764</text:p>
              </table:table-cell>
              <table:table-cell office:value-type="float" office:value="-0.00000000000003999919">
                <text:p>-0.00000000000003999919</text:p>
              </table:table-cell>
              <table:table-cell office:value-type="float" office:value="-0.00000000000003932197">
                <text:p>-0.00000000000003932197</text:p>
              </table:table-cell>
              <table:table-cell office:value-type="float" office:value="-0.00000000000003864476">
                <text:p>-0.00000000000003864476</text:p>
              </table:table-cell>
              <table:table-cell office:value-type="float" office:value="-0.00000000000003796755">
                <text:p>-0.00000000000003796755</text:p>
              </table:table-cell>
              <table:table-cell office:value-type="float" office:value="-0.00000000000003729034">
                <text:p>-0.00000000000003729034</text:p>
              </table:table-cell>
              <table:table-cell office:value-type="float" office:value="-0.00000000000003661313">
                <text:p>-0.00000000000003661313</text:p>
              </table:table-cell>
              <table:table-cell office:value-type="float" office:value="-0.00000000000003593591">
                <text:p>-0.00000000000003593591</text:p>
              </table:table-cell>
              <table:table-cell office:value-type="float" office:value="-0.0000000000000352587">
                <text:p>-0.0000000000000352587</text:p>
              </table:table-cell>
              <table:table-cell office:value-type="float" office:value="-0.00000000000003458149">
                <text:p>-0.00000000000003458149</text:p>
              </table:table-cell>
              <table:table-cell office:value-type="float" office:value="-0.00000000000003390428">
                <text:p>-0.00000000000003390428</text:p>
              </table:table-cell>
              <table:table-cell office:value-type="float" office:value="-0.00000000000003322707">
                <text:p>-0.00000000000003322707</text:p>
              </table:table-cell>
              <table:table-cell office:value-type="float" office:value="-0.00000000000003254985">
                <text:p>-0.00000000000003254985</text:p>
              </table:table-cell>
              <table:table-cell office:value-type="float" office:value="-0.00000000000003187264">
                <text:p>-0.00000000000003187264</text:p>
              </table:table-cell>
              <table:table-cell office:value-type="float" office:value="-0.00000000000003119543">
                <text:p>-0.00000000000003119543</text:p>
              </table:table-cell>
              <table:table-cell office:value-type="float" office:value="-0.00000000000003051822">
                <text:p>-0.00000000000003051822</text:p>
              </table:table-cell>
              <table:table-cell office:value-type="float" office:value="-0.00000000000002984101">
                <text:p>-0.00000000000002984101</text:p>
              </table:table-cell>
              <table:table-cell office:value-type="float" office:value="-0.00000000000002916379">
                <text:p>-0.00000000000002916379</text:p>
              </table:table-cell>
              <table:table-cell office:value-type="float" office:value="-0.00000000000002848658">
                <text:p>-0.00000000000002848658</text:p>
              </table:table-cell>
              <table:table-cell office:value-type="float" office:value="-0.00000000000002780937">
                <text:p>-0.00000000000002780937</text:p>
              </table:table-cell>
              <table:table-cell office:value-type="float" office:value="-0.00000000000002713216">
                <text:p>-0.00000000000002713216</text:p>
              </table:table-cell>
              <table:table-cell office:value-type="float" office:value="-0.00000000000002645495">
                <text:p>-0.00000000000002645495</text:p>
              </table:table-cell>
              <table:table-cell office:value-type="float" office:value="-0.00000000000002577773">
                <text:p>-0.00000000000002577773</text:p>
              </table:table-cell>
              <table:table-cell office:value-type="float" office:value="-0.00000000000002510052">
                <text:p>-0.00000000000002510052</text:p>
              </table:table-cell>
              <table:table-cell office:value-type="float" office:value="-0.00000000000002442331">
                <text:p>-0.00000000000002442331</text:p>
              </table:table-cell>
              <table:table-cell office:value-type="float" office:value="-0.0000000000000237461">
                <text:p>-0.0000000000000237461</text:p>
              </table:table-cell>
              <table:table-cell office:value-type="float" office:value="-0.00000000000002306889">
                <text:p>-0.00000000000002306889</text:p>
              </table:table-cell>
              <table:table-cell office:value-type="float" office:value="-0.00000000000002239167">
                <text:p>-0.00000000000002239167</text:p>
              </table:table-cell>
              <table:table-cell office:value-type="float" office:value="-0.00000000000002171446">
                <text:p>-0.00000000000002171446</text:p>
              </table:table-cell>
              <table:table-cell office:value-type="float" office:value="-0.00000000000002103725">
                <text:p>-0.00000000000002103725</text:p>
              </table:table-cell>
              <table:table-cell office:value-type="float" office:value="-0.00000000000002036004">
                <text:p>-0.00000000000002036004</text:p>
              </table:table-cell>
              <table:table-cell office:value-type="float" office:value="-0.00000000000001968283">
                <text:p>-0.00000000000001968283</text:p>
              </table:table-cell>
              <table:table-cell office:value-type="float" office:value="-0.00000000000001900561">
                <text:p>-0.00000000000001900561</text:p>
              </table:table-cell>
              <table:table-cell office:value-type="float" office:value="-0.0000000000000183284">
                <text:p>-0.0000000000000183284</text:p>
              </table:table-cell>
              <table:table-cell office:value-type="float" office:value="-0.00000000000001765119">
                <text:p>-0.00000000000001765119</text:p>
              </table:table-cell>
              <table:table-cell office:value-type="float" office:value="-0.00000000000001697398">
                <text:p>-0.00000000000001697398</text:p>
              </table:table-cell>
              <table:table-cell office:value-type="float" office:value="-0.00000000000001629677">
                <text:p>-0.00000000000001629677</text:p>
              </table:table-cell>
              <table:table-cell office:value-type="float" office:value="-0.00000000000001561955">
                <text:p>-0.00000000000001561955</text:p>
              </table:table-cell>
              <table:table-cell office:value-type="float" office:value="-0.00000000000001494234">
                <text:p>-0.00000000000001494234</text:p>
              </table:table-cell>
              <table:table-cell office:value-type="float" office:value="-0.00000000000001426513">
                <text:p>-0.00000000000001426513</text:p>
              </table:table-cell>
              <table:table-cell office:value-type="float" office:value="-0.00000000000001358792">
                <text:p>-0.00000000000001358792</text:p>
              </table:table-cell>
              <table:table-cell office:value-type="float" office:value="-0.00000000000001291071">
                <text:p>-0.00000000000001291071</text:p>
              </table:table-cell>
              <table:table-cell office:value-type="float" office:value="-0.00000000000001223349">
                <text:p>-0.00000000000001223349</text:p>
              </table:table-cell>
              <table:table-cell office:value-type="float" office:value="-0.00000000000001155628">
                <text:p>-0.00000000000001155628</text:p>
              </table:table-cell>
              <table:table-cell office:value-type="float" office:value="-0.00000000000001087907">
                <text:p>-0.00000000000001087907</text:p>
              </table:table-cell>
              <table:table-cell office:value-type="float" office:value="-0.00000000000001020186">
                <text:p>-0.00000000000001020186</text:p>
              </table:table-cell>
              <table:table-cell office:value-type="float" office:value="-9.52464666470939E-015">
                <text:p>-9.52464666470939E-015</text:p>
              </table:table-cell>
              <table:table-cell office:value-type="float" office:value="-8.84743469991309E-015">
                <text:p>-8.84743469991309E-015</text:p>
              </table:table-cell>
              <table:table-cell office:value-type="float" office:value="-8.17022273511678E-015">
                <text:p>-8.17022273511678E-015</text:p>
              </table:table-cell>
              <table:table-cell office:value-type="float" office:value="-7.49301077032047E-015">
                <text:p>-7.49301077032047E-015</text:p>
              </table:table-cell>
              <table:table-cell office:value-type="float" office:value="-6.81579880552416E-015">
                <text:p>-6.81579880552416E-015</text:p>
              </table:table-cell>
              <table:table-cell office:value-type="float" office:value="-6.13858684072785E-015">
                <text:p>-6.13858684072785E-015</text:p>
              </table:table-cell>
              <table:table-cell office:value-type="float" office:value="-5.46137487593155E-015">
                <text:p>-5.46137487593155E-015</text:p>
              </table:table-cell>
              <table:table-cell office:value-type="float" office:value="-4.78416291113524E-015">
                <text:p>-4.78416291113524E-015</text:p>
              </table:table-cell>
              <table:table-cell office:value-type="float" office:value="-4.10695094633893E-015">
                <text:p>-4.10695094633893E-015</text:p>
              </table:table-cell>
              <table:table-cell office:value-type="float" office:value="-3.42973898154262E-015">
                <text:p>-3.42973898154262E-015</text:p>
              </table:table-cell>
              <table:table-cell office:value-type="float" office:value="-2.816249799643E-015">
                <text:p>-2.816249799643E-015</text:p>
              </table:table-cell>
              <table:table-cell office:value-type="float" office:value="-2.81328028067279E-015">
                <text:p>-2.81328028067279E-015</text:p>
              </table:table-cell>
              <table:table-cell office:value-type="float" office:value="-2.81031076170257E-015">
                <text:p>-2.81031076170257E-015</text:p>
              </table:table-cell>
              <table:table-cell office:value-type="float" office:value="-2.80734124273236E-015">
                <text:p>-2.80734124273236E-015</text:p>
              </table:table-cell>
              <table:table-cell office:value-type="float" office:value="-2.80437172376215E-015">
                <text:p>-2.80437172376215E-015</text:p>
              </table:table-cell>
              <table:table-cell office:value-type="float" office:value="-2.80140220479194E-015">
                <text:p>-2.80140220479194E-015</text:p>
              </table:table-cell>
              <table:table-cell office:value-type="float" office:value="-2.79843268582173E-015">
                <text:p>-2.79843268582173E-015</text:p>
              </table:table-cell>
              <table:table-cell office:value-type="float" office:value="-2.79546316685152E-015">
                <text:p>-2.79546316685152E-015</text:p>
              </table:table-cell>
              <table:table-cell office:value-type="float" office:value="-2.7924936478813E-015">
                <text:p>-2.7924936478813E-015</text:p>
              </table:table-cell>
              <table:table-cell office:value-type="float" office:value="-2.78952412891109E-015">
                <text:p>-2.78952412891109E-015</text:p>
              </table:table-cell>
              <table:table-cell office:value-type="float" office:value="-2.78655460994088E-015">
                <text:p>-2.78655460994088E-015</text:p>
              </table:table-cell>
              <table:table-cell office:value-type="float" office:value="-2.78358509097067E-015">
                <text:p>-2.78358509097067E-015</text:p>
              </table:table-cell>
              <table:table-cell office:value-type="float" office:value="-2.78061557200046E-015">
                <text:p>-2.78061557200046E-015</text:p>
              </table:table-cell>
              <table:table-cell office:value-type="float" office:value="-2.77764605303025E-015">
                <text:p>-2.77764605303025E-015</text:p>
              </table:table-cell>
              <table:table-cell office:value-type="float" office:value="-2.77467653406003E-015">
                <text:p>-2.77467653406003E-015</text:p>
              </table:table-cell>
              <table:table-cell office:value-type="float" office:value="-2.77170701508982E-015">
                <text:p>-2.77170701508982E-015</text:p>
              </table:table-cell>
              <table:table-cell office:value-type="float" office:value="-2.76873749611961E-015">
                <text:p>-2.76873749611961E-015</text:p>
              </table:table-cell>
              <table:table-cell office:value-type="float" office:value="-2.7657679771494E-015">
                <text:p>-2.7657679771494E-015</text:p>
              </table:table-cell>
              <table:table-cell office:value-type="float" office:value="-2.76279845817919E-015">
                <text:p>-2.76279845817919E-015</text:p>
              </table:table-cell>
              <table:table-cell office:value-type="float" office:value="-2.75982893920898E-015">
                <text:p>-2.75982893920898E-015</text:p>
              </table:table-cell>
              <table:table-cell office:value-type="float" office:value="-2.75685942023876E-015">
                <text:p>-2.75685942023876E-015</text:p>
              </table:table-cell>
              <table:table-cell office:value-type="float" office:value="-2.75388990126855E-015">
                <text:p>-2.75388990126855E-015</text:p>
              </table:table-cell>
              <table:table-cell office:value-type="float" office:value="-2.75092038229834E-015">
                <text:p>-2.75092038229834E-015</text:p>
              </table:table-cell>
              <table:table-cell office:value-type="float" office:value="-2.74795086332813E-015">
                <text:p>-2.74795086332813E-015</text:p>
              </table:table-cell>
              <table:table-cell office:value-type="float" office:value="-2.74498134435792E-015">
                <text:p>-2.74498134435792E-015</text:p>
              </table:table-cell>
              <table:table-cell office:value-type="float" office:value="-2.74201182538771E-015">
                <text:p>-2.74201182538771E-015</text:p>
              </table:table-cell>
              <table:table-cell office:value-type="float" office:value="-2.73904230641749E-015">
                <text:p>-2.73904230641749E-015</text:p>
              </table:table-cell>
              <table:table-cell office:value-type="float" office:value="-2.73607278744728E-015">
                <text:p>-2.73607278744728E-015</text:p>
              </table:table-cell>
              <table:table-cell office:value-type="float" office:value="-2.73310326847707E-015">
                <text:p>-2.73310326847707E-015</text:p>
              </table:table-cell>
              <table:table-cell office:value-type="float" office:value="-2.73013374950686E-015">
                <text:p>-2.73013374950686E-015</text:p>
              </table:table-cell>
              <table:table-cell office:value-type="float" office:value="-2.72716423053665E-015">
                <text:p>-2.72716423053665E-015</text:p>
              </table:table-cell>
              <table:table-cell office:value-type="float" office:value="-2.72419471156644E-015">
                <text:p>-2.72419471156644E-015</text:p>
              </table:table-cell>
              <table:table-cell office:value-type="float" office:value="-2.72122519259622E-015">
                <text:p>-2.72122519259622E-015</text:p>
              </table:table-cell>
              <table:table-cell office:value-type="float" office:value="-2.71825567362601E-015">
                <text:p>-2.71825567362601E-015</text:p>
              </table:table-cell>
              <table:table-cell office:value-type="float" office:value="-2.7152861546558E-015">
                <text:p>-2.7152861546558E-015</text:p>
              </table:table-cell>
              <table:table-cell office:value-type="float" office:value="-2.71231663568559E-015">
                <text:p>-2.71231663568559E-015</text:p>
              </table:table-cell>
              <table:table-cell office:value-type="float" office:value="-2.70934711671538E-015">
                <text:p>-2.70934711671538E-015</text:p>
              </table:table-cell>
              <table:table-cell office:value-type="float" office:value="-2.70637759774517E-015">
                <text:p>-2.70637759774517E-015</text:p>
              </table:table-cell>
              <table:table-cell office:value-type="float" office:value="-2.70340807877495E-015">
                <text:p>-2.70340807877495E-015</text:p>
              </table:table-cell>
              <table:table-cell office:value-type="float" office:value="-2.70043855980474E-015">
                <text:p>-2.70043855980474E-015</text:p>
              </table:table-cell>
              <table:table-cell office:value-type="float" office:value="-2.69746904083453E-015">
                <text:p>-2.69746904083453E-015</text:p>
              </table:table-cell>
              <table:table-cell office:value-type="float" office:value="-2.69449952186432E-015">
                <text:p>-2.69449952186432E-015</text:p>
              </table:table-cell>
              <table:table-cell office:value-type="float" office:value="-2.69153000289411E-015">
                <text:p>-2.69153000289411E-015</text:p>
              </table:table-cell>
              <table:table-cell office:value-type="float" office:value="-2.6885604839239E-015">
                <text:p>-2.6885604839239E-015</text:p>
              </table:table-cell>
              <table:table-cell office:value-type="float" office:value="-2.68559096495368E-015">
                <text:p>-2.68559096495368E-015</text:p>
              </table:table-cell>
              <table:table-cell office:value-type="float" office:value="-2.68262144598347E-015">
                <text:p>-2.68262144598347E-015</text:p>
              </table:table-cell>
              <table:table-cell office:value-type="float" office:value="-2.67965192701326E-015">
                <text:p>-2.67965192701326E-015</text:p>
              </table:table-cell>
              <table:table-cell office:value-type="float" office:value="-2.67668240804305E-015">
                <text:p>-2.67668240804305E-015</text:p>
              </table:table-cell>
              <table:table-cell office:value-type="float" office:value="-2.67371288907284E-015">
                <text:p>-2.67371288907284E-015</text:p>
              </table:table-cell>
              <table:table-cell office:value-type="float" office:value="-2.67074337010263E-015">
                <text:p>-2.67074337010263E-015</text:p>
              </table:table-cell>
              <table:table-cell office:value-type="float" office:value="-2.66777385113241E-015">
                <text:p>-2.66777385113241E-015</text:p>
              </table:table-cell>
            </table:table-row>
            <table:table-row>
              <table:table-cell office:value-type="string">
                <text:p>Infected</text:p>
                <draw:g>
                  <svg:desc>'United States_1918h1n1'.A4:'United States_1918h1n1'.A4</svg:desc>
                </draw:g>
              </table:table-cell>
              <table:table-cell office:value-type="float" office:value="0">
                <text:p>0</text:p>
                <draw:g>
                  <svg:desc>'United States_1918h1n1'.B4:'United States_1918h1n1'.SG4</svg:desc>
                </draw:g>
              </table:table-cell>
              <table:table-cell office:value-type="float" office:value="0.392193452120854">
                <text:p>0.392193452120854</text:p>
              </table:table-cell>
              <table:table-cell office:value-type="float" office:value="0.688962921517573">
                <text:p>0.688962921517573</text:p>
              </table:table-cell>
              <table:table-cell office:value-type="float" office:value="1.02874419991895">
                <text:p>1.02874419991895</text:p>
              </table:table-cell>
              <table:table-cell office:value-type="float" office:value="1.4882569093975">
                <text:p>1.4882569093975</text:p>
              </table:table-cell>
              <table:table-cell office:value-type="float" office:value="2.13819012044085">
                <text:p>2.13819012044085</text:p>
              </table:table-cell>
              <table:table-cell office:value-type="float" office:value="3.06720826750365">
                <text:p>3.06720826750365</text:p>
              </table:table-cell>
              <table:table-cell office:value-type="float" office:value="4.39834459635228">
                <text:p>4.39834459635228</text:p>
              </table:table-cell>
              <table:table-cell office:value-type="float" office:value="6.30668670949983">
                <text:p>6.30668670949983</text:p>
              </table:table-cell>
              <table:table-cell office:value-type="float" office:value="9.04285593823059">
                <text:p>9.04285593823059</text:p>
              </table:table-cell>
              <table:table-cell office:value-type="float" office:value="12.9660664471023">
                <text:p>12.9660664471023</text:p>
              </table:table-cell>
              <table:table-cell office:value-type="float" office:value="18.5913308997374">
                <text:p>18.5913308997374</text:p>
              </table:table-cell>
              <table:table-cell office:value-type="float" office:value="26.6570826832652">
                <text:p>26.6570826832652</text:p>
              </table:table-cell>
              <table:table-cell office:value-type="float" office:value="38.2221161141111">
                <text:p>38.2221161141111</text:p>
              </table:table-cell>
              <table:table-cell office:value-type="float" office:value="54.8045753649896">
                <text:p>54.8045753649896</text:p>
              </table:table-cell>
              <table:table-cell office:value-type="float" office:value="78.5812415195635">
                <text:p>78.5812415195635</text:p>
              </table:table-cell>
              <table:table-cell office:value-type="float" office:value="112.673276569506">
                <text:p>112.673276569506</text:p>
              </table:table-cell>
              <table:table-cell office:value-type="float" office:value="161.555935305604">
                <text:p>161.555935305604</text:p>
              </table:table-cell>
              <table:table-cell office:value-type="float" office:value="231.64602319746">
                <text:p>231.64602319746</text:p>
              </table:table-cell>
              <table:table-cell office:value-type="float" office:value="332.144212005589">
                <text:p>332.144212005589</text:p>
              </table:table-cell>
              <table:table-cell office:value-type="float" office:value="476.242773871823">
                <text:p>476.242773871823</text:p>
              </table:table-cell>
              <table:table-cell office:value-type="float" office:value="682.85724818833">
                <text:p>682.85724818833</text:p>
              </table:table-cell>
              <table:table-cell office:value-type="float" office:value="979.109312497274">
                <text:p>979.109312497274</text:p>
              </table:table-cell>
              <table:table-cell office:value-type="float" office:value="1403.88668775438">
                <text:p>1403.88668775438</text:p>
              </table:table-cell>
              <table:table-cell office:value-type="float" office:value="2012.94719408796">
                <text:p>2012.94719408796</text:p>
              </table:table-cell>
              <table:table-cell office:value-type="float" office:value="2886.23654976614">
                <text:p>2886.23654976614</text:p>
              </table:table-cell>
              <table:table-cell office:value-type="float" office:value="4138.37969164395">
                <text:p>4138.37969164395</text:p>
              </table:table-cell>
              <table:table-cell office:value-type="float" office:value="5933.72109050052">
                <text:p>5933.72109050052</text:p>
              </table:table-cell>
              <table:table-cell office:value-type="float" office:value="8507.8848838563">
                <text:p>8507.8848838563</text:p>
              </table:table-cell>
              <table:table-cell office:value-type="float" office:value="12198.6777030195">
                <text:p>12198.6777030195</text:p>
              </table:table-cell>
              <table:table-cell office:value-type="float" office:value="17490.3758743774">
                <text:p>17490.3758743774</text:p>
              </table:table-cell>
              <table:table-cell office:value-type="float" office:value="25077.1798077071">
                <text:p>25077.1798077071</text:p>
              </table:table-cell>
              <table:table-cell office:value-type="float" office:value="35954.1020899402">
                <text:p>35954.1020899402</text:p>
              </table:table-cell>
              <table:table-cell office:value-type="float" office:value="51547.0900742677">
                <text:p>51547.0900742677</text:p>
              </table:table-cell>
              <table:table-cell office:value-type="float" office:value="73899.1974430218">
                <text:p>73899.1974430218</text:p>
              </table:table-cell>
              <table:table-cell office:value-type="float" office:value="105936.695571246">
                <text:p>105936.695571246</text:p>
              </table:table-cell>
              <table:table-cell office:value-type="float" office:value="151848.933186122">
                <text:p>151848.933186122</text:p>
              </table:table-cell>
              <table:table-cell office:value-type="float" office:value="217629.502754847">
                <text:p>217629.502754847</text:p>
              </table:table-cell>
              <table:table-cell office:value-type="float" office:value="311845.032905449">
                <text:p>311845.032905449</text:p>
              </table:table-cell>
              <table:table-cell office:value-type="float" office:value="446722.877362785">
                <text:p>446722.877362785</text:p>
              </table:table-cell>
              <table:table-cell office:value-type="float" office:value="639680.806861928">
                <text:p>639680.806861928</text:p>
              </table:table-cell>
              <table:table-cell office:value-type="float" office:value="915459.530361336">
                <text:p>915459.530361336</text:p>
              </table:table-cell>
              <table:table-cell office:value-type="float" office:value="1309057.17810502">
                <text:p>1309057.17810502</text:p>
              </table:table-cell>
              <table:table-cell office:value-type="float" office:value="1869688.84502802">
                <text:p>1869688.84502802</text:p>
              </table:table-cell>
              <table:table-cell office:value-type="float" office:value="2665969.22367134">
                <text:p>2665969.22367134</text:p>
              </table:table-cell>
              <table:table-cell office:value-type="float" office:value="3792370.03556343">
                <text:p>3792370.03556343</text:p>
              </table:table-cell>
              <table:table-cell office:value-type="float" office:value="5376599.89872814">
                <text:p>5376599.89872814</text:p>
              </table:table-cell>
              <table:table-cell office:value-type="float" office:value="7586661.76855007">
                <text:p>7586661.76855007</text:p>
              </table:table-cell>
              <table:table-cell office:value-type="float" office:value="10634638.8162158">
                <text:p>10634638.8162158</text:p>
              </table:table-cell>
              <table:table-cell office:value-type="float" office:value="14771458.435834">
                <text:p>14771458.435834</text:p>
              </table:table-cell>
              <table:table-cell office:value-type="float" office:value="20263210.7314909">
                <text:p>20263210.7314909</text:p>
              </table:table-cell>
              <table:table-cell office:value-type="float" office:value="27336853.1515195">
                <text:p>27336853.1515195</text:p>
              </table:table-cell>
              <table:table-cell office:value-type="float" office:value="36086135.7463385">
                <text:p>36086135.7463385</text:p>
              </table:table-cell>
              <table:table-cell office:value-type="float" office:value="46345005.7230758">
                <text:p>46345005.7230758</text:p>
              </table:table-cell>
              <table:table-cell office:value-type="float" office:value="57569604.0892875">
                <text:p>57569604.0892875</text:p>
              </table:table-cell>
              <table:table-cell office:value-type="float" office:value="68806599.3632758">
                <text:p>68806599.3632758</text:p>
              </table:table-cell>
              <table:table-cell office:value-type="float" office:value="78823666.7349569">
                <text:p>78823666.7349569</text:p>
              </table:table-cell>
              <table:table-cell office:value-type="float" office:value="86401689.8759146">
                <text:p>86401689.8759146</text:p>
              </table:table-cell>
              <table:table-cell office:value-type="float" office:value="90672571.7219253">
                <text:p>90672571.7219253</text:p>
              </table:table-cell>
              <table:table-cell office:value-type="float" office:value="91336462.5366101">
                <text:p>91336462.5366101</text:p>
              </table:table-cell>
              <table:table-cell office:value-type="float" office:value="88666712.7874664">
                <text:p>88666712.7874664</text:p>
              </table:table-cell>
              <table:table-cell office:value-type="float" office:value="83340860.8808163">
                <text:p>83340860.8808163</text:p>
              </table:table-cell>
              <table:table-cell office:value-type="float" office:value="76209754.0076728">
                <text:p>76209754.0076728</text:p>
              </table:table-cell>
              <table:table-cell office:value-type="float" office:value="68102551.1449287">
                <text:p>68102551.1449287</text:p>
              </table:table-cell>
              <table:table-cell office:value-type="float" office:value="59709593.3021933">
                <text:p>59709593.3021933</text:p>
              </table:table-cell>
              <table:table-cell office:value-type="float" office:value="51538820.1004756">
                <text:p>51538820.1004756</text:p>
              </table:table-cell>
              <table:table-cell office:value-type="float" office:value="43921489.9084239">
                <text:p>43921489.9084239</text:p>
              </table:table-cell>
              <table:table-cell office:value-type="float" office:value="37042432.0205347">
                <text:p>37042432.0205347</text:p>
              </table:table-cell>
              <table:table-cell office:value-type="float" office:value="30977361.7052549">
                <text:p>30977361.7052549</text:p>
              </table:table-cell>
              <table:table-cell office:value-type="float" office:value="25727616.7881061">
                <text:p>25727616.7881061</text:p>
              </table:table-cell>
              <table:table-cell office:value-type="float" office:value="21248323.7233757">
                <text:p>21248323.7233757</text:p>
              </table:table-cell>
              <table:table-cell office:value-type="float" office:value="17469276.2753175">
                <text:p>17469276.2753175</text:p>
              </table:table-cell>
              <table:table-cell office:value-type="float" office:value="14309359.1817021">
                <text:p>14309359.1817021</text:p>
              </table:table-cell>
              <table:table-cell office:value-type="float" office:value="11685872.3394068">
                <text:p>11685872.3394068</text:p>
              </table:table-cell>
              <table:table-cell office:value-type="float" office:value="9520114.47095107">
                <text:p>9520114.47095107</text:p>
              </table:table-cell>
              <table:table-cell office:value-type="float" office:value="7740374.98842617">
                <text:p>7740374.98842617</text:p>
              </table:table-cell>
              <table:table-cell office:value-type="float" office:value="6283219.45282596">
                <text:p>6283219.45282596</text:p>
              </table:table-cell>
              <table:table-cell office:value-type="float" office:value="5093710.71189536">
                <text:p>5093710.71189536</text:p>
              </table:table-cell>
              <table:table-cell office:value-type="float" office:value="4125010.15632614">
                <text:p>4125010.15632614</text:p>
              </table:table-cell>
              <table:table-cell office:value-type="float" office:value="3337654.4363472">
                <text:p>3337654.4363472</text:p>
              </table:table-cell>
              <table:table-cell office:value-type="float" office:value="2698696.00734139">
                <text:p>2698696.00734139</text:p>
              </table:table-cell>
              <table:table-cell office:value-type="float" office:value="2180822.02198987">
                <text:p>2180822.02198987</text:p>
              </table:table-cell>
              <table:table-cell office:value-type="float" office:value="1761516.77042393">
                <text:p>1761516.77042393</text:p>
              </table:table-cell>
              <table:table-cell office:value-type="float" office:value="1422300.9914049">
                <text:p>1422300.9914049</text:p>
              </table:table-cell>
              <table:table-cell office:value-type="float" office:value="1148061.49772689">
                <text:p>1148061.49772689</text:p>
              </table:table-cell>
              <table:table-cell office:value-type="float" office:value="926472.712199241">
                <text:p>926472.712199241</text:p>
              </table:table-cell>
              <table:table-cell office:value-type="float" office:value="747505.100940008">
                <text:p>747505.100940008</text:p>
              </table:table-cell>
              <table:table-cell office:value-type="float" office:value="603012.200609629">
                <text:p>603012.200609629</text:p>
              </table:table-cell>
              <table:table-cell office:value-type="float" office:value="486386.682129172">
                <text:p>486386.682129172</text:p>
              </table:table-cell>
              <table:table-cell office:value-type="float" office:value="392275.828569307">
                <text:p>392275.828569307</text:p>
              </table:table-cell>
              <table:table-cell office:value-type="float" office:value="316347.39517514">
                <text:p>316347.39517514</text:p>
              </table:table-cell>
              <table:table-cell office:value-type="float" office:value="255097.724586416">
                <text:p>255097.724586416</text:p>
              </table:table-cell>
              <table:table-cell office:value-type="float" office:value="205695.001771996">
                <text:p>205695.001771996</text:p>
              </table:table-cell>
              <table:table-cell office:value-type="float" office:value="165851.54789659">
                <text:p>165851.54789659</text:p>
              </table:table-cell>
              <table:table-cell office:value-type="float" office:value="133719.986216044">
                <text:p>133719.986216044</text:p>
              </table:table-cell>
              <table:table-cell office:value-type="float" office:value="107808.955979852">
                <text:p>107808.955979852</text:p>
              </table:table-cell>
              <table:table-cell office:value-type="float" office:value="86914.7829862482">
                <text:p>86914.7829862482</text:p>
              </table:table-cell>
              <table:table-cell office:value-type="float" office:value="70066.1453086835">
                <text:p>70066.1453086835</text:p>
              </table:table-cell>
              <table:table-cell office:value-type="float" office:value="56479.2851682351">
                <text:p>56479.2851682351</text:p>
              </table:table-cell>
              <table:table-cell office:value-type="float" office:value="45521.7313671368">
                <text:p>45521.7313671368</text:p>
              </table:table-cell>
              <table:table-cell office:value-type="float" office:value="36682.6160879838">
                <text:p>36682.6160879838</text:p>
              </table:table-cell>
              <table:table-cell office:value-type="float" office:value="29546.964040713">
                <text:p>29546.964040713</text:p>
              </table:table-cell>
              <table:table-cell office:value-type="float" office:value="23772.9691259408">
                <text:p>23772.9691259408</text:p>
              </table:table-cell>
              <table:table-cell office:value-type="float" office:value="19088.9481082397">
                <text:p>19088.9481082397</text:p>
              </table:table-cell>
              <table:table-cell office:value-type="float" office:value="15293.0526752522">
                <text:p>15293.0526752522</text:p>
              </table:table-cell>
              <table:table-cell office:value-type="float" office:value="12225.2251459701">
                <text:p>12225.2251459701</text:p>
              </table:table-cell>
              <table:table-cell office:value-type="float" office:value="9752.11834460281">
                <text:p>9752.11834460281</text:p>
              </table:table-cell>
              <table:table-cell office:value-type="float" office:value="7763.17053264413">
                <text:p>7763.17053264413</text:p>
              </table:table-cell>
              <table:table-cell office:value-type="float" office:value="6167.55188524896">
                <text:p>6167.55188524896</text:p>
              </table:table-cell>
              <table:table-cell office:value-type="float" office:value="4890.86230094725">
                <text:p>4890.86230094725</text:p>
              </table:table-cell>
              <table:table-cell office:value-type="float" office:value="3872.11507554304">
                <text:p>3872.11507554304</text:p>
              </table:table-cell>
              <table:table-cell office:value-type="float" office:value="3061.29826987532">
                <text:p>3061.29826987532</text:p>
              </table:table-cell>
              <table:table-cell office:value-type="float" office:value="2417.47707216075">
                <text:p>2417.47707216075</text:p>
              </table:table-cell>
              <table:table-cell office:value-type="float" office:value="1907.28159521234">
                <text:p>1907.28159521234</text:p>
              </table:table-cell>
              <table:table-cell office:value-type="float" office:value="1503.64978197928">
                <text:p>1503.64978197928</text:p>
              </table:table-cell>
              <table:table-cell office:value-type="float" office:value="1184.75290733739">
                <text:p>1184.75290733739</text:p>
              </table:table-cell>
              <table:table-cell office:value-type="float" office:value="933.070940663152">
                <text:p>933.070940663152</text:p>
              </table:table-cell>
              <table:table-cell office:value-type="float" office:value="734.602343641627">
                <text:p>734.602343641627</text:p>
              </table:table-cell>
              <table:table-cell office:value-type="float" office:value="578.197150680112">
                <text:p>578.197150680112</text:p>
              </table:table-cell>
              <table:table-cell office:value-type="float" office:value="455.001553174578">
                <text:p>455.001553174578</text:p>
              </table:table-cell>
              <table:table-cell office:value-type="float" office:value="358.000882809286">
                <text:p>358.000882809286</text:p>
              </table:table-cell>
              <table:table-cell office:value-type="float" office:value="281.647334789106">
                <text:p>281.647334789106</text:p>
              </table:table-cell>
              <table:table-cell office:value-type="float" office:value="221.559169812806">
                <text:p>221.559169812806</text:p>
              </table:table-cell>
              <table:table-cell office:value-type="float" office:value="174.279216863065">
                <text:p>174.279216863065</text:p>
              </table:table-cell>
              <table:table-cell office:value-type="float" office:value="137.081943251145">
                <text:p>137.081943251145</text:p>
              </table:table-cell>
              <table:table-cell office:value-type="float" office:value="107.819909638375">
                <text:p>107.819909638375</text:p>
              </table:table-cell>
              <table:table-cell office:value-type="float" office:value="84.8019243282273">
                <text:p>84.8019243282273</text:p>
              </table:table-cell>
              <table:table-cell office:value-type="float" office:value="66.6965658306853">
                <text:p>66.6965658306853</text:p>
              </table:table-cell>
              <table:table-cell office:value-type="float" office:value="52.455919703685">
                <text:p>52.455919703685</text:p>
              </table:table-cell>
              <table:table-cell office:value-type="float" office:value="41.2553705571632">
                <text:p>41.2553705571632</text:p>
              </table:table-cell>
              <table:table-cell office:value-type="float" office:value="32.4461145122713">
                <text:p>32.4461145122713</text:p>
              </table:table-cell>
              <table:table-cell office:value-type="float" office:value="25.5177316608507">
                <text:p>25.5177316608507</text:p>
              </table:table-cell>
              <table:table-cell office:value-type="float" office:value="20.0687033859139">
                <text:p>20.0687033859139</text:p>
              </table:table-cell>
              <table:table-cell office:value-type="float" office:value="15.7831968457461">
                <text:p>15.7831968457461</text:p>
              </table:table-cell>
              <table:table-cell office:value-type="float" office:value="12.4127909617559">
                <text:p>12.4127909617559</text:p>
              </table:table-cell>
              <table:table-cell office:value-type="float" office:value="9.76209494300175">
                <text:p>9.76209494300175</text:p>
              </table:table-cell>
              <table:table-cell office:value-type="float" office:value="7.67743134582749">
                <text:p>7.67743134582749</text:p>
              </table:table-cell>
              <table:table-cell office:value-type="float" office:value="6.03793392530497">
                <text:p>6.03793392530497</text:p>
              </table:table-cell>
              <table:table-cell office:value-type="float" office:value="4.74854325017115">
                <text:p>4.74854325017115</text:p>
              </table:table-cell>
              <table:table-cell office:value-type="float" office:value="3.73449738687372">
                <text:p>3.73449738687372</text:p>
              </table:table-cell>
              <table:table-cell office:value-type="float" office:value="2.93699842139343">
                <text:p>2.93699842139343</text:p>
              </table:table-cell>
              <table:table-cell office:value-type="float" office:value="2.30980389327359">
                <text:p>2.30980389327359</text:p>
              </table:table-cell>
              <table:table-cell office:value-type="float" office:value="1.81654594852973">
                <text:p>1.81654594852973</text:p>
              </table:table-cell>
              <table:table-cell office:value-type="float" office:value="1.42862280643109">
                <text:p>1.42862280643109</text:p>
              </table:table-cell>
              <table:table-cell office:value-type="float" office:value="1.12354042703979">
                <text:p>1.12354042703979</text:p>
              </table:table-cell>
              <table:table-cell office:value-type="float" office:value="0.883608285870565">
                <text:p>0.883608285870565</text:p>
              </table:table-cell>
              <table:table-cell office:value-type="float" office:value="0.694913612695684">
                <text:p>0.694913612695684</text:p>
              </table:table-cell>
              <table:table-cell office:value-type="float" office:value="0.546514681105657">
                <text:p>0.546514681105657</text:p>
              </table:table-cell>
              <table:table-cell office:value-type="float" office:value="0.42980634870327">
                <text:p>0.42980634870327</text:p>
              </table:table-cell>
              <table:table-cell office:value-type="float" office:value="0.338021093755629">
                <text:p>0.338021093755629</text:p>
              </table:table-cell>
              <table:table-cell office:value-type="float" office:value="0.265836597280283">
                <text:p>0.265836597280283</text:p>
              </table:table-cell>
              <table:table-cell office:value-type="float" office:value="0.209067114480046">
                <text:p>0.209067114480046</text:p>
              </table:table-cell>
              <table:table-cell office:value-type="float" office:value="0.16442077130982">
                <text:p>0.16442077130982</text:p>
              </table:table-cell>
              <table:table-cell office:value-type="float" office:value="0.129308665756036">
                <text:p>0.129308665756036</text:p>
              </table:table-cell>
              <table:table-cell office:value-type="float" office:value="0.101694760273106">
                <text:p>0.101694760273106</text:p>
              </table:table-cell>
              <table:table-cell office:value-type="float" office:value="0.0799778119594792">
                <text:p>0.0799778119594792</text:p>
              </table:table-cell>
              <table:table-cell office:value-type="float" office:value="0.0628985255585268">
                <text:p>0.0628985255585268</text:p>
              </table:table-cell>
              <table:table-cell office:value-type="float" office:value="0.0494665245126666">
                <text:p>0.0494665245126666</text:p>
              </table:table-cell>
              <table:table-cell office:value-type="float" office:value="0.0389029323720829">
                <text:p>0.0389029323720829</text:p>
              </table:table-cell>
              <table:table-cell office:value-type="float" office:value="0.03059519800442">
                <text:p>0.03059519800442</text:p>
              </table:table-cell>
              <table:table-cell office:value-type="float" office:value="0.0240615837483374">
                <text:p>0.0240615837483374</text:p>
              </table:table-cell>
              <table:table-cell office:value-type="float" office:value="0.0189232241406268">
                <text:p>0.0189232241406268</text:p>
              </table:table-cell>
              <table:table-cell office:value-type="float" office:value="0.0148821639295574">
                <text:p>0.0148821639295574</text:p>
              </table:table-cell>
              <table:table-cell office:value-type="float" office:value="0.0117040723157139">
                <text:p>0.0117040723157139</text:p>
              </table:table-cell>
              <table:table-cell office:value-type="float" office:value="0.00920466381273951">
                <text:p>0.00920466381273951</text:p>
              </table:table-cell>
              <table:table-cell office:value-type="float" office:value="0.00723900474094572">
                <text:p>0.00723900474094572</text:p>
              </table:table-cell>
              <table:table-cell office:value-type="float" office:value="0.00569311279468705">
                <text:p>0.00569311279468705</text:p>
              </table:table-cell>
              <table:table-cell office:value-type="float" office:value="0.00447734671549197">
                <text:p>0.00447734671549197</text:p>
              </table:table-cell>
              <table:table-cell office:value-type="float" office:value="0.00352120810915417">
                <text:p>0.00352120810915417</text:p>
              </table:table-cell>
              <table:table-cell office:value-type="float" office:value="0.002769253490869">
                <text:p>0.002769253490869</text:p>
              </table:table-cell>
              <table:table-cell office:value-type="float" office:value="0.00217788649707777">
                <text:p>0.00217788649707777</text:p>
              </table:table-cell>
              <table:table-cell office:value-type="float" office:value="0.00171296171179631">
                <text:p>0.00171296171179631</text:p>
              </table:table-cell>
              <table:table-cell office:value-type="float" office:value="0.0013478805211709">
                <text:p>0.0013478805211709</text:p>
              </table:table-cell>
              <table:table-cell office:value-type="float" office:value="0.0010611804395992">
                <text:p>0.0010611804395992</text:p>
              </table:table-cell>
              <table:table-cell office:value-type="float" office:value="0.0008358049075859">
                <text:p>0.0008358049075859</text:p>
              </table:table-cell>
              <table:table-cell office:value-type="float" office:value="0.000658493255843372">
                <text:p>0.000658493255843372</text:p>
              </table:table-cell>
              <table:table-cell office:value-type="float" office:value="0.000518917616353916">
                <text:p>0.000518917616353916</text:p>
              </table:table-cell>
              <table:table-cell office:value-type="float" office:value="0.000408995366728275">
                <text:p>0.000408995366728275</text:p>
              </table:table-cell>
              <table:table-cell office:value-type="float" office:value="0.000322399314300806">
                <text:p>0.000322399314300806</text:p>
              </table:table-cell>
              <table:table-cell office:value-type="float" office:value="0.000254170266465412">
                <text:p>0.000254170266465412</text:p>
              </table:table-cell>
              <table:table-cell office:value-type="float" office:value="0.000200388362293459">
                <text:p>0.000200388362293459</text:p>
              </table:table-cell>
              <table:table-cell office:value-type="float" office:value="0.000157993027413094">
                <text:p>0.000157993027413094</text:p>
              </table:table-cell>
              <table:table-cell office:value-type="float" office:value="0.000124575080633106">
                <text:p>0.000124575080633106</text:p>
              </table:table-cell>
              <table:table-cell office:value-type="float" office:value="0.0000982272034470685">
                <text:p>0.0000982272034470685</text:p>
              </table:table-cell>
              <table:table-cell office:value-type="float" office:value="0.0000774533620465796">
                <text:p>0.0000774533620465796</text:p>
              </table:table-cell>
              <table:table-cell office:value-type="float" office:value="0.0000610750569598658">
                <text:p>0.0000610750569598658</text:p>
              </table:table-cell>
              <table:table-cell office:value-type="float" office:value="0.0000481599987853404">
                <text:p>0.0000481599987853404</text:p>
              </table:table-cell>
              <table:table-cell office:value-type="float" office:value="0.0000379759315670795">
                <text:p>0.0000379759315670795</text:p>
              </table:table-cell>
              <table:table-cell office:value-type="float" office:value="0.0000299458156749872">
                <text:p>0.0000299458156749872</text:p>
              </table:table-cell>
              <table:table-cell office:value-type="float" office:value="0.0000236136065391787">
                <text:p>0.0000236136065391787</text:p>
              </table:table-cell>
              <table:table-cell office:value-type="float" office:value="0.0000186202044765182">
                <text:p>0.0000186202044765182</text:p>
              </table:table-cell>
              <table:table-cell office:value-type="float" office:value="0.0000146827552402492">
                <text:p>0.0000146827552402492</text:p>
              </table:table-cell>
              <table:table-cell office:value-type="float" office:value="0.0000115787507388526">
                <text:p>0.0000115787507388526</text:p>
              </table:table-cell>
              <table:table-cell office:value-type="float" office:value="0.00000913161559626899">
                <text:p>0.00000913161559626899</text:p>
              </table:table-cell>
              <table:table-cell office:value-type="float" office:value="0.00000720172865031615">
                <text:p>0.00000720172865031615</text:p>
              </table:table-cell>
              <table:table-cell office:value-type="float" office:value="0.00000567981884393739">
                <text:p>0.00000567981884393739</text:p>
              </table:table-cell>
              <table:table-cell office:value-type="float" office:value="0.00000447902094459432">
                <text:p>0.00000447902094459432</text:p>
              </table:table-cell>
              <table:table-cell office:value-type="float" office:value="0.00000353011250779102">
                <text:p>0.00000353011250779102</text:p>
              </table:table-cell>
              <table:table-cell office:value-type="float" office:value="0.00000278208085958865">
                <text:p>0.00000278208085958865</text:p>
              </table:table-cell>
              <table:table-cell office:value-type="float" office:value="0.00000219222188331877">
                <text:p>0.00000219222188331877</text:p>
              </table:table-cell>
              <table:table-cell office:value-type="float" office:value="0.00000173018384290722">
                <text:p>0.00000173018384290722</text:p>
              </table:table-cell>
              <table:table-cell office:value-type="float" office:value="0.00000136578358838984">
                <text:p>0.00000136578358838984</text:p>
              </table:table-cell>
              <table:table-cell office:value-type="float" office:value="0.0000010775397685259">
                <text:p>0.0000010775397685259</text:p>
              </table:table-cell>
              <table:table-cell office:value-type="float" office:value="0.00000084917887643181">
                <text:p>0.00000084917887643181</text:p>
              </table:table-cell>
              <table:table-cell office:value-type="float" office:value="0.00000066969686529996">
                <text:p>0.00000066969686529996</text:p>
              </table:table-cell>
              <table:table-cell office:value-type="float" office:value="0.00000052832516559604">
                <text:p>0.00000052832516559604</text:p>
              </table:table-cell>
              <table:table-cell office:value-type="float" office:value="0.0000004173137697703">
                <text:p>0.0000004173137697703</text:p>
              </table:table-cell>
              <table:table-cell office:value-type="float" office:value="0.00000032986440839431">
                <text:p>0.00000032986440839431</text:p>
              </table:table-cell>
              <table:table-cell office:value-type="float" office:value="0.00000026115860122528">
                <text:p>0.00000026115860122528</text:p>
              </table:table-cell>
              <table:table-cell office:value-type="float" office:value="0.00000020621899203988">
                <text:p>0.00000020621899203988</text:p>
              </table:table-cell>
              <table:table-cell office:value-type="float" office:value="0.00000016224197526889">
                <text:p>0.00000016224197526889</text:p>
              </table:table-cell>
              <table:table-cell office:value-type="float" office:value="0.00000012745307442146">
                <text:p>0.00000012745307442146</text:p>
              </table:table-cell>
              <table:table-cell office:value-type="float" office:value="0.00000009901934135152">
                <text:p>0.00000009901934135152</text:p>
              </table:table-cell>
              <table:table-cell office:value-type="float" office:value="0.00000007818158742498">
                <text:p>0.00000007818158742498</text:p>
              </table:table-cell>
              <table:table-cell office:value-type="float" office:value="0.00000006117664385165">
                <text:p>0.00000006117664385165</text:p>
              </table:table-cell>
              <table:table-cell office:value-type="float" office:value="0.00000004763588350654">
                <text:p>0.00000004763588350654</text:p>
              </table:table-cell>
              <table:table-cell office:value-type="float" office:value="0.00000003743403549997">
                <text:p>0.00000003743403549997</text:p>
              </table:table-cell>
              <table:table-cell office:value-type="float" office:value="0.00000002947500533063">
                <text:p>0.00000002947500533063</text:p>
              </table:table-cell>
              <table:table-cell office:value-type="float" office:value="0.00000002340132628998">
                <text:p>0.00000002340132628998</text:p>
              </table:table-cell>
              <table:table-cell office:value-type="float" office:value="0.00000001867455141893">
                <text:p>0.00000001867455141893</text:p>
              </table:table-cell>
              <table:table-cell office:value-type="float" office:value="0.00000001489252575239">
                <text:p>0.00000001489252575239</text:p>
              </table:table-cell>
              <table:table-cell office:value-type="float" office:value="0.00000001191158032062">
                <text:p>0.00000001191158032062</text:p>
              </table:table-cell>
              <table:table-cell office:value-type="float" office:value="0.00000000946847613402">
                <text:p>0.00000000946847613402</text:p>
              </table:table-cell>
              <table:table-cell office:value-type="float" office:value="0.00000000752076282388">
                <text:p>0.00000000752076282388</text:p>
              </table:table-cell>
              <table:table-cell office:value-type="float" office:value="0.00000000592866582809">
                <text:p>0.00000000592866582809</text:p>
              </table:table-cell>
              <table:table-cell office:value-type="float" office:value="0.00000000466896458073">
                <text:p>0.00000000466896458073</text:p>
              </table:table-cell>
              <table:table-cell office:value-type="float" office:value="0.00000000365641257182">
                <text:p>0.00000000365641257182</text:p>
              </table:table-cell>
              <table:table-cell office:value-type="float" office:value="0.00000000286937366934">
                <text:p>0.00000000286937366934</text:p>
              </table:table-cell>
              <table:table-cell office:value-type="float" office:value="0.0000000022530182058">
                <text:p>0.0000000022530182058</text:p>
              </table:table-cell>
              <table:table-cell office:value-type="float" office:value="0.0000000017805273718">
                <text:p>0.0000000017805273718</text:p>
              </table:table-cell>
              <table:table-cell office:value-type="float" office:value="0.00000000142064398235">
                <text:p>0.00000000142064398235</text:p>
              </table:table-cell>
              <table:table-cell office:value-type="float" office:value="0.00000000114001103492">
                <text:p>0.00000000114001103492</text:p>
              </table:table-cell>
              <table:table-cell office:value-type="float" office:value="0.00000000081136230654">
                <text:p>0.00000000081136230654</text:p>
              </table:table-cell>
              <table:table-cell office:value-type="float" office:value="0.00000000049567272958">
                <text:p>0.00000000049567272958</text:p>
              </table:table-cell>
              <table:table-cell office:value-type="float" office:value="0.00000000022735287888">
                <text:p>0.00000000022735287888</text:p>
              </table:table-cell>
              <table:table-cell office:value-type="float" office:value="0.00000000000640275442">
                <text:p>0.00000000000640275442</text:p>
              </table:table-cell>
              <table:table-cell office:value-type="float" office:value="-0.00000000016717764379">
                <text:p>-0.00000000016717764379</text:p>
              </table:table-cell>
              <table:table-cell office:value-type="float" office:value="-0.00000000029338831575">
                <text:p>-0.00000000029338831575</text:p>
              </table:table-cell>
              <table:table-cell office:value-type="float" office:value="-0.00000000037222926146">
                <text:p>-0.00000000037222926146</text:p>
              </table:table-cell>
              <table:table-cell office:value-type="float" office:value="-0.00000000040370048092">
                <text:p>-0.00000000040370048092</text:p>
              </table:table-cell>
              <table:table-cell office:value-type="float" office:value="-0.00000000038780197413">
                <text:p>-0.00000000038780197413</text:p>
              </table:table-cell>
              <table:table-cell office:value-type="float" office:value="-0.00000000035001481395">
                <text:p>-0.00000000035001481395</text:p>
              </table:table-cell>
              <table:table-cell office:value-type="float" office:value="-0.00000000041305803034">
                <text:p>-0.00000000041305803034</text:p>
              </table:table-cell>
              <table:table-cell office:value-type="float" office:value="-0.00000000046050089852">
                <text:p>-0.00000000046050089852</text:p>
              </table:table-cell>
              <table:table-cell office:value-type="float" office:value="-0.00000000049234341848">
                <text:p>-0.00000000049234341848</text:p>
              </table:table-cell>
              <table:table-cell office:value-type="float" office:value="-0.00000000050858559022">
                <text:p>-0.00000000050858559022</text:p>
              </table:table-cell>
              <table:table-cell office:value-type="float" office:value="-0.00000000050922741375">
                <text:p>-0.00000000050922741375</text:p>
              </table:table-cell>
              <table:table-cell office:value-type="float" office:value="-0.00000000049426888906">
                <text:p>-0.00000000049426888906</text:p>
              </table:table-cell>
              <table:table-cell office:value-type="float" office:value="-0.00000000046371001616">
                <text:p>-0.00000000046371001616</text:p>
              </table:table-cell>
              <table:table-cell office:value-type="float" office:value="-0.00000000041755079504">
                <text:p>-0.00000000041755079504</text:p>
              </table:table-cell>
              <table:table-cell office:value-type="float" office:value="-0.0000000003557912257">
                <text:p>-0.0000000003557912257</text:p>
              </table:table-cell>
              <table:table-cell office:value-type="float" office:value="-0.00000000039803963866">
                <text:p>-0.00000000039803963866</text:p>
              </table:table-cell>
              <table:table-cell office:value-type="float" office:value="-0.000000000368026305">
                <text:p>-0.000000000368026305</text:p>
              </table:table-cell>
              <table:table-cell office:value-type="float" office:value="-0.00000000033801297133">
                <text:p>-0.00000000033801297133</text:p>
              </table:table-cell>
              <table:table-cell office:value-type="float" office:value="-0.00000000030799963766">
                <text:p>-0.00000000030799963766</text:p>
              </table:table-cell>
              <table:table-cell office:value-type="float" office:value="-0.000000000277986304">
                <text:p>-0.000000000277986304</text:p>
              </table:table-cell>
              <table:table-cell office:value-type="float" office:value="-0.00000000024797297033">
                <text:p>-0.00000000024797297033</text:p>
              </table:table-cell>
              <table:table-cell office:value-type="float" office:value="-0.00000000021795963666">
                <text:p>-0.00000000021795963666</text:p>
              </table:table-cell>
              <table:table-cell office:value-type="float" office:value="-0.000000000187946303">
                <text:p>-0.000000000187946303</text:p>
              </table:table-cell>
              <table:table-cell office:value-type="float" office:value="-0.00000000015793296933">
                <text:p>-0.00000000015793296933</text:p>
              </table:table-cell>
              <table:table-cell office:value-type="float" office:value="-0.00000000012791963567">
                <text:p>-0.00000000012791963567</text:p>
              </table:table-cell>
              <table:table-cell office:value-type="float" office:value="-0.00000000012529321173">
                <text:p>-0.00000000012529321173</text:p>
              </table:table-cell>
              <table:table-cell office:value-type="float" office:value="-0.0000000001240106319">
                <text:p>-0.0000000001240106319</text:p>
              </table:table-cell>
              <table:table-cell office:value-type="float" office:value="-0.00000000012272805208">
                <text:p>-0.00000000012272805208</text:p>
              </table:table-cell>
              <table:table-cell office:value-type="float" office:value="-0.00000000012144547225">
                <text:p>-0.00000000012144547225</text:p>
              </table:table-cell>
              <table:table-cell office:value-type="float" office:value="-0.00000000012016289242">
                <text:p>-0.00000000012016289242</text:p>
              </table:table-cell>
              <table:table-cell office:value-type="float" office:value="-0.0000000001188803126">
                <text:p>-0.0000000001188803126</text:p>
              </table:table-cell>
              <table:table-cell office:value-type="float" office:value="-0.00000000011759773277">
                <text:p>-0.00000000011759773277</text:p>
              </table:table-cell>
              <table:table-cell office:value-type="float" office:value="-0.00000000011631515295">
                <text:p>-0.00000000011631515295</text:p>
              </table:table-cell>
              <table:table-cell office:value-type="float" office:value="-0.00000000011503257312">
                <text:p>-0.00000000011503257312</text:p>
              </table:table-cell>
              <table:table-cell office:value-type="float" office:value="-0.0000000001137499933">
                <text:p>-0.0000000001137499933</text:p>
              </table:table-cell>
              <table:table-cell office:value-type="float" office:value="-0.00000000011246741347">
                <text:p>-0.00000000011246741347</text:p>
              </table:table-cell>
              <table:table-cell office:value-type="float" office:value="-0.00000000011118483364">
                <text:p>-0.00000000011118483364</text:p>
              </table:table-cell>
              <table:table-cell office:value-type="float" office:value="-0.00000000010990225382">
                <text:p>-0.00000000010990225382</text:p>
              </table:table-cell>
              <table:table-cell office:value-type="float" office:value="-0.00000000010861967399">
                <text:p>-0.00000000010861967399</text:p>
              </table:table-cell>
              <table:table-cell office:value-type="float" office:value="-0.00000000010733709417">
                <text:p>-0.00000000010733709417</text:p>
              </table:table-cell>
              <table:table-cell office:value-type="float" office:value="-0.00000000010605451434">
                <text:p>-0.00000000010605451434</text:p>
              </table:table-cell>
              <table:table-cell office:value-type="float" office:value="-0.00000000010477193452">
                <text:p>-0.00000000010477193452</text:p>
              </table:table-cell>
              <table:table-cell office:value-type="float" office:value="-0.00000000010348935469">
                <text:p>-0.00000000010348935469</text:p>
              </table:table-cell>
              <table:table-cell office:value-type="float" office:value="-0.00000000010220677486">
                <text:p>-0.00000000010220677486</text:p>
              </table:table-cell>
              <table:table-cell office:value-type="float" office:value="-0.00000000010092419504">
                <text:p>-0.00000000010092419504</text:p>
              </table:table-cell>
              <table:table-cell office:value-type="float" office:value="-0.00000000009964161521">
                <text:p>-0.00000000009964161521</text:p>
              </table:table-cell>
              <table:table-cell office:value-type="float" office:value="-0.00000000009835903539">
                <text:p>-0.00000000009835903539</text:p>
              </table:table-cell>
              <table:table-cell office:value-type="float" office:value="-0.00000000009707645556">
                <text:p>-0.00000000009707645556</text:p>
              </table:table-cell>
              <table:table-cell office:value-type="float" office:value="-0.00000000009579387573">
                <text:p>-0.00000000009579387573</text:p>
              </table:table-cell>
              <table:table-cell office:value-type="float" office:value="-0.00000000009451129591">
                <text:p>-0.00000000009451129591</text:p>
              </table:table-cell>
              <table:table-cell office:value-type="float" office:value="-0.00000000009322871608">
                <text:p>-0.00000000009322871608</text:p>
              </table:table-cell>
              <table:table-cell office:value-type="float" office:value="-0.00000000009194613626">
                <text:p>-0.00000000009194613626</text:p>
              </table:table-cell>
              <table:table-cell office:value-type="float" office:value="-0.00000000009066355643">
                <text:p>-0.00000000009066355643</text:p>
              </table:table-cell>
              <table:table-cell office:value-type="float" office:value="-0.00000000008938097661">
                <text:p>-0.00000000008938097661</text:p>
              </table:table-cell>
              <table:table-cell office:value-type="float" office:value="-0.00000000008809839678">
                <text:p>-0.00000000008809839678</text:p>
              </table:table-cell>
              <table:table-cell office:value-type="float" office:value="-0.00000000008681581695">
                <text:p>-0.00000000008681581695</text:p>
              </table:table-cell>
              <table:table-cell office:value-type="float" office:value="-0.00000000008553323713">
                <text:p>-0.00000000008553323713</text:p>
              </table:table-cell>
              <table:table-cell office:value-type="float" office:value="-0.0000000000842506573">
                <text:p>-0.0000000000842506573</text:p>
              </table:table-cell>
              <table:table-cell office:value-type="float" office:value="-0.00000000008296807748">
                <text:p>-0.00000000008296807748</text:p>
              </table:table-cell>
              <table:table-cell office:value-type="float" office:value="-0.00000000008168549765">
                <text:p>-0.00000000008168549765</text:p>
              </table:table-cell>
              <table:table-cell office:value-type="float" office:value="-0.00000000008040291782">
                <text:p>-0.00000000008040291782</text:p>
              </table:table-cell>
              <table:table-cell office:value-type="float" office:value="-0.000000000079120338">
                <text:p>-0.000000000079120338</text:p>
              </table:table-cell>
              <table:table-cell office:value-type="float" office:value="-0.00000000007783775817">
                <text:p>-0.00000000007783775817</text:p>
              </table:table-cell>
              <table:table-cell office:value-type="float" office:value="-0.00000000007655517835">
                <text:p>-0.00000000007655517835</text:p>
              </table:table-cell>
              <table:table-cell office:value-type="float" office:value="-0.00000000007527259852">
                <text:p>-0.00000000007527259852</text:p>
              </table:table-cell>
              <table:table-cell office:value-type="float" office:value="-0.0000000000739900187">
                <text:p>-0.0000000000739900187</text:p>
              </table:table-cell>
              <table:table-cell office:value-type="float" office:value="-0.00000000007270743887">
                <text:p>-0.00000000007270743887</text:p>
              </table:table-cell>
              <table:table-cell office:value-type="float" office:value="-0.00000000007142485904">
                <text:p>-0.00000000007142485904</text:p>
              </table:table-cell>
              <table:table-cell office:value-type="float" office:value="-0.00000000007014227922">
                <text:p>-0.00000000007014227922</text:p>
              </table:table-cell>
              <table:table-cell office:value-type="float" office:value="-0.00000000006885969939">
                <text:p>-0.00000000006885969939</text:p>
              </table:table-cell>
              <table:table-cell office:value-type="float" office:value="-0.00000000006757711957">
                <text:p>-0.00000000006757711957</text:p>
              </table:table-cell>
              <table:table-cell office:value-type="float" office:value="-0.00000000006629453974">
                <text:p>-0.00000000006629453974</text:p>
              </table:table-cell>
              <table:table-cell office:value-type="float" office:value="-0.00000000006501195992">
                <text:p>-0.00000000006501195992</text:p>
              </table:table-cell>
              <table:table-cell office:value-type="float" office:value="-0.00000000006372938009">
                <text:p>-0.00000000006372938009</text:p>
              </table:table-cell>
              <table:table-cell office:value-type="float" office:value="-0.00000000006244680026">
                <text:p>-0.00000000006244680026</text:p>
              </table:table-cell>
              <table:table-cell office:value-type="float" office:value="-0.00000000006116422044">
                <text:p>-0.00000000006116422044</text:p>
              </table:table-cell>
              <table:table-cell office:value-type="float" office:value="-0.00000000005988164061">
                <text:p>-0.00000000005988164061</text:p>
              </table:table-cell>
              <table:table-cell office:value-type="float" office:value="-0.00000000005859906079">
                <text:p>-0.00000000005859906079</text:p>
              </table:table-cell>
              <table:table-cell office:value-type="float" office:value="-0.00000000005731648096">
                <text:p>-0.00000000005731648096</text:p>
              </table:table-cell>
              <table:table-cell office:value-type="float" office:value="-0.00000000005603390113">
                <text:p>-0.00000000005603390113</text:p>
              </table:table-cell>
              <table:table-cell office:value-type="float" office:value="-0.00000000005475132131">
                <text:p>-0.00000000005475132131</text:p>
              </table:table-cell>
              <table:table-cell office:value-type="float" office:value="-0.00000000005346874148">
                <text:p>-0.00000000005346874148</text:p>
              </table:table-cell>
              <table:table-cell office:value-type="float" office:value="-0.00000000005218616166">
                <text:p>-0.00000000005218616166</text:p>
              </table:table-cell>
              <table:table-cell office:value-type="float" office:value="-0.00000000005090358183">
                <text:p>-0.00000000005090358183</text:p>
              </table:table-cell>
              <table:table-cell office:value-type="float" office:value="-0.00000000004962100201">
                <text:p>-0.00000000004962100201</text:p>
              </table:table-cell>
              <table:table-cell office:value-type="float" office:value="-0.00000000004833842218">
                <text:p>-0.00000000004833842218</text:p>
              </table:table-cell>
              <table:table-cell office:value-type="float" office:value="-0.00000000004705584235">
                <text:p>-0.00000000004705584235</text:p>
              </table:table-cell>
              <table:table-cell office:value-type="float" office:value="-0.00000000004577326253">
                <text:p>-0.00000000004577326253</text:p>
              </table:table-cell>
              <table:table-cell office:value-type="float" office:value="-0.0000000000444906827">
                <text:p>-0.0000000000444906827</text:p>
              </table:table-cell>
              <table:table-cell office:value-type="float" office:value="-0.00000000004320810288">
                <text:p>-0.00000000004320810288</text:p>
              </table:table-cell>
              <table:table-cell office:value-type="float" office:value="-0.00000000004192552305">
                <text:p>-0.00000000004192552305</text:p>
              </table:table-cell>
              <table:table-cell office:value-type="float" office:value="-0.00000000004064294322">
                <text:p>-0.00000000004064294322</text:p>
              </table:table-cell>
              <table:table-cell office:value-type="float" office:value="-0.0000000000393603634">
                <text:p>-0.0000000000393603634</text:p>
              </table:table-cell>
              <table:table-cell office:value-type="float" office:value="-0.00000000003807778357">
                <text:p>-0.00000000003807778357</text:p>
              </table:table-cell>
              <table:table-cell office:value-type="float" office:value="-0.00000000003679520375">
                <text:p>-0.00000000003679520375</text:p>
              </table:table-cell>
              <table:table-cell office:value-type="float" office:value="-0.00000000003551262392">
                <text:p>-0.00000000003551262392</text:p>
              </table:table-cell>
              <table:table-cell office:value-type="float" office:value="-0.0000000000342300441">
                <text:p>-0.0000000000342300441</text:p>
              </table:table-cell>
              <table:table-cell office:value-type="float" office:value="-0.00000000003294746427">
                <text:p>-0.00000000003294746427</text:p>
              </table:table-cell>
              <table:table-cell office:value-type="float" office:value="-0.00000000003166488444">
                <text:p>-0.00000000003166488444</text:p>
              </table:table-cell>
              <table:table-cell office:value-type="float" office:value="-0.00000000003038230462">
                <text:p>-0.00000000003038230462</text:p>
              </table:table-cell>
              <table:table-cell office:value-type="float" office:value="-0.00000000002909972479">
                <text:p>-0.00000000002909972479</text:p>
              </table:table-cell>
              <table:table-cell office:value-type="float" office:value="-0.00000000002781714497">
                <text:p>-0.00000000002781714497</text:p>
              </table:table-cell>
              <table:table-cell office:value-type="float" office:value="-0.00000000002653456514">
                <text:p>-0.00000000002653456514</text:p>
              </table:table-cell>
              <table:table-cell office:value-type="float" office:value="-0.00000000002525198532">
                <text:p>-0.00000000002525198532</text:p>
              </table:table-cell>
              <table:table-cell office:value-type="float" office:value="-0.00000000002396940549">
                <text:p>-0.00000000002396940549</text:p>
              </table:table-cell>
              <table:table-cell office:value-type="float" office:value="-0.00000000002268682566">
                <text:p>-0.00000000002268682566</text:p>
              </table:table-cell>
              <table:table-cell office:value-type="float" office:value="-0.00000000002140424584">
                <text:p>-0.00000000002140424584</text:p>
              </table:table-cell>
              <table:table-cell office:value-type="float" office:value="-0.00000000002012166601">
                <text:p>-0.00000000002012166601</text:p>
              </table:table-cell>
              <table:table-cell office:value-type="float" office:value="-0.00000000001883908619">
                <text:p>-0.00000000001883908619</text:p>
              </table:table-cell>
              <table:table-cell office:value-type="float" office:value="-0.00000000001755650636">
                <text:p>-0.00000000001755650636</text:p>
              </table:table-cell>
              <table:table-cell office:value-type="float" office:value="-0.00000000001627392653">
                <text:p>-0.00000000001627392653</text:p>
              </table:table-cell>
              <table:table-cell office:value-type="float" office:value="-0.00000000001499134671">
                <text:p>-0.00000000001499134671</text:p>
              </table:table-cell>
              <table:table-cell office:value-type="float" office:value="-0.00000000001370876688">
                <text:p>-0.00000000001370876688</text:p>
              </table:table-cell>
              <table:table-cell office:value-type="float" office:value="-0.00000000001242618706">
                <text:p>-0.00000000001242618706</text:p>
              </table:table-cell>
              <table:table-cell office:value-type="float" office:value="-0.00000000001114360723">
                <text:p>-0.00000000001114360723</text:p>
              </table:table-cell>
              <table:table-cell office:value-type="float" office:value="-0.00000000000986102741">
                <text:p>-0.00000000000986102741</text:p>
              </table:table-cell>
              <table:table-cell office:value-type="float" office:value="-0.00000000000857844758">
                <text:p>-0.00000000000857844758</text:p>
              </table:table-cell>
              <table:table-cell office:value-type="float" office:value="-0.00000000000729586775">
                <text:p>-0.00000000000729586775</text:p>
              </table:table-cell>
              <table:table-cell office:value-type="float" office:value="-0.00000000000601328793">
                <text:p>-0.00000000000601328793</text:p>
              </table:table-cell>
              <table:table-cell office:value-type="float" office:value="-0.00000000000537391824">
                <text:p>-0.00000000000537391824</text:p>
              </table:table-cell>
              <table:table-cell office:value-type="float" office:value="-0.00000000000531914741">
                <text:p>-0.00000000000531914741</text:p>
              </table:table-cell>
              <table:table-cell office:value-type="float" office:value="-0.00000000000526437658">
                <text:p>-0.00000000000526437658</text:p>
              </table:table-cell>
              <table:table-cell office:value-type="float" office:value="-0.00000000000520960575">
                <text:p>-0.00000000000520960575</text:p>
              </table:table-cell>
              <table:table-cell office:value-type="float" office:value="-0.00000000000515483491">
                <text:p>-0.00000000000515483491</text:p>
              </table:table-cell>
              <table:table-cell office:value-type="float" office:value="-0.00000000000510006408">
                <text:p>-0.00000000000510006408</text:p>
              </table:table-cell>
              <table:table-cell office:value-type="float" office:value="-0.00000000000504529325">
                <text:p>-0.00000000000504529325</text:p>
              </table:table-cell>
              <table:table-cell office:value-type="float" office:value="-0.00000000000499052242">
                <text:p>-0.00000000000499052242</text:p>
              </table:table-cell>
              <table:table-cell office:value-type="float" office:value="-0.00000000000493575159">
                <text:p>-0.00000000000493575159</text:p>
              </table:table-cell>
              <table:table-cell office:value-type="float" office:value="-0.00000000000488098076">
                <text:p>-0.00000000000488098076</text:p>
              </table:table-cell>
              <table:table-cell office:value-type="float" office:value="-0.00000000000482620993">
                <text:p>-0.00000000000482620993</text:p>
              </table:table-cell>
              <table:table-cell office:value-type="float" office:value="-0.0000000000047714391">
                <text:p>-0.0000000000047714391</text:p>
              </table:table-cell>
              <table:table-cell office:value-type="float" office:value="-0.00000000000471666827">
                <text:p>-0.00000000000471666827</text:p>
              </table:table-cell>
              <table:table-cell office:value-type="float" office:value="-0.00000000000466189744">
                <text:p>-0.00000000000466189744</text:p>
              </table:table-cell>
              <table:table-cell office:value-type="float" office:value="-0.00000000000460712661">
                <text:p>-0.00000000000460712661</text:p>
              </table:table-cell>
              <table:table-cell office:value-type="float" office:value="-0.00000000000455235578">
                <text:p>-0.00000000000455235578</text:p>
              </table:table-cell>
              <table:table-cell office:value-type="float" office:value="-0.00000000000449758494">
                <text:p>-0.00000000000449758494</text:p>
              </table:table-cell>
              <table:table-cell office:value-type="float" office:value="-0.00000000000444281411">
                <text:p>-0.00000000000444281411</text:p>
              </table:table-cell>
              <table:table-cell office:value-type="float" office:value="-0.00000000000438804328">
                <text:p>-0.00000000000438804328</text:p>
              </table:table-cell>
              <table:table-cell office:value-type="float" office:value="-0.00000000000433327245">
                <text:p>-0.00000000000433327245</text:p>
              </table:table-cell>
              <table:table-cell office:value-type="float" office:value="-0.00000000000427850162">
                <text:p>-0.00000000000427850162</text:p>
              </table:table-cell>
              <table:table-cell office:value-type="float" office:value="-0.00000000000422373079">
                <text:p>-0.00000000000422373079</text:p>
              </table:table-cell>
              <table:table-cell office:value-type="float" office:value="-0.00000000000416895996">
                <text:p>-0.00000000000416895996</text:p>
              </table:table-cell>
              <table:table-cell office:value-type="float" office:value="-0.00000000000411418913">
                <text:p>-0.00000000000411418913</text:p>
              </table:table-cell>
              <table:table-cell office:value-type="float" office:value="-0.0000000000040594183">
                <text:p>-0.0000000000040594183</text:p>
              </table:table-cell>
              <table:table-cell office:value-type="float" office:value="-0.00000000000400464747">
                <text:p>-0.00000000000400464747</text:p>
              </table:table-cell>
              <table:table-cell office:value-type="float" office:value="-0.00000000000394987664">
                <text:p>-0.00000000000394987664</text:p>
              </table:table-cell>
              <table:table-cell office:value-type="float" office:value="-0.00000000000389510581">
                <text:p>-0.00000000000389510581</text:p>
              </table:table-cell>
              <table:table-cell office:value-type="float" office:value="-0.00000000000384033498">
                <text:p>-0.00000000000384033498</text:p>
              </table:table-cell>
              <table:table-cell office:value-type="float" office:value="-0.00000000000378556414">
                <text:p>-0.00000000000378556414</text:p>
              </table:table-cell>
              <table:table-cell office:value-type="float" office:value="-0.00000000000373079331">
                <text:p>-0.00000000000373079331</text:p>
              </table:table-cell>
              <table:table-cell office:value-type="float" office:value="-0.00000000000367602248">
                <text:p>-0.00000000000367602248</text:p>
              </table:table-cell>
              <table:table-cell office:value-type="float" office:value="-0.00000000000362125165">
                <text:p>-0.00000000000362125165</text:p>
              </table:table-cell>
              <table:table-cell office:value-type="float" office:value="-0.00000000000356648082">
                <text:p>-0.00000000000356648082</text:p>
              </table:table-cell>
              <table:table-cell office:value-type="float" office:value="-0.00000000000351170999">
                <text:p>-0.00000000000351170999</text:p>
              </table:table-cell>
              <table:table-cell office:value-type="float" office:value="-0.00000000000345693916">
                <text:p>-0.00000000000345693916</text:p>
              </table:table-cell>
              <table:table-cell office:value-type="float" office:value="-0.00000000000340216833">
                <text:p>-0.00000000000340216833</text:p>
              </table:table-cell>
              <table:table-cell office:value-type="float" office:value="-0.0000000000033473975">
                <text:p>-0.0000000000033473975</text:p>
              </table:table-cell>
              <table:table-cell office:value-type="float" office:value="-0.00000000000329262667">
                <text:p>-0.00000000000329262667</text:p>
              </table:table-cell>
              <table:table-cell office:value-type="float" office:value="-0.00000000000323785584">
                <text:p>-0.00000000000323785584</text:p>
              </table:table-cell>
              <table:table-cell office:value-type="float" office:value="-0.00000000000318308501">
                <text:p>-0.00000000000318308501</text:p>
              </table:table-cell>
              <table:table-cell office:value-type="float" office:value="-0.00000000000312831418">
                <text:p>-0.00000000000312831418</text:p>
              </table:table-cell>
              <table:table-cell office:value-type="float" office:value="-0.00000000000307354334">
                <text:p>-0.00000000000307354334</text:p>
              </table:table-cell>
              <table:table-cell office:value-type="float" office:value="-0.00000000000301877251">
                <text:p>-0.00000000000301877251</text:p>
              </table:table-cell>
              <table:table-cell office:value-type="float" office:value="-0.00000000000296400168">
                <text:p>-0.00000000000296400168</text:p>
              </table:table-cell>
              <table:table-cell office:value-type="float" office:value="-0.00000000000290923085">
                <text:p>-0.00000000000290923085</text:p>
              </table:table-cell>
              <table:table-cell office:value-type="float" office:value="-0.00000000000285446002">
                <text:p>-0.00000000000285446002</text:p>
              </table:table-cell>
              <table:table-cell office:value-type="float" office:value="-0.00000000000279968919">
                <text:p>-0.00000000000279968919</text:p>
              </table:table-cell>
              <table:table-cell office:value-type="float" office:value="-0.00000000000274491836">
                <text:p>-0.00000000000274491836</text:p>
              </table:table-cell>
              <table:table-cell office:value-type="float" office:value="-0.00000000000269014753">
                <text:p>-0.00000000000269014753</text:p>
              </table:table-cell>
              <table:table-cell office:value-type="float" office:value="-0.0000000000026353767">
                <text:p>-0.0000000000026353767</text:p>
              </table:table-cell>
              <table:table-cell office:value-type="float" office:value="-0.00000000000258060587">
                <text:p>-0.00000000000258060587</text:p>
              </table:table-cell>
              <table:table-cell office:value-type="float" office:value="-0.00000000000252583504">
                <text:p>-0.00000000000252583504</text:p>
              </table:table-cell>
              <table:table-cell office:value-type="float" office:value="-0.00000000000247106421">
                <text:p>-0.00000000000247106421</text:p>
              </table:table-cell>
              <table:table-cell office:value-type="float" office:value="-0.00000000000241629337">
                <text:p>-0.00000000000241629337</text:p>
              </table:table-cell>
              <table:table-cell office:value-type="float" office:value="-0.00000000000236152254">
                <text:p>-0.00000000000236152254</text:p>
              </table:table-cell>
              <table:table-cell office:value-type="float" office:value="-0.00000000000230675171">
                <text:p>-0.00000000000230675171</text:p>
              </table:table-cell>
              <table:table-cell office:value-type="float" office:value="-0.00000000000225198088">
                <text:p>-0.00000000000225198088</text:p>
              </table:table-cell>
              <table:table-cell office:value-type="float" office:value="-0.00000000000219721005">
                <text:p>-0.00000000000219721005</text:p>
              </table:table-cell>
              <table:table-cell office:value-type="float" office:value="-0.00000000000214243922">
                <text:p>-0.00000000000214243922</text:p>
              </table:table-cell>
              <table:table-cell office:value-type="float" office:value="-0.00000000000208766839">
                <text:p>-0.00000000000208766839</text:p>
              </table:table-cell>
              <table:table-cell office:value-type="float" office:value="-0.00000000000203289756">
                <text:p>-0.00000000000203289756</text:p>
              </table:table-cell>
              <table:table-cell office:value-type="float" office:value="-0.00000000000197812673">
                <text:p>-0.00000000000197812673</text:p>
              </table:table-cell>
              <table:table-cell office:value-type="float" office:value="-0.0000000000019233559">
                <text:p>-0.0000000000019233559</text:p>
              </table:table-cell>
              <table:table-cell office:value-type="float" office:value="-0.00000000000186858507">
                <text:p>-0.00000000000186858507</text:p>
              </table:table-cell>
              <table:table-cell office:value-type="float" office:value="-0.00000000000181381424">
                <text:p>-0.00000000000181381424</text:p>
              </table:table-cell>
              <table:table-cell office:value-type="float" office:value="-0.00000000000175904341">
                <text:p>-0.00000000000175904341</text:p>
              </table:table-cell>
              <table:table-cell office:value-type="float" office:value="-0.00000000000170427257">
                <text:p>-0.00000000000170427257</text:p>
              </table:table-cell>
              <table:table-cell office:value-type="float" office:value="-0.00000000000164950174">
                <text:p>-0.00000000000164950174</text:p>
              </table:table-cell>
              <table:table-cell office:value-type="float" office:value="-0.00000000000159473091">
                <text:p>-0.00000000000159473091</text:p>
              </table:table-cell>
              <table:table-cell office:value-type="float" office:value="-0.00000000000153996008">
                <text:p>-0.00000000000153996008</text:p>
              </table:table-cell>
              <table:table-cell office:value-type="float" office:value="-0.00000000000148518925">
                <text:p>-0.00000000000148518925</text:p>
              </table:table-cell>
              <table:table-cell office:value-type="float" office:value="-0.00000000000143041842">
                <text:p>-0.00000000000143041842</text:p>
              </table:table-cell>
              <table:table-cell office:value-type="float" office:value="-0.00000000000137564759">
                <text:p>-0.00000000000137564759</text:p>
              </table:table-cell>
              <table:table-cell office:value-type="float" office:value="-0.00000000000132087676">
                <text:p>-0.00000000000132087676</text:p>
              </table:table-cell>
              <table:table-cell office:value-type="float" office:value="-0.00000000000126610593">
                <text:p>-0.00000000000126610593</text:p>
              </table:table-cell>
              <table:table-cell office:value-type="float" office:value="-0.0000000000012113351">
                <text:p>-0.0000000000012113351</text:p>
              </table:table-cell>
              <table:table-cell office:value-type="float" office:value="-0.00000000000115656427">
                <text:p>-0.00000000000115656427</text:p>
              </table:table-cell>
              <table:table-cell office:value-type="float" office:value="-0.00000000000110179344">
                <text:p>-0.00000000000110179344</text:p>
              </table:table-cell>
              <table:table-cell office:value-type="float" office:value="-0.00000000000104702261">
                <text:p>-0.00000000000104702261</text:p>
              </table:table-cell>
              <table:table-cell office:value-type="float" office:value="-0.00000000000099225177">
                <text:p>-0.00000000000099225177</text:p>
              </table:table-cell>
              <table:table-cell office:value-type="float" office:value="-0.00000000000093748094">
                <text:p>-0.00000000000093748094</text:p>
              </table:table-cell>
              <table:table-cell office:value-type="float" office:value="-0.00000000000088271011">
                <text:p>-0.00000000000088271011</text:p>
              </table:table-cell>
              <table:table-cell office:value-type="float" office:value="-0.00000000000082793928">
                <text:p>-0.00000000000082793928</text:p>
              </table:table-cell>
              <table:table-cell office:value-type="float" office:value="-0.00000000000077316845">
                <text:p>-0.00000000000077316845</text:p>
              </table:table-cell>
              <table:table-cell office:value-type="float" office:value="-0.00000000000071839762">
                <text:p>-0.00000000000071839762</text:p>
              </table:table-cell>
              <table:table-cell office:value-type="float" office:value="-0.00000000000066362679">
                <text:p>-0.00000000000066362679</text:p>
              </table:table-cell>
              <table:table-cell office:value-type="float" office:value="-0.00000000000060885596">
                <text:p>-0.00000000000060885596</text:p>
              </table:table-cell>
              <table:table-cell office:value-type="float" office:value="-0.00000000000055408513">
                <text:p>-0.00000000000055408513</text:p>
              </table:table-cell>
              <table:table-cell office:value-type="float" office:value="-0.0000000000004993143">
                <text:p>-0.0000000000004993143</text:p>
              </table:table-cell>
              <table:table-cell office:value-type="float" office:value="-0.00000000000044454347">
                <text:p>-0.00000000000044454347</text:p>
              </table:table-cell>
              <table:table-cell office:value-type="float" office:value="-0.00000000000038977264">
                <text:p>-0.00000000000038977264</text:p>
              </table:table-cell>
              <table:table-cell office:value-type="float" office:value="-0.00000000000033500181">
                <text:p>-0.00000000000033500181</text:p>
              </table:table-cell>
              <table:table-cell office:value-type="float" office:value="-0.00000000000028023097">
                <text:p>-0.00000000000028023097</text:p>
              </table:table-cell>
              <table:table-cell office:value-type="float" office:value="-0.00000000000023061356">
                <text:p>-0.00000000000023061356</text:p>
              </table:table-cell>
              <table:table-cell office:value-type="float" office:value="-0.00000000000023037041">
                <text:p>-0.00000000000023037041</text:p>
              </table:table-cell>
              <table:table-cell office:value-type="float" office:value="-0.00000000000023012725">
                <text:p>-0.00000000000023012725</text:p>
              </table:table-cell>
              <table:table-cell office:value-type="float" office:value="-0.00000000000022988409">
                <text:p>-0.00000000000022988409</text:p>
              </table:table-cell>
              <table:table-cell office:value-type="float" office:value="-0.00000000000022964093">
                <text:p>-0.00000000000022964093</text:p>
              </table:table-cell>
              <table:table-cell office:value-type="float" office:value="-0.00000000000022939777">
                <text:p>-0.00000000000022939777</text:p>
              </table:table-cell>
              <table:table-cell office:value-type="float" office:value="-0.00000000000022915462">
                <text:p>-0.00000000000022915462</text:p>
              </table:table-cell>
              <table:table-cell office:value-type="float" office:value="-0.00000000000022891146">
                <text:p>-0.00000000000022891146</text:p>
              </table:table-cell>
              <table:table-cell office:value-type="float" office:value="-0.0000000000002286683">
                <text:p>-0.0000000000002286683</text:p>
              </table:table-cell>
              <table:table-cell office:value-type="float" office:value="-0.00000000000022842514">
                <text:p>-0.00000000000022842514</text:p>
              </table:table-cell>
              <table:table-cell office:value-type="float" office:value="-0.00000000000022818198">
                <text:p>-0.00000000000022818198</text:p>
              </table:table-cell>
              <table:table-cell office:value-type="float" office:value="-0.00000000000022793882">
                <text:p>-0.00000000000022793882</text:p>
              </table:table-cell>
              <table:table-cell office:value-type="float" office:value="-0.00000000000022769567">
                <text:p>-0.00000000000022769567</text:p>
              </table:table-cell>
              <table:table-cell office:value-type="float" office:value="-0.00000000000022745251">
                <text:p>-0.00000000000022745251</text:p>
              </table:table-cell>
              <table:table-cell office:value-type="float" office:value="-0.00000000000022720935">
                <text:p>-0.00000000000022720935</text:p>
              </table:table-cell>
              <table:table-cell office:value-type="float" office:value="-0.00000000000022696619">
                <text:p>-0.00000000000022696619</text:p>
              </table:table-cell>
              <table:table-cell office:value-type="float" office:value="-0.00000000000022672303">
                <text:p>-0.00000000000022672303</text:p>
              </table:table-cell>
              <table:table-cell office:value-type="float" office:value="-0.00000000000022647987">
                <text:p>-0.00000000000022647987</text:p>
              </table:table-cell>
              <table:table-cell office:value-type="float" office:value="-0.00000000000022623672">
                <text:p>-0.00000000000022623672</text:p>
              </table:table-cell>
              <table:table-cell office:value-type="float" office:value="-0.00000000000022599356">
                <text:p>-0.00000000000022599356</text:p>
              </table:table-cell>
              <table:table-cell office:value-type="float" office:value="-0.0000000000002257504">
                <text:p>-0.0000000000002257504</text:p>
              </table:table-cell>
              <table:table-cell office:value-type="float" office:value="-0.00000000000022550724">
                <text:p>-0.00000000000022550724</text:p>
              </table:table-cell>
              <table:table-cell office:value-type="float" office:value="-0.00000000000022526408">
                <text:p>-0.00000000000022526408</text:p>
              </table:table-cell>
              <table:table-cell office:value-type="float" office:value="-0.00000000000022502093">
                <text:p>-0.00000000000022502093</text:p>
              </table:table-cell>
              <table:table-cell office:value-type="float" office:value="-0.00000000000022477777">
                <text:p>-0.00000000000022477777</text:p>
              </table:table-cell>
              <table:table-cell office:value-type="float" office:value="-0.00000000000022453461">
                <text:p>-0.00000000000022453461</text:p>
              </table:table-cell>
              <table:table-cell office:value-type="float" office:value="-0.00000000000022429145">
                <text:p>-0.00000000000022429145</text:p>
              </table:table-cell>
              <table:table-cell office:value-type="float" office:value="-0.00000000000022404829">
                <text:p>-0.00000000000022404829</text:p>
              </table:table-cell>
              <table:table-cell office:value-type="float" office:value="-0.00000000000022380513">
                <text:p>-0.00000000000022380513</text:p>
              </table:table-cell>
              <table:table-cell office:value-type="float" office:value="-0.00000000000022356198">
                <text:p>-0.00000000000022356198</text:p>
              </table:table-cell>
              <table:table-cell office:value-type="float" office:value="-0.00000000000022331882">
                <text:p>-0.00000000000022331882</text:p>
              </table:table-cell>
              <table:table-cell office:value-type="float" office:value="-0.00000000000022307566">
                <text:p>-0.00000000000022307566</text:p>
              </table:table-cell>
              <table:table-cell office:value-type="float" office:value="-0.0000000000002228325">
                <text:p>-0.0000000000002228325</text:p>
              </table:table-cell>
              <table:table-cell office:value-type="float" office:value="-0.00000000000022258934">
                <text:p>-0.00000000000022258934</text:p>
              </table:table-cell>
              <table:table-cell office:value-type="float" office:value="-0.00000000000022234619">
                <text:p>-0.00000000000022234619</text:p>
              </table:table-cell>
              <table:table-cell office:value-type="float" office:value="-0.00000000000022210303">
                <text:p>-0.00000000000022210303</text:p>
              </table:table-cell>
              <table:table-cell office:value-type="float" office:value="-0.00000000000022185987">
                <text:p>-0.00000000000022185987</text:p>
              </table:table-cell>
              <table:table-cell office:value-type="float" office:value="-0.00000000000022161671">
                <text:p>-0.00000000000022161671</text:p>
              </table:table-cell>
              <table:table-cell office:value-type="float" office:value="-0.00000000000022137355">
                <text:p>-0.00000000000022137355</text:p>
              </table:table-cell>
              <table:table-cell office:value-type="float" office:value="-0.00000000000022113039">
                <text:p>-0.00000000000022113039</text:p>
              </table:table-cell>
              <table:table-cell office:value-type="float" office:value="-0.00000000000022088724">
                <text:p>-0.00000000000022088724</text:p>
              </table:table-cell>
              <table:table-cell office:value-type="float" office:value="-0.00000000000022064408">
                <text:p>-0.00000000000022064408</text:p>
              </table:table-cell>
              <table:table-cell office:value-type="float" office:value="-0.00000000000022040092">
                <text:p>-0.00000000000022040092</text:p>
              </table:table-cell>
              <table:table-cell office:value-type="float" office:value="-0.00000000000022015776">
                <text:p>-0.00000000000022015776</text:p>
              </table:table-cell>
              <table:table-cell office:value-type="float" office:value="-0.0000000000002199146">
                <text:p>-0.0000000000002199146</text:p>
              </table:table-cell>
              <table:table-cell office:value-type="float" office:value="-0.00000000000021967145">
                <text:p>-0.00000000000021967145</text:p>
              </table:table-cell>
              <table:table-cell office:value-type="float" office:value="-0.00000000000021942829">
                <text:p>-0.00000000000021942829</text:p>
              </table:table-cell>
              <table:table-cell office:value-type="float" office:value="-0.00000000000021918513">
                <text:p>-0.00000000000021918513</text:p>
              </table:table-cell>
              <table:table-cell office:value-type="float" office:value="-0.00000000000021894197">
                <text:p>-0.00000000000021894197</text:p>
              </table:table-cell>
              <table:table-cell office:value-type="float" office:value="-0.00000000000021869881">
                <text:p>-0.00000000000021869881</text:p>
              </table:table-cell>
              <table:table-cell office:value-type="float" office:value="-0.00000000000021845565">
                <text:p>-0.00000000000021845565</text:p>
              </table:table-cell>
            </table:table-row>
            <table:table-row>
              <table:table-cell office:value-type="string">
                <text:p>Recovered</text:p>
                <draw:g>
                  <svg:desc>'United States_1918h1n1'.A5:'United States_1918h1n1'.A5</svg:desc>
                </draw:g>
              </table:table-cell>
              <table:table-cell office:value-type="float" office:value="0">
                <text:p>0</text:p>
                <draw:g>
                  <svg:desc>'United States_1918h1n1'.B5:'United States_1918h1n1'.SG5</svg:desc>
                </draw:g>
              </table:table-cell>
              <table:table-cell office:value-type="float" office:value="0.0510468125760865">
                <text:p>0.0510468125760865</text:p>
              </table:table-cell>
              <table:table-cell office:value-type="float" office:value="0.180387344384063">
                <text:p>0.180387344384063</text:p>
              </table:table-cell>
              <table:table-cell office:value-type="float" office:value="0.383968577042408">
                <text:p>0.383968577042408</text:p>
              </table:table-cell>
              <table:table-cell office:value-type="float" office:value="0.681724699929056">
                <text:p>0.681724699929056</text:p>
              </table:table-cell>
              <table:table-cell office:value-type="float" office:value="1.11055013322296">
                <text:p>1.11055013322296</text:p>
              </table:table-cell>
              <table:table-cell office:value-type="float" office:value="1.72602921359671">
                <text:p>1.72602921359671</text:p>
              </table:table-cell>
              <table:table-cell office:value-type="float" office:value="2.6087275994664">
                <text:p>2.6087275994664</text:p>
              </table:table-cell>
              <table:table-cell office:value-type="float" office:value="3.8744436375383">
                <text:p>3.8744436375383</text:p>
              </table:table-cell>
              <table:table-cell office:value-type="float" office:value="5.68930448415613">
                <text:p>5.68930448415613</text:p>
              </table:table-cell>
              <table:table-cell office:value-type="float" office:value="8.29153984735586">
                <text:p>8.29153984735586</text:p>
              </table:table-cell>
              <table:table-cell office:value-type="float" office:value="12.0227434764932">
                <text:p>12.0227434764932</text:p>
              </table:table-cell>
              <table:table-cell office:value-type="float" office:value="17.3727105877731">
                <text:p>17.3727105877731</text:p>
              </table:table-cell>
              <table:table-cell office:value-type="float" office:value="25.0437326770364">
                <text:p>25.0437326770364</text:p>
              </table:table-cell>
              <table:table-cell office:value-type="float" office:value="36.0427866519742">
                <text:p>36.0427866519742</text:p>
              </table:table-cell>
              <table:table-cell office:value-type="float" office:value="51.8137207572142">
                <text:p>51.8137207572142</text:p>
              </table:table-cell>
              <table:table-cell office:value-type="float" office:value="74.4267877932775">
                <text:p>74.4267877932775</text:p>
              </table:table-cell>
              <table:table-cell office:value-type="float" office:value="106.850406739678">
                <text:p>106.850406739678</text:p>
              </table:table-cell>
              <table:table-cell office:value-type="float" office:value="153.340824552866">
                <text:p>153.340824552866</text:p>
              </table:table-cell>
              <table:table-cell office:value-type="float" office:value="220.000828260634">
                <text:p>220.000828260634</text:p>
              </table:table-cell>
              <table:table-cell office:value-type="float" office:value="315.58084651104">
                <text:p>315.58084651104</text:p>
              </table:table-cell>
              <table:table-cell office:value-type="float" office:value="452.627592198143">
                <text:p>452.627592198143</text:p>
              </table:table-cell>
              <table:table-cell office:value-type="float" office:value="649.131014431926">
                <text:p>649.131014431926</text:p>
              </table:table-cell>
              <table:table-cell office:value-type="float" office:value="930.885723476959">
                <text:p>930.885723476959</text:p>
              </table:table-cell>
              <table:table-cell office:value-type="float" office:value="1334.87681097024">
                <text:p>1334.87681097024</text:p>
              </table:table-cell>
              <table:table-cell office:value-type="float" office:value="1914.13438087316">
                <text:p>1914.13438087316</text:p>
              </table:table-cell>
              <table:table-cell office:value-type="float" office:value="2744.69377361148">
                <text:p>2744.69377361148</text:p>
              </table:table-cell>
              <table:table-cell office:value-type="float" office:value="3935.57458129333">
                <text:p>3935.57458129333</text:p>
              </table:table-cell>
              <table:table-cell office:value-type="float" office:value="5643.08724021251">
                <text:p>5643.08724021251</text:p>
              </table:table-cell>
              <table:table-cell office:value-type="float" office:value="8091.34278593142">
                <text:p>8091.34278593142</text:p>
              </table:table-cell>
              <table:table-cell office:value-type="float" office:value="11601.6531455541">
                <text:p>11601.6531455541</text:p>
              </table:table-cell>
              <table:table-cell office:value-type="float" office:value="16634.6711382272">
                <text:p>16634.6711382272</text:p>
              </table:table-cell>
              <table:table-cell office:value-type="float" office:value="23850.7809854912">
                <text:p>23850.7809854912</text:p>
              </table:table-cell>
              <table:table-cell office:value-type="float" office:value="34196.6235676856">
                <text:p>34196.6235676856</text:p>
              </table:table-cell>
              <table:table-cell office:value-type="float" office:value="49029.0261036302">
                <text:p>49029.0261036302</text:p>
              </table:table-cell>
              <table:table-cell office:value-type="float" office:value="70292.4225293089">
                <text:p>70292.4225293089</text:p>
              </table:table-cell>
              <table:table-cell office:value-type="float" office:value="100772.681142453">
                <text:p>100772.681142453</text:p>
              </table:table-cell>
              <table:table-cell office:value-type="float" office:value="144459.892210793">
                <text:p>144459.892210793</text:p>
              </table:table-cell>
              <table:table-cell office:value-type="float" office:value="207066.16676002">
                <text:p>207066.16676002</text:p>
              </table:table-cell>
              <table:table-cell office:value-type="float" office:value="296763.19772058">
                <text:p>296763.19772058</text:p>
              </table:table-cell>
              <table:table-cell office:value-type="float" office:value="425229.818736716">
                <text:p>425229.818736716</text:p>
              </table:table-cell>
              <table:table-cell office:value-type="float" office:value="609133.643245349">
                <text:p>609133.643245349</text:p>
              </table:table-cell>
              <table:table-cell office:value-type="float" office:value="872213.968484724">
                <text:p>872213.968484724</text:p>
              </table:table-cell>
              <table:table-cell office:value-type="float" office:value="1248184.13552393">
                <text:p>1248184.13552393</text:p>
              </table:table-cell>
              <table:table-cell office:value-type="float" office:value="1784723.36849274">
                <text:p>1784723.36849274</text:p>
              </table:table-cell>
              <table:table-cell office:value-type="float" office:value="2548861.45727934">
                <text:p>2548861.45727934</text:p>
              </table:table-cell>
              <table:table-cell office:value-type="float" office:value="3634030.75733687">
                <text:p>3634030.75733687</text:p>
              </table:table-cell>
              <table:table-cell office:value-type="float" office:value="5168881.77006694">
                <text:p>5168881.77006694</text:p>
              </table:table-cell>
              <table:table-cell office:value-type="float" office:value="7327477.02012496">
                <text:p>7327477.02012496</text:p>
              </table:table-cell>
              <table:table-cell office:value-type="float" office:value="10339461.1013717">
                <text:p>10339461.1013717</text:p>
              </table:table-cell>
              <table:table-cell office:value-type="float" office:value="14496999.2564938">
                <text:p>14496999.2564938</text:p>
              </table:table-cell>
              <table:table-cell office:value-type="float" office:value="20152642.7801016">
                <text:p>20152642.7801016</text:p>
              </table:table-cell>
              <table:table-cell office:value-type="float" office:value="27699545.3659303">
                <text:p>27699545.3659303</text:p>
              </table:table-cell>
              <table:table-cell office:value-type="float" office:value="37524882.4476371">
                <text:p>37524882.4476371</text:p>
              </table:table-cell>
              <table:table-cell office:value-type="float" office:value="49932805.9505478">
                <text:p>49932805.9505478</text:p>
              </table:table-cell>
              <table:table-cell office:value-type="float" office:value="65047748.1515028">
                <text:p>65047748.1515028</text:p>
              </table:table-cell>
              <table:table-cell office:value-type="float" office:value="82728501.7030182">
                <text:p>82728501.7030182</text:p>
              </table:table-cell>
              <table:table-cell office:value-type="float" office:value="102534000.481768">
                <text:p>102534000.481768</text:p>
              </table:table-cell>
              <table:table-cell office:value-type="float" office:value="123767644.353782">
                <text:p>123767644.353782</text:p>
              </table:table-cell>
              <table:table-cell office:value-type="float" office:value="145590945.388208">
                <text:p>145590945.388208</text:p>
              </table:table-cell>
              <table:table-cell office:value-type="float" office:value="167164230.057612">
                <text:p>167164230.057612</text:p>
              </table:table-cell>
              <table:table-cell office:value-type="float" office:value="187765889.221951">
                <text:p>187765889.221951</text:p>
              </table:table-cell>
              <table:table-cell office:value-type="float" office:value="206861478.238187">
                <text:p>206861478.238187</text:p>
              </table:table-cell>
              <table:table-cell office:value-type="float" office:value="224120491.729009">
                <text:p>224120491.729009</text:p>
              </table:table-cell>
              <table:table-cell office:value-type="float" office:value="239395552.202369">
                <text:p>239395552.202369</text:p>
              </table:table-cell>
              <table:table-cell office:value-type="float" office:value="252682769.05728">
                <text:p>252682769.05728</text:p>
              </table:table-cell>
              <table:table-cell office:value-type="float" office:value="264078108.460526">
                <text:p>264078108.460526</text:p>
              </table:table-cell>
              <table:table-cell office:value-type="float" office:value="273738494.130489">
                <text:p>273738494.130489</text:p>
              </table:table-cell>
              <table:table-cell office:value-type="float" office:value="281851247.510819">
                <text:p>281851247.510819</text:p>
              </table:table-cell>
              <table:table-cell office:value-type="float" office:value="288612265.359862">
                <text:p>288612265.359862</text:p>
              </table:table-cell>
              <table:table-cell office:value-type="float" office:value="294211754.159551">
                <text:p>294211754.159551</text:p>
              </table:table-cell>
              <table:table-cell office:value-type="float" office:value="298825819.902148">
                <text:p>298825819.902148</text:p>
              </table:table-cell>
              <table:table-cell office:value-type="float" office:value="302612252.509785">
                <text:p>302612252.509785</text:p>
              </table:table-cell>
              <table:table-cell office:value-type="float" office:value="305709120.159322">
                <text:p>305709120.159322</text:p>
              </table:table-cell>
              <table:table-cell office:value-type="float" office:value="308235119.903901">
                <text:p>308235119.903901</text:p>
              </table:table-cell>
              <table:table-cell office:value-type="float" office:value="310290932.904312">
                <text:p>310290932.904312</text:p>
              </table:table-cell>
              <table:table-cell office:value-type="float" office:value="311961075.783582">
                <text:p>311961075.783582</text:p>
              </table:table-cell>
              <table:table-cell office:value-type="float" office:value="313315921.400519">
                <text:p>313315921.400519</text:p>
              </table:table-cell>
              <table:table-cell office:value-type="float" office:value="314413691.198587">
                <text:p>314413691.198587</text:p>
              </table:table-cell>
              <table:table-cell office:value-type="float" office:value="315302308.779185">
                <text:p>315302308.779185</text:p>
              </table:table-cell>
              <table:table-cell office:value-type="float" office:value="316021061.406242">
                <text:p>316021061.406242</text:p>
              </table:table-cell>
              <table:table-cell office:value-type="float" office:value="316602051.77779">
                <text:p>316602051.77779</text:p>
              </table:table-cell>
              <table:table-cell office:value-type="float" office:value="317071443.467162">
                <text:p>317071443.467162</text:p>
              </table:table-cell>
              <table:table-cell office:value-type="float" office:value="317450514.923783">
                <text:p>317450514.923783</text:p>
              </table:table-cell>
              <table:table-cell office:value-type="float" office:value="317756542.318095">
                <text:p>317756542.318095</text:p>
              </table:table-cell>
              <table:table-cell office:value-type="float" office:value="318003533.184133">
                <text:p>318003533.184133</text:p>
              </table:table-cell>
              <table:table-cell office:value-type="float" office:value="318202832.322383">
                <text:p>318202832.322383</text:p>
              </table:table-cell>
              <table:table-cell office:value-type="float" office:value="318363619.782966">
                <text:p>318363619.782966</text:p>
              </table:table-cell>
              <table:table-cell office:value-type="float" office:value="318493318.582263">
                <text:p>318493318.582263</text:p>
              </table:table-cell>
              <table:table-cell office:value-type="float" office:value="318597927.499173">
                <text:p>318597927.499173</text:p>
              </table:table-cell>
              <table:table-cell office:value-type="float" office:value="318682292.056783">
                <text:p>318682292.056783</text:p>
              </table:table-cell>
              <table:table-cell office:value-type="float" office:value="318750324.739825">
                <text:p>318750324.739825</text:p>
              </table:table-cell>
              <table:table-cell office:value-type="float" office:value="318805183.679918">
                <text:p>318805183.679918</text:p>
              </table:table-cell>
              <table:table-cell office:value-type="float" office:value="318849417.455394">
                <text:p>318849417.455394</text:p>
              </table:table-cell>
              <table:table-cell office:value-type="float" office:value="318885082.313851">
                <text:p>318885082.313851</text:p>
              </table:table-cell>
              <table:table-cell office:value-type="float" office:value="318913836.99114">
                <text:p>318913836.99114</text:p>
              </table:table-cell>
              <table:table-cell office:value-type="float" office:value="318937019.356593">
                <text:p>318937019.356593</text:p>
              </table:table-cell>
              <table:table-cell office:value-type="float" office:value="318955708.328787">
                <text:p>318955708.328787</text:p>
              </table:table-cell>
              <table:table-cell office:value-type="float" office:value="318970773.873642">
                <text:p>318970773.873642</text:p>
              </table:table-cell>
              <table:table-cell office:value-type="float" office:value="318982917.350048">
                <text:p>318982917.350048</text:p>
              </table:table-cell>
              <table:table-cell office:value-type="float" office:value="318992704.013276">
                <text:p>318992704.013276</text:p>
              </table:table-cell>
              <table:table-cell office:value-type="float" office:value="319000588.964519">
                <text:p>319000588.964519</text:p>
              </table:table-cell>
              <table:table-cell office:value-type="float" office:value="319006937.214669">
                <text:p>319006937.214669</text:p>
              </table:table-cell>
              <table:table-cell office:value-type="float" office:value="319012040.24219">
                <text:p>319012040.24219</text:p>
              </table:table-cell>
              <table:table-cell office:value-type="float" office:value="319016133.323659">
                <text:p>319016133.323659</text:p>
              </table:table-cell>
              <table:table-cell office:value-type="float" office:value="319019409.007645">
                <text:p>319019409.007645</text:p>
              </table:table-cell>
              <table:table-cell office:value-type="float" office:value="319022024.901261">
                <text:p>319022024.901261</text:p>
              </table:table-cell>
              <table:table-cell office:value-type="float" office:value="319024109.518683">
                <text:p>319024109.518683</text:p>
              </table:table-cell>
              <table:table-cell office:value-type="float" office:value="319025767.370366">
                <text:p>319025767.370366</text:p>
              </table:table-cell>
              <table:table-cell office:value-type="float" office:value="319027083.284525">
                <text:p>319027083.284525</text:p>
              </table:table-cell>
              <table:table-cell office:value-type="float" office:value="319028125.963657">
                <text:p>319028125.963657</text:p>
              </table:table-cell>
              <table:table-cell office:value-type="float" office:value="319028950.887241">
                <text:p>319028950.887241</text:p>
              </table:table-cell>
              <table:table-cell office:value-type="float" office:value="319029602.698889">
                <text:p>319029602.698889</text:p>
              </table:table-cell>
              <table:table-cell office:value-type="float" office:value="319030117.189113">
                <text:p>319030117.189113</text:p>
              </table:table-cell>
              <table:table-cell office:value-type="float" office:value="319030522.949116">
                <text:p>319030522.949116</text:p>
              </table:table-cell>
              <table:table-cell office:value-type="float" office:value="319030842.746896">
                <text:p>319030842.746896</text:p>
              </table:table-cell>
              <table:table-cell office:value-type="float" office:value="319031094.664827">
                <text:p>319031094.664827</text:p>
              </table:table-cell>
              <table:table-cell office:value-type="float" office:value="319031293.032547">
                <text:p>319031293.032547</text:p>
              </table:table-cell>
              <table:table-cell office:value-type="float" office:value="319031449.185908">
                <text:p>319031449.185908</text:p>
              </table:table-cell>
              <table:table-cell office:value-type="float" office:value="319031572.0801">
                <text:p>319031572.0801</text:p>
              </table:table-cell>
              <table:table-cell office:value-type="float" office:value="319031668.782048">
                <text:p>319031668.782048</text:p>
              </table:table-cell>
              <table:table-cell office:value-type="float" office:value="319031744.863963">
                <text:p>319031744.863963</text:p>
              </table:table-cell>
              <table:table-cell office:value-type="float" office:value="319031804.716714">
                <text:p>319031804.716714</text:p>
              </table:table-cell>
              <table:table-cell office:value-type="float" office:value="319031851.798615">
                <text:p>319031851.798615</text:p>
              </table:table-cell>
              <table:table-cell office:value-type="float" office:value="319031888.832491">
                <text:p>319031888.832491</text:p>
              </table:table-cell>
              <table:table-cell office:value-type="float" office:value="319031917.961505">
                <text:p>319031917.961505</text:p>
              </table:table-cell>
              <table:table-cell office:value-type="float" office:value="319031940.872211">
                <text:p>319031940.872211</text:p>
              </table:table-cell>
              <table:table-cell office:value-type="float" office:value="319031958.891626">
                <text:p>319031958.891626</text:p>
              </table:table-cell>
              <table:table-cell office:value-type="float" office:value="319031973.063754">
                <text:p>319031973.063754</text:p>
              </table:table-cell>
              <table:table-cell office:value-type="float" office:value="319031984.20987">
                <text:p>319031984.20987</text:p>
              </table:table-cell>
              <table:table-cell office:value-type="float" office:value="319031992.975995">
                <text:p>319031992.975995</text:p>
              </table:table-cell>
              <table:table-cell office:value-type="float" office:value="319031999.870267">
                <text:p>319031999.870267</text:p>
              </table:table-cell>
              <table:table-cell office:value-type="float" office:value="319032005.292357">
                <text:p>319032005.292357</text:p>
              </table:table-cell>
              <table:table-cell office:value-type="float" office:value="319032009.556611">
                <text:p>319032009.556611</text:p>
              </table:table-cell>
              <table:table-cell office:value-type="float" office:value="319032012.910265">
                <text:p>319032012.910265</text:p>
              </table:table-cell>
              <table:table-cell office:value-type="float" office:value="319032015.547764">
                <text:p>319032015.547764</text:p>
              </table:table-cell>
              <table:table-cell office:value-type="float" office:value="319032017.622035">
                <text:p>319032017.622035</text:p>
              </table:table-cell>
              <table:table-cell office:value-type="float" office:value="319032019.253351">
                <text:p>319032019.253351</text:p>
              </table:table-cell>
              <table:table-cell office:value-type="float" office:value="319032020.536303">
                <text:p>319032020.536303</text:p>
              </table:table-cell>
              <table:table-cell office:value-type="float" office:value="319032021.545282">
                <text:p>319032021.545282</text:p>
              </table:table-cell>
              <table:table-cell office:value-type="float" office:value="319032022.338795">
                <text:p>319032022.338795</text:p>
              </table:table-cell>
              <table:table-cell office:value-type="float" office:value="319032022.962853">
                <text:p>319032022.962853</text:p>
              </table:table-cell>
              <table:table-cell office:value-type="float" office:value="319032023.453645">
                <text:p>319032023.453645</text:p>
              </table:table-cell>
              <table:table-cell office:value-type="float" office:value="319032023.839627">
                <text:p>319032023.839627</text:p>
              </table:table-cell>
              <table:table-cell office:value-type="float" office:value="319032024.143184">
                <text:p>319032024.143184</text:p>
              </table:table-cell>
              <table:table-cell office:value-type="float" office:value="319032024.381915">
                <text:p>319032024.381915</text:p>
              </table:table-cell>
              <table:table-cell office:value-type="float" office:value="319032024.569666">
                <text:p>319032024.569666</text:p>
              </table:table-cell>
              <table:table-cell office:value-type="float" office:value="319032024.717322">
                <text:p>319032024.717322</text:p>
              </table:table-cell>
              <table:table-cell office:value-type="float" office:value="319032024.833447">
                <text:p>319032024.833447</text:p>
              </table:table-cell>
              <table:table-cell office:value-type="float" office:value="319032024.924773">
                <text:p>319032024.924773</text:p>
              </table:table-cell>
              <table:table-cell office:value-type="float" office:value="319032024.996596">
                <text:p>319032024.996596</text:p>
              </table:table-cell>
              <table:table-cell office:value-type="float" office:value="319032025.053081">
                <text:p>319032025.053081</text:p>
              </table:table-cell>
              <table:table-cell office:value-type="float" office:value="319032025.097504">
                <text:p>319032025.097504</text:p>
              </table:table-cell>
              <table:table-cell office:value-type="float" office:value="319032025.132441">
                <text:p>319032025.132441</text:p>
              </table:table-cell>
              <table:table-cell office:value-type="float" office:value="319032025.159916">
                <text:p>319032025.159916</text:p>
              </table:table-cell>
              <table:table-cell office:value-type="float" office:value="319032025.181525">
                <text:p>319032025.181525</text:p>
              </table:table-cell>
              <table:table-cell office:value-type="float" office:value="319032025.198518">
                <text:p>319032025.198518</text:p>
              </table:table-cell>
              <table:table-cell office:value-type="float" office:value="319032025.211883">
                <text:p>319032025.211883</text:p>
              </table:table-cell>
              <table:table-cell office:value-type="float" office:value="319032025.222394">
                <text:p>319032025.222394</text:p>
              </table:table-cell>
              <table:table-cell office:value-type="float" office:value="319032025.23066">
                <text:p>319032025.23066</text:p>
              </table:table-cell>
              <table:table-cell office:value-type="float" office:value="319032025.237161">
                <text:p>319032025.237161</text:p>
              </table:table-cell>
              <table:table-cell office:value-type="float" office:value="319032025.242274">
                <text:p>319032025.242274</text:p>
              </table:table-cell>
              <table:table-cell office:value-type="float" office:value="319032025.246295">
                <text:p>319032025.246295</text:p>
              </table:table-cell>
              <table:table-cell office:value-type="float" office:value="319032025.249457">
                <text:p>319032025.249457</text:p>
              </table:table-cell>
              <table:table-cell office:value-type="float" office:value="319032025.251944">
                <text:p>319032025.251944</text:p>
              </table:table-cell>
              <table:table-cell office:value-type="float" office:value="319032025.2539">
                <text:p>319032025.2539</text:p>
              </table:table-cell>
              <table:table-cell office:value-type="float" office:value="319032025.255438">
                <text:p>319032025.255438</text:p>
              </table:table-cell>
              <table:table-cell office:value-type="float" office:value="319032025.256647">
                <text:p>319032025.256647</text:p>
              </table:table-cell>
              <table:table-cell office:value-type="float" office:value="319032025.257599">
                <text:p>319032025.257599</text:p>
              </table:table-cell>
              <table:table-cell office:value-type="float" office:value="319032025.258347">
                <text:p>319032025.258347</text:p>
              </table:table-cell>
              <table:table-cell office:value-type="float" office:value="319032025.258935">
                <text:p>319032025.258935</text:p>
              </table:table-cell>
              <table:table-cell office:value-type="float" office:value="319032025.259398">
                <text:p>319032025.259398</text:p>
              </table:table-cell>
              <table:table-cell office:value-type="float" office:value="319032025.259762">
                <text:p>319032025.259762</text:p>
              </table:table-cell>
              <table:table-cell office:value-type="float" office:value="319032025.260049">
                <text:p>319032025.260049</text:p>
              </table:table-cell>
              <table:table-cell office:value-type="float" office:value="319032025.260274">
                <text:p>319032025.260274</text:p>
              </table:table-cell>
              <table:table-cell office:value-type="float" office:value="319032025.260452">
                <text:p>319032025.260452</text:p>
              </table:table-cell>
              <table:table-cell office:value-type="float" office:value="319032025.260592">
                <text:p>319032025.260592</text:p>
              </table:table-cell>
              <table:table-cell office:value-type="float" office:value="319032025.260702">
                <text:p>319032025.260702</text:p>
              </table:table-cell>
              <table:table-cell office:value-type="float" office:value="319032025.260789">
                <text:p>319032025.260789</text:p>
              </table:table-cell>
              <table:table-cell office:value-type="float" office:value="319032025.260858">
                <text:p>319032025.260858</text:p>
              </table:table-cell>
              <table:table-cell office:value-type="float" office:value="319032025.260912">
                <text:p>319032025.260912</text:p>
              </table:table-cell>
              <table:table-cell office:value-type="float" office:value="319032025.260955">
                <text:p>319032025.260955</text:p>
              </table:table-cell>
              <table:table-cell office:value-type="float" office:value="319032025.260988">
                <text:p>319032025.260988</text:p>
              </table:table-cell>
              <table:table-cell office:value-type="float" office:value="319032025.261015">
                <text:p>319032025.261015</text:p>
              </table:table-cell>
              <table:table-cell office:value-type="float" office:value="319032025.261036">
                <text:p>319032025.261036</text:p>
              </table:table-cell>
              <table:table-cell office:value-type="float" office:value="319032025.261052">
                <text:p>319032025.261052</text:p>
              </table:table-cell>
              <table:table-cell office:value-type="float" office:value="319032025.261065">
                <text:p>319032025.261065</text:p>
              </table:table-cell>
              <table:table-cell office:value-type="float" office:value="319032025.261076">
                <text:p>319032025.261076</text:p>
              </table:table-cell>
              <table:table-cell office:value-type="float" office:value="319032025.261084">
                <text:p>319032025.261084</text:p>
              </table:table-cell>
              <table:table-cell office:value-type="float" office:value="319032025.26109">
                <text:p>319032025.26109</text:p>
              </table:table-cell>
              <table:table-cell office:value-type="float" office:value="319032025.261095">
                <text:p>319032025.261095</text:p>
              </table:table-cell>
              <table:table-cell office:value-type="float" office:value="319032025.261099">
                <text:p>319032025.261099</text:p>
              </table:table-cell>
              <table:table-cell office:value-type="float" office:value="319032025.261102">
                <text:p>319032025.261102</text:p>
              </table:table-cell>
              <table:table-cell office:value-type="float" office:value="319032025.261105">
                <text:p>319032025.261105</text:p>
              </table:table-cell>
              <table:table-cell office:value-type="float" office:value="319032025.261107">
                <text:p>319032025.261107</text:p>
              </table:table-cell>
              <table:table-cell office:value-type="float" office:value="319032025.261108">
                <text:p>319032025.261108</text:p>
              </table:table-cell>
              <table:table-cell office:value-type="float" office:value="319032025.261109">
                <text:p>319032025.261109</text:p>
              </table:table-cell>
              <table:table-cell office:value-type="float" office:value="319032025.26111">
                <text:p>319032025.26111</text:p>
              </table:table-cell>
              <table:table-cell office:value-type="float" office:value="319032025.261111">
                <text:p>319032025.261111</text:p>
              </table:table-cell>
              <table:table-cell office:value-type="float" office:value="319032025.261112">
                <text:p>319032025.261112</text:p>
              </table:table-cell>
              <table:table-cell office:value-type="float" office:value="319032025.261112">
                <text:p>319032025.261112</text:p>
              </table:table-cell>
              <table:table-cell office:value-type="float" office:value="319032025.261113">
                <text:p>319032025.261113</text:p>
              </table:table-cell>
              <table:table-cell office:value-type="float" office:value="319032025.261113">
                <text:p>319032025.261113</text:p>
              </table:table-cell>
              <table:table-cell office:value-type="float" office:value="319032025.261113">
                <text:p>319032025.261113</text:p>
              </table:table-cell>
              <table:table-cell office:value-type="float" office:value="319032025.261113">
                <text:p>319032025.261113</text:p>
              </table:table-cell>
              <table:table-cell office:value-type="float" office:value="319032025.261113">
                <text:p>319032025.261113</text:p>
              </table:table-cell>
              <table:table-cell office:value-type="float" office:value="319032025.261113">
                <text:p>319032025.261113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  <table:table-cell office:value-type="float" office:value="319032025.261114">
                <text:p>319032025.261114</text:p>
              </table:table-cell>
            </table:table-row>
            <table:table-row>
              <table:table-cell office:value-type="string">
                <text:p>Dead</text:p>
                <draw:g>
                  <svg:desc>'United States_1918h1n1'.A6:'United States_1918h1n1'.A6</svg:desc>
                </draw:g>
              </table:table-cell>
              <table:table-cell office:value-type="float" office:value="0">
                <text:p>0</text:p>
                <draw:g>
                  <svg:desc>'United States_1918h1n1'.B6:'United States_1918h1n1'.SG6</svg:desc>
                </draw:g>
              </table:table-cell>
              <table:table-cell office:value-type="float" office:value="0.00104177168522625">
                <text:p>0.00104177168522625</text:p>
              </table:table-cell>
              <table:table-cell office:value-type="float" office:value="0.00368137437518496">
                <text:p>0.00368137437518496</text:p>
              </table:table-cell>
              <table:table-cell office:value-type="float" office:value="0.00783609340902873">
                <text:p>0.00783609340902873</text:p>
              </table:table-cell>
              <table:table-cell office:value-type="float" office:value="0.013912748978144">
                <text:p>0.013912748978144</text:p>
              </table:table-cell>
              <table:table-cell office:value-type="float" office:value="0.0226642884331217">
                <text:p>0.0226642884331217</text:p>
              </table:table-cell>
              <table:table-cell office:value-type="float" office:value="0.0352250859917696">
                <text:p>0.0352250859917696</text:p>
              </table:table-cell>
              <table:table-cell office:value-type="float" office:value="0.0532393387646205">
                <text:p>0.0532393387646205</text:p>
              </table:table-cell>
              <table:table-cell office:value-type="float" office:value="0.0790702783171083">
                <text:p>0.0790702783171083</text:p>
              </table:table-cell>
              <table:table-cell office:value-type="float" office:value="0.116108254778696">
                <text:p>0.116108254778696</text:p>
              </table:table-cell>
              <table:table-cell office:value-type="float" office:value="0.16921509892563">
                <text:p>0.16921509892563</text:p>
              </table:table-cell>
              <table:table-cell office:value-type="float" office:value="0.245362111765168">
                <text:p>0.245362111765168</text:p>
              </table:table-cell>
              <table:table-cell office:value-type="float" office:value="0.354545114036185">
                <text:p>0.354545114036185</text:p>
              </table:table-cell>
              <table:table-cell office:value-type="float" office:value="0.511096585245641">
                <text:p>0.511096585245641</text:p>
              </table:table-cell>
              <table:table-cell office:value-type="float" office:value="0.735567074530085">
                <text:p>0.735567074530085</text:p>
              </table:table-cell>
              <table:table-cell office:value-type="float" office:value="1.05742287259621">
                <text:p>1.05742287259621</text:p>
              </table:table-cell>
              <table:table-cell office:value-type="float" office:value="1.5189140365975">
                <text:p>1.5189140365975</text:p>
              </table:table-cell>
              <table:table-cell office:value-type="float" office:value="2.18062054570772">
                <text:p>2.18062054570772</text:p>
              </table:table-cell>
              <table:table-cell office:value-type="float" office:value="3.12940458271155">
                <text:p>3.12940458271155</text:p>
              </table:table-cell>
              <table:table-cell office:value-type="float" office:value="4.48981282164559">
                <text:p>4.48981282164559</text:p>
              </table:table-cell>
              <table:table-cell office:value-type="float" office:value="6.44042543900082">
                <text:p>6.44042543900082</text:p>
              </table:table-cell>
              <table:table-cell office:value-type="float" office:value="9.2372977999621">
                <text:p>9.2372977999621</text:p>
              </table:table-cell>
              <table:table-cell office:value-type="float" office:value="13.2475717231005">
                <text:p>13.2475717231005</text:p>
              </table:table-cell>
              <table:table-cell office:value-type="float" office:value="18.9976678260604">
                <text:p>18.9976678260604</text:p>
              </table:table-cell>
              <table:table-cell office:value-type="float" office:value="27.2423838973519">
                <text:p>27.2423838973519</text:p>
              </table:table-cell>
              <table:table-cell office:value-type="float" office:value="39.0639669565951">
                <text:p>39.0639669565951</text:p>
              </table:table-cell>
              <table:table-cell office:value-type="float" office:value="56.0141586451322">
                <text:p>56.0141586451322</text:p>
              </table:table-cell>
              <table:table-cell office:value-type="float" office:value="80.317848597823">
                <text:p>80.317848597823</text:p>
              </table:table-cell>
              <table:table-cell office:value-type="float" office:value="115.165045718623">
                <text:p>115.165045718623</text:p>
              </table:table-cell>
              <table:table-cell office:value-type="float" office:value="165.129444610845">
                <text:p>165.129444610845</text:p>
              </table:table-cell>
              <table:table-cell office:value-type="float" office:value="236.768431541921">
                <text:p>236.768431541921</text:p>
              </table:table-cell>
              <table:table-cell office:value-type="float" office:value="339.483084453616">
                <text:p>339.483084453616</text:p>
              </table:table-cell>
              <table:table-cell office:value-type="float" office:value="486.750632356964">
                <text:p>486.750632356964</text:p>
              </table:table-cell>
              <table:table-cell office:value-type="float" office:value="697.890276891543">
                <text:p>697.890276891543</text:p>
              </table:table-cell>
              <table:table-cell office:value-type="float" office:value="1000.59236946184">
                <text:p>1000.59236946184</text:p>
              </table:table-cell>
              <table:table-cell office:value-type="float" office:value="1434.53923529202">
                <text:p>1434.53923529202</text:p>
              </table:table-cell>
              <table:table-cell office:value-type="float" office:value="2056.58532943782">
                <text:p>2056.58532943782</text:p>
              </table:table-cell>
              <table:table-cell office:value-type="float" office:value="2948.16106552639">
                <text:p>2948.16106552639</text:p>
              </table:table-cell>
              <table:table-cell office:value-type="float" office:value="4225.84013795959">
                <text:p>4225.84013795959</text:p>
              </table:table-cell>
              <table:table-cell office:value-type="float" office:value="6056.39179021592">
                <text:p>6056.39179021592</text:p>
              </table:table-cell>
              <table:table-cell office:value-type="float" office:value="8678.15956605544">
                <text:p>8678.15956605544</text:p>
              </table:table-cell>
              <table:table-cell office:value-type="float" office:value="12431.2988417418">
                <text:p>12431.2988417418</text:p>
              </table:table-cell>
              <table:table-cell office:value-type="float" office:value="17800.2850711168">
                <text:p>17800.2850711168</text:p>
              </table:table-cell>
              <table:table-cell office:value-type="float" office:value="25473.1456229374">
                <text:p>25473.1456229374</text:p>
              </table:table-cell>
              <table:table-cell office:value-type="float" office:value="36422.9258876069">
                <text:p>36422.9258876069</text:p>
              </table:table-cell>
              <table:table-cell office:value-type="float" office:value="52017.5807608028">
                <text:p>52017.5807608028</text:p>
              </table:table-cell>
              <table:table-cell office:value-type="float" office:value="74163.8930068749">
                <text:p>74163.8930068749</text:p>
              </table:table-cell>
              <table:table-cell office:value-type="float" office:value="105487.383062591">
                <text:p>105487.383062591</text:p>
              </table:table-cell>
              <table:table-cell office:value-type="float" office:value="149540.347349489">
                <text:p>149540.347349489</text:p>
              </table:table-cell>
              <table:table-cell office:value-type="float" office:value="211009.410232076">
                <text:p>211009.410232076</text:p>
              </table:table-cell>
              <table:table-cell office:value-type="float" office:value="295857.127683547">
                <text:p>295857.127683547</text:p>
              </table:table-cell>
              <table:table-cell office:value-type="float" office:value="411278.424083707">
                <text:p>411278.424083707</text:p>
              </table:table-cell>
              <table:table-cell office:value-type="float" office:value="565296.844202659">
                <text:p>565296.844202659</text:p>
              </table:table-cell>
              <table:table-cell office:value-type="float" office:value="765813.927502797">
                <text:p>765813.927502797</text:p>
              </table:table-cell>
              <table:table-cell office:value-type="float" office:value="1019036.85613363">
                <text:p>1019036.85613363</text:p>
              </table:table-cell>
              <table:table-cell office:value-type="float" office:value="1327505.06431638">
                <text:p>1327505.06431638</text:p>
              </table:table-cell>
              <table:table-cell office:value-type="float" office:value="1688336.76944935">
                <text:p>1688336.76944935</text:p>
              </table:table-cell>
              <table:table-cell office:value-type="float" office:value="2092530.62207689">
                <text:p>2092530.62207689</text:p>
              </table:table-cell>
              <table:table-cell office:value-type="float" office:value="2525870.29293433">
                <text:p>2525870.29293433</text:p>
              </table:table-cell>
              <table:table-cell office:value-type="float" office:value="2971243.78343281">
                <text:p>2971243.78343281</text:p>
              </table:table-cell>
              <table:table-cell office:value-type="float" office:value="3411514.89913494">
                <text:p>3411514.89913494</text:p>
              </table:table-cell>
              <table:table-cell office:value-type="float" office:value="3831956.92289695">
                <text:p>3831956.92289695</text:p>
              </table:table-cell>
              <table:table-cell office:value-type="float" office:value="4221662.82118749">
                <text:p>4221662.82118749</text:p>
              </table:table-cell>
              <table:table-cell office:value-type="float" office:value="4573887.5863063">
                <text:p>4573887.5863063</text:p>
              </table:table-cell>
              <table:table-cell office:value-type="float" office:value="4885623.51433407">
                <text:p>4885623.51433407</text:p>
              </table:table-cell>
              <table:table-cell office:value-type="float" office:value="5156791.20525061">
                <text:p>5156791.20525061</text:p>
              </table:table-cell>
              <table:table-cell office:value-type="float" office:value="5389349.15225564">
                <text:p>5389349.15225564</text:p>
              </table:table-cell>
              <table:table-cell office:value-type="float" office:value="5586499.88021406">
                <text:p>5586499.88021406</text:p>
              </table:table-cell>
              <table:table-cell office:value-type="float" office:value="5752066.275731">
                <text:p>5752066.275731</text:p>
              </table:table-cell>
              <table:table-cell office:value-type="float" office:value="5890046.23183392">
                <text:p>5890046.23183392</text:p>
              </table:table-cell>
              <table:table-cell office:value-type="float" office:value="6004321.51346023">
                <text:p>6004321.51346023</text:p>
              </table:table-cell>
              <table:table-cell office:value-type="float" office:value="6098486.12045201">
                <text:p>6098486.12045201</text:p>
              </table:table-cell>
              <table:table-cell office:value-type="float" office:value="6175760.25530172">
                <text:p>6175760.25530172</text:p>
              </table:table-cell>
              <table:table-cell office:value-type="float" office:value="6238961.63590454">
                <text:p>6238961.63590454</text:p>
              </table:table-cell>
              <table:table-cell office:value-type="float" office:value="6290512.65110002">
                <text:p>6290512.65110002</text:p>
              </table:table-cell>
              <table:table-cell office:value-type="float" office:value="6332468.01845535">
                <text:p>6332468.01845535</text:p>
              </table:table-cell>
              <table:table-cell office:value-type="float" office:value="6366552.56701189">
                <text:p>6366552.56701189</text:p>
              </table:table-cell>
              <table:table-cell office:value-type="float" office:value="6394202.4775616">
                <text:p>6394202.4775616</text:p>
              </table:table-cell>
              <table:table-cell office:value-type="float" office:value="6416605.9428283">
                <text:p>6416605.9428283</text:p>
              </table:table-cell>
              <table:table-cell office:value-type="float" office:value="6434740.99549358">
                <text:p>6434740.99549358</text:p>
              </table:table-cell>
              <table:table-cell office:value-type="float" office:value="6449409.41645392">
                <text:p>6449409.41645392</text:p>
              </table:table-cell>
              <table:table-cell office:value-type="float" office:value="6461266.36281204">
                <text:p>6461266.36281204</text:p>
              </table:table-cell>
              <table:table-cell office:value-type="float" office:value="6470845.78504413">
                <text:p>6470845.78504413</text:p>
              </table:table-cell>
              <table:table-cell office:value-type="float" office:value="6478581.93722007">
                <text:p>6478581.93722007</text:p>
              </table:table-cell>
              <table:table-cell office:value-type="float" office:value="6484827.39424685">
                <text:p>6484827.39424685</text:p>
              </table:table-cell>
              <table:table-cell office:value-type="float" office:value="6489868.02416599">
                <text:p>6489868.02416599</text:p>
              </table:table-cell>
              <table:table-cell office:value-type="float" office:value="6493935.35351803">
                <text:p>6493935.35351803</text:p>
              </table:table-cell>
              <table:table-cell office:value-type="float" office:value="6497216.73026462">
                <text:p>6497216.73026462</text:p>
              </table:table-cell>
              <table:table-cell office:value-type="float" office:value="6499863.64453599">
                <text:p>6499863.64453599</text:p>
              </table:table-cell>
              <table:table-cell office:value-type="float" office:value="6501998.52039129">
                <text:p>6501998.52039129</text:p>
              </table:table-cell>
              <table:table-cell office:value-type="float" office:value="6503720.24605681">
                <text:p>6503720.24605681</text:p>
              </table:table-cell>
              <table:table-cell office:value-type="float" office:value="6505108.66815969">
                <text:p>6505108.66815969</text:p>
              </table:table-cell>
              <table:table-cell office:value-type="float" office:value="6506228.23836568">
                <text:p>6506228.23836568</text:p>
              </table:table-cell>
              <table:table-cell office:value-type="float" office:value="6507130.96847743">
                <text:p>6507130.96847743</text:p>
              </table:table-cell>
              <table:table-cell office:value-type="float" office:value="6507858.82273165">
                <text:p>6507858.82273165</text:p>
              </table:table-cell>
              <table:table-cell office:value-type="float" office:value="6508445.65288042">
                <text:p>6508445.65288042</text:p>
              </table:table-cell>
              <table:table-cell office:value-type="float" office:value="6508918.76237944">
                <text:p>6508918.76237944</text:p>
              </table:table-cell>
              <table:table-cell office:value-type="float" office:value="6509300.16997524">
                <text:p>6509300.16997524</text:p>
              </table:table-cell>
              <table:table-cell office:value-type="float" office:value="6509607.63007433">
                <text:p>6509607.63007433</text:p>
              </table:table-cell>
              <table:table-cell office:value-type="float" office:value="6509855.45612343">
                <text:p>6509855.45612343</text:p>
              </table:table-cell>
              <table:table-cell office:value-type="float" office:value="6510055.1839444">
                <text:p>6510055.1839444</text:p>
              </table:table-cell>
              <table:table-cell office:value-type="float" office:value="6510216.10131672">
                <text:p>6510216.10131672</text:p>
              </table:table-cell>
              <table:table-cell office:value-type="float" office:value="6510345.65744223">
                <text:p>6510345.65744223</text:p>
              </table:table-cell>
              <table:table-cell office:value-type="float" office:value="6510449.80086103">
                <text:p>6510449.80086103</text:p>
              </table:table-cell>
              <table:table-cell office:value-type="float" office:value="6510533.33313589">
                <text:p>6510533.33313589</text:p>
              </table:table-cell>
              <table:table-cell office:value-type="float" office:value="6510600.1838295">
                <text:p>6510600.1838295</text:p>
              </table:table-cell>
              <table:table-cell office:value-type="float" office:value="6510653.5694135">
                <text:p>6510653.5694135</text:p>
              </table:table-cell>
              <table:table-cell office:value-type="float" office:value="6510696.11262618">
                <text:p>6510696.11262618</text:p>
              </table:table-cell>
              <table:table-cell office:value-type="float" office:value="6510729.94633399">
                <text:p>6510729.94633399</text:p>
              </table:table-cell>
              <table:table-cell office:value-type="float" office:value="6510756.80172501">
                <text:p>6510756.80172501</text:p>
              </table:table-cell>
              <table:table-cell office:value-type="float" office:value="6510778.08089097">
                <text:p>6510778.08089097</text:p>
              </table:table-cell>
              <table:table-cell office:value-type="float" office:value="6510794.91606614">
                <text:p>6510794.91606614</text:p>
              </table:table-cell>
              <table:table-cell office:value-type="float" office:value="6510808.21834468">
                <text:p>6510808.21834468</text:p>
              </table:table-cell>
              <table:table-cell office:value-type="float" office:value="6510818.71814516">
                <text:p>6510818.71814516</text:p>
              </table:table-cell>
              <table:table-cell office:value-type="float" office:value="6510826.99896155">
                <text:p>6510826.99896155</text:p>
              </table:table-cell>
              <table:table-cell office:value-type="float" office:value="6510833.52544685">
                <text:p>6510833.52544685</text:p>
              </table:table-cell>
              <table:table-cell office:value-type="float" office:value="6510838.66662912">
                <text:p>6510838.66662912</text:p>
              </table:table-cell>
              <table:table-cell office:value-type="float" office:value="6510842.71494994">
                <text:p>6510842.71494994</text:p>
              </table:table-cell>
              <table:table-cell office:value-type="float" office:value="6510845.90175322">
                <text:p>6510845.90175322</text:p>
              </table:table-cell>
              <table:table-cell office:value-type="float" office:value="6510848.40979795">
                <text:p>6510848.40979795</text:p>
              </table:table-cell>
              <table:table-cell office:value-type="float" office:value="6510850.38330709">
                <text:p>6510850.38330709</text:p>
              </table:table-cell>
              <table:table-cell office:value-type="float" office:value="6510851.93599923">
                <text:p>6510851.93599923</text:p>
              </table:table-cell>
              <table:table-cell office:value-type="float" office:value="6510853.15748394">
                <text:p>6510853.15748394</text:p>
              </table:table-cell>
              <table:table-cell office:value-type="float" office:value="6510854.11833907">
                <text:p>6510854.11833907</text:p>
              </table:table-cell>
              <table:table-cell office:value-type="float" office:value="6510854.87413246">
                <text:p>6510854.87413246</text:p>
              </table:table-cell>
              <table:table-cell office:value-type="float" office:value="6510855.46860214">
                <text:p>6510855.46860214</text:p>
              </table:table-cell>
              <table:table-cell office:value-type="float" office:value="6510855.93616757">
                <text:p>6510855.93616757</text:p>
              </table:table-cell>
              <table:table-cell office:value-type="float" office:value="6510856.30391073">
                <text:p>6510856.30391073</text:p>
              </table:table-cell>
              <table:table-cell office:value-type="float" office:value="6510856.59313783">
                <text:p>6510856.59313783</text:p>
              </table:table-cell>
              <table:table-cell office:value-type="float" office:value="6510856.82060959">
                <text:p>6510856.82060959</text:p>
              </table:table-cell>
              <table:table-cell office:value-type="float" office:value="6510856.99951009">
                <text:p>6510856.99951009</text:p>
              </table:table-cell>
              <table:table-cell office:value-type="float" office:value="6510857.14020952">
                <text:p>6510857.14020952</text:p>
              </table:table-cell>
              <table:table-cell office:value-type="float" office:value="6510857.25086441">
                <text:p>6510857.25086441</text:p>
              </table:table-cell>
              <table:table-cell office:value-type="float" office:value="6510857.33789002">
                <text:p>6510857.33789002</text:p>
              </table:table-cell>
              <table:table-cell office:value-type="float" office:value="6510857.40633194">
                <text:p>6510857.40633194</text:p>
              </table:table-cell>
              <table:table-cell office:value-type="float" office:value="6510857.46015844">
                <text:p>6510857.46015844</text:p>
              </table:table-cell>
              <table:table-cell office:value-type="float" office:value="6510857.5024905">
                <text:p>6510857.5024905</text:p>
              </table:table-cell>
              <table:table-cell office:value-type="float" office:value="6510857.53578266">
                <text:p>6510857.53578266</text:p>
              </table:table-cell>
              <table:table-cell office:value-type="float" office:value="6510857.56196536">
                <text:p>6510857.56196536</text:p>
              </table:table-cell>
              <table:table-cell office:value-type="float" office:value="6510857.58255677">
                <text:p>6510857.58255677</text:p>
              </table:table-cell>
              <table:table-cell office:value-type="float" office:value="6510857.59875091">
                <text:p>6510857.59875091</text:p>
              </table:table-cell>
              <table:table-cell office:value-type="float" office:value="6510857.6114868">
                <text:p>6510857.6114868</text:p>
              </table:table-cell>
              <table:table-cell office:value-type="float" office:value="6510857.62150295">
                <text:p>6510857.62150295</text:p>
              </table:table-cell>
              <table:table-cell office:value-type="float" office:value="6510857.62938015">
                <text:p>6510857.62938015</text:p>
              </table:table-cell>
              <table:table-cell office:value-type="float" office:value="6510857.63557517">
                <text:p>6510857.63557517</text:p>
              </table:table-cell>
              <table:table-cell office:value-type="float" office:value="6510857.64044725">
                <text:p>6510857.64044725</text:p>
              </table:table-cell>
              <table:table-cell office:value-type="float" office:value="6510857.64427889">
                <text:p>6510857.64427889</text:p>
              </table:table-cell>
              <table:table-cell office:value-type="float" office:value="6510857.64729229">
                <text:p>6510857.64729229</text:p>
              </table:table-cell>
              <table:table-cell office:value-type="float" office:value="6510857.64966217">
                <text:p>6510857.64966217</text:p>
              </table:table-cell>
              <table:table-cell office:value-type="float" office:value="6510857.65152597">
                <text:p>6510857.65152597</text:p>
              </table:table-cell>
              <table:table-cell office:value-type="float" office:value="6510857.65299175">
                <text:p>6510857.65299175</text:p>
              </table:table-cell>
              <table:table-cell office:value-type="float" office:value="6510857.65414451">
                <text:p>6510857.65414451</text:p>
              </table:table-cell>
              <table:table-cell office:value-type="float" office:value="6510857.6550511">
                <text:p>6510857.6550511</text:p>
              </table:table-cell>
              <table:table-cell office:value-type="float" office:value="6510857.65576409">
                <text:p>6510857.65576409</text:p>
              </table:table-cell>
              <table:table-cell office:value-type="float" office:value="6510857.65632482">
                <text:p>6510857.65632482</text:p>
              </table:table-cell>
              <table:table-cell office:value-type="float" office:value="6510857.65676581">
                <text:p>6510857.65676581</text:p>
              </table:table-cell>
              <table:table-cell office:value-type="float" office:value="6510857.65711262">
                <text:p>6510857.65711262</text:p>
              </table:table-cell>
              <table:table-cell office:value-type="float" office:value="6510857.65738537">
                <text:p>6510857.65738537</text:p>
              </table:table-cell>
              <table:table-cell office:value-type="float" office:value="6510857.65759987">
                <text:p>6510857.65759987</text:p>
              </table:table-cell>
              <table:table-cell office:value-type="float" office:value="6510857.65776857">
                <text:p>6510857.65776857</text:p>
              </table:table-cell>
              <table:table-cell office:value-type="float" office:value="6510857.65790124">
                <text:p>6510857.65790124</text:p>
              </table:table-cell>
              <table:table-cell office:value-type="float" office:value="6510857.65800558">
                <text:p>6510857.65800558</text:p>
              </table:table-cell>
              <table:table-cell office:value-type="float" office:value="6510857.65808764">
                <text:p>6510857.65808764</text:p>
              </table:table-cell>
              <table:table-cell office:value-type="float" office:value="6510857.65815218">
                <text:p>6510857.65815218</text:p>
              </table:table-cell>
              <table:table-cell office:value-type="float" office:value="6510857.65820293">
                <text:p>6510857.65820293</text:p>
              </table:table-cell>
              <table:table-cell office:value-type="float" office:value="6510857.65824285">
                <text:p>6510857.65824285</text:p>
              </table:table-cell>
              <table:table-cell office:value-type="float" office:value="6510857.65827424">
                <text:p>6510857.65827424</text:p>
              </table:table-cell>
              <table:table-cell office:value-type="float" office:value="6510857.65829892">
                <text:p>6510857.65829892</text:p>
              </table:table-cell>
              <table:table-cell office:value-type="float" office:value="6510857.65831834">
                <text:p>6510857.65831834</text:p>
              </table:table-cell>
              <table:table-cell office:value-type="float" office:value="6510857.65833361">
                <text:p>6510857.65833361</text:p>
              </table:table-cell>
              <table:table-cell office:value-type="float" office:value="6510857.65834562">
                <text:p>6510857.65834562</text:p>
              </table:table-cell>
              <table:table-cell office:value-type="float" office:value="6510857.65835506">
                <text:p>6510857.65835506</text:p>
              </table:table-cell>
              <table:table-cell office:value-type="float" office:value="6510857.65836249">
                <text:p>6510857.65836249</text:p>
              </table:table-cell>
              <table:table-cell office:value-type="float" office:value="6510857.65836834">
                <text:p>6510857.65836834</text:p>
              </table:table-cell>
              <table:table-cell office:value-type="float" office:value="6510857.65837294">
                <text:p>6510857.65837294</text:p>
              </table:table-cell>
              <table:table-cell office:value-type="float" office:value="6510857.65837657">
                <text:p>6510857.65837657</text:p>
              </table:table-cell>
              <table:table-cell office:value-type="float" office:value="6510857.65837943">
                <text:p>6510857.65837943</text:p>
              </table:table-cell>
              <table:table-cell office:value-type="float" office:value="6510857.65838168">
                <text:p>6510857.65838168</text:p>
              </table:table-cell>
              <table:table-cell office:value-type="float" office:value="6510857.65838346">
                <text:p>6510857.65838346</text:p>
              </table:table-cell>
              <table:table-cell office:value-type="float" office:value="6510857.65838486">
                <text:p>6510857.65838486</text:p>
              </table:table-cell>
              <table:table-cell office:value-type="float" office:value="6510857.65838596">
                <text:p>6510857.65838596</text:p>
              </table:table-cell>
              <table:table-cell office:value-type="float" office:value="6510857.65838683">
                <text:p>6510857.65838683</text:p>
              </table:table-cell>
              <table:table-cell office:value-type="float" office:value="6510857.65838752">
                <text:p>6510857.65838752</text:p>
              </table:table-cell>
              <table:table-cell office:value-type="float" office:value="6510857.65838806">
                <text:p>6510857.65838806</text:p>
              </table:table-cell>
              <table:table-cell office:value-type="float" office:value="6510857.65838848">
                <text:p>6510857.65838848</text:p>
              </table:table-cell>
              <table:table-cell office:value-type="float" office:value="6510857.65838882">
                <text:p>6510857.65838882</text:p>
              </table:table-cell>
              <table:table-cell office:value-type="float" office:value="6510857.65838909">
                <text:p>6510857.65838909</text:p>
              </table:table-cell>
              <table:table-cell office:value-type="float" office:value="6510857.6583893">
                <text:p>6510857.6583893</text:p>
              </table:table-cell>
              <table:table-cell office:value-type="float" office:value="6510857.65838946">
                <text:p>6510857.65838946</text:p>
              </table:table-cell>
              <table:table-cell office:value-type="float" office:value="6510857.65838959">
                <text:p>6510857.65838959</text:p>
              </table:table-cell>
              <table:table-cell office:value-type="float" office:value="6510857.65838969">
                <text:p>6510857.65838969</text:p>
              </table:table-cell>
              <table:table-cell office:value-type="float" office:value="6510857.65838977">
                <text:p>6510857.65838977</text:p>
              </table:table-cell>
              <table:table-cell office:value-type="float" office:value="6510857.65838984">
                <text:p>6510857.65838984</text:p>
              </table:table-cell>
              <table:table-cell office:value-type="float" office:value="6510857.65838989">
                <text:p>6510857.65838989</text:p>
              </table:table-cell>
              <table:table-cell office:value-type="float" office:value="6510857.65838993">
                <text:p>6510857.65838993</text:p>
              </table:table-cell>
              <table:table-cell office:value-type="float" office:value="6510857.65838996">
                <text:p>6510857.65838996</text:p>
              </table:table-cell>
              <table:table-cell office:value-type="float" office:value="6510857.65838998">
                <text:p>6510857.65838998</text:p>
              </table:table-cell>
              <table:table-cell office:value-type="float" office:value="6510857.65839">
                <text:p>6510857.65839</text:p>
              </table:table-cell>
              <table:table-cell office:value-type="float" office:value="6510857.65839002">
                <text:p>6510857.65839002</text:p>
              </table:table-cell>
              <table:table-cell office:value-type="float" office:value="6510857.65839003">
                <text:p>6510857.65839003</text:p>
              </table:table-cell>
              <table:table-cell office:value-type="float" office:value="6510857.65839004">
                <text:p>6510857.65839004</text:p>
              </table:table-cell>
              <table:table-cell office:value-type="float" office:value="6510857.65839005">
                <text:p>6510857.65839005</text:p>
              </table:table-cell>
              <table:table-cell office:value-type="float" office:value="6510857.65839005">
                <text:p>6510857.65839005</text:p>
              </table:table-cell>
              <table:table-cell office:value-type="float" office:value="6510857.65839006">
                <text:p>6510857.65839006</text:p>
              </table:table-cell>
              <table:table-cell office:value-type="float" office:value="6510857.65839006">
                <text:p>6510857.65839006</text:p>
              </table:table-cell>
              <table:table-cell office:value-type="float" office:value="6510857.65839007">
                <text:p>6510857.65839007</text:p>
              </table:table-cell>
              <table:table-cell office:value-type="float" office:value="6510857.65839007">
                <text:p>6510857.65839007</text:p>
              </table:table-cell>
              <table:table-cell office:value-type="float" office:value="6510857.65839007">
                <text:p>6510857.65839007</text:p>
              </table:table-cell>
              <table:table-cell office:value-type="float" office:value="6510857.65839007">
                <text:p>6510857.65839007</text:p>
              </table:table-cell>
              <table:table-cell office:value-type="float" office:value="6510857.65839007">
                <text:p>6510857.65839007</text:p>
              </table:table-cell>
              <table:table-cell office:value-type="float" office:value="6510857.65839007">
                <text:p>6510857.65839007</text:p>
              </table:table-cell>
              <table:table-cell office:value-type="float" office:value="6510857.65839007">
                <text:p>6510857.65839007</text:p>
              </table:table-cell>
              <table:table-cell office:value-type="float" office:value="6510857.65839007">
                <text:p>6510857.65839007</text:p>
              </table:table-cell>
              <table:table-cell office:value-type="float" office:value="6510857.65839007">
                <text:p>6510857.65839007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  <table:table-cell office:value-type="float" office:value="6510857.65839008">
                <text:p>6510857.65839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